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35in"/>
    </style:style>
    <style:style style:name="co3" style:family="table-column">
      <style:table-column-properties fo:break-before="auto" style:column-width="2.0756in"/>
    </style:style>
    <style:style style:name="co4" style:family="table-column">
      <style:table-column-properties fo:break-before="auto" style:column-width="1.65in"/>
    </style:style>
    <style:style style:name="co5" style:family="table-column">
      <style:table-column-properties fo:break-before="auto" style:column-width="2.8311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1.053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10002" number:language="en" number:country="US">
      <number:number number:decimal-places="2" number:min-integer-digits="1"/>
    </number:number-style>
    <number:number-style style:name="N20001" number:language="ru" number:country="RU">
      <number:number number:decimal-places="0" number:min-integer-digits="1"/>
    </number:number-style>
    <number:date-style style:name="N2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font-name="Liberation Sans" style:font-name-asian="Liberation Sans" style:font-name-complex="Liberation Sans"/>
    </style:style>
    <style:style style:name="ce2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 style:data-style-name="N20036"/>
    <style:style style:name="ce5" style:family="table-cell" style:parent-style-name="Default" style:data-style-name="N20001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6" style:family="table-cell" style:parent-style-name="Default" style:data-style-name="N20001"/>
    <style:style style:name="ce7" style:family="table-cell" style:parent-style-name="Default" style:data-style-name="N1"/>
    <style:style style:name="ce8" style:family="table-cell" style:parent-style-name="Default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9" style:family="table-cell" style:parent-style-name="Default" style:data-style-name="N1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name-complex="Liberation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2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12" style:family="table-cell" style:parent-style-name="Default" style:data-style-name="N10002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 fo:language="en" fo:country="US" style:font-name-asian="Times New Roman" style:language-asian="en" style:country-asian="US" style:font-name-complex="Times New Roman" style:language-complex="en" style:country-complex="US"/>
    </style:style>
    <style:style style:name="ce15" style:family="table-cell" style:parent-style-name="Default"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20036">
      <style:text-properties style:font-name="Liberation Sans" style:font-name-asian="Droid Sans Fallback" style:font-name-complex="FreeSans"/>
    </style:style>
    <style:style style:name="ce17" style:family="table-cell" style:parent-style-name="Default" style:data-style-name="N36"/>
    <style:style style:name="ce18" style:family="table-cell" style:parent-style-name="Default" style:data-style-name="N2">
      <style:text-properties style:font-name="Liberation Sans" style:font-name-asian="Droid Sans Fallback" style:language-asian="en" style:country-asian="US" style:font-name-complex="FreeSans" style:language-complex="en" style:country-complex="US"/>
    </style:style>
    <style:style style:name="ce19" style:family="table-cell" style:parent-style-name="Default" style:data-style-name="N2"/>
  </office:automatic-styles>
  <office:body>
    <office:spreadsheet>
      <table:calculation-settings table:automatic-find-labels="false"/>
      <table:table table:name="feature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>
            <text:p>id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Высокие потолки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Окна во двор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Лиф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Рядом парк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Рядом метро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Недалеко гипермаркет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Последний этаж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Первый этаж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Отделка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Панорамные окна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style-name="ce3" office:value-type="string">
            <text:p>Лоджия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Default" office:value-type="string">
            <text:p>Балкон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string">
            <text:p>Хорошая планировка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Default" office:value-type="string">
            <text:p>Помещение для гардеробной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Default" office:value-type="string">
            <text:p>Газ</text:p>
          </table:table-cell>
        </table:table-row>
      </table:table>
      <table:table table:name="developer" table:style-name="ta1">
        <table:table-column table:style-name="co1" table:default-cell-style-name="Default"/>
        <table:table-column table:style-name="co3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Хорошие ребята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Глаз-алмаз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Мегапрораб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Строим все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Сделано на совесть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Руки из плеч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Южные профи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Кирпич-бетон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Тяп-ляп и на продажу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И так сойдет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Все равно купят</text:p>
          </table:table-cell>
        </table:table-row>
      </table:table>
      <table:table table:name="district" table:style-name="ta1">
        <table:table-column table:style-name="co1" table:default-cell-style-name="Default"/>
        <table:table-column table:style-name="co4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Южный централ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Прибрежный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Зеленый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Придорожный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Центральный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Город-сателлит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Мажорный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Тихий</text:p>
          </table:table-cell>
        </table:table-row>
      </table:table>
      <table:table table:name="project" table:style-name="ta1">
        <table:table-column table:style-name="co1" table:default-cell-style-name="Default"/>
        <table:table-column table:style-name="co5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 table:style-name="ro2">
          <table:table-cell/>
          <table:table-cell office:value-type="string">
            <text:p>Сказочная страна</text:p>
          </table:table-cell>
        </table:table-row>
        <table:table-row table:style-name="ro2">
          <table:table-cell/>
          <table:table-cell office:value-type="string">
            <text:p>Пирамиды</text:p>
          </table:table-cell>
        </table:table-row>
        <table:table-row table:style-name="ro2">
          <table:table-cell/>
          <table:table-cell office:value-type="string">
            <text:p>Вечерний звон</text:p>
          </table:table-cell>
        </table:table-row>
        <table:table-row table:style-name="ro2">
          <table:table-cell/>
          <table:table-cell office:value-type="string">
            <text:p>Коллизей</text:p>
          </table:table-cell>
        </table:table-row>
        <table:table-row table:style-name="ro2">
          <table:table-cell/>
          <table:table-cell office:value-type="string">
            <text:p>Волшебный сад</text:p>
          </table:table-cell>
        </table:table-row>
        <table:table-row table:style-name="ro2">
          <table:table-cell/>
          <table:table-cell office:value-type="string">
            <text:p>Райский рай</text:p>
          </table:table-cell>
        </table:table-row>
      </table:table>
      <table:table table:name="appt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12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table:style-name="ce4" office:value-type="string">
            <text:p>square</text:p>
          </table:table-cell>
          <table:table-cell table:style-name="ce8" office:value-type="string">
            <text:p>room_num</text:p>
          </table:table-cell>
          <table:table-cell table:style-name="ce11"/>
          <table:table-cell table:style-name="ce8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RANDBETWEEN(25; 300)" office:value-type="float" office:value="193">
            <text:p>193</text:p>
          </table:table-cell>
          <table:table-cell table:style-name="ce9" table:formula="of:=RANDBETWEEN(1; 17)" office:value-type="float" office:value="1">
            <text:p>1</text:p>
          </table:table-cell>
          <table:table-cell table:style-name="ce11"/>
          <table:table-cell table:style-name="ce8"/>
        </table:table-row>
        <table:table-row table:style-name="ro1">
          <table:table-cell office:value-type="float" office:value="2">
            <text:p>2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3">
            <text:p>3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4">
            <text:p>4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5">
            <text:p>5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6">
            <text:p>6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7">
            <text:p>7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8">
            <text:p>8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9">
            <text:p>9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10">
            <text:p>10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11">
            <text:p>11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12">
            <text:p>12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13">
            <text:p>13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14">
            <text:p>14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15">
            <text:p>15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16">
            <text:p>16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17">
            <text:p>17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18">
            <text:p>18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19">
            <text:p>19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>
          <table:table-cell office:value-type="float" office:value="20">
            <text:p>20</text:p>
          </table:table-cell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 table:number-rows-repeated="79">
          <table:table-cell/>
          <table:table-cell table:style-name="ce6"/>
          <table:table-cell table:style-name="ce10"/>
          <table:table-cell table:style-name="ce11"/>
          <table:table-cell table:style-name="ce8"/>
        </table:table-row>
        <table:table-row table:style-name="ro1" table:number-rows-repeated="28">
          <table:table-cell/>
          <table:table-cell table:style-name="ce7"/>
          <table:table-cell table:style-name="ce10"/>
          <table:table-cell table:number-columns-repeated="2"/>
        </table:table-row>
        <table:table-row table:style-name="ro1" table:number-rows-repeated="1076">
          <table:table-cell/>
          <table:table-cell table:style-name="ce7" table:number-columns-repeated="2"/>
          <table:table-cell table:number-columns-repeated="2"/>
        </table:table-row>
        <table:table-row table:style-name="ro1" table:number-rows-repeated="104737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lient" table:style-name="ta1">
        <table:table-column table:style-name="co1" table:number-columns-repeated="2" table:default-cell-style-name="Default"/>
        <table:table-column table:style-name="co8" table:default-cell-style-name="ce13"/>
        <table:table-column table:style-name="co4" table:default-cell-style-name="ce2"/>
        <table:table-column table:style-name="co1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code</text:p>
          </table:table-cell>
          <table:table-cell table:style-name="Default" office:value-type="string">
            <text:p>first_name</text:p>
          </table:table-cell>
          <table:table-cell table:style-name="Default" office:value-type="string">
            <text:p>last_name</text:p>
          </table:table-cell>
          <table:table-cell office:value-type="string">
            <text:p>source_id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&quot;client_&quot;&amp;[.A2]" office:value-type="string" office:string-value="client_1">
            <text:p>client_1</text:p>
          </table:table-cell>
          <table:table-cell office:value-type="string">
            <text:p>Kristy</text:p>
          </table:table-cell>
          <table:table-cell office:value-type="string">
            <text:p>Dean</text:p>
          </table:table-cell>
          <table:table-cell table:formula="of:=CHOOSE(RANDBETWEEN(1; 7);[developer.$A$2];[developer.$A$3];[developer.$A$4];[developer.$A$5];[developer.$A$6];[developer.$A$7];[developer.$A$8])" office:value-type="float" office:value="6">
            <text:p>6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&quot;client_&quot;&amp;[.A3]" office:value-type="string" office:string-value="client_2">
            <text:p>client_2</text:p>
          </table:table-cell>
          <table:table-cell office:value-type="string">
            <text:p>Ellis</text:p>
          </table:table-cell>
          <table:table-cell office:value-type="string">
            <text:p>Ortega</text:p>
          </table:table-cell>
          <table:table-cell table:formula="of:=CHOOSE(RANDBETWEEN(1; 7);[developer.$A$2];[developer.$A$3];[developer.$A$4];[developer.$A$5];[developer.$A$6];[developer.$A$7];[developer.$A$8])" office:value-type="float" office:value="5">
            <text:p>5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&quot;client_&quot;&amp;[.A4]" office:value-type="string" office:string-value="client_3">
            <text:p>client_3</text:p>
          </table:table-cell>
          <table:table-cell office:value-type="string">
            <text:p>Joseph</text:p>
          </table:table-cell>
          <table:table-cell office:value-type="string">
            <text:p>Bridges</text:p>
          </table:table-cell>
          <table:table-cell table:formula="of:=CHOOSE(RANDBETWEEN(1; 7);[developer.$A$2];[developer.$A$3];[developer.$A$4];[developer.$A$5];[developer.$A$6];[developer.$A$7];[developer.$A$8])" office:value-type="float" office:value="7">
            <text:p>7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&quot;client_&quot;&amp;[.A5]" office:value-type="string" office:string-value="client_4">
            <text:p>client_4</text:p>
          </table:table-cell>
          <table:table-cell office:value-type="string">
            <text:p>Brandon</text:p>
          </table:table-cell>
          <table:table-cell office:value-type="string">
            <text:p>Porter</text:p>
          </table:table-cell>
          <table:table-cell table:formula="of:=CHOOSE(RANDBETWEEN(1; 7);[developer.$A$2];[developer.$A$3];[developer.$A$4];[developer.$A$5];[developer.$A$6];[developer.$A$7];[developer.$A$8])"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&quot;client_&quot;&amp;[.A6]" office:value-type="string" office:string-value="client_5">
            <text:p>client_5</text:p>
          </table:table-cell>
          <table:table-cell office:value-type="string">
            <text:p>Lowell</text:p>
          </table:table-cell>
          <table:table-cell table:style-name="ce14" office:value-type="string">
            <text:p>Hamilton</text:p>
          </table:table-cell>
          <table:table-cell table:formula="of:=CHOOSE(RANDBETWEEN(1; 7);[developer.$A$2];[developer.$A$3];[developer.$A$4];[developer.$A$5];[developer.$A$6];[developer.$A$7];[developer.$A$8])" office:value-type="float" office:value="3">
            <text:p>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&quot;client_&quot;&amp;[.A7]" office:value-type="string" office:string-value="client_6">
            <text:p>client_6</text:p>
          </table:table-cell>
          <table:table-cell office:value-type="string">
            <text:p>Sherman</text:p>
          </table:table-cell>
          <table:table-cell table:style-name="ce14" office:value-type="string">
            <text:p>Rogers</text:p>
          </table:table-cell>
          <table:table-cell table:formula="of:=CHOOSE(RANDBETWEEN(1; 7);[developer.$A$2];[developer.$A$3];[developer.$A$4];[developer.$A$5];[developer.$A$6];[developer.$A$7];[developer.$A$8])"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&quot;client_&quot;&amp;[.A8]" office:value-type="string" office:string-value="client_7">
            <text:p>client_7</text:p>
          </table:table-cell>
          <table:table-cell office:value-type="string">
            <text:p>Bessie</text:p>
          </table:table-cell>
          <table:table-cell table:style-name="ce14" office:value-type="string">
            <text:p>Reynolds</text:p>
          </table:table-cell>
          <table:table-cell table:formula="of:=CHOOSE(RANDBETWEEN(1; 7);[developer.$A$2];[developer.$A$3];[developer.$A$4];[developer.$A$5];[developer.$A$6];[developer.$A$7];[developer.$A$8])"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&quot;client_&quot;&amp;[.A9]" office:value-type="string" office:string-value="client_8">
            <text:p>client_8</text:p>
          </table:table-cell>
          <table:table-cell office:value-type="string">
            <text:p>Willie</text:p>
          </table:table-cell>
          <table:table-cell office:value-type="string">
            <text:p>Day</text:p>
          </table:table-cell>
          <table:table-cell table:formula="of:=CHOOSE(RANDBETWEEN(1; 7);[developer.$A$2];[developer.$A$3];[developer.$A$4];[developer.$A$5];[developer.$A$6];[developer.$A$7];[developer.$A$8])"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&quot;client_&quot;&amp;[.A10]" office:value-type="string" office:string-value="client_9">
            <text:p>client_9</text:p>
          </table:table-cell>
          <table:table-cell office:value-type="string">
            <text:p>Maggie</text:p>
          </table:table-cell>
          <table:table-cell office:value-type="string">
            <text:p>Jennings</text:p>
          </table:table-cell>
          <table:table-cell table:formula="of:=CHOOSE(RANDBETWEEN(1; 7);[developer.$A$2];[developer.$A$3];[developer.$A$4];[developer.$A$5];[developer.$A$6];[developer.$A$7];[developer.$A$8])" office:value-type="float" office:value="3">
            <text:p>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&quot;client_&quot;&amp;[.A11]" office:value-type="string" office:string-value="client_10">
            <text:p>client_10</text:p>
          </table:table-cell>
          <table:table-cell office:value-type="string">
            <text:p>Gene</text:p>
          </table:table-cell>
          <table:table-cell table:style-name="ce14" office:value-type="string">
            <text:p>Copeland</text:p>
          </table:table-cell>
          <table:table-cell table:formula="of:=CHOOSE(RANDBETWEEN(1; 7);[developer.$A$2];[developer.$A$3];[developer.$A$4];[developer.$A$5];[developer.$A$6];[developer.$A$7];[developer.$A$8])" office:value-type="float" office:value="4">
            <text:p>4</text:p>
          </table:table-cell>
        </table:table-row>
      </table:table>
      <table:table table:name="sale" table:style-name="ta1">
        <table:table-column table:style-name="co1" table:number-columns-repeated="4" table:default-cell-style-name="Default"/>
        <table:table-column table:style-name="co1" table:default-cell-style-name="ce17"/>
        <table:table-column table:style-name="co1" table:default-cell-style-name="ce19"/>
        <table:table-column table:style-name="co1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client_id</text:p>
          </table:table-cell>
          <table:table-cell office:value-type="string">
            <text:p>number</text:p>
          </table:table-cell>
          <table:table-cell office:value-type="string">
            <text:p>dt_created</text:p>
          </table:table-cell>
          <table:table-cell table:style-name="Default" office:value-type="string">
            <text:p>dt_modified</text:p>
          </table:table-cell>
          <table:table-cell table:style-name="Default" office:value-type="string">
            <text:p>sale_sum</text:p>
          </table:table-cell>
          <table:table-cell office:value-type="string">
            <text:p>status_id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2">
            <text:p>2</text:p>
          </table:table-cell>
          <table:table-cell table:style-name="ce15" table:formula="of:=&quot;ORD_&quot;&amp;[.A2]" office:value-type="string" office:string-value="ORD_1">
            <text:p>ORD_1</text:p>
          </table:table-cell>
          <table:table-cell table:style-name="ce16" table:formula="of:=RANDBETWEEN(DATE(2015;1;1);DATE(2015;6;30))" office:value-type="date" office:date-value="2015-04-08">
            <text:p>08.04.2015</text:p>
          </table:table-cell>
          <table:table-cell table:style-name="ce16" table:formula="of:=RANDBETWEEN([.D2];DATE(2015;6;30))" office:value-type="date" office:date-value="2015-06-14">
            <text:p>14.06.2015</text:p>
          </table:table-cell>
          <table:table-cell table:style-name="ce18" table:formula="of:=RANDBETWEEN(1000; 10000)" office:value-type="float" office:value="6104">
            <text:p>6104.00</text:p>
          </table:table-cell>
          <table:table-cell table:formula="of:=CHOOSE(RANDBETWEEN(1; 7);[district.$A$2];[district.$A$3];[district.$A$4];[district.$A$5];[district.$A$6];[district.$A$7];[district.$A$8])" office:value-type="float" office:value="6">
            <text:p>6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4">
            <text:p>4</text:p>
          </table:table-cell>
          <table:table-cell table:style-name="ce15" table:formula="of:=&quot;ORD_&quot;&amp;[.A3]" office:value-type="string" office:string-value="ORD_2">
            <text:p>ORD_2</text:p>
          </table:table-cell>
          <table:table-cell table:style-name="ce16" table:formula="of:=RANDBETWEEN(DATE(2015;1;1);DATE(2015;6;30))" office:value-type="date" office:date-value="2015-01-17">
            <text:p>17.01.2015</text:p>
          </table:table-cell>
          <table:table-cell table:style-name="ce16" table:formula="of:=RANDBETWEEN([.D3];DATE(2015;6;30))" office:value-type="date" office:date-value="2015-01-21">
            <text:p>21.01.2015</text:p>
          </table:table-cell>
          <table:table-cell table:style-name="ce18" table:formula="of:=RANDBETWEEN(1000; 10000)" office:value-type="float" office:value="8260">
            <text:p>8260.00</text:p>
          </table:table-cell>
          <table:table-cell table:formula="of:=CHOOSE(RANDBETWEEN(1; 7);[district.$A$2];[district.$A$3];[district.$A$4];[district.$A$5];[district.$A$6];[district.$A$7];[district.$A$8])"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9">
            <text:p>9</text:p>
          </table:table-cell>
          <table:table-cell table:style-name="ce15" table:formula="of:=&quot;ORD_&quot;&amp;[.A4]" office:value-type="string" office:string-value="ORD_3">
            <text:p>ORD_3</text:p>
          </table:table-cell>
          <table:table-cell table:style-name="ce16" table:formula="of:=RANDBETWEEN(DATE(2015;1;1);DATE(2015;6;30))" office:value-type="date" office:date-value="2015-02-23">
            <text:p>23.02.2015</text:p>
          </table:table-cell>
          <table:table-cell table:style-name="ce16" table:formula="of:=RANDBETWEEN([.D4];DATE(2015;6;30))" office:value-type="date" office:date-value="2015-05-20">
            <text:p>20.05.2015</text:p>
          </table:table-cell>
          <table:table-cell table:style-name="ce18" table:formula="of:=RANDBETWEEN(1000; 10000)" office:value-type="float" office:value="1215">
            <text:p>1215.00</text:p>
          </table:table-cell>
          <table:table-cell table:formula="of:=CHOOSE(RANDBETWEEN(1; 7);[district.$A$2];[district.$A$3];[district.$A$4];[district.$A$5];[district.$A$6];[district.$A$7];[district.$A$8])" office:value-type="float" office:value="4">
            <text:p>4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3">
            <text:p>3</text:p>
          </table:table-cell>
          <table:table-cell table:style-name="ce15" table:formula="of:=&quot;ORD_&quot;&amp;[.A5]" office:value-type="string" office:string-value="ORD_4">
            <text:p>ORD_4</text:p>
          </table:table-cell>
          <table:table-cell table:style-name="ce16" table:formula="of:=RANDBETWEEN(DATE(2015;1;1);DATE(2015;6;30))" office:value-type="date" office:date-value="2015-06-25">
            <text:p>25.06.2015</text:p>
          </table:table-cell>
          <table:table-cell table:style-name="ce16" table:formula="of:=RANDBETWEEN([.D5];DATE(2015;6;30))" office:value-type="date" office:date-value="2015-06-27">
            <text:p>27.06.2015</text:p>
          </table:table-cell>
          <table:table-cell table:style-name="ce18" table:formula="of:=RANDBETWEEN(1000; 10000)" office:value-type="float" office:value="4658">
            <text:p>4658.00</text:p>
          </table:table-cell>
          <table:table-cell table:formula="of:=CHOOSE(RANDBETWEEN(1; 7);[district.$A$2];[district.$A$3];[district.$A$4];[district.$A$5];[district.$A$6];[district.$A$7];[district.$A$8])" office:value-type="float" office:value="6">
            <text:p>6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1">
            <text:p>1</text:p>
          </table:table-cell>
          <table:table-cell table:style-name="ce15" table:formula="of:=&quot;ORD_&quot;&amp;[.A6]" office:value-type="string" office:string-value="ORD_5">
            <text:p>ORD_5</text:p>
          </table:table-cell>
          <table:table-cell table:style-name="ce16" table:formula="of:=RANDBETWEEN(DATE(2015;1;1);DATE(2015;6;30))" office:value-type="date" office:date-value="2015-03-02">
            <text:p>02.03.2015</text:p>
          </table:table-cell>
          <table:table-cell table:style-name="ce16" table:formula="of:=RANDBETWEEN([.D6];DATE(2015;6;30))" office:value-type="date" office:date-value="2015-05-19">
            <text:p>19.05.2015</text:p>
          </table:table-cell>
          <table:table-cell table:style-name="ce18" table:formula="of:=RANDBETWEEN(1000; 10000)" office:value-type="float" office:value="1451">
            <text:p>1451.00</text:p>
          </table:table-cell>
          <table:table-cell table:formula="of:=CHOOSE(RANDBETWEEN(1; 7);[district.$A$2];[district.$A$3];[district.$A$4];[district.$A$5];[district.$A$6];[district.$A$7];[district.$A$8])" office:value-type="float" office:value="7">
            <text:p>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10">
            <text:p>10</text:p>
          </table:table-cell>
          <table:table-cell table:style-name="ce15" table:formula="of:=&quot;ORD_&quot;&amp;[.A7]" office:value-type="string" office:string-value="ORD_6">
            <text:p>ORD_6</text:p>
          </table:table-cell>
          <table:table-cell table:style-name="ce16" table:formula="of:=RANDBETWEEN(DATE(2015;1;1);DATE(2015;6;30))" office:value-type="date" office:date-value="2015-02-28">
            <text:p>28.02.2015</text:p>
          </table:table-cell>
          <table:table-cell table:style-name="ce16" table:formula="of:=RANDBETWEEN([.D7];DATE(2015;6;30))" office:value-type="date" office:date-value="2015-05-15">
            <text:p>15.05.2015</text:p>
          </table:table-cell>
          <table:table-cell table:style-name="ce18" table:formula="of:=RANDBETWEEN(1000; 10000)" office:value-type="float" office:value="1473">
            <text:p>1473.00</text:p>
          </table:table-cell>
          <table:table-cell table:formula="of:=CHOOSE(RANDBETWEEN(1; 7);[district.$A$2];[district.$A$3];[district.$A$4];[district.$A$5];[district.$A$6];[district.$A$7];[district.$A$8])" office:value-type="float" office:value="6">
            <text:p>6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4">
            <text:p>4</text:p>
          </table:table-cell>
          <table:table-cell table:style-name="ce15" table:formula="of:=&quot;ORD_&quot;&amp;[.A8]" office:value-type="string" office:string-value="ORD_7">
            <text:p>ORD_7</text:p>
          </table:table-cell>
          <table:table-cell table:style-name="ce16" table:formula="of:=RANDBETWEEN(DATE(2015;1;1);DATE(2015;6;30))" office:value-type="date" office:date-value="2015-02-16">
            <text:p>16.02.2015</text:p>
          </table:table-cell>
          <table:table-cell table:style-name="ce16" table:formula="of:=RANDBETWEEN([.D8];DATE(2015;6;30))" office:value-type="date" office:date-value="2015-05-25">
            <text:p>25.05.2015</text:p>
          </table:table-cell>
          <table:table-cell table:style-name="ce18" table:formula="of:=RANDBETWEEN(1000; 10000)" office:value-type="float" office:value="6465">
            <text:p>6465.00</text:p>
          </table:table-cell>
          <table:table-cell table:formula="of:=CHOOSE(RANDBETWEEN(1; 7);[district.$A$2];[district.$A$3];[district.$A$4];[district.$A$5];[district.$A$6];[district.$A$7];[district.$A$8])" office:value-type="float" office:value="4">
            <text:p>4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5">
            <text:p>5</text:p>
          </table:table-cell>
          <table:table-cell table:style-name="ce15" table:formula="of:=&quot;ORD_&quot;&amp;[.A9]" office:value-type="string" office:string-value="ORD_8">
            <text:p>ORD_8</text:p>
          </table:table-cell>
          <table:table-cell table:style-name="ce16" table:formula="of:=RANDBETWEEN(DATE(2015;1;1);DATE(2015;6;30))" office:value-type="date" office:date-value="2015-03-05">
            <text:p>05.03.2015</text:p>
          </table:table-cell>
          <table:table-cell table:style-name="ce16" table:formula="of:=RANDBETWEEN([.D9];DATE(2015;6;30))" office:value-type="date" office:date-value="2015-04-11">
            <text:p>11.04.2015</text:p>
          </table:table-cell>
          <table:table-cell table:style-name="ce18" table:formula="of:=RANDBETWEEN(1000; 10000)" office:value-type="float" office:value="4442">
            <text:p>4442.00</text:p>
          </table:table-cell>
          <table:table-cell table:formula="of:=CHOOSE(RANDBETWEEN(1; 7);[district.$A$2];[district.$A$3];[district.$A$4];[district.$A$5];[district.$A$6];[district.$A$7];[district.$A$8])"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1">
            <text:p>1</text:p>
          </table:table-cell>
          <table:table-cell table:style-name="ce15" table:formula="of:=&quot;ORD_&quot;&amp;[.A10]" office:value-type="string" office:string-value="ORD_9">
            <text:p>ORD_9</text:p>
          </table:table-cell>
          <table:table-cell table:style-name="ce16" table:formula="of:=RANDBETWEEN(DATE(2015;1;1);DATE(2015;6;30))" office:value-type="date" office:date-value="2015-03-03">
            <text:p>03.03.2015</text:p>
          </table:table-cell>
          <table:table-cell table:style-name="ce16" table:formula="of:=RANDBETWEEN([.D10];DATE(2015;6;30))" office:value-type="date" office:date-value="2015-05-12">
            <text:p>12.05.2015</text:p>
          </table:table-cell>
          <table:table-cell table:style-name="ce18" table:formula="of:=RANDBETWEEN(1000; 10000)" office:value-type="float" office:value="9700">
            <text:p>9700.00</text:p>
          </table:table-cell>
          <table:table-cell table:formula="of:=CHOOSE(RANDBETWEEN(1; 7);[district.$A$2];[district.$A$3];[district.$A$4];[district.$A$5];[district.$A$6];[district.$A$7];[district.$A$8])" office:value-type="float" office:value="3">
            <text:p>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8">
            <text:p>8</text:p>
          </table:table-cell>
          <table:table-cell table:style-name="ce15" table:formula="of:=&quot;ORD_&quot;&amp;[.A11]" office:value-type="string" office:string-value="ORD_10">
            <text:p>ORD_10</text:p>
          </table:table-cell>
          <table:table-cell table:style-name="ce16" table:formula="of:=RANDBETWEEN(DATE(2015;1;1);DATE(2015;6;30))" office:value-type="date" office:date-value="2015-01-08">
            <text:p>08.01.2015</text:p>
          </table:table-cell>
          <table:table-cell table:style-name="ce16" table:formula="of:=RANDBETWEEN([.D11];DATE(2015;6;30))" office:value-type="date" office:date-value="2015-06-28">
            <text:p>28.06.2015</text:p>
          </table:table-cell>
          <table:table-cell table:style-name="ce18" table:formula="of:=RANDBETWEEN(1000; 10000)" office:value-type="float" office:value="5018">
            <text:p>5018.00</text:p>
          </table:table-cell>
          <table:table-cell table:formula="of:=CHOOSE(RANDBETWEEN(1; 7);[district.$A$2];[district.$A$3];[district.$A$4];[district.$A$5];[district.$A$6];[district.$A$7];[district.$A$8])"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6">
            <text:p>6</text:p>
          </table:table-cell>
          <table:table-cell table:style-name="ce15" table:formula="of:=&quot;ORD_&quot;&amp;[.A12]" office:value-type="string" office:string-value="ORD_11">
            <text:p>ORD_11</text:p>
          </table:table-cell>
          <table:table-cell table:style-name="ce16" table:formula="of:=RANDBETWEEN(DATE(2015;1;1);DATE(2015;6;30))" office:value-type="date" office:date-value="2015-01-21">
            <text:p>21.01.2015</text:p>
          </table:table-cell>
          <table:table-cell table:style-name="ce16" table:formula="of:=RANDBETWEEN([.D12];DATE(2015;6;30))" office:value-type="date" office:date-value="2015-03-09">
            <text:p>09.03.2015</text:p>
          </table:table-cell>
          <table:table-cell table:style-name="ce18" table:formula="of:=RANDBETWEEN(1000; 10000)" office:value-type="float" office:value="9744">
            <text:p>9744.00</text:p>
          </table:table-cell>
          <table:table-cell table:formula="of:=CHOOSE(RANDBETWEEN(1; 7);[district.$A$2];[district.$A$3];[district.$A$4];[district.$A$5];[district.$A$6];[district.$A$7];[district.$A$8])" office:value-type="float" office:value="4">
            <text:p>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6">
            <text:p>6</text:p>
          </table:table-cell>
          <table:table-cell table:style-name="ce15" table:formula="of:=&quot;ORD_&quot;&amp;[.A13]" office:value-type="string" office:string-value="ORD_12">
            <text:p>ORD_12</text:p>
          </table:table-cell>
          <table:table-cell table:style-name="ce16" table:formula="of:=RANDBETWEEN(DATE(2015;1;1);DATE(2015;6;30))" office:value-type="date" office:date-value="2015-05-06">
            <text:p>06.05.2015</text:p>
          </table:table-cell>
          <table:table-cell table:style-name="ce16" table:formula="of:=RANDBETWEEN([.D13];DATE(2015;6;30))" office:value-type="date" office:date-value="2015-06-19">
            <text:p>19.06.2015</text:p>
          </table:table-cell>
          <table:table-cell table:style-name="ce18" table:formula="of:=RANDBETWEEN(1000; 10000)" office:value-type="float" office:value="6178">
            <text:p>6178.00</text:p>
          </table:table-cell>
          <table:table-cell table:formula="of:=CHOOSE(RANDBETWEEN(1; 7);[district.$A$2];[district.$A$3];[district.$A$4];[district.$A$5];[district.$A$6];[district.$A$7];[district.$A$8])" office:value-type="float" office:value="5">
            <text:p>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6">
            <text:p>6</text:p>
          </table:table-cell>
          <table:table-cell table:style-name="ce15" table:formula="of:=&quot;ORD_&quot;&amp;[.A14]" office:value-type="string" office:string-value="ORD_13">
            <text:p>ORD_13</text:p>
          </table:table-cell>
          <table:table-cell table:style-name="ce16" table:formula="of:=RANDBETWEEN(DATE(2015;1;1);DATE(2015;6;30))" office:value-type="date" office:date-value="2015-01-22">
            <text:p>22.01.2015</text:p>
          </table:table-cell>
          <table:table-cell table:style-name="ce16" table:formula="of:=RANDBETWEEN([.D14];DATE(2015;6;30))" office:value-type="date" office:date-value="2015-03-06">
            <text:p>06.03.2015</text:p>
          </table:table-cell>
          <table:table-cell table:style-name="ce18" table:formula="of:=RANDBETWEEN(1000; 10000)" office:value-type="float" office:value="3556">
            <text:p>3556.00</text:p>
          </table:table-cell>
          <table:table-cell table:formula="of:=CHOOSE(RANDBETWEEN(1; 7);[district.$A$2];[district.$A$3];[district.$A$4];[district.$A$5];[district.$A$6];[district.$A$7];[district.$A$8])"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5">
            <text:p>5</text:p>
          </table:table-cell>
          <table:table-cell table:style-name="ce15" table:formula="of:=&quot;ORD_&quot;&amp;[.A15]" office:value-type="string" office:string-value="ORD_14">
            <text:p>ORD_14</text:p>
          </table:table-cell>
          <table:table-cell table:style-name="ce16" table:formula="of:=RANDBETWEEN(DATE(2015;1;1);DATE(2015;6;30))" office:value-type="date" office:date-value="2015-05-13">
            <text:p>13.05.2015</text:p>
          </table:table-cell>
          <table:table-cell table:style-name="ce16" table:formula="of:=RANDBETWEEN([.D15];DATE(2015;6;30))" office:value-type="date" office:date-value="2015-06-28">
            <text:p>28.06.2015</text:p>
          </table:table-cell>
          <table:table-cell table:style-name="ce18" table:formula="of:=RANDBETWEEN(1000; 10000)" office:value-type="float" office:value="5627">
            <text:p>5627.00</text:p>
          </table:table-cell>
          <table:table-cell table:formula="of:=CHOOSE(RANDBETWEEN(1; 7);[district.$A$2];[district.$A$3];[district.$A$4];[district.$A$5];[district.$A$6];[district.$A$7];[district.$A$8])"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7">
            <text:p>7</text:p>
          </table:table-cell>
          <table:table-cell table:style-name="ce15" table:formula="of:=&quot;ORD_&quot;&amp;[.A16]" office:value-type="string" office:string-value="ORD_15">
            <text:p>ORD_15</text:p>
          </table:table-cell>
          <table:table-cell table:style-name="ce16" table:formula="of:=RANDBETWEEN(DATE(2015;1;1);DATE(2015;6;30))" office:value-type="date" office:date-value="2015-06-18">
            <text:p>18.06.2015</text:p>
          </table:table-cell>
          <table:table-cell table:style-name="ce16" table:formula="of:=RANDBETWEEN([.D16];DATE(2015;6;30))" office:value-type="date" office:date-value="2015-06-25">
            <text:p>25.06.2015</text:p>
          </table:table-cell>
          <table:table-cell table:style-name="ce18" table:formula="of:=RANDBETWEEN(1000; 10000)" office:value-type="float" office:value="8382">
            <text:p>8382.00</text:p>
          </table:table-cell>
          <table:table-cell table:formula="of:=CHOOSE(RANDBETWEEN(1; 7);[district.$A$2];[district.$A$3];[district.$A$4];[district.$A$5];[district.$A$6];[district.$A$7];[district.$A$8])"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4">
            <text:p>4</text:p>
          </table:table-cell>
          <table:table-cell table:style-name="ce15" table:formula="of:=&quot;ORD_&quot;&amp;[.A17]" office:value-type="string" office:string-value="ORD_16">
            <text:p>ORD_16</text:p>
          </table:table-cell>
          <table:table-cell table:style-name="ce16" table:formula="of:=RANDBETWEEN(DATE(2015;1;1);DATE(2015;6;30))" office:value-type="date" office:date-value="2015-04-22">
            <text:p>22.04.2015</text:p>
          </table:table-cell>
          <table:table-cell table:style-name="ce16" table:formula="of:=RANDBETWEEN([.D17];DATE(2015;6;30))" office:value-type="date" office:date-value="2015-04-22">
            <text:p>22.04.2015</text:p>
          </table:table-cell>
          <table:table-cell table:style-name="ce18" table:formula="of:=RANDBETWEEN(1000; 10000)" office:value-type="float" office:value="5234">
            <text:p>5234.00</text:p>
          </table:table-cell>
          <table:table-cell table:formula="of:=CHOOSE(RANDBETWEEN(1; 7);[district.$A$2];[district.$A$3];[district.$A$4];[district.$A$5];[district.$A$6];[district.$A$7];[district.$A$8])"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2">
            <text:p>2</text:p>
          </table:table-cell>
          <table:table-cell table:style-name="ce15" table:formula="of:=&quot;ORD_&quot;&amp;[.A18]" office:value-type="string" office:string-value="ORD_17">
            <text:p>ORD_17</text:p>
          </table:table-cell>
          <table:table-cell table:style-name="ce16" table:formula="of:=RANDBETWEEN(DATE(2015;1;1);DATE(2015;6;30))" office:value-type="date" office:date-value="2015-03-09">
            <text:p>09.03.2015</text:p>
          </table:table-cell>
          <table:table-cell table:style-name="ce16" table:formula="of:=RANDBETWEEN([.D18];DATE(2015;6;30))" office:value-type="date" office:date-value="2015-04-26">
            <text:p>26.04.2015</text:p>
          </table:table-cell>
          <table:table-cell table:style-name="ce18" table:formula="of:=RANDBETWEEN(1000; 10000)" office:value-type="float" office:value="2130">
            <text:p>2130.00</text:p>
          </table:table-cell>
          <table:table-cell table:formula="of:=CHOOSE(RANDBETWEEN(1; 7);[district.$A$2];[district.$A$3];[district.$A$4];[district.$A$5];[district.$A$6];[district.$A$7];[district.$A$8])" office:value-type="float" office:value="2">
            <text:p>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7">
            <text:p>7</text:p>
          </table:table-cell>
          <table:table-cell table:style-name="ce15" table:formula="of:=&quot;ORD_&quot;&amp;[.A19]" office:value-type="string" office:string-value="ORD_18">
            <text:p>ORD_18</text:p>
          </table:table-cell>
          <table:table-cell table:style-name="ce16" table:formula="of:=RANDBETWEEN(DATE(2015;1;1);DATE(2015;6;30))" office:value-type="date" office:date-value="2015-05-19">
            <text:p>19.05.2015</text:p>
          </table:table-cell>
          <table:table-cell table:style-name="ce16" table:formula="of:=RANDBETWEEN([.D19];DATE(2015;6;30))" office:value-type="date" office:date-value="2015-05-24">
            <text:p>24.05.2015</text:p>
          </table:table-cell>
          <table:table-cell table:style-name="ce18" table:formula="of:=RANDBETWEEN(1000; 10000)" office:value-type="float" office:value="9591">
            <text:p>9591.00</text:p>
          </table:table-cell>
          <table:table-cell table:formula="of:=CHOOSE(RANDBETWEEN(1; 7);[district.$A$2];[district.$A$3];[district.$A$4];[district.$A$5];[district.$A$6];[district.$A$7];[district.$A$8])"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3">
            <text:p>3</text:p>
          </table:table-cell>
          <table:table-cell table:style-name="ce15" table:formula="of:=&quot;ORD_&quot;&amp;[.A20]" office:value-type="string" office:string-value="ORD_19">
            <text:p>ORD_19</text:p>
          </table:table-cell>
          <table:table-cell table:style-name="ce16" table:formula="of:=RANDBETWEEN(DATE(2015;1;1);DATE(2015;6;30))" office:value-type="date" office:date-value="2015-03-16">
            <text:p>16.03.2015</text:p>
          </table:table-cell>
          <table:table-cell table:style-name="ce16" table:formula="of:=RANDBETWEEN([.D20];DATE(2015;6;30))" office:value-type="date" office:date-value="2015-05-16">
            <text:p>16.05.2015</text:p>
          </table:table-cell>
          <table:table-cell table:style-name="ce18" table:formula="of:=RANDBETWEEN(1000; 10000)" office:value-type="float" office:value="5738">
            <text:p>5738.00</text:p>
          </table:table-cell>
          <table:table-cell table:formula="of:=CHOOSE(RANDBETWEEN(1; 7);[district.$A$2];[district.$A$3];[district.$A$4];[district.$A$5];[district.$A$6];[district.$A$7];[district.$A$8])" office:value-type="float" office:value="4">
            <text:p>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4">
            <text:p>4</text:p>
          </table:table-cell>
          <table:table-cell table:style-name="ce15" table:formula="of:=&quot;ORD_&quot;&amp;[.A21]" office:value-type="string" office:string-value="ORD_20">
            <text:p>ORD_20</text:p>
          </table:table-cell>
          <table:table-cell table:style-name="ce16" table:formula="of:=RANDBETWEEN(DATE(2015;1;1);DATE(2015;6;30))" office:value-type="date" office:date-value="2015-02-04">
            <text:p>04.02.2015</text:p>
          </table:table-cell>
          <table:table-cell table:style-name="ce16" table:formula="of:=RANDBETWEEN([.D21];DATE(2015;6;30))" office:value-type="date" office:date-value="2015-04-20">
            <text:p>20.04.2015</text:p>
          </table:table-cell>
          <table:table-cell table:style-name="ce18" table:formula="of:=RANDBETWEEN(1000; 10000)" office:value-type="float" office:value="9110">
            <text:p>9110.00</text:p>
          </table:table-cell>
          <table:table-cell table:formula="of:=CHOOSE(RANDBETWEEN(1; 7);[district.$A$2];[district.$A$3];[district.$A$4];[district.$A$5];[district.$A$6];[district.$A$7];[district.$A$8])" office:value-type="float" office:value="5">
            <text:p>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8">
            <text:p>8</text:p>
          </table:table-cell>
          <table:table-cell table:style-name="ce15" table:formula="of:=&quot;ORD_&quot;&amp;[.A22]" office:value-type="string" office:string-value="ORD_21">
            <text:p>ORD_21</text:p>
          </table:table-cell>
          <table:table-cell table:style-name="ce16" table:formula="of:=RANDBETWEEN(DATE(2015;1;1);DATE(2015;6;30))" office:value-type="date" office:date-value="2015-03-12">
            <text:p>12.03.2015</text:p>
          </table:table-cell>
          <table:table-cell table:style-name="ce16" table:formula="of:=RANDBETWEEN([.D22];DATE(2015;6;30))" office:value-type="date" office:date-value="2015-03-16">
            <text:p>16.03.2015</text:p>
          </table:table-cell>
          <table:table-cell table:style-name="ce18" table:formula="of:=RANDBETWEEN(1000; 10000)" office:value-type="float" office:value="6289">
            <text:p>6289.00</text:p>
          </table:table-cell>
          <table:table-cell table:formula="of:=CHOOSE(RANDBETWEEN(1; 7);[district.$A$2];[district.$A$3];[district.$A$4];[district.$A$5];[district.$A$6];[district.$A$7];[district.$A$8])" office:value-type="float" office:value="6">
            <text:p>6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1">
            <text:p>1</text:p>
          </table:table-cell>
          <table:table-cell table:style-name="ce15" table:formula="of:=&quot;ORD_&quot;&amp;[.A23]" office:value-type="string" office:string-value="ORD_22">
            <text:p>ORD_22</text:p>
          </table:table-cell>
          <table:table-cell table:style-name="ce16" table:formula="of:=RANDBETWEEN(DATE(2015;1;1);DATE(2015;6;30))" office:value-type="date" office:date-value="2015-05-07">
            <text:p>07.05.2015</text:p>
          </table:table-cell>
          <table:table-cell table:style-name="ce16" table:formula="of:=RANDBETWEEN([.D23];DATE(2015;6;30))" office:value-type="date" office:date-value="2015-06-05">
            <text:p>05.06.2015</text:p>
          </table:table-cell>
          <table:table-cell table:style-name="ce18" table:formula="of:=RANDBETWEEN(1000; 10000)" office:value-type="float" office:value="1887">
            <text:p>1887.00</text:p>
          </table:table-cell>
          <table:table-cell table:formula="of:=CHOOSE(RANDBETWEEN(1; 7);[district.$A$2];[district.$A$3];[district.$A$4];[district.$A$5];[district.$A$6];[district.$A$7];[district.$A$8])" office:value-type="float" office:value="3">
            <text:p>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10">
            <text:p>10</text:p>
          </table:table-cell>
          <table:table-cell table:style-name="ce15" table:formula="of:=&quot;ORD_&quot;&amp;[.A24]" office:value-type="string" office:string-value="ORD_23">
            <text:p>ORD_23</text:p>
          </table:table-cell>
          <table:table-cell table:style-name="ce16" table:formula="of:=RANDBETWEEN(DATE(2015;1;1);DATE(2015;6;30))" office:value-type="date" office:date-value="2015-04-13">
            <text:p>13.04.2015</text:p>
          </table:table-cell>
          <table:table-cell table:style-name="ce16" table:formula="of:=RANDBETWEEN([.D24];DATE(2015;6;30))" office:value-type="date" office:date-value="2015-04-19">
            <text:p>19.04.2015</text:p>
          </table:table-cell>
          <table:table-cell table:style-name="ce18" table:formula="of:=RANDBETWEEN(1000; 10000)" office:value-type="float" office:value="6116">
            <text:p>6116.00</text:p>
          </table:table-cell>
          <table:table-cell table:formula="of:=CHOOSE(RANDBETWEEN(1; 7);[district.$A$2];[district.$A$3];[district.$A$4];[district.$A$5];[district.$A$6];[district.$A$7];[district.$A$8])" office:value-type="float" office:value="5">
            <text:p>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5">
            <text:p>5</text:p>
          </table:table-cell>
          <table:table-cell table:style-name="ce15" table:formula="of:=&quot;ORD_&quot;&amp;[.A25]" office:value-type="string" office:string-value="ORD_24">
            <text:p>ORD_24</text:p>
          </table:table-cell>
          <table:table-cell table:style-name="ce16" table:formula="of:=RANDBETWEEN(DATE(2015;1;1);DATE(2015;6;30))" office:value-type="date" office:date-value="2015-01-30">
            <text:p>30.01.2015</text:p>
          </table:table-cell>
          <table:table-cell table:style-name="ce16" table:formula="of:=RANDBETWEEN([.D25];DATE(2015;6;30))" office:value-type="date" office:date-value="2015-02-05">
            <text:p>05.02.2015</text:p>
          </table:table-cell>
          <table:table-cell table:style-name="ce18" table:formula="of:=RANDBETWEEN(1000; 10000)" office:value-type="float" office:value="2089">
            <text:p>2089.00</text:p>
          </table:table-cell>
          <table:table-cell table:formula="of:=CHOOSE(RANDBETWEEN(1; 7);[district.$A$2];[district.$A$3];[district.$A$4];[district.$A$5];[district.$A$6];[district.$A$7];[district.$A$8])" office:value-type="float" office:value="6">
            <text:p>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2">
            <text:p>2</text:p>
          </table:table-cell>
          <table:table-cell table:style-name="ce15" table:formula="of:=&quot;ORD_&quot;&amp;[.A26]" office:value-type="string" office:string-value="ORD_25">
            <text:p>ORD_25</text:p>
          </table:table-cell>
          <table:table-cell table:style-name="ce16" table:formula="of:=RANDBETWEEN(DATE(2015;1;1);DATE(2015;6;30))" office:value-type="date" office:date-value="2015-05-05">
            <text:p>05.05.2015</text:p>
          </table:table-cell>
          <table:table-cell table:style-name="ce16" table:formula="of:=RANDBETWEEN([.D26];DATE(2015;6;30))" office:value-type="date" office:date-value="2015-05-21">
            <text:p>21.05.2015</text:p>
          </table:table-cell>
          <table:table-cell table:style-name="ce18" table:formula="of:=RANDBETWEEN(1000; 10000)" office:value-type="float" office:value="6914">
            <text:p>6914.00</text:p>
          </table:table-cell>
          <table:table-cell table:formula="of:=CHOOSE(RANDBETWEEN(1; 7);[district.$A$2];[district.$A$3];[district.$A$4];[district.$A$5];[district.$A$6];[district.$A$7];[district.$A$8])" office:value-type="float" office:value="2">
            <text:p>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7">
            <text:p>7</text:p>
          </table:table-cell>
          <table:table-cell table:style-name="ce15" table:formula="of:=&quot;ORD_&quot;&amp;[.A27]" office:value-type="string" office:string-value="ORD_26">
            <text:p>ORD_26</text:p>
          </table:table-cell>
          <table:table-cell table:style-name="ce16" table:formula="of:=RANDBETWEEN(DATE(2015;1;1);DATE(2015;6;30))" office:value-type="date" office:date-value="2015-04-04">
            <text:p>04.04.2015</text:p>
          </table:table-cell>
          <table:table-cell table:style-name="ce16" table:formula="of:=RANDBETWEEN([.D27];DATE(2015;6;30))" office:value-type="date" office:date-value="2015-04-05">
            <text:p>05.04.2015</text:p>
          </table:table-cell>
          <table:table-cell table:style-name="ce18" table:formula="of:=RANDBETWEEN(1000; 10000)" office:value-type="float" office:value="3313">
            <text:p>3313.00</text:p>
          </table:table-cell>
          <table:table-cell table:formula="of:=CHOOSE(RANDBETWEEN(1; 7);[district.$A$2];[district.$A$3];[district.$A$4];[district.$A$5];[district.$A$6];[district.$A$7];[district.$A$8])" office:value-type="float" office:value="3">
            <text:p>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2">
            <text:p>2</text:p>
          </table:table-cell>
          <table:table-cell table:style-name="ce15" table:formula="of:=&quot;ORD_&quot;&amp;[.A28]" office:value-type="string" office:string-value="ORD_27">
            <text:p>ORD_27</text:p>
          </table:table-cell>
          <table:table-cell table:style-name="ce16" table:formula="of:=RANDBETWEEN(DATE(2015;1;1);DATE(2015;6;30))" office:value-type="date" office:date-value="2015-05-25">
            <text:p>25.05.2015</text:p>
          </table:table-cell>
          <table:table-cell table:style-name="ce16" table:formula="of:=RANDBETWEEN([.D28];DATE(2015;6;30))" office:value-type="date" office:date-value="2015-06-08">
            <text:p>08.06.2015</text:p>
          </table:table-cell>
          <table:table-cell table:style-name="ce18" table:formula="of:=RANDBETWEEN(1000; 10000)" office:value-type="float" office:value="7723">
            <text:p>7723.00</text:p>
          </table:table-cell>
          <table:table-cell table:formula="of:=CHOOSE(RANDBETWEEN(1; 7);[district.$A$2];[district.$A$3];[district.$A$4];[district.$A$5];[district.$A$6];[district.$A$7];[district.$A$8])" office:value-type="float" office:value="4">
            <text:p>4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2">
            <text:p>2</text:p>
          </table:table-cell>
          <table:table-cell table:style-name="ce15" table:formula="of:=&quot;ORD_&quot;&amp;[.A29]" office:value-type="string" office:string-value="ORD_28">
            <text:p>ORD_28</text:p>
          </table:table-cell>
          <table:table-cell table:style-name="ce16" table:formula="of:=RANDBETWEEN(DATE(2015;1;1);DATE(2015;6;30))" office:value-type="date" office:date-value="2015-04-06">
            <text:p>06.04.2015</text:p>
          </table:table-cell>
          <table:table-cell table:style-name="ce16" table:formula="of:=RANDBETWEEN([.D29];DATE(2015;6;30))" office:value-type="date" office:date-value="2015-06-15">
            <text:p>15.06.2015</text:p>
          </table:table-cell>
          <table:table-cell table:style-name="ce18" table:formula="of:=RANDBETWEEN(1000; 10000)" office:value-type="float" office:value="1503">
            <text:p>1503.00</text:p>
          </table:table-cell>
          <table:table-cell table:formula="of:=CHOOSE(RANDBETWEEN(1; 7);[district.$A$2];[district.$A$3];[district.$A$4];[district.$A$5];[district.$A$6];[district.$A$7];[district.$A$8])" office:value-type="float" office:value="4">
            <text:p>4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10">
            <text:p>10</text:p>
          </table:table-cell>
          <table:table-cell table:style-name="ce15" table:formula="of:=&quot;ORD_&quot;&amp;[.A30]" office:value-type="string" office:string-value="ORD_29">
            <text:p>ORD_29</text:p>
          </table:table-cell>
          <table:table-cell table:style-name="ce16" table:formula="of:=RANDBETWEEN(DATE(2015;1;1);DATE(2015;6;30))" office:value-type="date" office:date-value="2015-02-13">
            <text:p>13.02.2015</text:p>
          </table:table-cell>
          <table:table-cell table:style-name="ce16" table:formula="of:=RANDBETWEEN([.D30];DATE(2015;6;30))" office:value-type="date" office:date-value="2015-03-28">
            <text:p>28.03.2015</text:p>
          </table:table-cell>
          <table:table-cell table:style-name="ce18" table:formula="of:=RANDBETWEEN(1000; 10000)" office:value-type="float" office:value="2158">
            <text:p>2158.00</text:p>
          </table:table-cell>
          <table:table-cell table:formula="of:=CHOOSE(RANDBETWEEN(1; 7);[district.$A$2];[district.$A$3];[district.$A$4];[district.$A$5];[district.$A$6];[district.$A$7];[district.$A$8])" office:value-type="float" office:value="1">
            <text:p>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2">
            <text:p>2</text:p>
          </table:table-cell>
          <table:table-cell table:style-name="ce15" table:formula="of:=&quot;ORD_&quot;&amp;[.A31]" office:value-type="string" office:string-value="ORD_30">
            <text:p>ORD_30</text:p>
          </table:table-cell>
          <table:table-cell table:style-name="ce16" table:formula="of:=RANDBETWEEN(DATE(2015;1;1);DATE(2015;6;30))" office:value-type="date" office:date-value="2015-06-01">
            <text:p>01.06.2015</text:p>
          </table:table-cell>
          <table:table-cell table:style-name="ce16" table:formula="of:=RANDBETWEEN([.D31];DATE(2015;6;30))" office:value-type="date" office:date-value="2015-06-28">
            <text:p>28.06.2015</text:p>
          </table:table-cell>
          <table:table-cell table:style-name="ce18" table:formula="of:=RANDBETWEEN(1000; 10000)" office:value-type="float" office:value="8808">
            <text:p>8808.00</text:p>
          </table:table-cell>
          <table:table-cell table:formula="of:=CHOOSE(RANDBETWEEN(1; 7);[district.$A$2];[district.$A$3];[district.$A$4];[district.$A$5];[district.$A$6];[district.$A$7];[district.$A$8])" office:value-type="float" office:value="4">
            <text:p>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4">
            <text:p>4</text:p>
          </table:table-cell>
          <table:table-cell table:style-name="ce15" table:formula="of:=&quot;ORD_&quot;&amp;[.A32]" office:value-type="string" office:string-value="ORD_31">
            <text:p>ORD_31</text:p>
          </table:table-cell>
          <table:table-cell table:style-name="ce16" table:formula="of:=RANDBETWEEN(DATE(2015;1;1);DATE(2015;6;30))" office:value-type="date" office:date-value="2015-03-24">
            <text:p>24.03.2015</text:p>
          </table:table-cell>
          <table:table-cell table:style-name="ce16" table:formula="of:=RANDBETWEEN([.D32];DATE(2015;6;30))" office:value-type="date" office:date-value="2015-06-24">
            <text:p>24.06.2015</text:p>
          </table:table-cell>
          <table:table-cell table:style-name="ce18" table:formula="of:=RANDBETWEEN(1000; 10000)" office:value-type="float" office:value="1811">
            <text:p>1811.00</text:p>
          </table:table-cell>
          <table:table-cell table:formula="of:=CHOOSE(RANDBETWEEN(1; 7);[district.$A$2];[district.$A$3];[district.$A$4];[district.$A$5];[district.$A$6];[district.$A$7];[district.$A$8])" office:value-type="float" office:value="3">
            <text:p>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10">
            <text:p>10</text:p>
          </table:table-cell>
          <table:table-cell table:style-name="ce15" table:formula="of:=&quot;ORD_&quot;&amp;[.A33]" office:value-type="string" office:string-value="ORD_32">
            <text:p>ORD_32</text:p>
          </table:table-cell>
          <table:table-cell table:style-name="ce16" table:formula="of:=RANDBETWEEN(DATE(2015;1;1);DATE(2015;6;30))" office:value-type="date" office:date-value="2015-04-26">
            <text:p>26.04.2015</text:p>
          </table:table-cell>
          <table:table-cell table:style-name="ce16" table:formula="of:=RANDBETWEEN([.D33];DATE(2015;6;30))" office:value-type="date" office:date-value="2015-06-30">
            <text:p>30.06.2015</text:p>
          </table:table-cell>
          <table:table-cell table:style-name="ce18" table:formula="of:=RANDBETWEEN(1000; 10000)" office:value-type="float" office:value="4916">
            <text:p>4916.00</text:p>
          </table:table-cell>
          <table:table-cell table:formula="of:=CHOOSE(RANDBETWEEN(1; 7);[district.$A$2];[district.$A$3];[district.$A$4];[district.$A$5];[district.$A$6];[district.$A$7];[district.$A$8])" office:value-type="float" office:value="4">
            <text:p>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6">
            <text:p>6</text:p>
          </table:table-cell>
          <table:table-cell table:style-name="ce15" table:formula="of:=&quot;ORD_&quot;&amp;[.A34]" office:value-type="string" office:string-value="ORD_33">
            <text:p>ORD_33</text:p>
          </table:table-cell>
          <table:table-cell table:style-name="ce16" table:formula="of:=RANDBETWEEN(DATE(2015;1;1);DATE(2015;6;30))" office:value-type="date" office:date-value="2015-06-30">
            <text:p>30.06.2015</text:p>
          </table:table-cell>
          <table:table-cell table:style-name="ce16" table:formula="of:=RANDBETWEEN([.D34];DATE(2015;6;30))" office:value-type="date" office:date-value="2015-06-30">
            <text:p>30.06.2015</text:p>
          </table:table-cell>
          <table:table-cell table:style-name="ce18" table:formula="of:=RANDBETWEEN(1000; 10000)" office:value-type="float" office:value="9746">
            <text:p>9746.00</text:p>
          </table:table-cell>
          <table:table-cell table:formula="of:=CHOOSE(RANDBETWEEN(1; 7);[district.$A$2];[district.$A$3];[district.$A$4];[district.$A$5];[district.$A$6];[district.$A$7];[district.$A$8])" office:value-type="float" office:value="2">
            <text:p>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8">
            <text:p>8</text:p>
          </table:table-cell>
          <table:table-cell table:style-name="ce15" table:formula="of:=&quot;ORD_&quot;&amp;[.A35]" office:value-type="string" office:string-value="ORD_34">
            <text:p>ORD_34</text:p>
          </table:table-cell>
          <table:table-cell table:style-name="ce16" table:formula="of:=RANDBETWEEN(DATE(2015;1;1);DATE(2015;6;30))" office:value-type="date" office:date-value="2015-01-23">
            <text:p>23.01.2015</text:p>
          </table:table-cell>
          <table:table-cell table:style-name="ce16" table:formula="of:=RANDBETWEEN([.D35];DATE(2015;6;30))" office:value-type="date" office:date-value="2015-06-15">
            <text:p>15.06.2015</text:p>
          </table:table-cell>
          <table:table-cell table:style-name="ce18" table:formula="of:=RANDBETWEEN(1000; 10000)" office:value-type="float" office:value="8552">
            <text:p>8552.00</text:p>
          </table:table-cell>
          <table:table-cell table:formula="of:=CHOOSE(RANDBETWEEN(1; 7);[district.$A$2];[district.$A$3];[district.$A$4];[district.$A$5];[district.$A$6];[district.$A$7];[district.$A$8])" office:value-type="float" office:value="5">
            <text:p>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7">
            <text:p>7</text:p>
          </table:table-cell>
          <table:table-cell table:style-name="ce15" table:formula="of:=&quot;ORD_&quot;&amp;[.A36]" office:value-type="string" office:string-value="ORD_35">
            <text:p>ORD_35</text:p>
          </table:table-cell>
          <table:table-cell table:style-name="ce16" table:formula="of:=RANDBETWEEN(DATE(2015;1;1);DATE(2015;6;30))" office:value-type="date" office:date-value="2015-02-27">
            <text:p>27.02.2015</text:p>
          </table:table-cell>
          <table:table-cell table:style-name="ce16" table:formula="of:=RANDBETWEEN([.D36];DATE(2015;6;30))" office:value-type="date" office:date-value="2015-06-09">
            <text:p>09.06.2015</text:p>
          </table:table-cell>
          <table:table-cell table:style-name="ce18" table:formula="of:=RANDBETWEEN(1000; 10000)" office:value-type="float" office:value="4990">
            <text:p>4990.00</text:p>
          </table:table-cell>
          <table:table-cell table:formula="of:=CHOOSE(RANDBETWEEN(1; 7);[district.$A$2];[district.$A$3];[district.$A$4];[district.$A$5];[district.$A$6];[district.$A$7];[district.$A$8])" office:value-type="float" office:value="7">
            <text:p>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9">
            <text:p>9</text:p>
          </table:table-cell>
          <table:table-cell table:style-name="ce15" table:formula="of:=&quot;ORD_&quot;&amp;[.A37]" office:value-type="string" office:string-value="ORD_36">
            <text:p>ORD_36</text:p>
          </table:table-cell>
          <table:table-cell table:style-name="ce16" table:formula="of:=RANDBETWEEN(DATE(2015;1;1);DATE(2015;6;30))" office:value-type="date" office:date-value="2015-03-25">
            <text:p>25.03.2015</text:p>
          </table:table-cell>
          <table:table-cell table:style-name="ce16" table:formula="of:=RANDBETWEEN([.D37];DATE(2015;6;30))" office:value-type="date" office:date-value="2015-06-27">
            <text:p>27.06.2015</text:p>
          </table:table-cell>
          <table:table-cell table:style-name="ce18" table:formula="of:=RANDBETWEEN(1000; 10000)" office:value-type="float" office:value="1279">
            <text:p>1279.00</text:p>
          </table:table-cell>
          <table:table-cell table:formula="of:=CHOOSE(RANDBETWEEN(1; 7);[district.$A$2];[district.$A$3];[district.$A$4];[district.$A$5];[district.$A$6];[district.$A$7];[district.$A$8])" office:value-type="float" office:value="1">
            <text:p>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8">
            <text:p>8</text:p>
          </table:table-cell>
          <table:table-cell table:style-name="ce15" table:formula="of:=&quot;ORD_&quot;&amp;[.A38]" office:value-type="string" office:string-value="ORD_37">
            <text:p>ORD_37</text:p>
          </table:table-cell>
          <table:table-cell table:style-name="ce16" table:formula="of:=RANDBETWEEN(DATE(2015;1;1);DATE(2015;6;30))" office:value-type="date" office:date-value="2015-05-23">
            <text:p>23.05.2015</text:p>
          </table:table-cell>
          <table:table-cell table:style-name="ce16" table:formula="of:=RANDBETWEEN([.D38];DATE(2015;6;30))" office:value-type="date" office:date-value="2015-06-06">
            <text:p>06.06.2015</text:p>
          </table:table-cell>
          <table:table-cell table:style-name="ce18" table:formula="of:=RANDBETWEEN(1000; 10000)" office:value-type="float" office:value="5313">
            <text:p>5313.00</text:p>
          </table:table-cell>
          <table:table-cell table:formula="of:=CHOOSE(RANDBETWEEN(1; 7);[district.$A$2];[district.$A$3];[district.$A$4];[district.$A$5];[district.$A$6];[district.$A$7];[district.$A$8])" office:value-type="float" office:value="6">
            <text:p>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8">
            <text:p>8</text:p>
          </table:table-cell>
          <table:table-cell table:style-name="ce15" table:formula="of:=&quot;ORD_&quot;&amp;[.A39]" office:value-type="string" office:string-value="ORD_38">
            <text:p>ORD_38</text:p>
          </table:table-cell>
          <table:table-cell table:style-name="ce16" table:formula="of:=RANDBETWEEN(DATE(2015;1;1);DATE(2015;6;30))" office:value-type="date" office:date-value="2015-06-08">
            <text:p>08.06.2015</text:p>
          </table:table-cell>
          <table:table-cell table:style-name="ce16" table:formula="of:=RANDBETWEEN([.D39];DATE(2015;6;30))" office:value-type="date" office:date-value="2015-06-20">
            <text:p>20.06.2015</text:p>
          </table:table-cell>
          <table:table-cell table:style-name="ce18" table:formula="of:=RANDBETWEEN(1000; 10000)" office:value-type="float" office:value="8045">
            <text:p>8045.00</text:p>
          </table:table-cell>
          <table:table-cell table:formula="of:=CHOOSE(RANDBETWEEN(1; 7);[district.$A$2];[district.$A$3];[district.$A$4];[district.$A$5];[district.$A$6];[district.$A$7];[district.$A$8])" office:value-type="float" office:value="3">
            <text:p>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8">
            <text:p>8</text:p>
          </table:table-cell>
          <table:table-cell table:style-name="ce15" table:formula="of:=&quot;ORD_&quot;&amp;[.A40]" office:value-type="string" office:string-value="ORD_39">
            <text:p>ORD_39</text:p>
          </table:table-cell>
          <table:table-cell table:style-name="ce16" table:formula="of:=RANDBETWEEN(DATE(2015;1;1);DATE(2015;6;30))" office:value-type="date" office:date-value="2015-01-18">
            <text:p>18.01.2015</text:p>
          </table:table-cell>
          <table:table-cell table:style-name="ce16" table:formula="of:=RANDBETWEEN([.D40];DATE(2015;6;30))" office:value-type="date" office:date-value="2015-05-24">
            <text:p>24.05.2015</text:p>
          </table:table-cell>
          <table:table-cell table:style-name="ce18" table:formula="of:=RANDBETWEEN(1000; 10000)" office:value-type="float" office:value="5039">
            <text:p>5039.00</text:p>
          </table:table-cell>
          <table:table-cell table:formula="of:=CHOOSE(RANDBETWEEN(1; 7);[district.$A$2];[district.$A$3];[district.$A$4];[district.$A$5];[district.$A$6];[district.$A$7];[district.$A$8])" office:value-type="float" office:value="2">
            <text:p>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6">
            <text:p>6</text:p>
          </table:table-cell>
          <table:table-cell table:style-name="ce15" table:formula="of:=&quot;ORD_&quot;&amp;[.A41]" office:value-type="string" office:string-value="ORD_40">
            <text:p>ORD_40</text:p>
          </table:table-cell>
          <table:table-cell table:style-name="ce16" table:formula="of:=RANDBETWEEN(DATE(2015;1;1);DATE(2015;6;30))" office:value-type="date" office:date-value="2015-04-01">
            <text:p>01.04.2015</text:p>
          </table:table-cell>
          <table:table-cell table:style-name="ce16" table:formula="of:=RANDBETWEEN([.D41];DATE(2015;6;30))" office:value-type="date" office:date-value="2015-06-23">
            <text:p>23.06.2015</text:p>
          </table:table-cell>
          <table:table-cell table:style-name="ce18" table:formula="of:=RANDBETWEEN(1000; 10000)" office:value-type="float" office:value="8854">
            <text:p>8854.00</text:p>
          </table:table-cell>
          <table:table-cell table:formula="of:=CHOOSE(RANDBETWEEN(1; 7);[district.$A$2];[district.$A$3];[district.$A$4];[district.$A$5];[district.$A$6];[district.$A$7];[district.$A$8])" office:value-type="float" office:value="6">
            <text:p>6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6">
            <text:p>6</text:p>
          </table:table-cell>
          <table:table-cell table:style-name="ce15" table:formula="of:=&quot;ORD_&quot;&amp;[.A42]" office:value-type="string" office:string-value="ORD_41">
            <text:p>ORD_41</text:p>
          </table:table-cell>
          <table:table-cell table:style-name="ce16" table:formula="of:=RANDBETWEEN(DATE(2015;1;1);DATE(2015;6;30))" office:value-type="date" office:date-value="2015-05-12">
            <text:p>12.05.2015</text:p>
          </table:table-cell>
          <table:table-cell table:style-name="ce16" table:formula="of:=RANDBETWEEN([.D42];DATE(2015;6;30))" office:value-type="date" office:date-value="2015-05-27">
            <text:p>27.05.2015</text:p>
          </table:table-cell>
          <table:table-cell table:style-name="ce18" table:formula="of:=RANDBETWEEN(1000; 10000)" office:value-type="float" office:value="3308">
            <text:p>3308.00</text:p>
          </table:table-cell>
          <table:table-cell table:formula="of:=CHOOSE(RANDBETWEEN(1; 7);[district.$A$2];[district.$A$3];[district.$A$4];[district.$A$5];[district.$A$6];[district.$A$7];[district.$A$8])" office:value-type="float" office:value="7">
            <text:p>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2">
            <text:p>2</text:p>
          </table:table-cell>
          <table:table-cell table:style-name="ce15" table:formula="of:=&quot;ORD_&quot;&amp;[.A43]" office:value-type="string" office:string-value="ORD_42">
            <text:p>ORD_42</text:p>
          </table:table-cell>
          <table:table-cell table:style-name="ce16" table:formula="of:=RANDBETWEEN(DATE(2015;1;1);DATE(2015;6;30))" office:value-type="date" office:date-value="2015-03-18">
            <text:p>18.03.2015</text:p>
          </table:table-cell>
          <table:table-cell table:style-name="ce16" table:formula="of:=RANDBETWEEN([.D43];DATE(2015;6;30))" office:value-type="date" office:date-value="2015-05-25">
            <text:p>25.05.2015</text:p>
          </table:table-cell>
          <table:table-cell table:style-name="ce18" table:formula="of:=RANDBETWEEN(1000; 10000)" office:value-type="float" office:value="2837">
            <text:p>2837.00</text:p>
          </table:table-cell>
          <table:table-cell table:formula="of:=CHOOSE(RANDBETWEEN(1; 7);[district.$A$2];[district.$A$3];[district.$A$4];[district.$A$5];[district.$A$6];[district.$A$7];[district.$A$8])" office:value-type="float" office:value="6">
            <text:p>6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3">
            <text:p>3</text:p>
          </table:table-cell>
          <table:table-cell table:style-name="ce15" table:formula="of:=&quot;ORD_&quot;&amp;[.A44]" office:value-type="string" office:string-value="ORD_43">
            <text:p>ORD_43</text:p>
          </table:table-cell>
          <table:table-cell table:style-name="ce16" table:formula="of:=RANDBETWEEN(DATE(2015;1;1);DATE(2015;6;30))" office:value-type="date" office:date-value="2015-04-11">
            <text:p>11.04.2015</text:p>
          </table:table-cell>
          <table:table-cell table:style-name="ce16" table:formula="of:=RANDBETWEEN([.D44];DATE(2015;6;30))" office:value-type="date" office:date-value="2015-06-12">
            <text:p>12.06.2015</text:p>
          </table:table-cell>
          <table:table-cell table:style-name="ce18" table:formula="of:=RANDBETWEEN(1000; 10000)" office:value-type="float" office:value="2999">
            <text:p>2999.00</text:p>
          </table:table-cell>
          <table:table-cell table:formula="of:=CHOOSE(RANDBETWEEN(1; 7);[district.$A$2];[district.$A$3];[district.$A$4];[district.$A$5];[district.$A$6];[district.$A$7];[district.$A$8])" office:value-type="float" office:value="4">
            <text:p>4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6">
            <text:p>6</text:p>
          </table:table-cell>
          <table:table-cell table:style-name="ce15" table:formula="of:=&quot;ORD_&quot;&amp;[.A45]" office:value-type="string" office:string-value="ORD_44">
            <text:p>ORD_44</text:p>
          </table:table-cell>
          <table:table-cell table:style-name="ce16" table:formula="of:=RANDBETWEEN(DATE(2015;1;1);DATE(2015;6;30))" office:value-type="date" office:date-value="2015-05-04">
            <text:p>04.05.2015</text:p>
          </table:table-cell>
          <table:table-cell table:style-name="ce16" table:formula="of:=RANDBETWEEN([.D45];DATE(2015;6;30))" office:value-type="date" office:date-value="2015-05-27">
            <text:p>27.05.2015</text:p>
          </table:table-cell>
          <table:table-cell table:style-name="ce18" table:formula="of:=RANDBETWEEN(1000; 10000)" office:value-type="float" office:value="5563">
            <text:p>5563.00</text:p>
          </table:table-cell>
          <table:table-cell table:formula="of:=CHOOSE(RANDBETWEEN(1; 7);[district.$A$2];[district.$A$3];[district.$A$4];[district.$A$5];[district.$A$6];[district.$A$7];[district.$A$8])" office:value-type="float" office:value="3">
            <text:p>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1">
            <text:p>1</text:p>
          </table:table-cell>
          <table:table-cell table:style-name="ce15" table:formula="of:=&quot;ORD_&quot;&amp;[.A46]" office:value-type="string" office:string-value="ORD_45">
            <text:p>ORD_45</text:p>
          </table:table-cell>
          <table:table-cell table:style-name="ce16" table:formula="of:=RANDBETWEEN(DATE(2015;1;1);DATE(2015;6;30))" office:value-type="date" office:date-value="2015-04-25">
            <text:p>25.04.2015</text:p>
          </table:table-cell>
          <table:table-cell table:style-name="ce16" table:formula="of:=RANDBETWEEN([.D46];DATE(2015;6;30))" office:value-type="date" office:date-value="2015-05-01">
            <text:p>01.05.2015</text:p>
          </table:table-cell>
          <table:table-cell table:style-name="ce18" table:formula="of:=RANDBETWEEN(1000; 10000)" office:value-type="float" office:value="3574">
            <text:p>3574.00</text:p>
          </table:table-cell>
          <table:table-cell table:formula="of:=CHOOSE(RANDBETWEEN(1; 7);[district.$A$2];[district.$A$3];[district.$A$4];[district.$A$5];[district.$A$6];[district.$A$7];[district.$A$8])" office:value-type="float" office:value="2">
            <text:p>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5">
            <text:p>5</text:p>
          </table:table-cell>
          <table:table-cell table:style-name="ce15" table:formula="of:=&quot;ORD_&quot;&amp;[.A47]" office:value-type="string" office:string-value="ORD_46">
            <text:p>ORD_46</text:p>
          </table:table-cell>
          <table:table-cell table:style-name="ce16" table:formula="of:=RANDBETWEEN(DATE(2015;1;1);DATE(2015;6;30))" office:value-type="date" office:date-value="2015-06-27">
            <text:p>27.06.2015</text:p>
          </table:table-cell>
          <table:table-cell table:style-name="ce16" table:formula="of:=RANDBETWEEN([.D47];DATE(2015;6;30))" office:value-type="date" office:date-value="2015-06-30">
            <text:p>30.06.2015</text:p>
          </table:table-cell>
          <table:table-cell table:style-name="ce18" table:formula="of:=RANDBETWEEN(1000; 10000)" office:value-type="float" office:value="8532">
            <text:p>8532.00</text:p>
          </table:table-cell>
          <table:table-cell table:formula="of:=CHOOSE(RANDBETWEEN(1; 7);[district.$A$2];[district.$A$3];[district.$A$4];[district.$A$5];[district.$A$6];[district.$A$7];[district.$A$8])" office:value-type="float" office:value="5">
            <text:p>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5">
            <text:p>5</text:p>
          </table:table-cell>
          <table:table-cell table:style-name="ce15" table:formula="of:=&quot;ORD_&quot;&amp;[.A48]" office:value-type="string" office:string-value="ORD_47">
            <text:p>ORD_47</text:p>
          </table:table-cell>
          <table:table-cell table:style-name="ce16" table:formula="of:=RANDBETWEEN(DATE(2015;1;1);DATE(2015;6;30))" office:value-type="date" office:date-value="2015-03-25">
            <text:p>25.03.2015</text:p>
          </table:table-cell>
          <table:table-cell table:style-name="ce16" table:formula="of:=RANDBETWEEN([.D48];DATE(2015;6;30))" office:value-type="date" office:date-value="2015-06-07">
            <text:p>07.06.2015</text:p>
          </table:table-cell>
          <table:table-cell table:style-name="ce18" table:formula="of:=RANDBETWEEN(1000; 10000)" office:value-type="float" office:value="9056">
            <text:p>9056.00</text:p>
          </table:table-cell>
          <table:table-cell table:formula="of:=CHOOSE(RANDBETWEEN(1; 7);[district.$A$2];[district.$A$3];[district.$A$4];[district.$A$5];[district.$A$6];[district.$A$7];[district.$A$8])" office:value-type="float" office:value="3">
            <text:p>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8">
            <text:p>8</text:p>
          </table:table-cell>
          <table:table-cell table:style-name="ce15" table:formula="of:=&quot;ORD_&quot;&amp;[.A49]" office:value-type="string" office:string-value="ORD_48">
            <text:p>ORD_48</text:p>
          </table:table-cell>
          <table:table-cell table:style-name="ce16" table:formula="of:=RANDBETWEEN(DATE(2015;1;1);DATE(2015;6;30))" office:value-type="date" office:date-value="2015-01-10">
            <text:p>10.01.2015</text:p>
          </table:table-cell>
          <table:table-cell table:style-name="ce16" table:formula="of:=RANDBETWEEN([.D49];DATE(2015;6;30))" office:value-type="date" office:date-value="2015-03-15">
            <text:p>15.03.2015</text:p>
          </table:table-cell>
          <table:table-cell table:style-name="ce18" table:formula="of:=RANDBETWEEN(1000; 10000)" office:value-type="float" office:value="9885">
            <text:p>9885.00</text:p>
          </table:table-cell>
          <table:table-cell table:formula="of:=CHOOSE(RANDBETWEEN(1; 7);[district.$A$2];[district.$A$3];[district.$A$4];[district.$A$5];[district.$A$6];[district.$A$7];[district.$A$8])" office:value-type="float" office:value="7">
            <text:p>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6">
            <text:p>6</text:p>
          </table:table-cell>
          <table:table-cell table:style-name="ce15" table:formula="of:=&quot;ORD_&quot;&amp;[.A50]" office:value-type="string" office:string-value="ORD_49">
            <text:p>ORD_49</text:p>
          </table:table-cell>
          <table:table-cell table:style-name="ce16" table:formula="of:=RANDBETWEEN(DATE(2015;1;1);DATE(2015;6;30))" office:value-type="date" office:date-value="2015-05-15">
            <text:p>15.05.2015</text:p>
          </table:table-cell>
          <table:table-cell table:style-name="ce16" table:formula="of:=RANDBETWEEN([.D50];DATE(2015;6;30))" office:value-type="date" office:date-value="2015-06-02">
            <text:p>02.06.2015</text:p>
          </table:table-cell>
          <table:table-cell table:style-name="ce18" table:formula="of:=RANDBETWEEN(1000; 10000)" office:value-type="float" office:value="8593">
            <text:p>8593.00</text:p>
          </table:table-cell>
          <table:table-cell table:formula="of:=CHOOSE(RANDBETWEEN(1; 7);[district.$A$2];[district.$A$3];[district.$A$4];[district.$A$5];[district.$A$6];[district.$A$7];[district.$A$8])" office:value-type="float" office:value="4">
            <text:p>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15" table:formula="of:=CHOOSE(RANDBETWEEN(1; 10);[client.$A$2];[client.$A$3];[client.$A$4];[client.$A$5];[client.$A$6];[client.$A$7];[client.$A$8];[client.$A$9];[client.$A$10];[client.$A$11])" office:value-type="float" office:value="8">
            <text:p>8</text:p>
          </table:table-cell>
          <table:table-cell table:style-name="ce15" table:formula="of:=&quot;ORD_&quot;&amp;[.A51]" office:value-type="string" office:string-value="ORD_50">
            <text:p>ORD_50</text:p>
          </table:table-cell>
          <table:table-cell table:style-name="ce16" table:formula="of:=RANDBETWEEN(DATE(2015;1;1);DATE(2015;6;30))" office:value-type="date" office:date-value="2015-04-09">
            <text:p>09.04.2015</text:p>
          </table:table-cell>
          <table:table-cell table:style-name="ce16" table:formula="of:=RANDBETWEEN([.D51];DATE(2015;6;30))" office:value-type="date" office:date-value="2015-05-17">
            <text:p>17.05.2015</text:p>
          </table:table-cell>
          <table:table-cell table:style-name="ce18" table:formula="of:=RANDBETWEEN(1000; 10000)" office:value-type="float" office:value="1691">
            <text:p>1691.00</text:p>
          </table:table-cell>
          <table:table-cell table:formula="of:=CHOOSE(RANDBETWEEN(1; 7);[district.$A$2];[district.$A$3];[district.$A$4];[district.$A$5];[district.$A$6];[district.$A$7];[district.$A$8])" office:value-type="float" office:value="3">
            <text:p>3</text:p>
          </table:table-cell>
        </table:table-row>
        <table:table-row table:style-name="ro2" table:number-rows-repeated="50">
          <table:table-cell/>
          <table:table-cell table:style-name="ce15" table:number-columns-repeated="2"/>
          <table:table-cell table:style-name="ce16" table:number-columns-repeated="2"/>
          <table:table-cell table:style-name="ce18"/>
          <table:table-cell/>
        </table:table-row>
        <table:table-row table:style-name="ro2" table:number-rows-repeated="10484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ale_has_good" table:style-name="ta1">
        <table:table-column table:style-name="co1" table:number-columns-repeated="2" table:default-cell-style-name="ce15"/>
        <table:table-row table:style-name="ro2">
          <table:table-cell table:style-name="Default" office:value-type="string">
            <text:p>sale_id</text:p>
          </table:table-cell>
          <table:table-cell table:style-name="Default" office:value-type="string">
            <text:p>good_id</text:p>
          </table:table-cell>
        </table:table-row>
        <table:table-row table:style-name="ro2">
          <table:table-cell table:formula="of:=RANDBETWEEN(1;50)" office:value-type="float" office:value="2">
            <text:p>2</text:p>
          </table:table-cell>
          <table:table-cell table:formula="of:=RANDBETWEEN(1;20)" office:value-type="float" office:value="16">
            <text:p>16</text:p>
          </table:table-cell>
        </table:table-row>
        <table:table-row table:style-name="ro2">
          <table:table-cell table:formula="of:=RANDBETWEEN(1;50)" office:value-type="float" office:value="9">
            <text:p>9</text:p>
          </table:table-cell>
          <table:table-cell table:formula="of:=RANDBETWEEN(1;20)" office:value-type="float" office:value="18">
            <text:p>18</text:p>
          </table:table-cell>
        </table:table-row>
        <table:table-row table:style-name="ro2">
          <table:table-cell table:formula="of:=RANDBETWEEN(1;50)" office:value-type="float" office:value="46">
            <text:p>46</text:p>
          </table:table-cell>
          <table:table-cell table:formula="of:=RANDBETWEEN(1;20)" office:value-type="float" office:value="19">
            <text:p>19</text:p>
          </table:table-cell>
        </table:table-row>
        <table:table-row table:style-name="ro2">
          <table:table-cell table:formula="of:=RANDBETWEEN(1;50)" office:value-type="float" office:value="38">
            <text:p>38</text:p>
          </table:table-cell>
          <table:table-cell table:formula="of:=RANDBETWEEN(1;20)" office:value-type="float" office:value="19">
            <text:p>19</text:p>
          </table:table-cell>
        </table:table-row>
        <table:table-row table:style-name="ro2">
          <table:table-cell table:formula="of:=RANDBETWEEN(1;50)" office:value-type="float" office:value="31">
            <text:p>31</text:p>
          </table:table-cell>
          <table:table-cell table:formula="of:=RANDBETWEEN(1;20)" office:value-type="float" office:value="5">
            <text:p>5</text:p>
          </table:table-cell>
        </table:table-row>
        <table:table-row table:style-name="ro2">
          <table:table-cell table:formula="of:=RANDBETWEEN(1;50)" office:value-type="float" office:value="29">
            <text:p>29</text:p>
          </table:table-cell>
          <table:table-cell table:formula="of:=RANDBETWEEN(1;20)" office:value-type="float" office:value="1">
            <text:p>1</text:p>
          </table:table-cell>
        </table:table-row>
        <table:table-row table:style-name="ro2">
          <table:table-cell table:formula="of:=RANDBETWEEN(1;50)" office:value-type="float" office:value="45">
            <text:p>45</text:p>
          </table:table-cell>
          <table:table-cell table:formula="of:=RANDBETWEEN(1;20)" office:value-type="float" office:value="8">
            <text:p>8</text:p>
          </table:table-cell>
        </table:table-row>
        <table:table-row table:style-name="ro2">
          <table:table-cell table:formula="of:=RANDBETWEEN(1;50)" office:value-type="float" office:value="15">
            <text:p>15</text:p>
          </table:table-cell>
          <table:table-cell table:formula="of:=RANDBETWEEN(1;20)" office:value-type="float" office:value="19">
            <text:p>19</text:p>
          </table:table-cell>
        </table:table-row>
        <table:table-row table:style-name="ro2">
          <table:table-cell table:formula="of:=RANDBETWEEN(1;50)" office:value-type="float" office:value="38">
            <text:p>38</text:p>
          </table:table-cell>
          <table:table-cell table:formula="of:=RANDBETWEEN(1;20)" office:value-type="float" office:value="10">
            <text:p>10</text:p>
          </table:table-cell>
        </table:table-row>
        <table:table-row table:style-name="ro2">
          <table:table-cell table:formula="of:=RANDBETWEEN(1;50)" office:value-type="float" office:value="3">
            <text:p>3</text:p>
          </table:table-cell>
          <table:table-cell table:formula="of:=RANDBETWEEN(1;20)" office:value-type="float" office:value="13">
            <text:p>13</text:p>
          </table:table-cell>
        </table:table-row>
        <table:table-row table:style-name="ro2">
          <table:table-cell table:formula="of:=RANDBETWEEN(1;50)" office:value-type="float" office:value="17">
            <text:p>17</text:p>
          </table:table-cell>
          <table:table-cell table:formula="of:=RANDBETWEEN(1;20)" office:value-type="float" office:value="5">
            <text:p>5</text:p>
          </table:table-cell>
        </table:table-row>
        <table:table-row table:style-name="ro2">
          <table:table-cell table:formula="of:=RANDBETWEEN(1;50)" office:value-type="float" office:value="35">
            <text:p>35</text:p>
          </table:table-cell>
          <table:table-cell table:formula="of:=RANDBETWEEN(1;20)" office:value-type="float" office:value="9">
            <text:p>9</text:p>
          </table:table-cell>
        </table:table-row>
        <table:table-row table:style-name="ro2">
          <table:table-cell table:formula="of:=RANDBETWEEN(1;50)" office:value-type="float" office:value="50">
            <text:p>50</text:p>
          </table:table-cell>
          <table:table-cell table:formula="of:=RANDBETWEEN(1;20)" office:value-type="float" office:value="12">
            <text:p>12</text:p>
          </table:table-cell>
        </table:table-row>
        <table:table-row table:style-name="ro2">
          <table:table-cell table:formula="of:=RANDBETWEEN(1;50)" office:value-type="float" office:value="4">
            <text:p>4</text:p>
          </table:table-cell>
          <table:table-cell table:formula="of:=RANDBETWEEN(1;20)" office:value-type="float" office:value="14">
            <text:p>14</text:p>
          </table:table-cell>
        </table:table-row>
        <table:table-row table:style-name="ro2">
          <table:table-cell table:formula="of:=RANDBETWEEN(1;50)" office:value-type="float" office:value="40">
            <text:p>40</text:p>
          </table:table-cell>
          <table:table-cell table:formula="of:=RANDBETWEEN(1;20)" office:value-type="float" office:value="1">
            <text:p>1</text:p>
          </table:table-cell>
        </table:table-row>
        <table:table-row table:style-name="ro2">
          <table:table-cell table:formula="of:=RANDBETWEEN(1;50)" office:value-type="float" office:value="5">
            <text:p>5</text:p>
          </table:table-cell>
          <table:table-cell table:formula="of:=RANDBETWEEN(1;20)" office:value-type="float" office:value="19">
            <text:p>19</text:p>
          </table:table-cell>
        </table:table-row>
        <table:table-row table:style-name="ro2">
          <table:table-cell table:formula="of:=RANDBETWEEN(1;50)" office:value-type="float" office:value="32">
            <text:p>32</text:p>
          </table:table-cell>
          <table:table-cell table:formula="of:=RANDBETWEEN(1;20)" office:value-type="float" office:value="16">
            <text:p>16</text:p>
          </table:table-cell>
        </table:table-row>
        <table:table-row table:style-name="ro2">
          <table:table-cell table:formula="of:=RANDBETWEEN(1;50)" office:value-type="float" office:value="35">
            <text:p>35</text:p>
          </table:table-cell>
          <table:table-cell table:formula="of:=RANDBETWEEN(1;20)" office:value-type="float" office:value="7">
            <text:p>7</text:p>
          </table:table-cell>
        </table:table-row>
        <table:table-row table:style-name="ro2">
          <table:table-cell table:formula="of:=RANDBETWEEN(1;50)" office:value-type="float" office:value="17">
            <text:p>17</text:p>
          </table:table-cell>
          <table:table-cell table:formula="of:=RANDBETWEEN(1;20)" office:value-type="float" office:value="16">
            <text:p>16</text:p>
          </table:table-cell>
        </table:table-row>
        <table:table-row table:style-name="ro2">
          <table:table-cell table:formula="of:=RANDBETWEEN(1;50)" office:value-type="float" office:value="17">
            <text:p>17</text:p>
          </table:table-cell>
          <table:table-cell table:formula="of:=RANDBETWEEN(1;20)" office:value-type="float" office:value="5">
            <text:p>5</text:p>
          </table:table-cell>
        </table:table-row>
        <table:table-row table:style-name="ro2">
          <table:table-cell table:formula="of:=RANDBETWEEN(1;50)" office:value-type="float" office:value="36">
            <text:p>36</text:p>
          </table:table-cell>
          <table:table-cell table:formula="of:=RANDBETWEEN(1;20)" office:value-type="float" office:value="20">
            <text:p>20</text:p>
          </table:table-cell>
        </table:table-row>
        <table:table-row table:style-name="ro2">
          <table:table-cell table:formula="of:=RANDBETWEEN(1;50)" office:value-type="float" office:value="26">
            <text:p>26</text:p>
          </table:table-cell>
          <table:table-cell table:formula="of:=RANDBETWEEN(1;20)" office:value-type="float" office:value="10">
            <text:p>10</text:p>
          </table:table-cell>
        </table:table-row>
        <table:table-row table:style-name="ro2">
          <table:table-cell table:formula="of:=RANDBETWEEN(1;50)" office:value-type="float" office:value="25">
            <text:p>25</text:p>
          </table:table-cell>
          <table:table-cell table:formula="of:=RANDBETWEEN(1;20)" office:value-type="float" office:value="4">
            <text:p>4</text:p>
          </table:table-cell>
        </table:table-row>
        <table:table-row table:style-name="ro2">
          <table:table-cell table:formula="of:=RANDBETWEEN(1;50)" office:value-type="float" office:value="22">
            <text:p>22</text:p>
          </table:table-cell>
          <table:table-cell table:formula="of:=RANDBETWEEN(1;20)" office:value-type="float" office:value="19">
            <text:p>19</text:p>
          </table:table-cell>
        </table:table-row>
        <table:table-row table:style-name="ro2">
          <table:table-cell table:formula="of:=RANDBETWEEN(1;50)" office:value-type="float" office:value="20">
            <text:p>20</text:p>
          </table:table-cell>
          <table:table-cell table:formula="of:=RANDBETWEEN(1;20)" office:value-type="float" office:value="7">
            <text:p>7</text:p>
          </table:table-cell>
        </table:table-row>
        <table:table-row table:style-name="ro2">
          <table:table-cell table:formula="of:=RANDBETWEEN(1;50)" office:value-type="float" office:value="1">
            <text:p>1</text:p>
          </table:table-cell>
          <table:table-cell table:formula="of:=RANDBETWEEN(1;20)" office:value-type="float" office:value="5">
            <text:p>5</text:p>
          </table:table-cell>
        </table:table-row>
        <table:table-row table:style-name="ro2">
          <table:table-cell table:formula="of:=RANDBETWEEN(1;50)" office:value-type="float" office:value="19">
            <text:p>19</text:p>
          </table:table-cell>
          <table:table-cell table:formula="of:=RANDBETWEEN(1;20)" office:value-type="float" office:value="3">
            <text:p>3</text:p>
          </table:table-cell>
        </table:table-row>
        <table:table-row table:style-name="ro2">
          <table:table-cell table:formula="of:=RANDBETWEEN(1;50)" office:value-type="float" office:value="26">
            <text:p>26</text:p>
          </table:table-cell>
          <table:table-cell table:formula="of:=RANDBETWEEN(1;20)" office:value-type="float" office:value="5">
            <text:p>5</text:p>
          </table:table-cell>
        </table:table-row>
        <table:table-row table:style-name="ro2">
          <table:table-cell table:formula="of:=RANDBETWEEN(1;50)" office:value-type="float" office:value="13">
            <text:p>13</text:p>
          </table:table-cell>
          <table:table-cell table:formula="of:=RANDBETWEEN(1;20)" office:value-type="float" office:value="15">
            <text:p>15</text:p>
          </table:table-cell>
        </table:table-row>
        <table:table-row table:style-name="ro2">
          <table:table-cell table:formula="of:=RANDBETWEEN(1;50)" office:value-type="float" office:value="23">
            <text:p>23</text:p>
          </table:table-cell>
          <table:table-cell table:formula="of:=RANDBETWEEN(1;20)" office:value-type="float" office:value="18">
            <text:p>18</text:p>
          </table:table-cell>
        </table:table-row>
        <table:table-row table:style-name="ro2">
          <table:table-cell table:formula="of:=RANDBETWEEN(1;50)" office:value-type="float" office:value="36">
            <text:p>36</text:p>
          </table:table-cell>
          <table:table-cell table:formula="of:=RANDBETWEEN(1;20)" office:value-type="float" office:value="7">
            <text:p>7</text:p>
          </table:table-cell>
        </table:table-row>
        <table:table-row table:style-name="ro2">
          <table:table-cell table:formula="of:=RANDBETWEEN(1;50)" office:value-type="float" office:value="38">
            <text:p>38</text:p>
          </table:table-cell>
          <table:table-cell table:formula="of:=RANDBETWEEN(1;20)" office:value-type="float" office:value="1">
            <text:p>1</text:p>
          </table:table-cell>
        </table:table-row>
        <table:table-row table:style-name="ro2">
          <table:table-cell table:formula="of:=RANDBETWEEN(1;50)" office:value-type="float" office:value="1">
            <text:p>1</text:p>
          </table:table-cell>
          <table:table-cell table:formula="of:=RANDBETWEEN(1;20)" office:value-type="float" office:value="20">
            <text:p>20</text:p>
          </table:table-cell>
        </table:table-row>
        <table:table-row table:style-name="ro2">
          <table:table-cell table:formula="of:=RANDBETWEEN(1;50)" office:value-type="float" office:value="9">
            <text:p>9</text:p>
          </table:table-cell>
          <table:table-cell table:formula="of:=RANDBETWEEN(1;20)" office:value-type="float" office:value="16">
            <text:p>16</text:p>
          </table:table-cell>
        </table:table-row>
        <table:table-row table:style-name="ro2">
          <table:table-cell table:formula="of:=RANDBETWEEN(1;50)" office:value-type="float" office:value="33">
            <text:p>33</text:p>
          </table:table-cell>
          <table:table-cell table:formula="of:=RANDBETWEEN(1;20)" office:value-type="float" office:value="9">
            <text:p>9</text:p>
          </table:table-cell>
        </table:table-row>
        <table:table-row table:style-name="ro2">
          <table:table-cell table:formula="of:=RANDBETWEEN(1;50)" office:value-type="float" office:value="35">
            <text:p>35</text:p>
          </table:table-cell>
          <table:table-cell table:formula="of:=RANDBETWEEN(1;20)" office:value-type="float" office:value="6">
            <text:p>6</text:p>
          </table:table-cell>
        </table:table-row>
        <table:table-row table:style-name="ro2">
          <table:table-cell table:formula="of:=RANDBETWEEN(1;50)" office:value-type="float" office:value="40">
            <text:p>40</text:p>
          </table:table-cell>
          <table:table-cell table:formula="of:=RANDBETWEEN(1;20)" office:value-type="float" office:value="20">
            <text:p>20</text:p>
          </table:table-cell>
        </table:table-row>
        <table:table-row table:style-name="ro2">
          <table:table-cell table:formula="of:=RANDBETWEEN(1;50)" office:value-type="float" office:value="44">
            <text:p>44</text:p>
          </table:table-cell>
          <table:table-cell table:formula="of:=RANDBETWEEN(1;20)" office:value-type="float" office:value="12">
            <text:p>12</text:p>
          </table:table-cell>
        </table:table-row>
        <table:table-row table:style-name="ro2">
          <table:table-cell table:formula="of:=RANDBETWEEN(1;50)" office:value-type="float" office:value="5">
            <text:p>5</text:p>
          </table:table-cell>
          <table:table-cell table:formula="of:=RANDBETWEEN(1;20)" office:value-type="float" office:value="7">
            <text:p>7</text:p>
          </table:table-cell>
        </table:table-row>
        <table:table-row table:style-name="ro2">
          <table:table-cell table:formula="of:=RANDBETWEEN(1;50)" office:value-type="float" office:value="15">
            <text:p>15</text:p>
          </table:table-cell>
          <table:table-cell table:formula="of:=RANDBETWEEN(1;20)" office:value-type="float" office:value="16">
            <text:p>16</text:p>
          </table:table-cell>
        </table:table-row>
        <table:table-row table:style-name="ro2">
          <table:table-cell table:formula="of:=RANDBETWEEN(1;50)" office:value-type="float" office:value="33">
            <text:p>33</text:p>
          </table:table-cell>
          <table:table-cell table:formula="of:=RANDBETWEEN(1;20)" office:value-type="float" office:value="20">
            <text:p>20</text:p>
          </table:table-cell>
        </table:table-row>
        <table:table-row table:style-name="ro2">
          <table:table-cell table:formula="of:=RANDBETWEEN(1;50)" office:value-type="float" office:value="48">
            <text:p>48</text:p>
          </table:table-cell>
          <table:table-cell table:formula="of:=RANDBETWEEN(1;20)" office:value-type="float" office:value="10">
            <text:p>10</text:p>
          </table:table-cell>
        </table:table-row>
        <table:table-row table:style-name="ro2">
          <table:table-cell table:formula="of:=RANDBETWEEN(1;50)" office:value-type="float" office:value="25">
            <text:p>25</text:p>
          </table:table-cell>
          <table:table-cell table:formula="of:=RANDBETWEEN(1;20)" office:value-type="float" office:value="11">
            <text:p>11</text:p>
          </table:table-cell>
        </table:table-row>
        <table:table-row table:style-name="ro2">
          <table:table-cell table:formula="of:=RANDBETWEEN(1;50)" office:value-type="float" office:value="23">
            <text:p>23</text:p>
          </table:table-cell>
          <table:table-cell table:formula="of:=RANDBETWEEN(1;20)" office:value-type="float" office:value="8">
            <text:p>8</text:p>
          </table:table-cell>
        </table:table-row>
        <table:table-row table:style-name="ro2">
          <table:table-cell table:formula="of:=RANDBETWEEN(1;50)" office:value-type="float" office:value="18">
            <text:p>18</text:p>
          </table:table-cell>
          <table:table-cell table:formula="of:=RANDBETWEEN(1;20)" office:value-type="float" office:value="10">
            <text:p>10</text:p>
          </table:table-cell>
        </table:table-row>
        <table:table-row table:style-name="ro2">
          <table:table-cell table:formula="of:=RANDBETWEEN(1;50)" office:value-type="float" office:value="47">
            <text:p>47</text:p>
          </table:table-cell>
          <table:table-cell table:formula="of:=RANDBETWEEN(1;20)" office:value-type="float" office:value="19">
            <text:p>19</text:p>
          </table:table-cell>
        </table:table-row>
        <table:table-row table:style-name="ro2">
          <table:table-cell table:formula="of:=RANDBETWEEN(1;50)" office:value-type="float" office:value="26">
            <text:p>26</text:p>
          </table:table-cell>
          <table:table-cell table:formula="of:=RANDBETWEEN(1;20)" office:value-type="float" office:value="2">
            <text:p>2</text:p>
          </table:table-cell>
        </table:table-row>
        <table:table-row table:style-name="ro2">
          <table:table-cell table:formula="of:=RANDBETWEEN(1;50)" office:value-type="float" office:value="22">
            <text:p>22</text:p>
          </table:table-cell>
          <table:table-cell table:formula="of:=RANDBETWEEN(1;20)" office:value-type="float" office:value="10">
            <text:p>10</text:p>
          </table:table-cell>
        </table:table-row>
        <table:table-row table:style-name="ro2">
          <table:table-cell table:formula="of:=RANDBETWEEN(1;50)" office:value-type="float" office:value="26">
            <text:p>26</text:p>
          </table:table-cell>
          <table:table-cell table:formula="of:=RANDBETWEEN(1;20)" office:value-type="float" office:value="13">
            <text:p>13</text:p>
          </table:table-cell>
        </table:table-row>
        <table:table-row table:style-name="ro2">
          <table:table-cell table:formula="of:=RANDBETWEEN(1;50)" office:value-type="float" office:value="12">
            <text:p>12</text:p>
          </table:table-cell>
          <table:table-cell table:formula="of:=RANDBETWEEN(1;20)" office:value-type="float" office:value="3">
            <text:p>3</text:p>
          </table:table-cell>
        </table:table-row>
        <table:table-row table:style-name="ro2">
          <table:table-cell table:formula="of:=RANDBETWEEN(1;50)" office:value-type="float" office:value="30">
            <text:p>30</text:p>
          </table:table-cell>
          <table:table-cell table:formula="of:=RANDBETWEEN(1;20)" office:value-type="float" office:value="19">
            <text:p>19</text:p>
          </table:table-cell>
        </table:table-row>
        <table:table-row table:style-name="ro2">
          <table:table-cell table:formula="of:=RANDBETWEEN(1;50)" office:value-type="float" office:value="22">
            <text:p>22</text:p>
          </table:table-cell>
          <table:table-cell table:formula="of:=RANDBETWEEN(1;20)" office:value-type="float" office:value="13">
            <text:p>13</text:p>
          </table:table-cell>
        </table:table-row>
        <table:table-row table:style-name="ro2">
          <table:table-cell table:formula="of:=RANDBETWEEN(1;50)" office:value-type="float" office:value="20">
            <text:p>20</text:p>
          </table:table-cell>
          <table:table-cell table:formula="of:=RANDBETWEEN(1;20)" office:value-type="float" office:value="16">
            <text:p>16</text:p>
          </table:table-cell>
        </table:table-row>
        <table:table-row table:style-name="ro2">
          <table:table-cell table:formula="of:=RANDBETWEEN(1;50)" office:value-type="float" office:value="18">
            <text:p>18</text:p>
          </table:table-cell>
          <table:table-cell table:formula="of:=RANDBETWEEN(1;20)" office:value-type="float" office:value="19">
            <text:p>19</text:p>
          </table:table-cell>
        </table:table-row>
        <table:table-row table:style-name="ro2">
          <table:table-cell table:formula="of:=RANDBETWEEN(1;50)" office:value-type="float" office:value="19">
            <text:p>19</text:p>
          </table:table-cell>
          <table:table-cell table:formula="of:=RANDBETWEEN(1;20)" office:value-type="float" office:value="16">
            <text:p>16</text:p>
          </table:table-cell>
        </table:table-row>
        <table:table-row table:style-name="ro2">
          <table:table-cell table:formula="of:=RANDBETWEEN(1;50)" office:value-type="float" office:value="45">
            <text:p>45</text:p>
          </table:table-cell>
          <table:table-cell table:formula="of:=RANDBETWEEN(1;20)" office:value-type="float" office:value="1">
            <text:p>1</text:p>
          </table:table-cell>
        </table:table-row>
        <table:table-row table:style-name="ro2">
          <table:table-cell table:formula="of:=RANDBETWEEN(1;50)" office:value-type="float" office:value="5">
            <text:p>5</text:p>
          </table:table-cell>
          <table:table-cell table:formula="of:=RANDBETWEEN(1;20)" office:value-type="float" office:value="9">
            <text:p>9</text:p>
          </table:table-cell>
        </table:table-row>
        <table:table-row table:style-name="ro2">
          <table:table-cell table:formula="of:=RANDBETWEEN(1;50)" office:value-type="float" office:value="41">
            <text:p>41</text:p>
          </table:table-cell>
          <table:table-cell table:formula="of:=RANDBETWEEN(1;20)" office:value-type="float" office:value="19">
            <text:p>19</text:p>
          </table:table-cell>
        </table:table-row>
        <table:table-row table:style-name="ro2">
          <table:table-cell table:formula="of:=RANDBETWEEN(1;50)" office:value-type="float" office:value="5">
            <text:p>5</text:p>
          </table:table-cell>
          <table:table-cell table:formula="of:=RANDBETWEEN(1;20)" office:value-type="float" office:value="11">
            <text:p>11</text:p>
          </table:table-cell>
        </table:table-row>
        <table:table-row table:style-name="ro2">
          <table:table-cell table:formula="of:=RANDBETWEEN(1;50)" office:value-type="float" office:value="7">
            <text:p>7</text:p>
          </table:table-cell>
          <table:table-cell table:formula="of:=RANDBETWEEN(1;20)" office:value-type="float" office:value="20">
            <text:p>20</text:p>
          </table:table-cell>
        </table:table-row>
        <table:table-row table:style-name="ro2">
          <table:table-cell table:formula="of:=RANDBETWEEN(1;50)" office:value-type="float" office:value="34">
            <text:p>34</text:p>
          </table:table-cell>
          <table:table-cell table:formula="of:=RANDBETWEEN(1;20)" office:value-type="float" office:value="1">
            <text:p>1</text:p>
          </table:table-cell>
        </table:table-row>
        <table:table-row table:style-name="ro2">
          <table:table-cell table:formula="of:=RANDBETWEEN(1;50)" office:value-type="float" office:value="49">
            <text:p>49</text:p>
          </table:table-cell>
          <table:table-cell table:formula="of:=RANDBETWEEN(1;20)" office:value-type="float" office:value="13">
            <text:p>13</text:p>
          </table:table-cell>
        </table:table-row>
        <table:table-row table:style-name="ro2">
          <table:table-cell table:formula="of:=RANDBETWEEN(1;50)" office:value-type="float" office:value="4">
            <text:p>4</text:p>
          </table:table-cell>
          <table:table-cell table:formula="of:=RANDBETWEEN(1;20)" office:value-type="float" office:value="8">
            <text:p>8</text:p>
          </table:table-cell>
        </table:table-row>
        <table:table-row table:style-name="ro2">
          <table:table-cell table:formula="of:=RANDBETWEEN(1;50)" office:value-type="float" office:value="14">
            <text:p>14</text:p>
          </table:table-cell>
          <table:table-cell table:formula="of:=RANDBETWEEN(1;20)" office:value-type="float" office:value="12">
            <text:p>12</text:p>
          </table:table-cell>
        </table:table-row>
        <table:table-row table:style-name="ro2">
          <table:table-cell table:formula="of:=RANDBETWEEN(1;50)" office:value-type="float" office:value="1">
            <text:p>1</text:p>
          </table:table-cell>
          <table:table-cell table:formula="of:=RANDBETWEEN(1;20)" office:value-type="float" office:value="2">
            <text:p>2</text:p>
          </table:table-cell>
        </table:table-row>
        <table:table-row table:style-name="ro2">
          <table:table-cell table:formula="of:=RANDBETWEEN(1;50)" office:value-type="float" office:value="24">
            <text:p>24</text:p>
          </table:table-cell>
          <table:table-cell table:formula="of:=RANDBETWEEN(1;20)" office:value-type="float" office:value="10">
            <text:p>10</text:p>
          </table:table-cell>
        </table:table-row>
        <table:table-row table:style-name="ro2">
          <table:table-cell table:formula="of:=RANDBETWEEN(1;50)" office:value-type="float" office:value="38">
            <text:p>38</text:p>
          </table:table-cell>
          <table:table-cell table:formula="of:=RANDBETWEEN(1;20)" office:value-type="float" office:value="19">
            <text:p>19</text:p>
          </table:table-cell>
        </table:table-row>
        <table:table-row table:style-name="ro2">
          <table:table-cell table:formula="of:=RANDBETWEEN(1;50)" office:value-type="float" office:value="3">
            <text:p>3</text:p>
          </table:table-cell>
          <table:table-cell table:formula="of:=RANDBETWEEN(1;20)" office:value-type="float" office:value="19">
            <text:p>19</text:p>
          </table:table-cell>
        </table:table-row>
        <table:table-row table:style-name="ro2">
          <table:table-cell table:formula="of:=RANDBETWEEN(1;50)" office:value-type="float" office:value="38">
            <text:p>38</text:p>
          </table:table-cell>
          <table:table-cell table:formula="of:=RANDBETWEEN(1;20)" office:value-type="float" office:value="8">
            <text:p>8</text:p>
          </table:table-cell>
        </table:table-row>
        <table:table-row table:style-name="ro2">
          <table:table-cell table:formula="of:=RANDBETWEEN(1;50)" office:value-type="float" office:value="5">
            <text:p>5</text:p>
          </table:table-cell>
          <table:table-cell table:formula="of:=RANDBETWEEN(1;20)" office:value-type="float" office:value="14">
            <text:p>14</text:p>
          </table:table-cell>
        </table:table-row>
        <table:table-row table:style-name="ro2">
          <table:table-cell table:formula="of:=RANDBETWEEN(1;50)" office:value-type="float" office:value="19">
            <text:p>19</text:p>
          </table:table-cell>
          <table:table-cell table:formula="of:=RANDBETWEEN(1;20)" office:value-type="float" office:value="7">
            <text:p>7</text:p>
          </table:table-cell>
        </table:table-row>
        <table:table-row table:style-name="ro2">
          <table:table-cell table:formula="of:=RANDBETWEEN(1;50)" office:value-type="float" office:value="50">
            <text:p>50</text:p>
          </table:table-cell>
          <table:table-cell table:formula="of:=RANDBETWEEN(1;20)" office:value-type="float" office:value="9">
            <text:p>9</text:p>
          </table:table-cell>
        </table:table-row>
        <table:table-row table:style-name="ro2">
          <table:table-cell table:formula="of:=RANDBETWEEN(1;50)" office:value-type="float" office:value="24">
            <text:p>24</text:p>
          </table:table-cell>
          <table:table-cell table:formula="of:=RANDBETWEEN(1;20)" office:value-type="float" office:value="10">
            <text:p>10</text:p>
          </table:table-cell>
        </table:table-row>
        <table:table-row table:style-name="ro2">
          <table:table-cell table:formula="of:=RANDBETWEEN(1;50)" office:value-type="float" office:value="16">
            <text:p>16</text:p>
          </table:table-cell>
          <table:table-cell table:formula="of:=RANDBETWEEN(1;20)" office:value-type="float" office:value="5">
            <text:p>5</text:p>
          </table:table-cell>
        </table:table-row>
        <table:table-row table:style-name="ro2">
          <table:table-cell table:formula="of:=RANDBETWEEN(1;50)" office:value-type="float" office:value="31">
            <text:p>31</text:p>
          </table:table-cell>
          <table:table-cell table:formula="of:=RANDBETWEEN(1;20)" office:value-type="float" office:value="7">
            <text:p>7</text:p>
          </table:table-cell>
        </table:table-row>
        <table:table-row table:style-name="ro2">
          <table:table-cell table:formula="of:=RANDBETWEEN(1;50)" office:value-type="float" office:value="23">
            <text:p>23</text:p>
          </table:table-cell>
          <table:table-cell table:formula="of:=RANDBETWEEN(1;20)" office:value-type="float" office:value="7">
            <text:p>7</text:p>
          </table:table-cell>
        </table:table-row>
        <table:table-row table:style-name="ro2">
          <table:table-cell table:formula="of:=RANDBETWEEN(1;50)" office:value-type="float" office:value="33">
            <text:p>33</text:p>
          </table:table-cell>
          <table:table-cell table:formula="of:=RANDBETWEEN(1;20)" office:value-type="float" office:value="19">
            <text:p>19</text:p>
          </table:table-cell>
        </table:table-row>
        <table:table-row table:style-name="ro2">
          <table:table-cell table:formula="of:=RANDBETWEEN(1;50)" office:value-type="float" office:value="29">
            <text:p>29</text:p>
          </table:table-cell>
          <table:table-cell table:formula="of:=RANDBETWEEN(1;20)" office:value-type="float" office:value="2">
            <text:p>2</text:p>
          </table:table-cell>
        </table:table-row>
        <table:table-row table:style-name="ro2">
          <table:table-cell table:formula="of:=RANDBETWEEN(1;50)" office:value-type="float" office:value="6">
            <text:p>6</text:p>
          </table:table-cell>
          <table:table-cell table:formula="of:=RANDBETWEEN(1;20)" office:value-type="float" office:value="10">
            <text:p>10</text:p>
          </table:table-cell>
        </table:table-row>
        <table:table-row table:style-name="ro2">
          <table:table-cell table:formula="of:=RANDBETWEEN(1;50)" office:value-type="float" office:value="39">
            <text:p>39</text:p>
          </table:table-cell>
          <table:table-cell table:formula="of:=RANDBETWEEN(1;20)" office:value-type="float" office:value="15">
            <text:p>15</text:p>
          </table:table-cell>
        </table:table-row>
        <table:table-row table:style-name="ro2">
          <table:table-cell table:formula="of:=RANDBETWEEN(1;50)" office:value-type="float" office:value="38">
            <text:p>38</text:p>
          </table:table-cell>
          <table:table-cell table:formula="of:=RANDBETWEEN(1;20)" office:value-type="float" office:value="13">
            <text:p>13</text:p>
          </table:table-cell>
        </table:table-row>
        <table:table-row table:style-name="ro2">
          <table:table-cell table:formula="of:=RANDBETWEEN(1;50)" office:value-type="float" office:value="43">
            <text:p>43</text:p>
          </table:table-cell>
          <table:table-cell table:formula="of:=RANDBETWEEN(1;20)" office:value-type="float" office:value="10">
            <text:p>10</text:p>
          </table:table-cell>
        </table:table-row>
        <table:table-row table:style-name="ro2">
          <table:table-cell table:formula="of:=RANDBETWEEN(1;50)" office:value-type="float" office:value="48">
            <text:p>48</text:p>
          </table:table-cell>
          <table:table-cell table:formula="of:=RANDBETWEEN(1;20)" office:value-type="float" office:value="9">
            <text:p>9</text:p>
          </table:table-cell>
        </table:table-row>
        <table:table-row table:style-name="ro2">
          <table:table-cell table:formula="of:=RANDBETWEEN(1;50)" office:value-type="float" office:value="45">
            <text:p>45</text:p>
          </table:table-cell>
          <table:table-cell table:formula="of:=RANDBETWEEN(1;20)" office:value-type="float" office:value="10">
            <text:p>10</text:p>
          </table:table-cell>
        </table:table-row>
        <table:table-row table:style-name="ro2">
          <table:table-cell table:formula="of:=RANDBETWEEN(1;50)" office:value-type="float" office:value="22">
            <text:p>22</text:p>
          </table:table-cell>
          <table:table-cell table:formula="of:=RANDBETWEEN(1;20)" office:value-type="float" office:value="10">
            <text:p>10</text:p>
          </table:table-cell>
        </table:table-row>
        <table:table-row table:style-name="ro2">
          <table:table-cell table:formula="of:=RANDBETWEEN(1;50)" office:value-type="float" office:value="45">
            <text:p>45</text:p>
          </table:table-cell>
          <table:table-cell table:formula="of:=RANDBETWEEN(1;20)" office:value-type="float" office:value="18">
            <text:p>18</text:p>
          </table:table-cell>
        </table:table-row>
        <table:table-row table:style-name="ro2">
          <table:table-cell table:formula="of:=RANDBETWEEN(1;50)" office:value-type="float" office:value="12">
            <text:p>12</text:p>
          </table:table-cell>
          <table:table-cell table:formula="of:=RANDBETWEEN(1;20)" office:value-type="float" office:value="3">
            <text:p>3</text:p>
          </table:table-cell>
        </table:table-row>
        <table:table-row table:style-name="ro2">
          <table:table-cell table:formula="of:=RANDBETWEEN(1;50)" office:value-type="float" office:value="21">
            <text:p>21</text:p>
          </table:table-cell>
          <table:table-cell table:formula="of:=RANDBETWEEN(1;20)" office:value-type="float" office:value="13">
            <text:p>13</text:p>
          </table:table-cell>
        </table:table-row>
        <table:table-row table:style-name="ro2">
          <table:table-cell table:formula="of:=RANDBETWEEN(1;50)" office:value-type="float" office:value="1">
            <text:p>1</text:p>
          </table:table-cell>
          <table:table-cell table:formula="of:=RANDBETWEEN(1;20)" office:value-type="float" office:value="14">
            <text:p>14</text:p>
          </table:table-cell>
        </table:table-row>
        <table:table-row table:style-name="ro2">
          <table:table-cell table:formula="of:=RANDBETWEEN(1;50)" office:value-type="float" office:value="11">
            <text:p>11</text:p>
          </table:table-cell>
          <table:table-cell table:formula="of:=RANDBETWEEN(1;20)" office:value-type="float" office:value="18">
            <text:p>18</text:p>
          </table:table-cell>
        </table:table-row>
        <table:table-row table:style-name="ro2">
          <table:table-cell table:formula="of:=RANDBETWEEN(1;50)" office:value-type="float" office:value="23">
            <text:p>23</text:p>
          </table:table-cell>
          <table:table-cell table:formula="of:=RANDBETWEEN(1;20)" office:value-type="float" office:value="1">
            <text:p>1</text:p>
          </table:table-cell>
        </table:table-row>
        <table:table-row table:style-name="ro2">
          <table:table-cell table:formula="of:=RANDBETWEEN(1;50)" office:value-type="float" office:value="8">
            <text:p>8</text:p>
          </table:table-cell>
          <table:table-cell table:formula="of:=RANDBETWEEN(1;20)" office:value-type="float" office:value="14">
            <text:p>14</text:p>
          </table:table-cell>
        </table:table-row>
        <table:table-row table:style-name="ro2">
          <table:table-cell table:formula="of:=RANDBETWEEN(1;50)" office:value-type="float" office:value="21">
            <text:p>21</text:p>
          </table:table-cell>
          <table:table-cell table:formula="of:=RANDBETWEEN(1;20)" office:value-type="float" office:value="6">
            <text:p>6</text:p>
          </table:table-cell>
        </table:table-row>
        <table:table-row table:style-name="ro2">
          <table:table-cell table:formula="of:=RANDBETWEEN(1;50)" office:value-type="float" office:value="17">
            <text:p>17</text:p>
          </table:table-cell>
          <table:table-cell table:formula="of:=RANDBETWEEN(1;20)" office:value-type="float" office:value="6">
            <text:p>6</text:p>
          </table:table-cell>
        </table:table-row>
        <table:table-row table:style-name="ro2">
          <table:table-cell table:formula="of:=RANDBETWEEN(1;50)" office:value-type="float" office:value="8">
            <text:p>8</text:p>
          </table:table-cell>
          <table:table-cell table:formula="of:=RANDBETWEEN(1;20)" office:value-type="float" office:value="2">
            <text:p>2</text:p>
          </table:table-cell>
        </table:table-row>
        <table:table-row table:style-name="ro2">
          <table:table-cell table:formula="of:=RANDBETWEEN(1;50)" office:value-type="float" office:value="48">
            <text:p>48</text:p>
          </table:table-cell>
          <table:table-cell table:formula="of:=RANDBETWEEN(1;20)" office:value-type="float" office:value="2">
            <text:p>2</text:p>
          </table:table-cell>
        </table:table-row>
        <table:table-row table:style-name="ro2">
          <table:table-cell table:formula="of:=RANDBETWEEN(1;50)" office:value-type="float" office:value="25">
            <text:p>25</text:p>
          </table:table-cell>
          <table:table-cell table:formula="of:=RANDBETWEEN(1;20)" office:value-type="float" office:value="11">
            <text:p>11</text:p>
          </table:table-cell>
        </table:table-row>
        <table:table-row table:style-name="ro2">
          <table:table-cell table:formula="of:=RANDBETWEEN(1;50)" office:value-type="float" office:value="3">
            <text:p>3</text:p>
          </table:table-cell>
          <table:table-cell table:formula="of:=RANDBETWEEN(1;20)" office:value-type="float" office:value="18">
            <text:p>18</text:p>
          </table:table-cell>
        </table:table-row>
        <table:table-row table:style-name="ro2">
          <table:table-cell table:formula="of:=RANDBETWEEN(1;50)" office:value-type="float" office:value="16">
            <text:p>16</text:p>
          </table:table-cell>
          <table:table-cell table:formula="of:=RANDBETWEEN(1;20)" office:value-type="float" office:value="17">
            <text:p>17</text:p>
          </table:table-cell>
        </table:table-row>
        <table:table-row table:style-name="ro2">
          <table:table-cell table:formula="of:=RANDBETWEEN(1;50)" office:value-type="float" office:value="10">
            <text:p>10</text:p>
          </table:table-cell>
          <table:table-cell table:formula="of:=RANDBETWEEN(1;20)" office:value-type="float" office:value="14">
            <text:p>14</text:p>
          </table:table-cell>
        </table:table-row>
        <table:table-row table:style-name="ro2" table:number-rows-repeated="39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ategory_has_good" table:style-name="ta1">
        <table:table-column table:style-name="co1" table:number-columns-repeated="2" table:default-cell-style-name="ce15"/>
        <table:table-row table:style-name="ro2">
          <table:table-cell table:style-name="Default" office:value-type="string">
            <text:p>category_id</text:p>
          </table:table-cell>
          <table:table-cell table:style-name="Default" office:value-type="string">
            <text:p>good_id</text:p>
          </table:table-cell>
        </table:table-row>
        <table:table-row table:style-name="ro2">
          <table:table-cell table:formula="of:=RANDBETWEEN(1;10)" office:value-type="float" office:value="6">
            <text:p>6</text:p>
          </table:table-cell>
          <table:table-cell table:formula="of:=RANDBETWEEN(1;18)" office:value-type="float" office:value="18">
            <text:p>18</text:p>
          </table:table-cell>
        </table:table-row>
        <table:table-row table:style-name="ro2">
          <table:table-cell table:formula="of:=RANDBETWEEN(1;10)" office:value-type="float" office:value="10">
            <text:p>10</text:p>
          </table:table-cell>
          <table:table-cell table:formula="of:=RANDBETWEEN(1;18)" office:value-type="float" office:value="13">
            <text:p>13</text:p>
          </table:table-cell>
        </table:table-row>
        <table:table-row table:style-name="ro2">
          <table:table-cell table:formula="of:=RANDBETWEEN(1;10)" office:value-type="float" office:value="3">
            <text:p>3</text:p>
          </table:table-cell>
          <table:table-cell table:formula="of:=RANDBETWEEN(1;18)" office:value-type="float" office:value="10">
            <text:p>10</text:p>
          </table:table-cell>
        </table:table-row>
        <table:table-row table:style-name="ro2">
          <table:table-cell table:formula="of:=RANDBETWEEN(1;10)" office:value-type="float" office:value="3">
            <text:p>3</text:p>
          </table:table-cell>
          <table:table-cell table:formula="of:=RANDBETWEEN(1;18)" office:value-type="float" office:value="7">
            <text:p>7</text:p>
          </table:table-cell>
        </table:table-row>
        <table:table-row table:style-name="ro2">
          <table:table-cell table:formula="of:=RANDBETWEEN(1;10)" office:value-type="float" office:value="4">
            <text:p>4</text:p>
          </table:table-cell>
          <table:table-cell table:formula="of:=RANDBETWEEN(1;18)" office:value-type="float" office:value="8">
            <text:p>8</text:p>
          </table:table-cell>
        </table:table-row>
        <table:table-row table:style-name="ro2">
          <table:table-cell table:formula="of:=RANDBETWEEN(1;10)" office:value-type="float" office:value="4">
            <text:p>4</text:p>
          </table:table-cell>
          <table:table-cell table:formula="of:=RANDBETWEEN(1;18)" office:value-type="float" office:value="1">
            <text:p>1</text:p>
          </table:table-cell>
        </table:table-row>
        <table:table-row table:style-name="ro2">
          <table:table-cell table:formula="of:=RANDBETWEEN(1;10)" office:value-type="float" office:value="1">
            <text:p>1</text:p>
          </table:table-cell>
          <table:table-cell table:formula="of:=RANDBETWEEN(1;18)" office:value-type="float" office:value="6">
            <text:p>6</text:p>
          </table:table-cell>
        </table:table-row>
        <table:table-row table:style-name="ro2">
          <table:table-cell table:formula="of:=RANDBETWEEN(1;10)" office:value-type="float" office:value="6">
            <text:p>6</text:p>
          </table:table-cell>
          <table:table-cell table:formula="of:=RANDBETWEEN(1;18)" office:value-type="float" office:value="7">
            <text:p>7</text:p>
          </table:table-cell>
        </table:table-row>
        <table:table-row table:style-name="ro2">
          <table:table-cell table:formula="of:=RANDBETWEEN(1;10)" office:value-type="float" office:value="10">
            <text:p>10</text:p>
          </table:table-cell>
          <table:table-cell table:formula="of:=RANDBETWEEN(1;18)" office:value-type="float" office:value="11">
            <text:p>11</text:p>
          </table:table-cell>
        </table:table-row>
        <table:table-row table:style-name="ro2">
          <table:table-cell table:formula="of:=RANDBETWEEN(1;10)" office:value-type="float" office:value="10">
            <text:p>10</text:p>
          </table:table-cell>
          <table:table-cell table:formula="of:=RANDBETWEEN(1;18)" office:value-type="float" office:value="17">
            <text:p>17</text:p>
          </table:table-cell>
        </table:table-row>
        <table:table-row table:style-name="ro2">
          <table:table-cell table:formula="of:=RANDBETWEEN(1;10)" office:value-type="float" office:value="3">
            <text:p>3</text:p>
          </table:table-cell>
          <table:table-cell table:formula="of:=RANDBETWEEN(1;18)" office:value-type="float" office:value="17">
            <text:p>17</text:p>
          </table:table-cell>
        </table:table-row>
        <table:table-row table:style-name="ro2">
          <table:table-cell table:formula="of:=RANDBETWEEN(1;10)" office:value-type="float" office:value="2">
            <text:p>2</text:p>
          </table:table-cell>
          <table:table-cell table:formula="of:=RANDBETWEEN(1;18)" office:value-type="float" office:value="3">
            <text:p>3</text:p>
          </table:table-cell>
        </table:table-row>
        <table:table-row table:style-name="ro2">
          <table:table-cell table:formula="of:=RANDBETWEEN(1;10)" office:value-type="float" office:value="9">
            <text:p>9</text:p>
          </table:table-cell>
          <table:table-cell table:formula="of:=RANDBETWEEN(1;18)" office:value-type="float" office:value="5">
            <text:p>5</text:p>
          </table:table-cell>
        </table:table-row>
        <table:table-row table:style-name="ro2">
          <table:table-cell table:formula="of:=RANDBETWEEN(1;10)" office:value-type="float" office:value="6">
            <text:p>6</text:p>
          </table:table-cell>
          <table:table-cell table:formula="of:=RANDBETWEEN(1;18)" office:value-type="float" office:value="12">
            <text:p>12</text:p>
          </table:table-cell>
        </table:table-row>
        <table:table-row table:style-name="ro2">
          <table:table-cell table:formula="of:=RANDBETWEEN(1;10)" office:value-type="float" office:value="10">
            <text:p>10</text:p>
          </table:table-cell>
          <table:table-cell table:formula="of:=RANDBETWEEN(1;18)" office:value-type="float" office:value="4">
            <text:p>4</text:p>
          </table:table-cell>
        </table:table-row>
        <table:table-row table:style-name="ro2">
          <table:table-cell table:formula="of:=RANDBETWEEN(1;10)" office:value-type="float" office:value="6">
            <text:p>6</text:p>
          </table:table-cell>
          <table:table-cell table:formula="of:=RANDBETWEEN(1;18)" office:value-type="float" office:value="6">
            <text:p>6</text:p>
          </table:table-cell>
        </table:table-row>
        <table:table-row table:style-name="ro2">
          <table:table-cell table:formula="of:=RANDBETWEEN(1;10)" office:value-type="float" office:value="2">
            <text:p>2</text:p>
          </table:table-cell>
          <table:table-cell table:formula="of:=RANDBETWEEN(1;18)" office:value-type="float" office:value="5">
            <text:p>5</text:p>
          </table:table-cell>
        </table:table-row>
        <table:table-row table:style-name="ro2">
          <table:table-cell table:formula="of:=RANDBETWEEN(1;10)" office:value-type="float" office:value="1">
            <text:p>1</text:p>
          </table:table-cell>
          <table:table-cell table:formula="of:=RANDBETWEEN(1;18)" office:value-type="float" office:value="15">
            <text:p>15</text:p>
          </table:table-cell>
        </table:table-row>
        <table:table-row table:style-name="ro2">
          <table:table-cell table:formula="of:=RANDBETWEEN(1;10)" office:value-type="float" office:value="5">
            <text:p>5</text:p>
          </table:table-cell>
          <table:table-cell table:formula="of:=RANDBETWEEN(1;18)" office:value-type="float" office:value="3">
            <text:p>3</text:p>
          </table:table-cell>
        </table:table-row>
        <table:table-row table:style-name="ro2">
          <table:table-cell table:formula="of:=RANDBETWEEN(1;10)" office:value-type="float" office:value="10">
            <text:p>10</text:p>
          </table:table-cell>
          <table:table-cell table:formula="of:=RANDBETWEEN(1;18)" office:value-type="float" office:value="12">
            <text:p>12</text:p>
          </table:table-cell>
        </table:table-row>
        <table:table-row table:style-name="ro2">
          <table:table-cell table:formula="of:=RANDBETWEEN(1;10)" office:value-type="float" office:value="7">
            <text:p>7</text:p>
          </table:table-cell>
          <table:table-cell table:formula="of:=RANDBETWEEN(1;18)" office:value-type="float" office:value="15">
            <text:p>15</text:p>
          </table:table-cell>
        </table:table-row>
        <table:table-row table:style-name="ro2">
          <table:table-cell table:formula="of:=RANDBETWEEN(1;10)" office:value-type="float" office:value="10">
            <text:p>10</text:p>
          </table:table-cell>
          <table:table-cell table:formula="of:=RANDBETWEEN(1;18)" office:value-type="float" office:value="2">
            <text:p>2</text:p>
          </table:table-cell>
        </table:table-row>
        <table:table-row table:style-name="ro2">
          <table:table-cell table:formula="of:=RANDBETWEEN(1;10)" office:value-type="float" office:value="1">
            <text:p>1</text:p>
          </table:table-cell>
          <table:table-cell table:formula="of:=RANDBETWEEN(1;18)" office:value-type="float" office:value="1">
            <text:p>1</text:p>
          </table:table-cell>
        </table:table-row>
        <table:table-row table:style-name="ro2">
          <table:table-cell table:formula="of:=RANDBETWEEN(1;10)" office:value-type="float" office:value="5">
            <text:p>5</text:p>
          </table:table-cell>
          <table:table-cell table:formula="of:=RANDBETWEEN(1;18)" office:value-type="float" office:value="9">
            <text:p>9</text:p>
          </table:table-cell>
        </table:table-row>
        <table:table-row table:style-name="ro2">
          <table:table-cell table:formula="of:=RANDBETWEEN(1;10)" office:value-type="float" office:value="1">
            <text:p>1</text:p>
          </table:table-cell>
          <table:table-cell table:formula="of:=RANDBETWEEN(1;18)" office:value-type="float" office:value="4">
            <text:p>4</text:p>
          </table:table-cell>
        </table:table-row>
        <table:table-row table:style-name="ro2">
          <table:table-cell table:formula="of:=RANDBETWEEN(1;10)" office:value-type="float" office:value="10">
            <text:p>10</text:p>
          </table:table-cell>
          <table:table-cell table:formula="of:=RANDBETWEEN(1;18)" office:value-type="float" office:value="8">
            <text:p>8</text:p>
          </table:table-cell>
        </table:table-row>
        <table:table-row table:style-name="ro2">
          <table:table-cell table:formula="of:=RANDBETWEEN(1;10)" office:value-type="float" office:value="6">
            <text:p>6</text:p>
          </table:table-cell>
          <table:table-cell table:formula="of:=RANDBETWEEN(1;18)" office:value-type="float" office:value="7">
            <text:p>7</text:p>
          </table:table-cell>
        </table:table-row>
        <table:table-row table:style-name="ro2">
          <table:table-cell table:formula="of:=RANDBETWEEN(1;10)" office:value-type="float" office:value="1">
            <text:p>1</text:p>
          </table:table-cell>
          <table:table-cell table:formula="of:=RANDBETWEEN(1;18)" office:value-type="float" office:value="11">
            <text:p>11</text:p>
          </table:table-cell>
        </table:table-row>
        <table:table-row table:style-name="ro2">
          <table:table-cell table:formula="of:=RANDBETWEEN(1;10)" office:value-type="float" office:value="2">
            <text:p>2</text:p>
          </table:table-cell>
          <table:table-cell table:formula="of:=RANDBETWEEN(1;18)" office:value-type="float" office:value="12">
            <text:p>12</text:p>
          </table:table-cell>
        </table:table-row>
        <table:table-row table:style-name="ro2">
          <table:table-cell table:formula="of:=RANDBETWEEN(1;10)" office:value-type="float" office:value="2">
            <text:p>2</text:p>
          </table:table-cell>
          <table:table-cell table:formula="of:=RANDBETWEEN(1;18)" office:value-type="float" office:value="6">
            <text:p>6</text:p>
          </table:table-cell>
        </table:table-row>
        <table:table-row table:style-name="ro2">
          <table:table-cell table:formula="of:=RANDBETWEEN(1;10)" office:value-type="float" office:value="2">
            <text:p>2</text:p>
          </table:table-cell>
          <table:table-cell table:formula="of:=RANDBETWEEN(1;18)" office:value-type="float" office:value="7">
            <text:p>7</text:p>
          </table:table-cell>
        </table:table-row>
        <table:table-row table:style-name="ro2">
          <table:table-cell table:formula="of:=RANDBETWEEN(1;10)" office:value-type="float" office:value="6">
            <text:p>6</text:p>
          </table:table-cell>
          <table:table-cell table:formula="of:=RANDBETWEEN(1;18)" office:value-type="float" office:value="15">
            <text:p>15</text:p>
          </table:table-cell>
        </table:table-row>
        <table:table-row table:style-name="ro2">
          <table:table-cell table:formula="of:=RANDBETWEEN(1;10)" office:value-type="float" office:value="4">
            <text:p>4</text:p>
          </table:table-cell>
          <table:table-cell table:formula="of:=RANDBETWEEN(1;18)" office:value-type="float" office:value="11">
            <text:p>11</text:p>
          </table:table-cell>
        </table:table-row>
        <table:table-row table:style-name="ro2">
          <table:table-cell table:formula="of:=RANDBETWEEN(1;10)" office:value-type="float" office:value="7">
            <text:p>7</text:p>
          </table:table-cell>
          <table:table-cell table:formula="of:=RANDBETWEEN(1;18)" office:value-type="float" office:value="18">
            <text:p>18</text:p>
          </table:table-cell>
        </table:table-row>
        <table:table-row table:style-name="ro2">
          <table:table-cell table:formula="of:=RANDBETWEEN(1;10)" office:value-type="float" office:value="9">
            <text:p>9</text:p>
          </table:table-cell>
          <table:table-cell table:formula="of:=RANDBETWEEN(1;18)" office:value-type="float" office:value="8">
            <text:p>8</text:p>
          </table:table-cell>
        </table:table-row>
        <table:table-row table:style-name="ro2">
          <table:table-cell table:formula="of:=RANDBETWEEN(1;10)" office:value-type="float" office:value="6">
            <text:p>6</text:p>
          </table:table-cell>
          <table:table-cell table:formula="of:=RANDBETWEEN(1;18)" office:value-type="float" office:value="17">
            <text:p>17</text:p>
          </table:table-cell>
        </table:table-row>
        <table:table-row table:style-name="ro2">
          <table:table-cell table:formula="of:=RANDBETWEEN(1;10)" office:value-type="float" office:value="10">
            <text:p>10</text:p>
          </table:table-cell>
          <table:table-cell table:formula="of:=RANDBETWEEN(1;18)" office:value-type="float" office:value="17">
            <text:p>17</text:p>
          </table:table-cell>
        </table:table-row>
        <table:table-row table:style-name="ro2">
          <table:table-cell table:formula="of:=RANDBETWEEN(1;10)" office:value-type="float" office:value="4">
            <text:p>4</text:p>
          </table:table-cell>
          <table:table-cell table:formula="of:=RANDBETWEEN(1;18)" office:value-type="float" office:value="1">
            <text:p>1</text:p>
          </table:table-cell>
        </table:table-row>
        <table:table-row table:style-name="ro2">
          <table:table-cell table:formula="of:=RANDBETWEEN(1;10)" office:value-type="float" office:value="6">
            <text:p>6</text:p>
          </table:table-cell>
          <table:table-cell table:formula="of:=RANDBETWEEN(1;18)" office:value-type="float" office:value="13">
            <text:p>13</text:p>
          </table:table-cell>
        </table:table-row>
        <table:table-row table:style-name="ro2">
          <table:table-cell table:formula="of:=RANDBETWEEN(1;10)" office:value-type="float" office:value="5">
            <text:p>5</text:p>
          </table:table-cell>
          <table:table-cell table:formula="of:=RANDBETWEEN(1;18)" office:value-type="float" office:value="7">
            <text:p>7</text:p>
          </table:table-cell>
        </table:table-row>
        <table:table-row table:style-name="ro2">
          <table:table-cell table:formula="of:=RANDBETWEEN(1;10)" office:value-type="float" office:value="4">
            <text:p>4</text:p>
          </table:table-cell>
          <table:table-cell table:formula="of:=RANDBETWEEN(1;18)" office:value-type="float" office:value="15">
            <text:p>15</text:p>
          </table:table-cell>
        </table:table-row>
        <table:table-row table:style-name="ro2">
          <table:table-cell table:formula="of:=RANDBETWEEN(1;10)" office:value-type="float" office:value="7">
            <text:p>7</text:p>
          </table:table-cell>
          <table:table-cell table:formula="of:=RANDBETWEEN(1;18)" office:value-type="float" office:value="16">
            <text:p>16</text:p>
          </table:table-cell>
        </table:table-row>
        <table:table-row table:style-name="ro2">
          <table:table-cell table:formula="of:=RANDBETWEEN(1;10)" office:value-type="float" office:value="9">
            <text:p>9</text:p>
          </table:table-cell>
          <table:table-cell table:formula="of:=RANDBETWEEN(1;18)" office:value-type="float" office:value="4">
            <text:p>4</text:p>
          </table:table-cell>
        </table:table-row>
        <table:table-row table:style-name="ro2">
          <table:table-cell table:formula="of:=RANDBETWEEN(1;10)" office:value-type="float" office:value="6">
            <text:p>6</text:p>
          </table:table-cell>
          <table:table-cell table:formula="of:=RANDBETWEEN(1;18)" office:value-type="float" office:value="1">
            <text:p>1</text:p>
          </table:table-cell>
        </table:table-row>
        <table:table-row table:style-name="ro2">
          <table:table-cell table:formula="of:=RANDBETWEEN(1;10)" office:value-type="float" office:value="8">
            <text:p>8</text:p>
          </table:table-cell>
          <table:table-cell table:formula="of:=RANDBETWEEN(1;18)" office:value-type="float" office:value="5">
            <text:p>5</text:p>
          </table:table-cell>
        </table:table-row>
        <table:table-row table:style-name="ro2">
          <table:table-cell table:formula="of:=RANDBETWEEN(1;10)" office:value-type="float" office:value="8">
            <text:p>8</text:p>
          </table:table-cell>
          <table:table-cell table:formula="of:=RANDBETWEEN(1;18)" office:value-type="float" office:value="4">
            <text:p>4</text:p>
          </table:table-cell>
        </table:table-row>
        <table:table-row table:style-name="ro2">
          <table:table-cell table:formula="of:=RANDBETWEEN(1;10)" office:value-type="float" office:value="8">
            <text:p>8</text:p>
          </table:table-cell>
          <table:table-cell table:formula="of:=RANDBETWEEN(1;18)" office:value-type="float" office:value="3">
            <text:p>3</text:p>
          </table:table-cell>
        </table:table-row>
        <table:table-row table:style-name="ro2">
          <table:table-cell table:formula="of:=RANDBETWEEN(1;10)" office:value-type="float" office:value="1">
            <text:p>1</text:p>
          </table:table-cell>
          <table:table-cell table:formula="of:=RANDBETWEEN(1;18)" office:value-type="float" office:value="1">
            <text:p>1</text:p>
          </table:table-cell>
        </table:table-row>
        <table:table-row table:style-name="ro2">
          <table:table-cell table:formula="of:=RANDBETWEEN(1;10)" office:value-type="float" office:value="5">
            <text:p>5</text:p>
          </table:table-cell>
          <table:table-cell table:formula="of:=RANDBETWEEN(1;18)" office:value-type="float" office:value="13">
            <text:p>13</text:p>
          </table:table-cell>
        </table:table-row>
        <table:table-row table:style-name="ro2">
          <table:table-cell table:formula="of:=RANDBETWEEN(1;10)" office:value-type="float" office:value="5">
            <text:p>5</text:p>
          </table:table-cell>
          <table:table-cell table:formula="of:=RANDBETWEEN(1;18)" office:value-type="float" office:value="10">
            <text:p>10</text:p>
          </table:table-cell>
        </table:table-row>
        <table:table-row table:style-name="ro2">
          <table:table-cell table:formula="of:=RANDBETWEEN(1;10)" office:value-type="float" office:value="3">
            <text:p>3</text:p>
          </table:table-cell>
          <table:table-cell table:formula="of:=RANDBETWEEN(1;18)" office:value-type="float" office:value="12">
            <text:p>12</text:p>
          </table:table-cell>
        </table:table-row>
        <table:table-row table:style-name="ro2">
          <table:table-cell table:formula="of:=RANDBETWEEN(1;10)" office:value-type="float" office:value="9">
            <text:p>9</text:p>
          </table:table-cell>
          <table:table-cell table:formula="of:=RANDBETWEEN(1;18)" office:value-type="float" office:value="17">
            <text:p>17</text:p>
          </table:table-cell>
        </table:table-row>
        <table:table-row table:style-name="ro2">
          <table:table-cell table:formula="of:=RANDBETWEEN(1;10)" office:value-type="float" office:value="8">
            <text:p>8</text:p>
          </table:table-cell>
          <table:table-cell table:formula="of:=RANDBETWEEN(1;18)" office:value-type="float" office:value="8">
            <text:p>8</text:p>
          </table:table-cell>
        </table:table-row>
        <table:table-row table:style-name="ro2">
          <table:table-cell table:formula="of:=RANDBETWEEN(1;10)" office:value-type="float" office:value="8">
            <text:p>8</text:p>
          </table:table-cell>
          <table:table-cell table:formula="of:=RANDBETWEEN(1;18)" office:value-type="float" office:value="5">
            <text:p>5</text:p>
          </table:table-cell>
        </table:table-row>
        <table:table-row table:style-name="ro2">
          <table:table-cell table:formula="of:=RANDBETWEEN(1;10)" office:value-type="float" office:value="9">
            <text:p>9</text:p>
          </table:table-cell>
          <table:table-cell table:formula="of:=RANDBETWEEN(1;18)" office:value-type="float" office:value="12">
            <text:p>12</text:p>
          </table:table-cell>
        </table:table-row>
        <table:table-row table:style-name="ro2">
          <table:table-cell table:formula="of:=RANDBETWEEN(1;10)" office:value-type="float" office:value="9">
            <text:p>9</text:p>
          </table:table-cell>
          <table:table-cell table:formula="of:=RANDBETWEEN(1;18)" office:value-type="float" office:value="10">
            <text:p>10</text:p>
          </table:table-cell>
        </table:table-row>
        <table:table-row table:style-name="ro2">
          <table:table-cell table:formula="of:=RANDBETWEEN(1;10)" office:value-type="float" office:value="9">
            <text:p>9</text:p>
          </table:table-cell>
          <table:table-cell table:formula="of:=RANDBETWEEN(1;18)" office:value-type="float" office:value="17">
            <text:p>17</text:p>
          </table:table-cell>
        </table:table-row>
        <table:table-row table:style-name="ro2">
          <table:table-cell table:formula="of:=RANDBETWEEN(1;10)" office:value-type="float" office:value="2">
            <text:p>2</text:p>
          </table:table-cell>
          <table:table-cell table:formula="of:=RANDBETWEEN(1;18)" office:value-type="float" office:value="5">
            <text:p>5</text:p>
          </table:table-cell>
        </table:table-row>
        <table:table-row table:style-name="ro2">
          <table:table-cell table:formula="of:=RANDBETWEEN(1;10)" office:value-type="float" office:value="3">
            <text:p>3</text:p>
          </table:table-cell>
          <table:table-cell table:formula="of:=RANDBETWEEN(1;18)" office:value-type="float" office:value="12">
            <text:p>12</text:p>
          </table:table-cell>
        </table:table-row>
        <table:table-row table:style-name="ro2">
          <table:table-cell table:formula="of:=RANDBETWEEN(1;10)" office:value-type="float" office:value="1">
            <text:p>1</text:p>
          </table:table-cell>
          <table:table-cell table:formula="of:=RANDBETWEEN(1;18)" office:value-type="float" office:value="1">
            <text:p>1</text:p>
          </table:table-cell>
        </table:table-row>
        <table:table-row table:style-name="ro2">
          <table:table-cell table:formula="of:=RANDBETWEEN(1;10)" office:value-type="float" office:value="1">
            <text:p>1</text:p>
          </table:table-cell>
          <table:table-cell table:formula="of:=RANDBETWEEN(1;18)" office:value-type="float" office:value="15">
            <text:p>15</text:p>
          </table:table-cell>
        </table:table-row>
        <table:table-row table:style-name="ro2">
          <table:table-cell table:formula="of:=RANDBETWEEN(1;10)" office:value-type="float" office:value="7">
            <text:p>7</text:p>
          </table:table-cell>
          <table:table-cell table:formula="of:=RANDBETWEEN(1;18)" office:value-type="float" office:value="1">
            <text:p>1</text:p>
          </table:table-cell>
        </table:table-row>
        <table:table-row table:style-name="ro2">
          <table:table-cell table:formula="of:=RANDBETWEEN(1;10)" office:value-type="float" office:value="9">
            <text:p>9</text:p>
          </table:table-cell>
          <table:table-cell table:formula="of:=RANDBETWEEN(1;18)" office:value-type="float" office:value="3">
            <text:p>3</text:p>
          </table:table-cell>
        </table:table-row>
        <table:table-row table:style-name="ro2">
          <table:table-cell table:formula="of:=RANDBETWEEN(1;10)" office:value-type="float" office:value="2">
            <text:p>2</text:p>
          </table:table-cell>
          <table:table-cell table:formula="of:=RANDBETWEEN(1;18)" office:value-type="float" office:value="14">
            <text:p>14</text:p>
          </table:table-cell>
        </table:table-row>
        <table:table-row table:style-name="ro2">
          <table:table-cell table:formula="of:=RANDBETWEEN(1;10)" office:value-type="float" office:value="10">
            <text:p>10</text:p>
          </table:table-cell>
          <table:table-cell table:formula="of:=RANDBETWEEN(1;18)" office:value-type="float" office:value="1">
            <text:p>1</text:p>
          </table:table-cell>
        </table:table-row>
        <table:table-row table:style-name="ro2">
          <table:table-cell table:formula="of:=RANDBETWEEN(1;10)" office:value-type="float" office:value="9">
            <text:p>9</text:p>
          </table:table-cell>
          <table:table-cell table:formula="of:=RANDBETWEEN(1;18)" office:value-type="float" office:value="8">
            <text:p>8</text:p>
          </table:table-cell>
        </table:table-row>
        <table:table-row table:style-name="ro2">
          <table:table-cell table:formula="of:=RANDBETWEEN(1;10)" office:value-type="float" office:value="9">
            <text:p>9</text:p>
          </table:table-cell>
          <table:table-cell table:formula="of:=RANDBETWEEN(1;18)" office:value-type="float" office:value="9">
            <text:p>9</text:p>
          </table:table-cell>
        </table:table-row>
        <table:table-row table:style-name="ro2">
          <table:table-cell table:formula="of:=RANDBETWEEN(1;10)" office:value-type="float" office:value="7">
            <text:p>7</text:p>
          </table:table-cell>
          <table:table-cell table:formula="of:=RANDBETWEEN(1;18)" office:value-type="float" office:value="7">
            <text:p>7</text:p>
          </table:table-cell>
        </table:table-row>
        <table:table-row table:style-name="ro2">
          <table:table-cell table:formula="of:=RANDBETWEEN(1;10)" office:value-type="float" office:value="3">
            <text:p>3</text:p>
          </table:table-cell>
          <table:table-cell table:formula="of:=RANDBETWEEN(1;18)" office:value-type="float" office:value="9">
            <text:p>9</text:p>
          </table:table-cell>
        </table:table-row>
        <table:table-row table:style-name="ro2">
          <table:table-cell table:formula="of:=RANDBETWEEN(1;10)" office:value-type="float" office:value="2">
            <text:p>2</text:p>
          </table:table-cell>
          <table:table-cell table:formula="of:=RANDBETWEEN(1;18)" office:value-type="float" office:value="9">
            <text:p>9</text:p>
          </table:table-cell>
        </table:table-row>
        <table:table-row table:style-name="ro2">
          <table:table-cell table:formula="of:=RANDBETWEEN(1;10)" office:value-type="float" office:value="7">
            <text:p>7</text:p>
          </table:table-cell>
          <table:table-cell table:formula="of:=RANDBETWEEN(1;18)" office:value-type="float" office:value="13">
            <text:p>13</text:p>
          </table:table-cell>
        </table:table-row>
        <table:table-row table:style-name="ro2">
          <table:table-cell table:formula="of:=RANDBETWEEN(1;10)" office:value-type="float" office:value="10">
            <text:p>10</text:p>
          </table:table-cell>
          <table:table-cell table:formula="of:=RANDBETWEEN(1;18)" office:value-type="float" office:value="8">
            <text:p>8</text:p>
          </table:table-cell>
        </table:table-row>
        <table:table-row table:style-name="ro2">
          <table:table-cell table:formula="of:=RANDBETWEEN(1;10)" office:value-type="float" office:value="7">
            <text:p>7</text:p>
          </table:table-cell>
          <table:table-cell table:formula="of:=RANDBETWEEN(1;18)" office:value-type="float" office:value="14">
            <text:p>14</text:p>
          </table:table-cell>
        </table:table-row>
        <table:table-row table:style-name="ro2">
          <table:table-cell table:formula="of:=RANDBETWEEN(1;10)" office:value-type="float" office:value="6">
            <text:p>6</text:p>
          </table:table-cell>
          <table:table-cell table:formula="of:=RANDBETWEEN(1;18)" office:value-type="float" office:value="18">
            <text:p>18</text:p>
          </table:table-cell>
        </table:table-row>
        <table:table-row table:style-name="ro2">
          <table:table-cell table:formula="of:=RANDBETWEEN(1;10)" office:value-type="float" office:value="6">
            <text:p>6</text:p>
          </table:table-cell>
          <table:table-cell table:formula="of:=RANDBETWEEN(1;18)" office:value-type="float" office:value="17">
            <text:p>17</text:p>
          </table:table-cell>
        </table:table-row>
        <table:table-row table:style-name="ro2">
          <table:table-cell table:formula="of:=RANDBETWEEN(1;10)" office:value-type="float" office:value="4">
            <text:p>4</text:p>
          </table:table-cell>
          <table:table-cell table:formula="of:=RANDBETWEEN(1;18)" office:value-type="float" office:value="4">
            <text:p>4</text:p>
          </table:table-cell>
        </table:table-row>
        <table:table-row table:style-name="ro2">
          <table:table-cell table:formula="of:=RANDBETWEEN(1;10)" office:value-type="float" office:value="2">
            <text:p>2</text:p>
          </table:table-cell>
          <table:table-cell table:formula="of:=RANDBETWEEN(1;18)" office:value-type="float" office:value="8">
            <text:p>8</text:p>
          </table:table-cell>
        </table:table-row>
        <table:table-row table:style-name="ro2">
          <table:table-cell table:formula="of:=RANDBETWEEN(1;10)" office:value-type="float" office:value="10">
            <text:p>10</text:p>
          </table:table-cell>
          <table:table-cell table:formula="of:=RANDBETWEEN(1;18)" office:value-type="float" office:value="3">
            <text:p>3</text:p>
          </table:table-cell>
        </table:table-row>
        <table:table-row table:style-name="ro2">
          <table:table-cell table:formula="of:=RANDBETWEEN(1;10)" office:value-type="float" office:value="2">
            <text:p>2</text:p>
          </table:table-cell>
          <table:table-cell table:formula="of:=RANDBETWEEN(1;18)" office:value-type="float" office:value="10">
            <text:p>10</text:p>
          </table:table-cell>
        </table:table-row>
        <table:table-row table:style-name="ro2">
          <table:table-cell table:formula="of:=RANDBETWEEN(1;10)" office:value-type="float" office:value="6">
            <text:p>6</text:p>
          </table:table-cell>
          <table:table-cell table:formula="of:=RANDBETWEEN(1;18)" office:value-type="float" office:value="9">
            <text:p>9</text:p>
          </table:table-cell>
        </table:table-row>
        <table:table-row table:style-name="ro2">
          <table:table-cell table:formula="of:=RANDBETWEEN(1;10)" office:value-type="float" office:value="5">
            <text:p>5</text:p>
          </table:table-cell>
          <table:table-cell table:formula="of:=RANDBETWEEN(1;18)" office:value-type="float" office:value="5">
            <text:p>5</text:p>
          </table:table-cell>
        </table:table-row>
        <table:table-row table:style-name="ro2">
          <table:table-cell table:formula="of:=RANDBETWEEN(1;10)" office:value-type="float" office:value="6">
            <text:p>6</text:p>
          </table:table-cell>
          <table:table-cell table:formula="of:=RANDBETWEEN(1;18)" office:value-type="float" office:value="4">
            <text:p>4</text:p>
          </table:table-cell>
        </table:table-row>
        <table:table-row table:style-name="ro2">
          <table:table-cell table:formula="of:=RANDBETWEEN(1;10)" office:value-type="float" office:value="1">
            <text:p>1</text:p>
          </table:table-cell>
          <table:table-cell table:formula="of:=RANDBETWEEN(1;18)" office:value-type="float" office:value="9">
            <text:p>9</text:p>
          </table:table-cell>
        </table:table-row>
        <table:table-row table:style-name="ro2">
          <table:table-cell table:formula="of:=RANDBETWEEN(1;10)" office:value-type="float" office:value="1">
            <text:p>1</text:p>
          </table:table-cell>
          <table:table-cell table:formula="of:=RANDBETWEEN(1;18)" office:value-type="float" office:value="10">
            <text:p>10</text:p>
          </table:table-cell>
        </table:table-row>
        <table:table-row table:style-name="ro2">
          <table:table-cell table:formula="of:=RANDBETWEEN(1;10)" office:value-type="float" office:value="1">
            <text:p>1</text:p>
          </table:table-cell>
          <table:table-cell table:formula="of:=RANDBETWEEN(1;18)" office:value-type="float" office:value="5">
            <text:p>5</text:p>
          </table:table-cell>
        </table:table-row>
        <table:table-row table:style-name="ro2">
          <table:table-cell table:formula="of:=RANDBETWEEN(1;10)" office:value-type="float" office:value="4">
            <text:p>4</text:p>
          </table:table-cell>
          <table:table-cell table:formula="of:=RANDBETWEEN(1;18)" office:value-type="float" office:value="5">
            <text:p>5</text:p>
          </table:table-cell>
        </table:table-row>
        <table:table-row table:style-name="ro2">
          <table:table-cell table:formula="of:=RANDBETWEEN(1;10)" office:value-type="float" office:value="8">
            <text:p>8</text:p>
          </table:table-cell>
          <table:table-cell table:formula="of:=RANDBETWEEN(1;18)" office:value-type="float" office:value="3">
            <text:p>3</text:p>
          </table:table-cell>
        </table:table-row>
        <table:table-row table:style-name="ro2">
          <table:table-cell table:formula="of:=RANDBETWEEN(1;10)" office:value-type="float" office:value="3">
            <text:p>3</text:p>
          </table:table-cell>
          <table:table-cell table:formula="of:=RANDBETWEEN(1;18)" office:value-type="float" office:value="17">
            <text:p>17</text:p>
          </table:table-cell>
        </table:table-row>
        <table:table-row table:style-name="ro2">
          <table:table-cell table:formula="of:=RANDBETWEEN(1;10)" office:value-type="float" office:value="8">
            <text:p>8</text:p>
          </table:table-cell>
          <table:table-cell table:formula="of:=RANDBETWEEN(1;18)" office:value-type="float" office:value="4">
            <text:p>4</text:p>
          </table:table-cell>
        </table:table-row>
        <table:table-row table:style-name="ro2">
          <table:table-cell table:formula="of:=RANDBETWEEN(1;10)" office:value-type="float" office:value="4">
            <text:p>4</text:p>
          </table:table-cell>
          <table:table-cell table:formula="of:=RANDBETWEEN(1;18)" office:value-type="float" office:value="10">
            <text:p>10</text:p>
          </table:table-cell>
        </table:table-row>
        <table:table-row table:style-name="ro2">
          <table:table-cell table:formula="of:=RANDBETWEEN(1;10)" office:value-type="float" office:value="3">
            <text:p>3</text:p>
          </table:table-cell>
          <table:table-cell table:formula="of:=RANDBETWEEN(1;18)" office:value-type="float" office:value="5">
            <text:p>5</text:p>
          </table:table-cell>
        </table:table-row>
        <table:table-row table:style-name="ro2">
          <table:table-cell table:formula="of:=RANDBETWEEN(1;10)" office:value-type="float" office:value="9">
            <text:p>9</text:p>
          </table:table-cell>
          <table:table-cell table:formula="of:=RANDBETWEEN(1;18)" office:value-type="float" office:value="2">
            <text:p>2</text:p>
          </table:table-cell>
        </table:table-row>
        <table:table-row table:style-name="ro2">
          <table:table-cell table:formula="of:=RANDBETWEEN(1;10)" office:value-type="float" office:value="2">
            <text:p>2</text:p>
          </table:table-cell>
          <table:table-cell table:formula="of:=RANDBETWEEN(1;18)" office:value-type="float" office:value="14">
            <text:p>14</text:p>
          </table:table-cell>
        </table:table-row>
        <table:table-row table:style-name="ro2">
          <table:table-cell table:formula="of:=RANDBETWEEN(1;10)" office:value-type="float" office:value="6">
            <text:p>6</text:p>
          </table:table-cell>
          <table:table-cell table:formula="of:=RANDBETWEEN(1;18)" office:value-type="float" office:value="4">
            <text:p>4</text:p>
          </table:table-cell>
        </table:table-row>
        <table:table-row table:style-name="ro2">
          <table:table-cell table:formula="of:=RANDBETWEEN(1;10)" office:value-type="float" office:value="9">
            <text:p>9</text:p>
          </table:table-cell>
          <table:table-cell table:formula="of:=RANDBETWEEN(1;18)" office:value-type="float" office:value="9">
            <text:p>9</text:p>
          </table:table-cell>
        </table:table-row>
        <table:table-row table:style-name="ro2">
          <table:table-cell table:formula="of:=RANDBETWEEN(1;10)" office:value-type="float" office:value="8">
            <text:p>8</text:p>
          </table:table-cell>
          <table:table-cell table:formula="of:=RANDBETWEEN(1;18)" office:value-type="float" office:value="17">
            <text:p>17</text:p>
          </table:table-cell>
        </table:table-row>
        <table:table-row table:style-name="ro2">
          <table:table-cell table:formula="of:=RANDBETWEEN(1;10)" office:value-type="float" office:value="9">
            <text:p>9</text:p>
          </table:table-cell>
          <table:table-cell table:formula="of:=RANDBETWEEN(1;18)" office:value-type="float" office:value="18">
            <text:p>18</text:p>
          </table:table-cell>
        </table:table-row>
        <table:table-row table:style-name="ro2">
          <table:table-cell table:formula="of:=RANDBETWEEN(1;10)" office:value-type="float" office:value="5">
            <text:p>5</text:p>
          </table:table-cell>
          <table:table-cell table:formula="of:=RANDBETWEEN(1;18)" office:value-type="float" office:value="5">
            <text:p>5</text:p>
          </table:table-cell>
        </table:table-row>
        <table:table-row table:style-name="ro2">
          <table:table-cell table:formula="of:=RANDBETWEEN(1;10)" office:value-type="float" office:value="7">
            <text:p>7</text:p>
          </table:table-cell>
          <table:table-cell table:formula="of:=RANDBETWEEN(1;18)" office:value-type="float" office:value="2">
            <text:p>2</text:p>
          </table:table-cell>
        </table:table-row>
        <table:table-row table:style-name="ro2" table:number-rows-repeated="20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ale_history" table:style-name="ta1">
        <table:table-column table:style-name="co1" table:default-cell-style-name="Default"/>
        <table:table-column table:style-name="co1" table:number-columns-repeated="2" table:default-cell-style-name="ce15"/>
        <table:table-column table:style-name="co1" table:default-cell-style-name="ce18"/>
        <table:table-column table:style-name="co1" table:number-columns-repeated="2" table:default-cell-style-name="ce16"/>
        <table:table-row table:style-name="ro2">
          <table:table-cell office:value-type="string">
            <text:p>id</text:p>
          </table:table-cell>
          <table:table-cell table:style-name="Default" office:value-type="string">
            <text:p>sale_id</text:p>
          </table:table-cell>
          <table:table-cell table:style-name="Default" office:value-type="string">
            <text:p>status_id</text:p>
          </table:table-cell>
          <table:table-cell table:style-name="Default" office:value-type="string">
            <text:p>sale_sum</text:p>
          </table:table-cell>
          <table:table-cell table:style-name="Default" office:value-type="string">
            <text:p>active_from</text:p>
          </table:table-cell>
          <table:table-cell table:style-name="Default" office:value-type="string">
            <text:p>active_to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RANDBETWEEN(1;50)" office:value-type="float" office:value="30">
            <text:p>30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3386">
            <text:p>3386.00</text:p>
          </table:table-cell>
          <table:table-cell table:formula="of:=RANDBETWEEN(DATE(2015;1;1);DATE(2015;6;30))" office:value-type="date" office:date-value="2015-03-21">
            <text:p>21.03.2015</text:p>
          </table:table-cell>
          <table:table-cell table:formula="of:=RANDBETWEEN(DATE(2015;1;1);DATE(2015;6;30))" office:value-type="date" office:date-value="2015-06-21">
            <text:p>21.06.201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RANDBETWEEN(1;50)" office:value-type="float" office:value="49">
            <text:p>49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3503">
            <text:p>3503.00</text:p>
          </table:table-cell>
          <table:table-cell table:formula="of:=RANDBETWEEN(DATE(2015;1;1);DATE(2015;6;30))" office:value-type="date" office:date-value="2015-01-07">
            <text:p>07.01.2015</text:p>
          </table:table-cell>
          <table:table-cell table:formula="of:=RANDBETWEEN(DATE(2015;1;1);DATE(2015;6;30))" office:value-type="date" office:date-value="2015-06-07">
            <text:p>07.06.2015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RANDBETWEEN(1;50)" office:value-type="float" office:value="34">
            <text:p>34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3389">
            <text:p>3389.00</text:p>
          </table:table-cell>
          <table:table-cell table:formula="of:=RANDBETWEEN(DATE(2015;1;1);DATE(2015;6;30))" office:value-type="date" office:date-value="2015-01-26">
            <text:p>26.01.2015</text:p>
          </table:table-cell>
          <table:table-cell table:formula="of:=RANDBETWEEN(DATE(2015;1;1);DATE(2015;6;30))" office:value-type="date" office:date-value="2015-04-24">
            <text:p>24.04.201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RANDBETWEEN(1;50)" office:value-type="float" office:value="33">
            <text:p>33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1039">
            <text:p>1039.00</text:p>
          </table:table-cell>
          <table:table-cell table:formula="of:=RANDBETWEEN(DATE(2015;1;1);DATE(2015;6;30))" office:value-type="date" office:date-value="2015-03-03">
            <text:p>03.03.2015</text:p>
          </table:table-cell>
          <table:table-cell table:formula="of:=RANDBETWEEN(DATE(2015;1;1);DATE(2015;6;30))" office:value-type="date" office:date-value="2015-04-09">
            <text:p>09.04.2015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RANDBETWEEN(1;50)" office:value-type="float" office:value="42">
            <text:p>42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6059">
            <text:p>6059.00</text:p>
          </table:table-cell>
          <table:table-cell table:formula="of:=RANDBETWEEN(DATE(2015;1;1);DATE(2015;6;30))" office:value-type="date" office:date-value="2015-02-15">
            <text:p>15.02.2015</text:p>
          </table:table-cell>
          <table:table-cell table:formula="of:=RANDBETWEEN(DATE(2015;1;1);DATE(2015;6;30))" office:value-type="date" office:date-value="2015-05-28">
            <text:p>28.05.2015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6167">
            <text:p>6167.00</text:p>
          </table:table-cell>
          <table:table-cell table:formula="of:=RANDBETWEEN(DATE(2015;1;1);DATE(2015;6;30))" office:value-type="date" office:date-value="2015-02-14">
            <text:p>14.02.2015</text:p>
          </table:table-cell>
          <table:table-cell table:formula="of:=RANDBETWEEN(DATE(2015;1;1);DATE(2015;6;30))" office:value-type="date" office:date-value="2015-03-08">
            <text:p>08.03.2015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RANDBETWEEN(1;50)" office:value-type="float" office:value="34">
            <text:p>34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4151">
            <text:p>4151.00</text:p>
          </table:table-cell>
          <table:table-cell table:formula="of:=RANDBETWEEN(DATE(2015;1;1);DATE(2015;6;30))" office:value-type="date" office:date-value="2015-01-03">
            <text:p>03.01.2015</text:p>
          </table:table-cell>
          <table:table-cell table:formula="of:=RANDBETWEEN(DATE(2015;1;1);DATE(2015;6;30))" office:value-type="date" office:date-value="2015-05-18">
            <text:p>18.05.2015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RANDBETWEEN(1;50)" office:value-type="float" office:value="40">
            <text:p>40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1056">
            <text:p>1056.00</text:p>
          </table:table-cell>
          <table:table-cell table:formula="of:=RANDBETWEEN(DATE(2015;1;1);DATE(2015;6;30))" office:value-type="date" office:date-value="2015-06-02">
            <text:p>02.06.2015</text:p>
          </table:table-cell>
          <table:table-cell table:formula="of:=RANDBETWEEN(DATE(2015;1;1);DATE(2015;6;30))" office:value-type="date" office:date-value="2015-01-22">
            <text:p>22.01.2015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RANDBETWEEN(1;50)" office:value-type="float" office:value="41">
            <text:p>41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7048">
            <text:p>7048.00</text:p>
          </table:table-cell>
          <table:table-cell table:formula="of:=RANDBETWEEN(DATE(2015;1;1);DATE(2015;6;30))" office:value-type="date" office:date-value="2015-04-03">
            <text:p>03.04.2015</text:p>
          </table:table-cell>
          <table:table-cell table:formula="of:=RANDBETWEEN(DATE(2015;1;1);DATE(2015;6;30))" office:value-type="date" office:date-value="2015-03-16">
            <text:p>16.03.201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RANDBETWEEN(1;50)" office:value-type="float" office:value="16">
            <text:p>16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5056">
            <text:p>5056.00</text:p>
          </table:table-cell>
          <table:table-cell table:formula="of:=RANDBETWEEN(DATE(2015;1;1);DATE(2015;6;30))" office:value-type="date" office:date-value="2015-05-04">
            <text:p>04.05.2015</text:p>
          </table:table-cell>
          <table:table-cell table:formula="of:=RANDBETWEEN(DATE(2015;1;1);DATE(2015;6;30))" office:value-type="date" office:date-value="2015-02-14">
            <text:p>14.02.201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RANDBETWEEN(1;50)" office:value-type="float" office:value="23">
            <text:p>23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9882">
            <text:p>9882.00</text:p>
          </table:table-cell>
          <table:table-cell table:formula="of:=RANDBETWEEN(DATE(2015;1;1);DATE(2015;6;30))" office:value-type="date" office:date-value="2015-03-17">
            <text:p>17.03.2015</text:p>
          </table:table-cell>
          <table:table-cell table:formula="of:=RANDBETWEEN(DATE(2015;1;1);DATE(2015;6;30))" office:value-type="date" office:date-value="2015-06-10">
            <text:p>10.06.201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RANDBETWEEN(1;50)" office:value-type="float" office:value="37">
            <text:p>37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7879">
            <text:p>7879.00</text:p>
          </table:table-cell>
          <table:table-cell table:formula="of:=RANDBETWEEN(DATE(2015;1;1);DATE(2015;6;30))" office:value-type="date" office:date-value="2015-03-11">
            <text:p>11.03.2015</text:p>
          </table:table-cell>
          <table:table-cell table:formula="of:=RANDBETWEEN(DATE(2015;1;1);DATE(2015;6;30))" office:value-type="date" office:date-value="2015-04-16">
            <text:p>16.04.201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RANDBETWEEN(1;50)" office:value-type="float" office:value="1">
            <text:p>1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1415">
            <text:p>1415.00</text:p>
          </table:table-cell>
          <table:table-cell table:formula="of:=RANDBETWEEN(DATE(2015;1;1);DATE(2015;6;30))" office:value-type="date" office:date-value="2015-02-26">
            <text:p>26.02.2015</text:p>
          </table:table-cell>
          <table:table-cell table:formula="of:=RANDBETWEEN(DATE(2015;1;1);DATE(2015;6;30))" office:value-type="date" office:date-value="2015-05-15">
            <text:p>15.05.201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RANDBETWEEN(1;50)" office:value-type="float" office:value="1">
            <text:p>1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5207">
            <text:p>5207.00</text:p>
          </table:table-cell>
          <table:table-cell table:formula="of:=RANDBETWEEN(DATE(2015;1;1);DATE(2015;6;30))" office:value-type="date" office:date-value="2015-01-25">
            <text:p>25.01.2015</text:p>
          </table:table-cell>
          <table:table-cell table:formula="of:=RANDBETWEEN(DATE(2015;1;1);DATE(2015;6;30))" office:value-type="date" office:date-value="2015-06-30">
            <text:p>30.06.201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RANDBETWEEN(1;50)" office:value-type="float" office:value="15">
            <text:p>15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4157">
            <text:p>4157.00</text:p>
          </table:table-cell>
          <table:table-cell table:formula="of:=RANDBETWEEN(DATE(2015;1;1);DATE(2015;6;30))" office:value-type="date" office:date-value="2015-01-24">
            <text:p>24.01.2015</text:p>
          </table:table-cell>
          <table:table-cell table:formula="of:=RANDBETWEEN(DATE(2015;1;1);DATE(2015;6;30))" office:value-type="date" office:date-value="2015-06-04">
            <text:p>04.06.201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RANDBETWEEN(1;50)" office:value-type="float" office:value="29">
            <text:p>29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8268">
            <text:p>8268.00</text:p>
          </table:table-cell>
          <table:table-cell table:formula="of:=RANDBETWEEN(DATE(2015;1;1);DATE(2015;6;30))" office:value-type="date" office:date-value="2015-02-14">
            <text:p>14.02.2015</text:p>
          </table:table-cell>
          <table:table-cell table:formula="of:=RANDBETWEEN(DATE(2015;1;1);DATE(2015;6;30))" office:value-type="date" office:date-value="2015-04-11">
            <text:p>11.04.201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RANDBETWEEN(1;50)" office:value-type="float" office:value="47">
            <text:p>47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1892">
            <text:p>1892.00</text:p>
          </table:table-cell>
          <table:table-cell table:formula="of:=RANDBETWEEN(DATE(2015;1;1);DATE(2015;6;30))" office:value-type="date" office:date-value="2015-04-17">
            <text:p>17.04.2015</text:p>
          </table:table-cell>
          <table:table-cell table:formula="of:=RANDBETWEEN(DATE(2015;1;1);DATE(2015;6;30))" office:value-type="date" office:date-value="2015-04-12">
            <text:p>12.04.201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RANDBETWEEN(1;50)" office:value-type="float" office:value="11">
            <text:p>11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2098">
            <text:p>2098.00</text:p>
          </table:table-cell>
          <table:table-cell table:formula="of:=RANDBETWEEN(DATE(2015;1;1);DATE(2015;6;30))" office:value-type="date" office:date-value="2015-06-11">
            <text:p>11.06.2015</text:p>
          </table:table-cell>
          <table:table-cell table:formula="of:=RANDBETWEEN(DATE(2015;1;1);DATE(2015;6;30))" office:value-type="date" office:date-value="2015-01-01">
            <text:p>01.01.201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RANDBETWEEN(1;50)" office:value-type="float" office:value="14">
            <text:p>14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4150">
            <text:p>4150.00</text:p>
          </table:table-cell>
          <table:table-cell table:formula="of:=RANDBETWEEN(DATE(2015;1;1);DATE(2015;6;30))" office:value-type="date" office:date-value="2015-04-01">
            <text:p>01.04.2015</text:p>
          </table:table-cell>
          <table:table-cell table:formula="of:=RANDBETWEEN(DATE(2015;1;1);DATE(2015;6;30))" office:value-type="date" office:date-value="2015-05-01">
            <text:p>01.05.20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RANDBETWEEN(1;50)" office:value-type="float" office:value="24">
            <text:p>24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6874">
            <text:p>6874.00</text:p>
          </table:table-cell>
          <table:table-cell table:formula="of:=RANDBETWEEN(DATE(2015;1;1);DATE(2015;6;30))" office:value-type="date" office:date-value="2015-05-10">
            <text:p>10.05.2015</text:p>
          </table:table-cell>
          <table:table-cell table:formula="of:=RANDBETWEEN(DATE(2015;1;1);DATE(2015;6;30))" office:value-type="date" office:date-value="2015-03-18">
            <text:p>18.03.201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RANDBETWEEN(1;50)" office:value-type="float" office:value="28">
            <text:p>28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5496">
            <text:p>5496.00</text:p>
          </table:table-cell>
          <table:table-cell table:formula="of:=RANDBETWEEN(DATE(2015;1;1);DATE(2015;6;30))" office:value-type="date" office:date-value="2015-03-09">
            <text:p>09.03.2015</text:p>
          </table:table-cell>
          <table:table-cell table:formula="of:=RANDBETWEEN(DATE(2015;1;1);DATE(2015;6;30))" office:value-type="date" office:date-value="2015-05-19">
            <text:p>19.05.201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RANDBETWEEN(1;50)" office:value-type="float" office:value="14">
            <text:p>14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8329">
            <text:p>8329.00</text:p>
          </table:table-cell>
          <table:table-cell table:formula="of:=RANDBETWEEN(DATE(2015;1;1);DATE(2015;6;30))" office:value-type="date" office:date-value="2015-01-08">
            <text:p>08.01.2015</text:p>
          </table:table-cell>
          <table:table-cell table:formula="of:=RANDBETWEEN(DATE(2015;1;1);DATE(2015;6;30))" office:value-type="date" office:date-value="2015-06-10">
            <text:p>10.06.201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RANDBETWEEN(1;50)" office:value-type="float" office:value="33">
            <text:p>33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7275">
            <text:p>7275.00</text:p>
          </table:table-cell>
          <table:table-cell table:formula="of:=RANDBETWEEN(DATE(2015;1;1);DATE(2015;6;30))" office:value-type="date" office:date-value="2015-02-23">
            <text:p>23.02.2015</text:p>
          </table:table-cell>
          <table:table-cell table:formula="of:=RANDBETWEEN(DATE(2015;1;1);DATE(2015;6;30))" office:value-type="date" office:date-value="2015-01-20">
            <text:p>20.01.201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RANDBETWEEN(1;50)" office:value-type="float" office:value="47">
            <text:p>47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9196">
            <text:p>9196.00</text:p>
          </table:table-cell>
          <table:table-cell table:formula="of:=RANDBETWEEN(DATE(2015;1;1);DATE(2015;6;30))" office:value-type="date" office:date-value="2015-01-20">
            <text:p>20.01.2015</text:p>
          </table:table-cell>
          <table:table-cell table:formula="of:=RANDBETWEEN(DATE(2015;1;1);DATE(2015;6;30))" office:value-type="date" office:date-value="2015-02-09">
            <text:p>09.02.201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RANDBETWEEN(1;50)" office:value-type="float" office:value="13">
            <text:p>13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7582">
            <text:p>7582.00</text:p>
          </table:table-cell>
          <table:table-cell table:formula="of:=RANDBETWEEN(DATE(2015;1;1);DATE(2015;6;30))" office:value-type="date" office:date-value="2015-01-18">
            <text:p>18.01.2015</text:p>
          </table:table-cell>
          <table:table-cell table:formula="of:=RANDBETWEEN(DATE(2015;1;1);DATE(2015;6;30))" office:value-type="date" office:date-value="2015-06-27">
            <text:p>27.06.201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RANDBETWEEN(1;50)" office:value-type="float" office:value="29">
            <text:p>29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8171">
            <text:p>8171.00</text:p>
          </table:table-cell>
          <table:table-cell table:formula="of:=RANDBETWEEN(DATE(2015;1;1);DATE(2015;6;30))" office:value-type="date" office:date-value="2015-05-31">
            <text:p>31.05.2015</text:p>
          </table:table-cell>
          <table:table-cell table:formula="of:=RANDBETWEEN(DATE(2015;1;1);DATE(2015;6;30))" office:value-type="date" office:date-value="2015-06-06">
            <text:p>06.06.201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RANDBETWEEN(1;50)" office:value-type="float" office:value="14">
            <text:p>14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8718">
            <text:p>8718.00</text:p>
          </table:table-cell>
          <table:table-cell table:formula="of:=RANDBETWEEN(DATE(2015;1;1);DATE(2015;6;30))" office:value-type="date" office:date-value="2015-03-16">
            <text:p>16.03.2015</text:p>
          </table:table-cell>
          <table:table-cell table:formula="of:=RANDBETWEEN(DATE(2015;1;1);DATE(2015;6;30))" office:value-type="date" office:date-value="2015-05-24">
            <text:p>24.05.201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RANDBETWEEN(1;50)" office:value-type="float" office:value="12">
            <text:p>12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2160">
            <text:p>2160.00</text:p>
          </table:table-cell>
          <table:table-cell table:formula="of:=RANDBETWEEN(DATE(2015;1;1);DATE(2015;6;30))" office:value-type="date" office:date-value="2015-04-08">
            <text:p>08.04.2015</text:p>
          </table:table-cell>
          <table:table-cell table:formula="of:=RANDBETWEEN(DATE(2015;1;1);DATE(2015;6;30))" office:value-type="date" office:date-value="2015-01-21">
            <text:p>21.01.201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RANDBETWEEN(1;50)" office:value-type="float" office:value="47">
            <text:p>47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5176">
            <text:p>5176.00</text:p>
          </table:table-cell>
          <table:table-cell table:formula="of:=RANDBETWEEN(DATE(2015;1;1);DATE(2015;6;30))" office:value-type="date" office:date-value="2015-04-26">
            <text:p>26.04.2015</text:p>
          </table:table-cell>
          <table:table-cell table:formula="of:=RANDBETWEEN(DATE(2015;1;1);DATE(2015;6;30))" office:value-type="date" office:date-value="2015-06-02">
            <text:p>02.06.201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RANDBETWEEN(1;50)" office:value-type="float" office:value="39">
            <text:p>39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1929">
            <text:p>1929.00</text:p>
          </table:table-cell>
          <table:table-cell table:formula="of:=RANDBETWEEN(DATE(2015;1;1);DATE(2015;6;30))" office:value-type="date" office:date-value="2015-03-01">
            <text:p>01.03.2015</text:p>
          </table:table-cell>
          <table:table-cell table:formula="of:=RANDBETWEEN(DATE(2015;1;1);DATE(2015;6;30))" office:value-type="date" office:date-value="2015-03-02">
            <text:p>02.03.201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RANDBETWEEN(1;50)" office:value-type="float" office:value="42">
            <text:p>42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9094">
            <text:p>9094.00</text:p>
          </table:table-cell>
          <table:table-cell table:formula="of:=RANDBETWEEN(DATE(2015;1;1);DATE(2015;6;30))" office:value-type="date" office:date-value="2015-02-05">
            <text:p>05.02.2015</text:p>
          </table:table-cell>
          <table:table-cell table:formula="of:=RANDBETWEEN(DATE(2015;1;1);DATE(2015;6;30))" office:value-type="date" office:date-value="2015-05-03">
            <text:p>03.05.201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RANDBETWEEN(1;50)" office:value-type="float" office:value="15">
            <text:p>15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8377">
            <text:p>8377.00</text:p>
          </table:table-cell>
          <table:table-cell table:formula="of:=RANDBETWEEN(DATE(2015;1;1);DATE(2015;6;30))" office:value-type="date" office:date-value="2015-06-11">
            <text:p>11.06.2015</text:p>
          </table:table-cell>
          <table:table-cell table:formula="of:=RANDBETWEEN(DATE(2015;1;1);DATE(2015;6;30))" office:value-type="date" office:date-value="2015-03-13">
            <text:p>13.03.201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RANDBETWEEN(1;50)" office:value-type="float" office:value="41">
            <text:p>41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2913">
            <text:p>2913.00</text:p>
          </table:table-cell>
          <table:table-cell table:formula="of:=RANDBETWEEN(DATE(2015;1;1);DATE(2015;6;30))" office:value-type="date" office:date-value="2015-01-18">
            <text:p>18.01.2015</text:p>
          </table:table-cell>
          <table:table-cell table:formula="of:=RANDBETWEEN(DATE(2015;1;1);DATE(2015;6;30))" office:value-type="date" office:date-value="2015-05-14">
            <text:p>14.05.201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RANDBETWEEN(1;50)" office:value-type="float" office:value="25">
            <text:p>25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1768">
            <text:p>1768.00</text:p>
          </table:table-cell>
          <table:table-cell table:formula="of:=RANDBETWEEN(DATE(2015;1;1);DATE(2015;6;30))" office:value-type="date" office:date-value="2015-05-21">
            <text:p>21.05.2015</text:p>
          </table:table-cell>
          <table:table-cell table:formula="of:=RANDBETWEEN(DATE(2015;1;1);DATE(2015;6;30))" office:value-type="date" office:date-value="2015-02-20">
            <text:p>20.02.201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RANDBETWEEN(1;50)" office:value-type="float" office:value="4">
            <text:p>4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9741">
            <text:p>9741.00</text:p>
          </table:table-cell>
          <table:table-cell table:formula="of:=RANDBETWEEN(DATE(2015;1;1);DATE(2015;6;30))" office:value-type="date" office:date-value="2015-02-20">
            <text:p>20.02.2015</text:p>
          </table:table-cell>
          <table:table-cell table:formula="of:=RANDBETWEEN(DATE(2015;1;1);DATE(2015;6;30))" office:value-type="date" office:date-value="2015-06-20">
            <text:p>20.06.201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RANDBETWEEN(1;50)" office:value-type="float" office:value="26">
            <text:p>26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1736">
            <text:p>1736.00</text:p>
          </table:table-cell>
          <table:table-cell table:formula="of:=RANDBETWEEN(DATE(2015;1;1);DATE(2015;6;30))" office:value-type="date" office:date-value="2015-04-06">
            <text:p>06.04.2015</text:p>
          </table:table-cell>
          <table:table-cell table:formula="of:=RANDBETWEEN(DATE(2015;1;1);DATE(2015;6;30))" office:value-type="date" office:date-value="2015-02-08">
            <text:p>08.02.201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RANDBETWEEN(1;50)" office:value-type="float" office:value="42">
            <text:p>42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8097">
            <text:p>8097.00</text:p>
          </table:table-cell>
          <table:table-cell table:formula="of:=RANDBETWEEN(DATE(2015;1;1);DATE(2015;6;30))" office:value-type="date" office:date-value="2015-03-06">
            <text:p>06.03.2015</text:p>
          </table:table-cell>
          <table:table-cell table:formula="of:=RANDBETWEEN(DATE(2015;1;1);DATE(2015;6;30))" office:value-type="date" office:date-value="2015-05-01">
            <text:p>01.05.201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2275">
            <text:p>2275.00</text:p>
          </table:table-cell>
          <table:table-cell table:formula="of:=RANDBETWEEN(DATE(2015;1;1);DATE(2015;6;30))" office:value-type="date" office:date-value="2015-01-20">
            <text:p>20.01.2015</text:p>
          </table:table-cell>
          <table:table-cell table:formula="of:=RANDBETWEEN(DATE(2015;1;1);DATE(2015;6;30))" office:value-type="date" office:date-value="2015-03-28">
            <text:p>28.03.201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RANDBETWEEN(1;50)" office:value-type="float" office:value="7">
            <text:p>7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6428">
            <text:p>6428.00</text:p>
          </table:table-cell>
          <table:table-cell table:formula="of:=RANDBETWEEN(DATE(2015;1;1);DATE(2015;6;30))" office:value-type="date" office:date-value="2015-01-30">
            <text:p>30.01.2015</text:p>
          </table:table-cell>
          <table:table-cell table:formula="of:=RANDBETWEEN(DATE(2015;1;1);DATE(2015;6;30))" office:value-type="date" office:date-value="2015-03-04">
            <text:p>04.03.201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RANDBETWEEN(1;50)" office:value-type="float" office:value="24">
            <text:p>24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4476">
            <text:p>4476.00</text:p>
          </table:table-cell>
          <table:table-cell table:formula="of:=RANDBETWEEN(DATE(2015;1;1);DATE(2015;6;30))" office:value-type="date" office:date-value="2015-02-24">
            <text:p>24.02.2015</text:p>
          </table:table-cell>
          <table:table-cell table:formula="of:=RANDBETWEEN(DATE(2015;1;1);DATE(2015;6;30))" office:value-type="date" office:date-value="2015-01-15">
            <text:p>15.01.201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RANDBETWEEN(1;50)" office:value-type="float" office:value="42">
            <text:p>42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9352">
            <text:p>9352.00</text:p>
          </table:table-cell>
          <table:table-cell table:formula="of:=RANDBETWEEN(DATE(2015;1;1);DATE(2015;6;30))" office:value-type="date" office:date-value="2015-06-16">
            <text:p>16.06.2015</text:p>
          </table:table-cell>
          <table:table-cell table:formula="of:=RANDBETWEEN(DATE(2015;1;1);DATE(2015;6;30))" office:value-type="date" office:date-value="2015-01-14">
            <text:p>14.01.201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RANDBETWEEN(1;50)" office:value-type="float" office:value="35">
            <text:p>35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7444">
            <text:p>7444.00</text:p>
          </table:table-cell>
          <table:table-cell table:formula="of:=RANDBETWEEN(DATE(2015;1;1);DATE(2015;6;30))" office:value-type="date" office:date-value="2015-04-14">
            <text:p>14.04.2015</text:p>
          </table:table-cell>
          <table:table-cell table:formula="of:=RANDBETWEEN(DATE(2015;1;1);DATE(2015;6;30))" office:value-type="date" office:date-value="2015-05-30">
            <text:p>30.05.201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RANDBETWEEN(1;50)" office:value-type="float" office:value="48">
            <text:p>48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5306">
            <text:p>5306.00</text:p>
          </table:table-cell>
          <table:table-cell table:formula="of:=RANDBETWEEN(DATE(2015;1;1);DATE(2015;6;30))" office:value-type="date" office:date-value="2015-04-20">
            <text:p>20.04.2015</text:p>
          </table:table-cell>
          <table:table-cell table:formula="of:=RANDBETWEEN(DATE(2015;1;1);DATE(2015;6;30))" office:value-type="date" office:date-value="2015-01-15">
            <text:p>15.01.201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RANDBETWEEN(1;50)" office:value-type="float" office:value="50">
            <text:p>50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9833">
            <text:p>9833.00</text:p>
          </table:table-cell>
          <table:table-cell table:formula="of:=RANDBETWEEN(DATE(2015;1;1);DATE(2015;6;30))" office:value-type="date" office:date-value="2015-06-08">
            <text:p>08.06.2015</text:p>
          </table:table-cell>
          <table:table-cell table:formula="of:=RANDBETWEEN(DATE(2015;1;1);DATE(2015;6;30))" office:value-type="date" office:date-value="2015-04-04">
            <text:p>04.04.201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RANDBETWEEN(1;50)" office:value-type="float" office:value="29">
            <text:p>29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8112">
            <text:p>8112.00</text:p>
          </table:table-cell>
          <table:table-cell table:formula="of:=RANDBETWEEN(DATE(2015;1;1);DATE(2015;6;30))" office:value-type="date" office:date-value="2015-04-29">
            <text:p>29.04.2015</text:p>
          </table:table-cell>
          <table:table-cell table:formula="of:=RANDBETWEEN(DATE(2015;1;1);DATE(2015;6;30))" office:value-type="date" office:date-value="2015-05-09">
            <text:p>09.05.201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RANDBETWEEN(1;50)" office:value-type="float" office:value="13">
            <text:p>13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6396">
            <text:p>6396.00</text:p>
          </table:table-cell>
          <table:table-cell table:formula="of:=RANDBETWEEN(DATE(2015;1;1);DATE(2015;6;30))" office:value-type="date" office:date-value="2015-02-16">
            <text:p>16.02.2015</text:p>
          </table:table-cell>
          <table:table-cell table:formula="of:=RANDBETWEEN(DATE(2015;1;1);DATE(2015;6;30))" office:value-type="date" office:date-value="2015-02-10">
            <text:p>10.02.201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RANDBETWEEN(1;50)" office:value-type="float" office:value="11">
            <text:p>11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8281">
            <text:p>8281.00</text:p>
          </table:table-cell>
          <table:table-cell table:formula="of:=RANDBETWEEN(DATE(2015;1;1);DATE(2015;6;30))" office:value-type="date" office:date-value="2015-03-12">
            <text:p>12.03.2015</text:p>
          </table:table-cell>
          <table:table-cell table:formula="of:=RANDBETWEEN(DATE(2015;1;1);DATE(2015;6;30))" office:value-type="date" office:date-value="2015-01-15">
            <text:p>15.01.201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RANDBETWEEN(1;50)" office:value-type="float" office:value="10">
            <text:p>10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6667">
            <text:p>6667.00</text:p>
          </table:table-cell>
          <table:table-cell table:formula="of:=RANDBETWEEN(DATE(2015;1;1);DATE(2015;6;30))" office:value-type="date" office:date-value="2015-01-04">
            <text:p>04.01.2015</text:p>
          </table:table-cell>
          <table:table-cell table:formula="of:=RANDBETWEEN(DATE(2015;1;1);DATE(2015;6;30))" office:value-type="date" office:date-value="2015-02-14">
            <text:p>14.02.201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RANDBETWEEN(1;50)" office:value-type="float" office:value="38">
            <text:p>38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4774">
            <text:p>4774.00</text:p>
          </table:table-cell>
          <table:table-cell table:formula="of:=RANDBETWEEN(DATE(2015;1;1);DATE(2015;6;30))" office:value-type="date" office:date-value="2015-02-18">
            <text:p>18.02.2015</text:p>
          </table:table-cell>
          <table:table-cell table:formula="of:=RANDBETWEEN(DATE(2015;1;1);DATE(2015;6;30))" office:value-type="date" office:date-value="2015-05-03">
            <text:p>03.05.201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RANDBETWEEN(1;50)" office:value-type="float" office:value="36">
            <text:p>36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8241">
            <text:p>8241.00</text:p>
          </table:table-cell>
          <table:table-cell table:formula="of:=RANDBETWEEN(DATE(2015;1;1);DATE(2015;6;30))" office:value-type="date" office:date-value="2015-03-27">
            <text:p>27.03.2015</text:p>
          </table:table-cell>
          <table:table-cell table:formula="of:=RANDBETWEEN(DATE(2015;1;1);DATE(2015;6;30))" office:value-type="date" office:date-value="2015-02-02">
            <text:p>02.02.201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RANDBETWEEN(1;50)" office:value-type="float" office:value="40">
            <text:p>40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9101">
            <text:p>9101.00</text:p>
          </table:table-cell>
          <table:table-cell table:formula="of:=RANDBETWEEN(DATE(2015;1;1);DATE(2015;6;30))" office:value-type="date" office:date-value="2015-06-13">
            <text:p>13.06.2015</text:p>
          </table:table-cell>
          <table:table-cell table:formula="of:=RANDBETWEEN(DATE(2015;1;1);DATE(2015;6;30))" office:value-type="date" office:date-value="2015-05-07">
            <text:p>07.05.201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RANDBETWEEN(1;50)" office:value-type="float" office:value="49">
            <text:p>49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5118">
            <text:p>5118.00</text:p>
          </table:table-cell>
          <table:table-cell table:formula="of:=RANDBETWEEN(DATE(2015;1;1);DATE(2015;6;30))" office:value-type="date" office:date-value="2015-06-28">
            <text:p>28.06.2015</text:p>
          </table:table-cell>
          <table:table-cell table:formula="of:=RANDBETWEEN(DATE(2015;1;1);DATE(2015;6;30))" office:value-type="date" office:date-value="2015-02-12">
            <text:p>12.02.201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RANDBETWEEN(1;50)" office:value-type="float" office:value="35">
            <text:p>35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3001">
            <text:p>3001.00</text:p>
          </table:table-cell>
          <table:table-cell table:formula="of:=RANDBETWEEN(DATE(2015;1;1);DATE(2015;6;30))" office:value-type="date" office:date-value="2015-05-04">
            <text:p>04.05.2015</text:p>
          </table:table-cell>
          <table:table-cell table:formula="of:=RANDBETWEEN(DATE(2015;1;1);DATE(2015;6;30))" office:value-type="date" office:date-value="2015-03-27">
            <text:p>27.03.201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RANDBETWEEN(1;50)" office:value-type="float" office:value="34">
            <text:p>34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2567">
            <text:p>2567.00</text:p>
          </table:table-cell>
          <table:table-cell table:formula="of:=RANDBETWEEN(DATE(2015;1;1);DATE(2015;6;30))" office:value-type="date" office:date-value="2015-01-11">
            <text:p>11.01.2015</text:p>
          </table:table-cell>
          <table:table-cell table:formula="of:=RANDBETWEEN(DATE(2015;1;1);DATE(2015;6;30))" office:value-type="date" office:date-value="2015-02-14">
            <text:p>14.02.201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RANDBETWEEN(1;50)" office:value-type="float" office:value="7">
            <text:p>7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3332">
            <text:p>3332.00</text:p>
          </table:table-cell>
          <table:table-cell table:formula="of:=RANDBETWEEN(DATE(2015;1;1);DATE(2015;6;30))" office:value-type="date" office:date-value="2015-01-09">
            <text:p>09.01.2015</text:p>
          </table:table-cell>
          <table:table-cell table:formula="of:=RANDBETWEEN(DATE(2015;1;1);DATE(2015;6;30))" office:value-type="date" office:date-value="2015-04-29">
            <text:p>29.04.201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RANDBETWEEN(1;50)" office:value-type="float" office:value="3">
            <text:p>3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9643">
            <text:p>9643.00</text:p>
          </table:table-cell>
          <table:table-cell table:formula="of:=RANDBETWEEN(DATE(2015;1;1);DATE(2015;6;30))" office:value-type="date" office:date-value="2015-04-18">
            <text:p>18.04.2015</text:p>
          </table:table-cell>
          <table:table-cell table:formula="of:=RANDBETWEEN(DATE(2015;1;1);DATE(2015;6;30))" office:value-type="date" office:date-value="2015-04-25">
            <text:p>25.04.201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formula="of:=RANDBETWEEN(1;50)" office:value-type="float" office:value="45">
            <text:p>45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4607">
            <text:p>4607.00</text:p>
          </table:table-cell>
          <table:table-cell table:formula="of:=RANDBETWEEN(DATE(2015;1;1);DATE(2015;6;30))" office:value-type="date" office:date-value="2015-02-25">
            <text:p>25.02.2015</text:p>
          </table:table-cell>
          <table:table-cell table:formula="of:=RANDBETWEEN(DATE(2015;1;1);DATE(2015;6;30))" office:value-type="date" office:date-value="2015-06-21">
            <text:p>21.06.201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formula="of:=RANDBETWEEN(1;50)" office:value-type="float" office:value="15">
            <text:p>15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7184">
            <text:p>7184.00</text:p>
          </table:table-cell>
          <table:table-cell table:formula="of:=RANDBETWEEN(DATE(2015;1;1);DATE(2015;6;30))" office:value-type="date" office:date-value="2015-01-04">
            <text:p>04.01.2015</text:p>
          </table:table-cell>
          <table:table-cell table:formula="of:=RANDBETWEEN(DATE(2015;1;1);DATE(2015;6;30))" office:value-type="date" office:date-value="2015-06-01">
            <text:p>01.06.201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formula="of:=RANDBETWEEN(1;50)" office:value-type="float" office:value="27">
            <text:p>27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9663">
            <text:p>9663.00</text:p>
          </table:table-cell>
          <table:table-cell table:formula="of:=RANDBETWEEN(DATE(2015;1;1);DATE(2015;6;30))" office:value-type="date" office:date-value="2015-01-19">
            <text:p>19.01.2015</text:p>
          </table:table-cell>
          <table:table-cell table:formula="of:=RANDBETWEEN(DATE(2015;1;1);DATE(2015;6;30))" office:value-type="date" office:date-value="2015-02-19">
            <text:p>19.02.201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RANDBETWEEN(1;50)" office:value-type="float" office:value="21">
            <text:p>21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8561">
            <text:p>8561.00</text:p>
          </table:table-cell>
          <table:table-cell table:formula="of:=RANDBETWEEN(DATE(2015;1;1);DATE(2015;6;30))" office:value-type="date" office:date-value="2015-04-17">
            <text:p>17.04.2015</text:p>
          </table:table-cell>
          <table:table-cell table:formula="of:=RANDBETWEEN(DATE(2015;1;1);DATE(2015;6;30))" office:value-type="date" office:date-value="2015-01-06">
            <text:p>06.01.201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formula="of:=RANDBETWEEN(1;50)" office:value-type="float" office:value="6">
            <text:p>6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6106">
            <text:p>6106.00</text:p>
          </table:table-cell>
          <table:table-cell table:formula="of:=RANDBETWEEN(DATE(2015;1;1);DATE(2015;6;30))" office:value-type="date" office:date-value="2015-05-22">
            <text:p>22.05.2015</text:p>
          </table:table-cell>
          <table:table-cell table:formula="of:=RANDBETWEEN(DATE(2015;1;1);DATE(2015;6;30))" office:value-type="date" office:date-value="2015-03-25">
            <text:p>25.03.201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RANDBETWEEN(1;50)" office:value-type="float" office:value="36">
            <text:p>36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5023">
            <text:p>5023.00</text:p>
          </table:table-cell>
          <table:table-cell table:formula="of:=RANDBETWEEN(DATE(2015;1;1);DATE(2015;6;30))" office:value-type="date" office:date-value="2015-03-15">
            <text:p>15.03.2015</text:p>
          </table:table-cell>
          <table:table-cell table:formula="of:=RANDBETWEEN(DATE(2015;1;1);DATE(2015;6;30))" office:value-type="date" office:date-value="2015-03-21">
            <text:p>21.03.201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formula="of:=RANDBETWEEN(1;50)" office:value-type="float" office:value="35">
            <text:p>35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5095">
            <text:p>5095.00</text:p>
          </table:table-cell>
          <table:table-cell table:formula="of:=RANDBETWEEN(DATE(2015;1;1);DATE(2015;6;30))" office:value-type="date" office:date-value="2015-02-16">
            <text:p>16.02.2015</text:p>
          </table:table-cell>
          <table:table-cell table:formula="of:=RANDBETWEEN(DATE(2015;1;1);DATE(2015;6;30))" office:value-type="date" office:date-value="2015-03-27">
            <text:p>27.03.201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RANDBETWEEN(1;50)" office:value-type="float" office:value="11">
            <text:p>11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7067">
            <text:p>7067.00</text:p>
          </table:table-cell>
          <table:table-cell table:formula="of:=RANDBETWEEN(DATE(2015;1;1);DATE(2015;6;30))" office:value-type="date" office:date-value="2015-04-13">
            <text:p>13.04.2015</text:p>
          </table:table-cell>
          <table:table-cell table:formula="of:=RANDBETWEEN(DATE(2015;1;1);DATE(2015;6;30))" office:value-type="date" office:date-value="2015-06-27">
            <text:p>27.06.201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formula="of:=RANDBETWEEN(1;50)" office:value-type="float" office:value="2">
            <text:p>2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8803">
            <text:p>8803.00</text:p>
          </table:table-cell>
          <table:table-cell table:formula="of:=RANDBETWEEN(DATE(2015;1;1);DATE(2015;6;30))" office:value-type="date" office:date-value="2015-04-17">
            <text:p>17.04.2015</text:p>
          </table:table-cell>
          <table:table-cell table:formula="of:=RANDBETWEEN(DATE(2015;1;1);DATE(2015;6;30))" office:value-type="date" office:date-value="2015-06-07">
            <text:p>07.06.201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formula="of:=RANDBETWEEN(1;50)" office:value-type="float" office:value="31">
            <text:p>31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5835">
            <text:p>5835.00</text:p>
          </table:table-cell>
          <table:table-cell table:formula="of:=RANDBETWEEN(DATE(2015;1;1);DATE(2015;6;30))" office:value-type="date" office:date-value="2015-02-05">
            <text:p>05.02.2015</text:p>
          </table:table-cell>
          <table:table-cell table:formula="of:=RANDBETWEEN(DATE(2015;1;1);DATE(2015;6;30))" office:value-type="date" office:date-value="2015-03-14">
            <text:p>14.03.201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formula="of:=RANDBETWEEN(1;50)" office:value-type="float" office:value="24">
            <text:p>24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9235">
            <text:p>9235.00</text:p>
          </table:table-cell>
          <table:table-cell table:formula="of:=RANDBETWEEN(DATE(2015;1;1);DATE(2015;6;30))" office:value-type="date" office:date-value="2015-04-29">
            <text:p>29.04.2015</text:p>
          </table:table-cell>
          <table:table-cell table:formula="of:=RANDBETWEEN(DATE(2015;1;1);DATE(2015;6;30))" office:value-type="date" office:date-value="2015-01-24">
            <text:p>24.01.201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formula="of:=RANDBETWEEN(1;50)" office:value-type="float" office:value="42">
            <text:p>42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3578">
            <text:p>3578.00</text:p>
          </table:table-cell>
          <table:table-cell table:formula="of:=RANDBETWEEN(DATE(2015;1;1);DATE(2015;6;30))" office:value-type="date" office:date-value="2015-03-08">
            <text:p>08.03.2015</text:p>
          </table:table-cell>
          <table:table-cell table:formula="of:=RANDBETWEEN(DATE(2015;1;1);DATE(2015;6;30))" office:value-type="date" office:date-value="2015-03-22">
            <text:p>22.03.201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formula="of:=RANDBETWEEN(1;50)" office:value-type="float" office:value="36">
            <text:p>36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2801">
            <text:p>2801.00</text:p>
          </table:table-cell>
          <table:table-cell table:formula="of:=RANDBETWEEN(DATE(2015;1;1);DATE(2015;6;30))" office:value-type="date" office:date-value="2015-03-07">
            <text:p>07.03.2015</text:p>
          </table:table-cell>
          <table:table-cell table:formula="of:=RANDBETWEEN(DATE(2015;1;1);DATE(2015;6;30))" office:value-type="date" office:date-value="2015-03-18">
            <text:p>18.03.201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formula="of:=RANDBETWEEN(1;50)" office:value-type="float" office:value="30">
            <text:p>30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1606">
            <text:p>1606.00</text:p>
          </table:table-cell>
          <table:table-cell table:formula="of:=RANDBETWEEN(DATE(2015;1;1);DATE(2015;6;30))" office:value-type="date" office:date-value="2015-03-04">
            <text:p>04.03.2015</text:p>
          </table:table-cell>
          <table:table-cell table:formula="of:=RANDBETWEEN(DATE(2015;1;1);DATE(2015;6;30))" office:value-type="date" office:date-value="2015-01-09">
            <text:p>09.01.201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formula="of:=RANDBETWEEN(1;50)" office:value-type="float" office:value="10">
            <text:p>10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9755">
            <text:p>9755.00</text:p>
          </table:table-cell>
          <table:table-cell table:formula="of:=RANDBETWEEN(DATE(2015;1;1);DATE(2015;6;30))" office:value-type="date" office:date-value="2015-06-16">
            <text:p>16.06.2015</text:p>
          </table:table-cell>
          <table:table-cell table:formula="of:=RANDBETWEEN(DATE(2015;1;1);DATE(2015;6;30))" office:value-type="date" office:date-value="2015-06-24">
            <text:p>24.06.201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formula="of:=RANDBETWEEN(1;50)" office:value-type="float" office:value="48">
            <text:p>48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8510">
            <text:p>8510.00</text:p>
          </table:table-cell>
          <table:table-cell table:formula="of:=RANDBETWEEN(DATE(2015;1;1);DATE(2015;6;30))" office:value-type="date" office:date-value="2015-01-27">
            <text:p>27.01.2015</text:p>
          </table:table-cell>
          <table:table-cell table:formula="of:=RANDBETWEEN(DATE(2015;1;1);DATE(2015;6;30))" office:value-type="date" office:date-value="2015-01-21">
            <text:p>21.01.201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formula="of:=RANDBETWEEN(1;50)" office:value-type="float" office:value="9">
            <text:p>9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2773">
            <text:p>2773.00</text:p>
          </table:table-cell>
          <table:table-cell table:formula="of:=RANDBETWEEN(DATE(2015;1;1);DATE(2015;6;30))" office:value-type="date" office:date-value="2015-04-09">
            <text:p>09.04.2015</text:p>
          </table:table-cell>
          <table:table-cell table:formula="of:=RANDBETWEEN(DATE(2015;1;1);DATE(2015;6;30))" office:value-type="date" office:date-value="2015-02-09">
            <text:p>09.02.201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formula="of:=RANDBETWEEN(1;50)" office:value-type="float" office:value="46">
            <text:p>46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5722">
            <text:p>5722.00</text:p>
          </table:table-cell>
          <table:table-cell table:formula="of:=RANDBETWEEN(DATE(2015;1;1);DATE(2015;6;30))" office:value-type="date" office:date-value="2015-04-17">
            <text:p>17.04.2015</text:p>
          </table:table-cell>
          <table:table-cell table:formula="of:=RANDBETWEEN(DATE(2015;1;1);DATE(2015;6;30))" office:value-type="date" office:date-value="2015-05-23">
            <text:p>23.05.201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RANDBETWEEN(1;50)" office:value-type="float" office:value="50">
            <text:p>50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6486">
            <text:p>6486.00</text:p>
          </table:table-cell>
          <table:table-cell table:formula="of:=RANDBETWEEN(DATE(2015;1;1);DATE(2015;6;30))" office:value-type="date" office:date-value="2015-04-26">
            <text:p>26.04.2015</text:p>
          </table:table-cell>
          <table:table-cell table:formula="of:=RANDBETWEEN(DATE(2015;1;1);DATE(2015;6;30))" office:value-type="date" office:date-value="2015-06-15">
            <text:p>15.06.201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formula="of:=RANDBETWEEN(1;50)" office:value-type="float" office:value="44">
            <text:p>44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3484">
            <text:p>3484.00</text:p>
          </table:table-cell>
          <table:table-cell table:formula="of:=RANDBETWEEN(DATE(2015;1;1);DATE(2015;6;30))" office:value-type="date" office:date-value="2015-01-10">
            <text:p>10.01.2015</text:p>
          </table:table-cell>
          <table:table-cell table:formula="of:=RANDBETWEEN(DATE(2015;1;1);DATE(2015;6;30))" office:value-type="date" office:date-value="2015-01-18">
            <text:p>18.01.201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formula="of:=RANDBETWEEN(1;50)" office:value-type="float" office:value="36">
            <text:p>36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5157">
            <text:p>5157.00</text:p>
          </table:table-cell>
          <table:table-cell table:formula="of:=RANDBETWEEN(DATE(2015;1;1);DATE(2015;6;30))" office:value-type="date" office:date-value="2015-03-13">
            <text:p>13.03.2015</text:p>
          </table:table-cell>
          <table:table-cell table:formula="of:=RANDBETWEEN(DATE(2015;1;1);DATE(2015;6;30))" office:value-type="date" office:date-value="2015-04-24">
            <text:p>24.04.201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formula="of:=RANDBETWEEN(1;50)" office:value-type="float" office:value="2">
            <text:p>2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4049">
            <text:p>4049.00</text:p>
          </table:table-cell>
          <table:table-cell table:formula="of:=RANDBETWEEN(DATE(2015;1;1);DATE(2015;6;30))" office:value-type="date" office:date-value="2015-06-02">
            <text:p>02.06.2015</text:p>
          </table:table-cell>
          <table:table-cell table:formula="of:=RANDBETWEEN(DATE(2015;1;1);DATE(2015;6;30))" office:value-type="date" office:date-value="2015-05-13">
            <text:p>13.05.201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formula="of:=RANDBETWEEN(1;50)" office:value-type="float" office:value="15">
            <text:p>15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6300">
            <text:p>6300.00</text:p>
          </table:table-cell>
          <table:table-cell table:formula="of:=RANDBETWEEN(DATE(2015;1;1);DATE(2015;6;30))" office:value-type="date" office:date-value="2015-01-24">
            <text:p>24.01.2015</text:p>
          </table:table-cell>
          <table:table-cell table:formula="of:=RANDBETWEEN(DATE(2015;1;1);DATE(2015;6;30))" office:value-type="date" office:date-value="2015-02-07">
            <text:p>07.02.201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formula="of:=RANDBETWEEN(1;50)" office:value-type="float" office:value="4">
            <text:p>4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7270">
            <text:p>7270.00</text:p>
          </table:table-cell>
          <table:table-cell table:formula="of:=RANDBETWEEN(DATE(2015;1;1);DATE(2015;6;30))" office:value-type="date" office:date-value="2015-06-08">
            <text:p>08.06.2015</text:p>
          </table:table-cell>
          <table:table-cell table:formula="of:=RANDBETWEEN(DATE(2015;1;1);DATE(2015;6;30))" office:value-type="date" office:date-value="2015-04-20">
            <text:p>20.04.201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formula="of:=RANDBETWEEN(1;50)" office:value-type="float" office:value="13">
            <text:p>13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9031">
            <text:p>9031.00</text:p>
          </table:table-cell>
          <table:table-cell table:formula="of:=RANDBETWEEN(DATE(2015;1;1);DATE(2015;6;30))" office:value-type="date" office:date-value="2015-02-08">
            <text:p>08.02.2015</text:p>
          </table:table-cell>
          <table:table-cell table:formula="of:=RANDBETWEEN(DATE(2015;1;1);DATE(2015;6;30))" office:value-type="date" office:date-value="2015-06-06">
            <text:p>06.06.201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formula="of:=RANDBETWEEN(1;50)" office:value-type="float" office:value="27">
            <text:p>27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1356">
            <text:p>1356.00</text:p>
          </table:table-cell>
          <table:table-cell table:formula="of:=RANDBETWEEN(DATE(2015;1;1);DATE(2015;6;30))" office:value-type="date" office:date-value="2015-02-26">
            <text:p>26.02.2015</text:p>
          </table:table-cell>
          <table:table-cell table:formula="of:=RANDBETWEEN(DATE(2015;1;1);DATE(2015;6;30))" office:value-type="date" office:date-value="2015-06-09">
            <text:p>09.06.201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formula="of:=RANDBETWEEN(1;50)" office:value-type="float" office:value="1">
            <text:p>1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1745">
            <text:p>1745.00</text:p>
          </table:table-cell>
          <table:table-cell table:formula="of:=RANDBETWEEN(DATE(2015;1;1);DATE(2015;6;30))" office:value-type="date" office:date-value="2015-02-03">
            <text:p>03.02.2015</text:p>
          </table:table-cell>
          <table:table-cell table:formula="of:=RANDBETWEEN(DATE(2015;1;1);DATE(2015;6;30))" office:value-type="date" office:date-value="2015-04-04">
            <text:p>04.04.201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formula="of:=RANDBETWEEN(1;50)" office:value-type="float" office:value="27">
            <text:p>27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4812">
            <text:p>4812.00</text:p>
          </table:table-cell>
          <table:table-cell table:formula="of:=RANDBETWEEN(DATE(2015;1;1);DATE(2015;6;30))" office:value-type="date" office:date-value="2015-06-11">
            <text:p>11.06.2015</text:p>
          </table:table-cell>
          <table:table-cell table:formula="of:=RANDBETWEEN(DATE(2015;1;1);DATE(2015;6;30))" office:value-type="date" office:date-value="2015-05-15">
            <text:p>15.05.201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formula="of:=RANDBETWEEN(1;50)" office:value-type="float" office:value="25">
            <text:p>25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6903">
            <text:p>6903.00</text:p>
          </table:table-cell>
          <table:table-cell table:formula="of:=RANDBETWEEN(DATE(2015;1;1);DATE(2015;6;30))" office:value-type="date" office:date-value="2015-03-06">
            <text:p>06.03.2015</text:p>
          </table:table-cell>
          <table:table-cell table:formula="of:=RANDBETWEEN(DATE(2015;1;1);DATE(2015;6;30))" office:value-type="date" office:date-value="2015-06-07">
            <text:p>07.06.201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formula="of:=RANDBETWEEN(1;50)" office:value-type="float" office:value="3">
            <text:p>3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9316">
            <text:p>9316.00</text:p>
          </table:table-cell>
          <table:table-cell table:formula="of:=RANDBETWEEN(DATE(2015;1;1);DATE(2015;6;30))" office:value-type="date" office:date-value="2015-01-25">
            <text:p>25.01.2015</text:p>
          </table:table-cell>
          <table:table-cell table:formula="of:=RANDBETWEEN(DATE(2015;1;1);DATE(2015;6;30))" office:value-type="date" office:date-value="2015-02-22">
            <text:p>22.02.2015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formula="of:=RANDBETWEEN(1;50)" office:value-type="float" office:value="15">
            <text:p>15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4848">
            <text:p>4848.00</text:p>
          </table:table-cell>
          <table:table-cell table:formula="of:=RANDBETWEEN(DATE(2015;1;1);DATE(2015;6;30))" office:value-type="date" office:date-value="2015-05-14">
            <text:p>14.05.2015</text:p>
          </table:table-cell>
          <table:table-cell table:formula="of:=RANDBETWEEN(DATE(2015;1;1);DATE(2015;6;30))" office:value-type="date" office:date-value="2015-04-22">
            <text:p>22.04.201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formula="of:=RANDBETWEEN(1;50)" office:value-type="float" office:value="43">
            <text:p>43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8096">
            <text:p>8096.00</text:p>
          </table:table-cell>
          <table:table-cell table:formula="of:=RANDBETWEEN(DATE(2015;1;1);DATE(2015;6;30))" office:value-type="date" office:date-value="2015-04-08">
            <text:p>08.04.2015</text:p>
          </table:table-cell>
          <table:table-cell table:formula="of:=RANDBETWEEN(DATE(2015;1;1);DATE(2015;6;30))" office:value-type="date" office:date-value="2015-01-27">
            <text:p>27.01.201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formula="of:=RANDBETWEEN(1;50)" office:value-type="float" office:value="28">
            <text:p>28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7559">
            <text:p>7559.00</text:p>
          </table:table-cell>
          <table:table-cell table:formula="of:=RANDBETWEEN(DATE(2015;1;1);DATE(2015;6;30))" office:value-type="date" office:date-value="2015-03-09">
            <text:p>09.03.2015</text:p>
          </table:table-cell>
          <table:table-cell table:formula="of:=RANDBETWEEN(DATE(2015;1;1);DATE(2015;6;30))" office:value-type="date" office:date-value="2015-02-06">
            <text:p>06.02.201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RANDBETWEEN(1;50)" office:value-type="float" office:value="15">
            <text:p>15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6679">
            <text:p>6679.00</text:p>
          </table:table-cell>
          <table:table-cell table:formula="of:=RANDBETWEEN(DATE(2015;1;1);DATE(2015;6;30))" office:value-type="date" office:date-value="2015-05-19">
            <text:p>19.05.2015</text:p>
          </table:table-cell>
          <table:table-cell table:formula="of:=RANDBETWEEN(DATE(2015;1;1);DATE(2015;6;30))" office:value-type="date" office:date-value="2015-01-28">
            <text:p>28.01.201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formula="of:=RANDBETWEEN(1;50)" office:value-type="float" office:value="9">
            <text:p>9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1058">
            <text:p>1058.00</text:p>
          </table:table-cell>
          <table:table-cell table:formula="of:=RANDBETWEEN(DATE(2015;1;1);DATE(2015;6;30))" office:value-type="date" office:date-value="2015-01-17">
            <text:p>17.01.2015</text:p>
          </table:table-cell>
          <table:table-cell table:formula="of:=RANDBETWEEN(DATE(2015;1;1);DATE(2015;6;30))" office:value-type="date" office:date-value="2015-05-27">
            <text:p>27.05.201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formula="of:=RANDBETWEEN(1;50)" office:value-type="float" office:value="12">
            <text:p>12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4827">
            <text:p>4827.00</text:p>
          </table:table-cell>
          <table:table-cell table:formula="of:=RANDBETWEEN(DATE(2015;1;1);DATE(2015;6;30))" office:value-type="date" office:date-value="2015-01-16">
            <text:p>16.01.2015</text:p>
          </table:table-cell>
          <table:table-cell table:formula="of:=RANDBETWEEN(DATE(2015;1;1);DATE(2015;6;30))" office:value-type="date" office:date-value="2015-06-11">
            <text:p>11.06.201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formula="of:=RANDBETWEEN(1;50)" office:value-type="float" office:value="43">
            <text:p>43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5106">
            <text:p>5106.00</text:p>
          </table:table-cell>
          <table:table-cell table:formula="of:=RANDBETWEEN(DATE(2015;1;1);DATE(2015;6;30))" office:value-type="date" office:date-value="2015-06-15">
            <text:p>15.06.2015</text:p>
          </table:table-cell>
          <table:table-cell table:formula="of:=RANDBETWEEN(DATE(2015;1;1);DATE(2015;6;30))" office:value-type="date" office:date-value="2015-04-13">
            <text:p>13.04.201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formula="of:=RANDBETWEEN(1;50)" office:value-type="float" office:value="39">
            <text:p>39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3784">
            <text:p>3784.00</text:p>
          </table:table-cell>
          <table:table-cell table:formula="of:=RANDBETWEEN(DATE(2015;1;1);DATE(2015;6;30))" office:value-type="date" office:date-value="2015-01-18">
            <text:p>18.01.2015</text:p>
          </table:table-cell>
          <table:table-cell table:formula="of:=RANDBETWEEN(DATE(2015;1;1);DATE(2015;6;30))" office:value-type="date" office:date-value="2015-02-26">
            <text:p>26.02.201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formula="of:=RANDBETWEEN(1;50)" office:value-type="float" office:value="27">
            <text:p>27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7038">
            <text:p>7038.00</text:p>
          </table:table-cell>
          <table:table-cell table:formula="of:=RANDBETWEEN(DATE(2015;1;1);DATE(2015;6;30))" office:value-type="date" office:date-value="2015-02-20">
            <text:p>20.02.2015</text:p>
          </table:table-cell>
          <table:table-cell table:formula="of:=RANDBETWEEN(DATE(2015;1;1);DATE(2015;6;30))" office:value-type="date" office:date-value="2015-06-10">
            <text:p>10.06.201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formula="of:=RANDBETWEEN(1;50)" office:value-type="float" office:value="37">
            <text:p>37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2189">
            <text:p>2189.00</text:p>
          </table:table-cell>
          <table:table-cell table:formula="of:=RANDBETWEEN(DATE(2015;1;1);DATE(2015;6;30))" office:value-type="date" office:date-value="2015-04-02">
            <text:p>02.04.2015</text:p>
          </table:table-cell>
          <table:table-cell table:formula="of:=RANDBETWEEN(DATE(2015;1;1);DATE(2015;6;30))" office:value-type="date" office:date-value="2015-05-12">
            <text:p>12.05.201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formula="of:=RANDBETWEEN(1;50)" office:value-type="float" office:value="29">
            <text:p>29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8378">
            <text:p>8378.00</text:p>
          </table:table-cell>
          <table:table-cell table:formula="of:=RANDBETWEEN(DATE(2015;1;1);DATE(2015;6;30))" office:value-type="date" office:date-value="2015-05-25">
            <text:p>25.05.2015</text:p>
          </table:table-cell>
          <table:table-cell table:formula="of:=RANDBETWEEN(DATE(2015;1;1);DATE(2015;6;30))" office:value-type="date" office:date-value="2015-05-06">
            <text:p>06.05.201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formula="of:=RANDBETWEEN(1;50)" office:value-type="float" office:value="25">
            <text:p>25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3520">
            <text:p>3520.00</text:p>
          </table:table-cell>
          <table:table-cell table:formula="of:=RANDBETWEEN(DATE(2015;1;1);DATE(2015;6;30))" office:value-type="date" office:date-value="2015-06-07">
            <text:p>07.06.2015</text:p>
          </table:table-cell>
          <table:table-cell table:formula="of:=RANDBETWEEN(DATE(2015;1;1);DATE(2015;6;30))" office:value-type="date" office:date-value="2015-04-03">
            <text:p>03.04.201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formula="of:=RANDBETWEEN(1;50)" office:value-type="float" office:value="18">
            <text:p>18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4146">
            <text:p>4146.00</text:p>
          </table:table-cell>
          <table:table-cell table:formula="of:=RANDBETWEEN(DATE(2015;1;1);DATE(2015;6;30))" office:value-type="date" office:date-value="2015-02-09">
            <text:p>09.02.2015</text:p>
          </table:table-cell>
          <table:table-cell table:formula="of:=RANDBETWEEN(DATE(2015;1;1);DATE(2015;6;30))" office:value-type="date" office:date-value="2015-04-11">
            <text:p>11.04.2015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RANDBETWEEN(1;50)" office:value-type="float" office:value="4">
            <text:p>4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7447">
            <text:p>7447.00</text:p>
          </table:table-cell>
          <table:table-cell table:formula="of:=RANDBETWEEN(DATE(2015;1;1);DATE(2015;6;30))" office:value-type="date" office:date-value="2015-06-07">
            <text:p>07.06.2015</text:p>
          </table:table-cell>
          <table:table-cell table:formula="of:=RANDBETWEEN(DATE(2015;1;1);DATE(2015;6;30))" office:value-type="date" office:date-value="2015-06-14">
            <text:p>14.06.2015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table:formula="of:=RANDBETWEEN(1;50)" office:value-type="float" office:value="3">
            <text:p>3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6878">
            <text:p>6878.00</text:p>
          </table:table-cell>
          <table:table-cell table:formula="of:=RANDBETWEEN(DATE(2015;1;1);DATE(2015;6;30))" office:value-type="date" office:date-value="2015-04-29">
            <text:p>29.04.2015</text:p>
          </table:table-cell>
          <table:table-cell table:formula="of:=RANDBETWEEN(DATE(2015;1;1);DATE(2015;6;30))" office:value-type="date" office:date-value="2015-04-01">
            <text:p>01.04.2015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table:formula="of:=RANDBETWEEN(1;50)" office:value-type="float" office:value="31">
            <text:p>31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5982">
            <text:p>5982.00</text:p>
          </table:table-cell>
          <table:table-cell table:formula="of:=RANDBETWEEN(DATE(2015;1;1);DATE(2015;6;30))" office:value-type="date" office:date-value="2015-02-08">
            <text:p>08.02.2015</text:p>
          </table:table-cell>
          <table:table-cell table:formula="of:=RANDBETWEEN(DATE(2015;1;1);DATE(2015;6;30))" office:value-type="date" office:date-value="2015-05-01">
            <text:p>01.05.2015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table:formula="of:=RANDBETWEEN(1;50)" office:value-type="float" office:value="27">
            <text:p>27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3570">
            <text:p>3570.00</text:p>
          </table:table-cell>
          <table:table-cell table:formula="of:=RANDBETWEEN(DATE(2015;1;1);DATE(2015;6;30))" office:value-type="date" office:date-value="2015-04-11">
            <text:p>11.04.2015</text:p>
          </table:table-cell>
          <table:table-cell table:formula="of:=RANDBETWEEN(DATE(2015;1;1);DATE(2015;6;30))" office:value-type="date" office:date-value="2015-03-03">
            <text:p>03.03.2015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table:formula="of:=RANDBETWEEN(1;50)" office:value-type="float" office:value="32">
            <text:p>32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3289">
            <text:p>3289.00</text:p>
          </table:table-cell>
          <table:table-cell table:formula="of:=RANDBETWEEN(DATE(2015;1;1);DATE(2015;6;30))" office:value-type="date" office:date-value="2015-03-13">
            <text:p>13.03.2015</text:p>
          </table:table-cell>
          <table:table-cell table:formula="of:=RANDBETWEEN(DATE(2015;1;1);DATE(2015;6;30))" office:value-type="date" office:date-value="2015-02-15">
            <text:p>15.02.2015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formula="of:=RANDBETWEEN(1;50)" office:value-type="float" office:value="1">
            <text:p>1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6755">
            <text:p>6755.00</text:p>
          </table:table-cell>
          <table:table-cell table:formula="of:=RANDBETWEEN(DATE(2015;1;1);DATE(2015;6;30))" office:value-type="date" office:date-value="2015-01-27">
            <text:p>27.01.2015</text:p>
          </table:table-cell>
          <table:table-cell table:formula="of:=RANDBETWEEN(DATE(2015;1;1);DATE(2015;6;30))" office:value-type="date" office:date-value="2015-05-28">
            <text:p>28.05.2015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formula="of:=RANDBETWEEN(1;50)" office:value-type="float" office:value="25">
            <text:p>25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1151">
            <text:p>1151.00</text:p>
          </table:table-cell>
          <table:table-cell table:formula="of:=RANDBETWEEN(DATE(2015;1;1);DATE(2015;6;30))" office:value-type="date" office:date-value="2015-04-24">
            <text:p>24.04.2015</text:p>
          </table:table-cell>
          <table:table-cell table:formula="of:=RANDBETWEEN(DATE(2015;1;1);DATE(2015;6;30))" office:value-type="date" office:date-value="2015-03-06">
            <text:p>06.03.2015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formula="of:=RANDBETWEEN(1;50)" office:value-type="float" office:value="23">
            <text:p>23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8957">
            <text:p>8957.00</text:p>
          </table:table-cell>
          <table:table-cell table:formula="of:=RANDBETWEEN(DATE(2015;1;1);DATE(2015;6;30))" office:value-type="date" office:date-value="2015-03-08">
            <text:p>08.03.2015</text:p>
          </table:table-cell>
          <table:table-cell table:formula="of:=RANDBETWEEN(DATE(2015;1;1);DATE(2015;6;30))" office:value-type="date" office:date-value="2015-06-21">
            <text:p>21.06.2015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formula="of:=RANDBETWEEN(1;50)" office:value-type="float" office:value="44">
            <text:p>44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2815">
            <text:p>2815.00</text:p>
          </table:table-cell>
          <table:table-cell table:formula="of:=RANDBETWEEN(DATE(2015;1;1);DATE(2015;6;30))" office:value-type="date" office:date-value="2015-03-16">
            <text:p>16.03.2015</text:p>
          </table:table-cell>
          <table:table-cell table:formula="of:=RANDBETWEEN(DATE(2015;1;1);DATE(2015;6;30))" office:value-type="date" office:date-value="2015-03-11">
            <text:p>11.03.2015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formula="of:=RANDBETWEEN(1;50)" office:value-type="float" office:value="21">
            <text:p>21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2957">
            <text:p>2957.00</text:p>
          </table:table-cell>
          <table:table-cell table:formula="of:=RANDBETWEEN(DATE(2015;1;1);DATE(2015;6;30))" office:value-type="date" office:date-value="2015-03-29">
            <text:p>29.03.2015</text:p>
          </table:table-cell>
          <table:table-cell table:formula="of:=RANDBETWEEN(DATE(2015;1;1);DATE(2015;6;30))" office:value-type="date" office:date-value="2015-03-14">
            <text:p>14.03.2015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formula="of:=RANDBETWEEN(1;50)" office:value-type="float" office:value="4">
            <text:p>4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4560">
            <text:p>4560.00</text:p>
          </table:table-cell>
          <table:table-cell table:formula="of:=RANDBETWEEN(DATE(2015;1;1);DATE(2015;6;30))" office:value-type="date" office:date-value="2015-05-30">
            <text:p>30.05.2015</text:p>
          </table:table-cell>
          <table:table-cell table:formula="of:=RANDBETWEEN(DATE(2015;1;1);DATE(2015;6;30))" office:value-type="date" office:date-value="2015-03-30">
            <text:p>30.03.2015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formula="of:=RANDBETWEEN(1;50)" office:value-type="float" office:value="48">
            <text:p>48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9652">
            <text:p>9652.00</text:p>
          </table:table-cell>
          <table:table-cell table:formula="of:=RANDBETWEEN(DATE(2015;1;1);DATE(2015;6;30))" office:value-type="date" office:date-value="2015-05-12">
            <text:p>12.05.2015</text:p>
          </table:table-cell>
          <table:table-cell table:formula="of:=RANDBETWEEN(DATE(2015;1;1);DATE(2015;6;30))" office:value-type="date" office:date-value="2015-02-15">
            <text:p>15.02.2015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formula="of:=RANDBETWEEN(1;50)" office:value-type="float" office:value="44">
            <text:p>44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9303">
            <text:p>9303.00</text:p>
          </table:table-cell>
          <table:table-cell table:formula="of:=RANDBETWEEN(DATE(2015;1;1);DATE(2015;6;30))" office:value-type="date" office:date-value="2015-05-29">
            <text:p>29.05.2015</text:p>
          </table:table-cell>
          <table:table-cell table:formula="of:=RANDBETWEEN(DATE(2015;1;1);DATE(2015;6;30))" office:value-type="date" office:date-value="2015-01-14">
            <text:p>14.01.2015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table:formula="of:=RANDBETWEEN(1;50)" office:value-type="float" office:value="9">
            <text:p>9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5290">
            <text:p>5290.00</text:p>
          </table:table-cell>
          <table:table-cell table:formula="of:=RANDBETWEEN(DATE(2015;1;1);DATE(2015;6;30))" office:value-type="date" office:date-value="2015-03-30">
            <text:p>30.03.2015</text:p>
          </table:table-cell>
          <table:table-cell table:formula="of:=RANDBETWEEN(DATE(2015;1;1);DATE(2015;6;30))" office:value-type="date" office:date-value="2015-03-09">
            <text:p>09.03.2015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formula="of:=RANDBETWEEN(1;50)" office:value-type="float" office:value="39">
            <text:p>39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3535">
            <text:p>3535.00</text:p>
          </table:table-cell>
          <table:table-cell table:formula="of:=RANDBETWEEN(DATE(2015;1;1);DATE(2015;6;30))" office:value-type="date" office:date-value="2015-02-18">
            <text:p>18.02.2015</text:p>
          </table:table-cell>
          <table:table-cell table:formula="of:=RANDBETWEEN(DATE(2015;1;1);DATE(2015;6;30))" office:value-type="date" office:date-value="2015-02-19">
            <text:p>19.02.2015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formula="of:=RANDBETWEEN(1;50)" office:value-type="float" office:value="38">
            <text:p>38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3303">
            <text:p>3303.00</text:p>
          </table:table-cell>
          <table:table-cell table:formula="of:=RANDBETWEEN(DATE(2015;1;1);DATE(2015;6;30))" office:value-type="date" office:date-value="2015-03-28">
            <text:p>28.03.2015</text:p>
          </table:table-cell>
          <table:table-cell table:formula="of:=RANDBETWEEN(DATE(2015;1;1);DATE(2015;6;30))" office:value-type="date" office:date-value="2015-04-22">
            <text:p>22.04.2015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table:formula="of:=RANDBETWEEN(1;50)" office:value-type="float" office:value="13">
            <text:p>13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9078">
            <text:p>9078.00</text:p>
          </table:table-cell>
          <table:table-cell table:formula="of:=RANDBETWEEN(DATE(2015;1;1);DATE(2015;6;30))" office:value-type="date" office:date-value="2015-06-08">
            <text:p>08.06.2015</text:p>
          </table:table-cell>
          <table:table-cell table:formula="of:=RANDBETWEEN(DATE(2015;1;1);DATE(2015;6;30))" office:value-type="date" office:date-value="2015-03-19">
            <text:p>19.03.2015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formula="of:=RANDBETWEEN(1;50)" office:value-type="float" office:value="18">
            <text:p>18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3496">
            <text:p>3496.00</text:p>
          </table:table-cell>
          <table:table-cell table:formula="of:=RANDBETWEEN(DATE(2015;1;1);DATE(2015;6;30))" office:value-type="date" office:date-value="2015-01-14">
            <text:p>14.01.2015</text:p>
          </table:table-cell>
          <table:table-cell table:formula="of:=RANDBETWEEN(DATE(2015;1;1);DATE(2015;6;30))" office:value-type="date" office:date-value="2015-02-22">
            <text:p>22.02.2015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formula="of:=RANDBETWEEN(1;50)" office:value-type="float" office:value="39">
            <text:p>39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5166">
            <text:p>5166.00</text:p>
          </table:table-cell>
          <table:table-cell table:formula="of:=RANDBETWEEN(DATE(2015;1;1);DATE(2015;6;30))" office:value-type="date" office:date-value="2015-04-30">
            <text:p>30.04.2015</text:p>
          </table:table-cell>
          <table:table-cell table:formula="of:=RANDBETWEEN(DATE(2015;1;1);DATE(2015;6;30))" office:value-type="date" office:date-value="2015-02-18">
            <text:p>18.02.2015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formula="of:=RANDBETWEEN(1;50)" office:value-type="float" office:value="5">
            <text:p>5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1003">
            <text:p>1003.00</text:p>
          </table:table-cell>
          <table:table-cell table:formula="of:=RANDBETWEEN(DATE(2015;1;1);DATE(2015;6;30))" office:value-type="date" office:date-value="2015-01-27">
            <text:p>27.01.2015</text:p>
          </table:table-cell>
          <table:table-cell table:formula="of:=RANDBETWEEN(DATE(2015;1;1);DATE(2015;6;30))" office:value-type="date" office:date-value="2015-03-29">
            <text:p>29.03.2015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8351">
            <text:p>8351.00</text:p>
          </table:table-cell>
          <table:table-cell table:formula="of:=RANDBETWEEN(DATE(2015;1;1);DATE(2015;6;30))" office:value-type="date" office:date-value="2015-05-22">
            <text:p>22.05.2015</text:p>
          </table:table-cell>
          <table:table-cell table:formula="of:=RANDBETWEEN(DATE(2015;1;1);DATE(2015;6;30))" office:value-type="date" office:date-value="2015-05-10">
            <text:p>10.05.2015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formula="of:=RANDBETWEEN(1;50)" office:value-type="float" office:value="28">
            <text:p>28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1343">
            <text:p>1343.00</text:p>
          </table:table-cell>
          <table:table-cell table:formula="of:=RANDBETWEEN(DATE(2015;1;1);DATE(2015;6;30))" office:value-type="date" office:date-value="2015-06-02">
            <text:p>02.06.2015</text:p>
          </table:table-cell>
          <table:table-cell table:formula="of:=RANDBETWEEN(DATE(2015;1;1);DATE(2015;6;30))" office:value-type="date" office:date-value="2015-04-29">
            <text:p>29.04.2015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formula="of:=RANDBETWEEN(1;50)" office:value-type="float" office:value="17">
            <text:p>17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7952">
            <text:p>7952.00</text:p>
          </table:table-cell>
          <table:table-cell table:formula="of:=RANDBETWEEN(DATE(2015;1;1);DATE(2015;6;30))" office:value-type="date" office:date-value="2015-04-01">
            <text:p>01.04.2015</text:p>
          </table:table-cell>
          <table:table-cell table:formula="of:=RANDBETWEEN(DATE(2015;1;1);DATE(2015;6;30))" office:value-type="date" office:date-value="2015-05-02">
            <text:p>02.05.2015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formula="of:=RANDBETWEEN(1;50)" office:value-type="float" office:value="12">
            <text:p>12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1836">
            <text:p>1836.00</text:p>
          </table:table-cell>
          <table:table-cell table:formula="of:=RANDBETWEEN(DATE(2015;1;1);DATE(2015;6;30))" office:value-type="date" office:date-value="2015-03-15">
            <text:p>15.03.2015</text:p>
          </table:table-cell>
          <table:table-cell table:formula="of:=RANDBETWEEN(DATE(2015;1;1);DATE(2015;6;30))" office:value-type="date" office:date-value="2015-03-16">
            <text:p>16.03.2015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formula="of:=RANDBETWEEN(1;50)" office:value-type="float" office:value="15">
            <text:p>15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8536">
            <text:p>8536.00</text:p>
          </table:table-cell>
          <table:table-cell table:formula="of:=RANDBETWEEN(DATE(2015;1;1);DATE(2015;6;30))" office:value-type="date" office:date-value="2015-02-05">
            <text:p>05.02.2015</text:p>
          </table:table-cell>
          <table:table-cell table:formula="of:=RANDBETWEEN(DATE(2015;1;1);DATE(2015;6;30))" office:value-type="date" office:date-value="2015-01-27">
            <text:p>27.01.2015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table:formula="of:=RANDBETWEEN(1;50)" office:value-type="float" office:value="4">
            <text:p>4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2282">
            <text:p>2282.00</text:p>
          </table:table-cell>
          <table:table-cell table:formula="of:=RANDBETWEEN(DATE(2015;1;1);DATE(2015;6;30))" office:value-type="date" office:date-value="2015-04-09">
            <text:p>09.04.2015</text:p>
          </table:table-cell>
          <table:table-cell table:formula="of:=RANDBETWEEN(DATE(2015;1;1);DATE(2015;6;30))" office:value-type="date" office:date-value="2015-06-24">
            <text:p>24.06.2015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formula="of:=RANDBETWEEN(1;50)" office:value-type="float" office:value="17">
            <text:p>17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5376">
            <text:p>5376.00</text:p>
          </table:table-cell>
          <table:table-cell table:formula="of:=RANDBETWEEN(DATE(2015;1;1);DATE(2015;6;30))" office:value-type="date" office:date-value="2015-03-03">
            <text:p>03.03.2015</text:p>
          </table:table-cell>
          <table:table-cell table:formula="of:=RANDBETWEEN(DATE(2015;1;1);DATE(2015;6;30))" office:value-type="date" office:date-value="2015-03-13">
            <text:p>13.03.2015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formula="of:=RANDBETWEEN(1;50)" office:value-type="float" office:value="42">
            <text:p>42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1842">
            <text:p>1842.00</text:p>
          </table:table-cell>
          <table:table-cell table:formula="of:=RANDBETWEEN(DATE(2015;1;1);DATE(2015;6;30))" office:value-type="date" office:date-value="2015-05-04">
            <text:p>04.05.2015</text:p>
          </table:table-cell>
          <table:table-cell table:formula="of:=RANDBETWEEN(DATE(2015;1;1);DATE(2015;6;30))" office:value-type="date" office:date-value="2015-01-21">
            <text:p>21.01.201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f:=RANDBETWEEN(1;50)" office:value-type="float" office:value="42">
            <text:p>42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6913">
            <text:p>6913.00</text:p>
          </table:table-cell>
          <table:table-cell table:formula="of:=RANDBETWEEN(DATE(2015;1;1);DATE(2015;6;30))" office:value-type="date" office:date-value="2015-03-23">
            <text:p>23.03.2015</text:p>
          </table:table-cell>
          <table:table-cell table:formula="of:=RANDBETWEEN(DATE(2015;1;1);DATE(2015;6;30))" office:value-type="date" office:date-value="2015-04-04">
            <text:p>04.04.2015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formula="of:=RANDBETWEEN(1;50)" office:value-type="float" office:value="50">
            <text:p>50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2421">
            <text:p>2421.00</text:p>
          </table:table-cell>
          <table:table-cell table:formula="of:=RANDBETWEEN(DATE(2015;1;1);DATE(2015;6;30))" office:value-type="date" office:date-value="2015-03-21">
            <text:p>21.03.2015</text:p>
          </table:table-cell>
          <table:table-cell table:formula="of:=RANDBETWEEN(DATE(2015;1;1);DATE(2015;6;30))" office:value-type="date" office:date-value="2015-04-12">
            <text:p>12.04.2015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formula="of:=RANDBETWEEN(1;50)" office:value-type="float" office:value="45">
            <text:p>45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6587">
            <text:p>6587.00</text:p>
          </table:table-cell>
          <table:table-cell table:formula="of:=RANDBETWEEN(DATE(2015;1;1);DATE(2015;6;30))" office:value-type="date" office:date-value="2015-02-03">
            <text:p>03.02.2015</text:p>
          </table:table-cell>
          <table:table-cell table:formula="of:=RANDBETWEEN(DATE(2015;1;1);DATE(2015;6;30))" office:value-type="date" office:date-value="2015-01-01">
            <text:p>01.01.2015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formula="of:=RANDBETWEEN(1;50)" office:value-type="float" office:value="13">
            <text:p>13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1853">
            <text:p>1853.00</text:p>
          </table:table-cell>
          <table:table-cell table:formula="of:=RANDBETWEEN(DATE(2015;1;1);DATE(2015;6;30))" office:value-type="date" office:date-value="2015-06-04">
            <text:p>04.06.2015</text:p>
          </table:table-cell>
          <table:table-cell table:formula="of:=RANDBETWEEN(DATE(2015;1;1);DATE(2015;6;30))" office:value-type="date" office:date-value="2015-04-07">
            <text:p>07.04.2015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formula="of:=RANDBETWEEN(1;50)" office:value-type="float" office:value="48">
            <text:p>48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4835">
            <text:p>4835.00</text:p>
          </table:table-cell>
          <table:table-cell table:formula="of:=RANDBETWEEN(DATE(2015;1;1);DATE(2015;6;30))" office:value-type="date" office:date-value="2015-01-08">
            <text:p>08.01.2015</text:p>
          </table:table-cell>
          <table:table-cell table:formula="of:=RANDBETWEEN(DATE(2015;1;1);DATE(2015;6;30))" office:value-type="date" office:date-value="2015-01-03">
            <text:p>03.01.2015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formula="of:=RANDBETWEEN(1;50)" office:value-type="float" office:value="45">
            <text:p>45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5762">
            <text:p>5762.00</text:p>
          </table:table-cell>
          <table:table-cell table:formula="of:=RANDBETWEEN(DATE(2015;1;1);DATE(2015;6;30))" office:value-type="date" office:date-value="2015-03-02">
            <text:p>02.03.2015</text:p>
          </table:table-cell>
          <table:table-cell table:formula="of:=RANDBETWEEN(DATE(2015;1;1);DATE(2015;6;30))" office:value-type="date" office:date-value="2015-03-24">
            <text:p>24.03.2015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formula="of:=RANDBETWEEN(1;50)" office:value-type="float" office:value="36">
            <text:p>36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6483">
            <text:p>6483.00</text:p>
          </table:table-cell>
          <table:table-cell table:formula="of:=RANDBETWEEN(DATE(2015;1;1);DATE(2015;6;30))" office:value-type="date" office:date-value="2015-05-08">
            <text:p>08.05.2015</text:p>
          </table:table-cell>
          <table:table-cell table:formula="of:=RANDBETWEEN(DATE(2015;1;1);DATE(2015;6;30))" office:value-type="date" office:date-value="2015-03-12">
            <text:p>12.03.2015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formula="of:=RANDBETWEEN(1;50)" office:value-type="float" office:value="38">
            <text:p>38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8156">
            <text:p>8156.00</text:p>
          </table:table-cell>
          <table:table-cell table:formula="of:=RANDBETWEEN(DATE(2015;1;1);DATE(2015;6;30))" office:value-type="date" office:date-value="2015-01-07">
            <text:p>07.01.2015</text:p>
          </table:table-cell>
          <table:table-cell table:formula="of:=RANDBETWEEN(DATE(2015;1;1);DATE(2015;6;30))" office:value-type="date" office:date-value="2015-06-02">
            <text:p>02.06.2015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table:formula="of:=RANDBETWEEN(1;50)" office:value-type="float" office:value="47">
            <text:p>47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1616">
            <text:p>1616.00</text:p>
          </table:table-cell>
          <table:table-cell table:formula="of:=RANDBETWEEN(DATE(2015;1;1);DATE(2015;6;30))" office:value-type="date" office:date-value="2015-03-15">
            <text:p>15.03.2015</text:p>
          </table:table-cell>
          <table:table-cell table:formula="of:=RANDBETWEEN(DATE(2015;1;1);DATE(2015;6;30))" office:value-type="date" office:date-value="2015-05-18">
            <text:p>18.05.2015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formula="of:=RANDBETWEEN(1;50)" office:value-type="float" office:value="2">
            <text:p>2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2850">
            <text:p>2850.00</text:p>
          </table:table-cell>
          <table:table-cell table:formula="of:=RANDBETWEEN(DATE(2015;1;1);DATE(2015;6;30))" office:value-type="date" office:date-value="2015-01-20">
            <text:p>20.01.2015</text:p>
          </table:table-cell>
          <table:table-cell table:formula="of:=RANDBETWEEN(DATE(2015;1;1);DATE(2015;6;30))" office:value-type="date" office:date-value="2015-03-16">
            <text:p>16.03.2015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table:formula="of:=RANDBETWEEN(1;50)" office:value-type="float" office:value="32">
            <text:p>32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1835">
            <text:p>1835.00</text:p>
          </table:table-cell>
          <table:table-cell table:formula="of:=RANDBETWEEN(DATE(2015;1;1);DATE(2015;6;30))" office:value-type="date" office:date-value="2015-04-13">
            <text:p>13.04.2015</text:p>
          </table:table-cell>
          <table:table-cell table:formula="of:=RANDBETWEEN(DATE(2015;1;1);DATE(2015;6;30))" office:value-type="date" office:date-value="2015-04-02">
            <text:p>02.04.2015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formula="of:=RANDBETWEEN(1;50)" office:value-type="float" office:value="50">
            <text:p>50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3173">
            <text:p>3173.00</text:p>
          </table:table-cell>
          <table:table-cell table:formula="of:=RANDBETWEEN(DATE(2015;1;1);DATE(2015;6;30))" office:value-type="date" office:date-value="2015-03-31">
            <text:p>31.03.2015</text:p>
          </table:table-cell>
          <table:table-cell table:formula="of:=RANDBETWEEN(DATE(2015;1;1);DATE(2015;6;30))" office:value-type="date" office:date-value="2015-03-28">
            <text:p>28.03.2015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formula="of:=RANDBETWEEN(1;50)" office:value-type="float" office:value="29">
            <text:p>29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8488">
            <text:p>8488.00</text:p>
          </table:table-cell>
          <table:table-cell table:formula="of:=RANDBETWEEN(DATE(2015;1;1);DATE(2015;6;30))" office:value-type="date" office:date-value="2015-02-07">
            <text:p>07.02.2015</text:p>
          </table:table-cell>
          <table:table-cell table:formula="of:=RANDBETWEEN(DATE(2015;1;1);DATE(2015;6;30))" office:value-type="date" office:date-value="2015-01-18">
            <text:p>18.01.2015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formula="of:=RANDBETWEEN(1;50)" office:value-type="float" office:value="1">
            <text:p>1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3700">
            <text:p>3700.00</text:p>
          </table:table-cell>
          <table:table-cell table:formula="of:=RANDBETWEEN(DATE(2015;1;1);DATE(2015;6;30))" office:value-type="date" office:date-value="2015-02-16">
            <text:p>16.02.2015</text:p>
          </table:table-cell>
          <table:table-cell table:formula="of:=RANDBETWEEN(DATE(2015;1;1);DATE(2015;6;30))" office:value-type="date" office:date-value="2015-02-28">
            <text:p>28.02.2015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formula="of:=RANDBETWEEN(1;50)" office:value-type="float" office:value="13">
            <text:p>13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9763">
            <text:p>9763.00</text:p>
          </table:table-cell>
          <table:table-cell table:formula="of:=RANDBETWEEN(DATE(2015;1;1);DATE(2015;6;30))" office:value-type="date" office:date-value="2015-01-26">
            <text:p>26.01.2015</text:p>
          </table:table-cell>
          <table:table-cell table:formula="of:=RANDBETWEEN(DATE(2015;1;1);DATE(2015;6;30))" office:value-type="date" office:date-value="2015-03-18">
            <text:p>18.03.2015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table:formula="of:=RANDBETWEEN(1;50)" office:value-type="float" office:value="47">
            <text:p>47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2569">
            <text:p>2569.00</text:p>
          </table:table-cell>
          <table:table-cell table:formula="of:=RANDBETWEEN(DATE(2015;1;1);DATE(2015;6;30))" office:value-type="date" office:date-value="2015-01-05">
            <text:p>05.01.2015</text:p>
          </table:table-cell>
          <table:table-cell table:formula="of:=RANDBETWEEN(DATE(2015;1;1);DATE(2015;6;30))" office:value-type="date" office:date-value="2015-01-20">
            <text:p>20.01.2015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formula="of:=RANDBETWEEN(1;50)" office:value-type="float" office:value="36">
            <text:p>36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7803">
            <text:p>7803.00</text:p>
          </table:table-cell>
          <table:table-cell table:formula="of:=RANDBETWEEN(DATE(2015;1;1);DATE(2015;6;30))" office:value-type="date" office:date-value="2015-04-07">
            <text:p>07.04.2015</text:p>
          </table:table-cell>
          <table:table-cell table:formula="of:=RANDBETWEEN(DATE(2015;1;1);DATE(2015;6;30))" office:value-type="date" office:date-value="2015-05-28">
            <text:p>28.05.2015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formula="of:=RANDBETWEEN(1;50)" office:value-type="float" office:value="9">
            <text:p>9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3057">
            <text:p>3057.00</text:p>
          </table:table-cell>
          <table:table-cell table:formula="of:=RANDBETWEEN(DATE(2015;1;1);DATE(2015;6;30))" office:value-type="date" office:date-value="2015-05-03">
            <text:p>03.05.2015</text:p>
          </table:table-cell>
          <table:table-cell table:formula="of:=RANDBETWEEN(DATE(2015;1;1);DATE(2015;6;30))" office:value-type="date" office:date-value="2015-06-26">
            <text:p>26.06.2015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table:formula="of:=RANDBETWEEN(1;50)" office:value-type="float" office:value="10">
            <text:p>10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1932">
            <text:p>1932.00</text:p>
          </table:table-cell>
          <table:table-cell table:formula="of:=RANDBETWEEN(DATE(2015;1;1);DATE(2015;6;30))" office:value-type="date" office:date-value="2015-02-06">
            <text:p>06.02.2015</text:p>
          </table:table-cell>
          <table:table-cell table:formula="of:=RANDBETWEEN(DATE(2015;1;1);DATE(2015;6;30))" office:value-type="date" office:date-value="2015-06-25">
            <text:p>25.06.2015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table:formula="of:=RANDBETWEEN(1;50)" office:value-type="float" office:value="45">
            <text:p>45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8469">
            <text:p>8469.00</text:p>
          </table:table-cell>
          <table:table-cell table:formula="of:=RANDBETWEEN(DATE(2015;1;1);DATE(2015;6;30))" office:value-type="date" office:date-value="2015-02-04">
            <text:p>04.02.2015</text:p>
          </table:table-cell>
          <table:table-cell table:formula="of:=RANDBETWEEN(DATE(2015;1;1);DATE(2015;6;30))" office:value-type="date" office:date-value="2015-01-30">
            <text:p>30.01.2015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formula="of:=RANDBETWEEN(1;50)" office:value-type="float" office:value="10">
            <text:p>10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5741">
            <text:p>5741.00</text:p>
          </table:table-cell>
          <table:table-cell table:formula="of:=RANDBETWEEN(DATE(2015;1;1);DATE(2015;6;30))" office:value-type="date" office:date-value="2015-04-11">
            <text:p>11.04.2015</text:p>
          </table:table-cell>
          <table:table-cell table:formula="of:=RANDBETWEEN(DATE(2015;1;1);DATE(2015;6;30))" office:value-type="date" office:date-value="2015-04-28">
            <text:p>28.04.2015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2235">
            <text:p>2235.00</text:p>
          </table:table-cell>
          <table:table-cell table:formula="of:=RANDBETWEEN(DATE(2015;1;1);DATE(2015;6;30))" office:value-type="date" office:date-value="2015-03-12">
            <text:p>12.03.2015</text:p>
          </table:table-cell>
          <table:table-cell table:formula="of:=RANDBETWEEN(DATE(2015;1;1);DATE(2015;6;30))" office:value-type="date" office:date-value="2015-05-29">
            <text:p>29.05.2015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RANDBETWEEN(1;50)" office:value-type="float" office:value="32">
            <text:p>32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2812">
            <text:p>2812.00</text:p>
          </table:table-cell>
          <table:table-cell table:formula="of:=RANDBETWEEN(DATE(2015;1;1);DATE(2015;6;30))" office:value-type="date" office:date-value="2015-06-13">
            <text:p>13.06.2015</text:p>
          </table:table-cell>
          <table:table-cell table:formula="of:=RANDBETWEEN(DATE(2015;1;1);DATE(2015;6;30))" office:value-type="date" office:date-value="2015-06-20">
            <text:p>20.06.2015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formula="of:=RANDBETWEEN(1;50)" office:value-type="float" office:value="39">
            <text:p>39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5991">
            <text:p>5991.00</text:p>
          </table:table-cell>
          <table:table-cell table:formula="of:=RANDBETWEEN(DATE(2015;1;1);DATE(2015;6;30))" office:value-type="date" office:date-value="2015-06-30">
            <text:p>30.06.2015</text:p>
          </table:table-cell>
          <table:table-cell table:formula="of:=RANDBETWEEN(DATE(2015;1;1);DATE(2015;6;30))" office:value-type="date" office:date-value="2015-02-11">
            <text:p>11.02.2015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table:formula="of:=RANDBETWEEN(1;50)" office:value-type="float" office:value="19">
            <text:p>19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8057">
            <text:p>8057.00</text:p>
          </table:table-cell>
          <table:table-cell table:formula="of:=RANDBETWEEN(DATE(2015;1;1);DATE(2015;6;30))" office:value-type="date" office:date-value="2015-03-15">
            <text:p>15.03.2015</text:p>
          </table:table-cell>
          <table:table-cell table:formula="of:=RANDBETWEEN(DATE(2015;1;1);DATE(2015;6;30))" office:value-type="date" office:date-value="2015-01-19">
            <text:p>19.01.2015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formula="of:=RANDBETWEEN(1;50)" office:value-type="float" office:value="24">
            <text:p>24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9321">
            <text:p>9321.00</text:p>
          </table:table-cell>
          <table:table-cell table:formula="of:=RANDBETWEEN(DATE(2015;1;1);DATE(2015;6;30))" office:value-type="date" office:date-value="2015-03-30">
            <text:p>30.03.2015</text:p>
          </table:table-cell>
          <table:table-cell table:formula="of:=RANDBETWEEN(DATE(2015;1;1);DATE(2015;6;30))" office:value-type="date" office:date-value="2015-05-04">
            <text:p>04.05.2015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formula="of:=RANDBETWEEN(1;50)" office:value-type="float" office:value="40">
            <text:p>40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7200">
            <text:p>7200.00</text:p>
          </table:table-cell>
          <table:table-cell table:formula="of:=RANDBETWEEN(DATE(2015;1;1);DATE(2015;6;30))" office:value-type="date" office:date-value="2015-03-18">
            <text:p>18.03.2015</text:p>
          </table:table-cell>
          <table:table-cell table:formula="of:=RANDBETWEEN(DATE(2015;1;1);DATE(2015;6;30))" office:value-type="date" office:date-value="2015-05-12">
            <text:p>12.05.2015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formula="of:=RANDBETWEEN(1;50)" office:value-type="float" office:value="32">
            <text:p>32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9247">
            <text:p>9247.00</text:p>
          </table:table-cell>
          <table:table-cell table:formula="of:=RANDBETWEEN(DATE(2015;1;1);DATE(2015;6;30))" office:value-type="date" office:date-value="2015-05-11">
            <text:p>11.05.2015</text:p>
          </table:table-cell>
          <table:table-cell table:formula="of:=RANDBETWEEN(DATE(2015;1;1);DATE(2015;6;30))" office:value-type="date" office:date-value="2015-03-02">
            <text:p>02.03.2015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1833">
            <text:p>1833.00</text:p>
          </table:table-cell>
          <table:table-cell table:formula="of:=RANDBETWEEN(DATE(2015;1;1);DATE(2015;6;30))" office:value-type="date" office:date-value="2015-03-28">
            <text:p>28.03.2015</text:p>
          </table:table-cell>
          <table:table-cell table:formula="of:=RANDBETWEEN(DATE(2015;1;1);DATE(2015;6;30))" office:value-type="date" office:date-value="2015-01-30">
            <text:p>30.01.2015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formula="of:=RANDBETWEEN(1;50)" office:value-type="float" office:value="41">
            <text:p>41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8206">
            <text:p>8206.00</text:p>
          </table:table-cell>
          <table:table-cell table:formula="of:=RANDBETWEEN(DATE(2015;1;1);DATE(2015;6;30))" office:value-type="date" office:date-value="2015-04-25">
            <text:p>25.04.2015</text:p>
          </table:table-cell>
          <table:table-cell table:formula="of:=RANDBETWEEN(DATE(2015;1;1);DATE(2015;6;30))" office:value-type="date" office:date-value="2015-03-07">
            <text:p>07.03.2015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table:formula="of:=RANDBETWEEN(1;50)" office:value-type="float" office:value="12">
            <text:p>12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1039">
            <text:p>1039.00</text:p>
          </table:table-cell>
          <table:table-cell table:formula="of:=RANDBETWEEN(DATE(2015;1;1);DATE(2015;6;30))" office:value-type="date" office:date-value="2015-04-08">
            <text:p>08.04.2015</text:p>
          </table:table-cell>
          <table:table-cell table:formula="of:=RANDBETWEEN(DATE(2015;1;1);DATE(2015;6;30))" office:value-type="date" office:date-value="2015-06-17">
            <text:p>17.06.2015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formula="of:=RANDBETWEEN(1;50)" office:value-type="float" office:value="43">
            <text:p>43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4870">
            <text:p>4870.00</text:p>
          </table:table-cell>
          <table:table-cell table:formula="of:=RANDBETWEEN(DATE(2015;1;1);DATE(2015;6;30))" office:value-type="date" office:date-value="2015-02-23">
            <text:p>23.02.2015</text:p>
          </table:table-cell>
          <table:table-cell table:formula="of:=RANDBETWEEN(DATE(2015;1;1);DATE(2015;6;30))" office:value-type="date" office:date-value="2015-01-31">
            <text:p>31.01.2015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formula="of:=RANDBETWEEN(1;50)" office:value-type="float" office:value="11">
            <text:p>11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5640">
            <text:p>5640.00</text:p>
          </table:table-cell>
          <table:table-cell table:formula="of:=RANDBETWEEN(DATE(2015;1;1);DATE(2015;6;30))" office:value-type="date" office:date-value="2015-01-25">
            <text:p>25.01.2015</text:p>
          </table:table-cell>
          <table:table-cell table:formula="of:=RANDBETWEEN(DATE(2015;1;1);DATE(2015;6;30))" office:value-type="date" office:date-value="2015-05-09">
            <text:p>09.05.2015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formula="of:=RANDBETWEEN(1;50)" office:value-type="float" office:value="29">
            <text:p>29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5225">
            <text:p>5225.00</text:p>
          </table:table-cell>
          <table:table-cell table:formula="of:=RANDBETWEEN(DATE(2015;1;1);DATE(2015;6;30))" office:value-type="date" office:date-value="2015-03-30">
            <text:p>30.03.2015</text:p>
          </table:table-cell>
          <table:table-cell table:formula="of:=RANDBETWEEN(DATE(2015;1;1);DATE(2015;6;30))" office:value-type="date" office:date-value="2015-06-20">
            <text:p>20.06.2015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table:formula="of:=RANDBETWEEN(1;50)" office:value-type="float" office:value="8">
            <text:p>8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6372">
            <text:p>6372.00</text:p>
          </table:table-cell>
          <table:table-cell table:formula="of:=RANDBETWEEN(DATE(2015;1;1);DATE(2015;6;30))" office:value-type="date" office:date-value="2015-05-25">
            <text:p>25.05.2015</text:p>
          </table:table-cell>
          <table:table-cell table:formula="of:=RANDBETWEEN(DATE(2015;1;1);DATE(2015;6;30))" office:value-type="date" office:date-value="2015-05-11">
            <text:p>11.05.2015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formula="of:=RANDBETWEEN(1;50)" office:value-type="float" office:value="48">
            <text:p>48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3313">
            <text:p>3313.00</text:p>
          </table:table-cell>
          <table:table-cell table:formula="of:=RANDBETWEEN(DATE(2015;1;1);DATE(2015;6;30))" office:value-type="date" office:date-value="2015-02-18">
            <text:p>18.02.2015</text:p>
          </table:table-cell>
          <table:table-cell table:formula="of:=RANDBETWEEN(DATE(2015;1;1);DATE(2015;6;30))" office:value-type="date" office:date-value="2015-01-04">
            <text:p>04.01.2015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formula="of:=RANDBETWEEN(1;50)" office:value-type="float" office:value="46">
            <text:p>46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2118">
            <text:p>2118.00</text:p>
          </table:table-cell>
          <table:table-cell table:formula="of:=RANDBETWEEN(DATE(2015;1;1);DATE(2015;6;30))" office:value-type="date" office:date-value="2015-04-21">
            <text:p>21.04.2015</text:p>
          </table:table-cell>
          <table:table-cell table:formula="of:=RANDBETWEEN(DATE(2015;1;1);DATE(2015;6;30))" office:value-type="date" office:date-value="2015-01-04">
            <text:p>04.01.2015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formula="of:=RANDBETWEEN(1;50)" office:value-type="float" office:value="4">
            <text:p>4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6863">
            <text:p>6863.00</text:p>
          </table:table-cell>
          <table:table-cell table:formula="of:=RANDBETWEEN(DATE(2015;1;1);DATE(2015;6;30))" office:value-type="date" office:date-value="2015-03-25">
            <text:p>25.03.2015</text:p>
          </table:table-cell>
          <table:table-cell table:formula="of:=RANDBETWEEN(DATE(2015;1;1);DATE(2015;6;30))" office:value-type="date" office:date-value="2015-03-05">
            <text:p>05.03.2015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formula="of:=RANDBETWEEN(1;50)" office:value-type="float" office:value="9">
            <text:p>9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8063">
            <text:p>8063.00</text:p>
          </table:table-cell>
          <table:table-cell table:formula="of:=RANDBETWEEN(DATE(2015;1;1);DATE(2015;6;30))" office:value-type="date" office:date-value="2015-01-23">
            <text:p>23.01.2015</text:p>
          </table:table-cell>
          <table:table-cell table:formula="of:=RANDBETWEEN(DATE(2015;1;1);DATE(2015;6;30))" office:value-type="date" office:date-value="2015-04-02">
            <text:p>02.04.2015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table:formula="of:=RANDBETWEEN(1;50)" office:value-type="float" office:value="21">
            <text:p>21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8892">
            <text:p>8892.00</text:p>
          </table:table-cell>
          <table:table-cell table:formula="of:=RANDBETWEEN(DATE(2015;1;1);DATE(2015;6;30))" office:value-type="date" office:date-value="2015-03-29">
            <text:p>29.03.2015</text:p>
          </table:table-cell>
          <table:table-cell table:formula="of:=RANDBETWEEN(DATE(2015;1;1);DATE(2015;6;30))" office:value-type="date" office:date-value="2015-02-02">
            <text:p>02.02.2015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table:formula="of:=RANDBETWEEN(1;50)" office:value-type="float" office:value="15">
            <text:p>15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2179">
            <text:p>2179.00</text:p>
          </table:table-cell>
          <table:table-cell table:formula="of:=RANDBETWEEN(DATE(2015;1;1);DATE(2015;6;30))" office:value-type="date" office:date-value="2015-01-31">
            <text:p>31.01.2015</text:p>
          </table:table-cell>
          <table:table-cell table:formula="of:=RANDBETWEEN(DATE(2015;1;1);DATE(2015;6;30))" office:value-type="date" office:date-value="2015-02-03">
            <text:p>03.02.2015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table:formula="of:=RANDBETWEEN(1;50)" office:value-type="float" office:value="18">
            <text:p>18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4477">
            <text:p>4477.00</text:p>
          </table:table-cell>
          <table:table-cell table:formula="of:=RANDBETWEEN(DATE(2015;1;1);DATE(2015;6;30))" office:value-type="date" office:date-value="2015-03-30">
            <text:p>30.03.2015</text:p>
          </table:table-cell>
          <table:table-cell table:formula="of:=RANDBETWEEN(DATE(2015;1;1);DATE(2015;6;30))" office:value-type="date" office:date-value="2015-06-02">
            <text:p>02.06.2015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formula="of:=RANDBETWEEN(1;50)" office:value-type="float" office:value="29">
            <text:p>29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4250">
            <text:p>4250.00</text:p>
          </table:table-cell>
          <table:table-cell table:formula="of:=RANDBETWEEN(DATE(2015;1;1);DATE(2015;6;30))" office:value-type="date" office:date-value="2015-04-10">
            <text:p>10.04.2015</text:p>
          </table:table-cell>
          <table:table-cell table:formula="of:=RANDBETWEEN(DATE(2015;1;1);DATE(2015;6;30))" office:value-type="date" office:date-value="2015-04-22">
            <text:p>22.04.2015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table:formula="of:=RANDBETWEEN(1;50)" office:value-type="float" office:value="39">
            <text:p>39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3681">
            <text:p>3681.00</text:p>
          </table:table-cell>
          <table:table-cell table:formula="of:=RANDBETWEEN(DATE(2015;1;1);DATE(2015;6;30))" office:value-type="date" office:date-value="2015-03-21">
            <text:p>21.03.2015</text:p>
          </table:table-cell>
          <table:table-cell table:formula="of:=RANDBETWEEN(DATE(2015;1;1);DATE(2015;6;30))" office:value-type="date" office:date-value="2015-04-05">
            <text:p>05.04.2015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table:formula="of:=RANDBETWEEN(1;50)" office:value-type="float" office:value="10">
            <text:p>10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3132">
            <text:p>3132.00</text:p>
          </table:table-cell>
          <table:table-cell table:formula="of:=RANDBETWEEN(DATE(2015;1;1);DATE(2015;6;30))" office:value-type="date" office:date-value="2015-03-07">
            <text:p>07.03.2015</text:p>
          </table:table-cell>
          <table:table-cell table:formula="of:=RANDBETWEEN(DATE(2015;1;1);DATE(2015;6;30))" office:value-type="date" office:date-value="2015-02-13">
            <text:p>13.02.2015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table:formula="of:=RANDBETWEEN(1;50)" office:value-type="float" office:value="16">
            <text:p>16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9833">
            <text:p>9833.00</text:p>
          </table:table-cell>
          <table:table-cell table:formula="of:=RANDBETWEEN(DATE(2015;1;1);DATE(2015;6;30))" office:value-type="date" office:date-value="2015-04-02">
            <text:p>02.04.2015</text:p>
          </table:table-cell>
          <table:table-cell table:formula="of:=RANDBETWEEN(DATE(2015;1;1);DATE(2015;6;30))" office:value-type="date" office:date-value="2015-05-08">
            <text:p>08.05.2015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formula="of:=RANDBETWEEN(1;50)" office:value-type="float" office:value="4">
            <text:p>4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2360">
            <text:p>2360.00</text:p>
          </table:table-cell>
          <table:table-cell table:formula="of:=RANDBETWEEN(DATE(2015;1;1);DATE(2015;6;30))" office:value-type="date" office:date-value="2015-04-06">
            <text:p>06.04.2015</text:p>
          </table:table-cell>
          <table:table-cell table:formula="of:=RANDBETWEEN(DATE(2015;1;1);DATE(2015;6;30))" office:value-type="date" office:date-value="2015-06-20">
            <text:p>20.06.2015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formula="of:=RANDBETWEEN(1;50)" office:value-type="float" office:value="46">
            <text:p>46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2635">
            <text:p>2635.00</text:p>
          </table:table-cell>
          <table:table-cell table:formula="of:=RANDBETWEEN(DATE(2015;1;1);DATE(2015;6;30))" office:value-type="date" office:date-value="2015-02-28">
            <text:p>28.02.2015</text:p>
          </table:table-cell>
          <table:table-cell table:formula="of:=RANDBETWEEN(DATE(2015;1;1);DATE(2015;6;30))" office:value-type="date" office:date-value="2015-05-25">
            <text:p>25.05.2015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table:formula="of:=RANDBETWEEN(1;50)" office:value-type="float" office:value="21">
            <text:p>21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6678">
            <text:p>6678.00</text:p>
          </table:table-cell>
          <table:table-cell table:formula="of:=RANDBETWEEN(DATE(2015;1;1);DATE(2015;6;30))" office:value-type="date" office:date-value="2015-06-02">
            <text:p>02.06.2015</text:p>
          </table:table-cell>
          <table:table-cell table:formula="of:=RANDBETWEEN(DATE(2015;1;1);DATE(2015;6;30))" office:value-type="date" office:date-value="2015-04-22">
            <text:p>22.04.2015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formula="of:=RANDBETWEEN(1;50)" office:value-type="float" office:value="46">
            <text:p>46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6673">
            <text:p>6673.00</text:p>
          </table:table-cell>
          <table:table-cell table:formula="of:=RANDBETWEEN(DATE(2015;1;1);DATE(2015;6;30))" office:value-type="date" office:date-value="2015-06-11">
            <text:p>11.06.2015</text:p>
          </table:table-cell>
          <table:table-cell table:formula="of:=RANDBETWEEN(DATE(2015;1;1);DATE(2015;6;30))" office:value-type="date" office:date-value="2015-04-02">
            <text:p>02.04.2015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table:formula="of:=RANDBETWEEN(1;50)" office:value-type="float" office:value="7">
            <text:p>7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4533">
            <text:p>4533.00</text:p>
          </table:table-cell>
          <table:table-cell table:formula="of:=RANDBETWEEN(DATE(2015;1;1);DATE(2015;6;30))" office:value-type="date" office:date-value="2015-04-22">
            <text:p>22.04.2015</text:p>
          </table:table-cell>
          <table:table-cell table:formula="of:=RANDBETWEEN(DATE(2015;1;1);DATE(2015;6;30))" office:value-type="date" office:date-value="2015-01-23">
            <text:p>23.01.2015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table:formula="of:=RANDBETWEEN(1;50)" office:value-type="float" office:value="8">
            <text:p>8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7759">
            <text:p>7759.00</text:p>
          </table:table-cell>
          <table:table-cell table:formula="of:=RANDBETWEEN(DATE(2015;1;1);DATE(2015;6;30))" office:value-type="date" office:date-value="2015-01-06">
            <text:p>06.01.2015</text:p>
          </table:table-cell>
          <table:table-cell table:formula="of:=RANDBETWEEN(DATE(2015;1;1);DATE(2015;6;30))" office:value-type="date" office:date-value="2015-03-15">
            <text:p>15.03.2015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formula="of:=RANDBETWEEN(1;50)" office:value-type="float" office:value="3">
            <text:p>3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7301">
            <text:p>7301.00</text:p>
          </table:table-cell>
          <table:table-cell table:formula="of:=RANDBETWEEN(DATE(2015;1;1);DATE(2015;6;30))" office:value-type="date" office:date-value="2015-05-15">
            <text:p>15.05.2015</text:p>
          </table:table-cell>
          <table:table-cell table:formula="of:=RANDBETWEEN(DATE(2015;1;1);DATE(2015;6;30))" office:value-type="date" office:date-value="2015-06-30">
            <text:p>30.06.2015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table:formula="of:=RANDBETWEEN(1;50)" office:value-type="float" office:value="15">
            <text:p>15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3849">
            <text:p>3849.00</text:p>
          </table:table-cell>
          <table:table-cell table:formula="of:=RANDBETWEEN(DATE(2015;1;1);DATE(2015;6;30))" office:value-type="date" office:date-value="2015-03-06">
            <text:p>06.03.2015</text:p>
          </table:table-cell>
          <table:table-cell table:formula="of:=RANDBETWEEN(DATE(2015;1;1);DATE(2015;6;30))" office:value-type="date" office:date-value="2015-03-29">
            <text:p>29.03.2015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table:formula="of:=RANDBETWEEN(1;50)" office:value-type="float" office:value="2">
            <text:p>2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4799">
            <text:p>4799.00</text:p>
          </table:table-cell>
          <table:table-cell table:formula="of:=RANDBETWEEN(DATE(2015;1;1);DATE(2015;6;30))" office:value-type="date" office:date-value="2015-01-21">
            <text:p>21.01.2015</text:p>
          </table:table-cell>
          <table:table-cell table:formula="of:=RANDBETWEEN(DATE(2015;1;1);DATE(2015;6;30))" office:value-type="date" office:date-value="2015-06-24">
            <text:p>24.06.2015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formula="of:=RANDBETWEEN(1;50)" office:value-type="float" office:value="13">
            <text:p>13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6414">
            <text:p>6414.00</text:p>
          </table:table-cell>
          <table:table-cell table:formula="of:=RANDBETWEEN(DATE(2015;1;1);DATE(2015;6;30))" office:value-type="date" office:date-value="2015-02-03">
            <text:p>03.02.2015</text:p>
          </table:table-cell>
          <table:table-cell table:formula="of:=RANDBETWEEN(DATE(2015;1;1);DATE(2015;6;30))" office:value-type="date" office:date-value="2015-01-16">
            <text:p>16.01.2015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formula="of:=RANDBETWEEN(1;50)" office:value-type="float" office:value="35">
            <text:p>35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2510">
            <text:p>2510.00</text:p>
          </table:table-cell>
          <table:table-cell table:formula="of:=RANDBETWEEN(DATE(2015;1;1);DATE(2015;6;30))" office:value-type="date" office:date-value="2015-03-09">
            <text:p>09.03.2015</text:p>
          </table:table-cell>
          <table:table-cell table:formula="of:=RANDBETWEEN(DATE(2015;1;1);DATE(2015;6;30))" office:value-type="date" office:date-value="2015-05-18">
            <text:p>18.05.2015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table:formula="of:=RANDBETWEEN(1;50)" office:value-type="float" office:value="4">
            <text:p>4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6133">
            <text:p>6133.00</text:p>
          </table:table-cell>
          <table:table-cell table:formula="of:=RANDBETWEEN(DATE(2015;1;1);DATE(2015;6;30))" office:value-type="date" office:date-value="2015-06-09">
            <text:p>09.06.2015</text:p>
          </table:table-cell>
          <table:table-cell table:formula="of:=RANDBETWEEN(DATE(2015;1;1);DATE(2015;6;30))" office:value-type="date" office:date-value="2015-02-13">
            <text:p>13.02.2015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formula="of:=RANDBETWEEN(1;50)" office:value-type="float" office:value="48">
            <text:p>48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1456">
            <text:p>1456.00</text:p>
          </table:table-cell>
          <table:table-cell table:formula="of:=RANDBETWEEN(DATE(2015;1;1);DATE(2015;6;30))" office:value-type="date" office:date-value="2015-06-14">
            <text:p>14.06.2015</text:p>
          </table:table-cell>
          <table:table-cell table:formula="of:=RANDBETWEEN(DATE(2015;1;1);DATE(2015;6;30))" office:value-type="date" office:date-value="2015-03-10">
            <text:p>10.03.2015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formula="of:=RANDBETWEEN(1;50)" office:value-type="float" office:value="29">
            <text:p>29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7380">
            <text:p>7380.00</text:p>
          </table:table-cell>
          <table:table-cell table:formula="of:=RANDBETWEEN(DATE(2015;1;1);DATE(2015;6;30))" office:value-type="date" office:date-value="2015-03-22">
            <text:p>22.03.2015</text:p>
          </table:table-cell>
          <table:table-cell table:formula="of:=RANDBETWEEN(DATE(2015;1;1);DATE(2015;6;30))" office:value-type="date" office:date-value="2015-03-19">
            <text:p>19.03.2015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2952">
            <text:p>2952.00</text:p>
          </table:table-cell>
          <table:table-cell table:formula="of:=RANDBETWEEN(DATE(2015;1;1);DATE(2015;6;30))" office:value-type="date" office:date-value="2015-03-11">
            <text:p>11.03.2015</text:p>
          </table:table-cell>
          <table:table-cell table:formula="of:=RANDBETWEEN(DATE(2015;1;1);DATE(2015;6;30))" office:value-type="date" office:date-value="2015-06-27">
            <text:p>27.06.2015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formula="of:=RANDBETWEEN(1;50)" office:value-type="float" office:value="17">
            <text:p>17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6550">
            <text:p>6550.00</text:p>
          </table:table-cell>
          <table:table-cell table:formula="of:=RANDBETWEEN(DATE(2015;1;1);DATE(2015;6;30))" office:value-type="date" office:date-value="2015-03-07">
            <text:p>07.03.2015</text:p>
          </table:table-cell>
          <table:table-cell table:formula="of:=RANDBETWEEN(DATE(2015;1;1);DATE(2015;6;30))" office:value-type="date" office:date-value="2015-02-27">
            <text:p>27.02.2015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formula="of:=RANDBETWEEN(1;50)" office:value-type="float" office:value="26">
            <text:p>26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1596">
            <text:p>1596.00</text:p>
          </table:table-cell>
          <table:table-cell table:formula="of:=RANDBETWEEN(DATE(2015;1;1);DATE(2015;6;30))" office:value-type="date" office:date-value="2015-06-15">
            <text:p>15.06.2015</text:p>
          </table:table-cell>
          <table:table-cell table:formula="of:=RANDBETWEEN(DATE(2015;1;1);DATE(2015;6;30))" office:value-type="date" office:date-value="2015-05-15">
            <text:p>15.05.2015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formula="of:=RANDBETWEEN(1;50)" office:value-type="float" office:value="28">
            <text:p>28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2583">
            <text:p>2583.00</text:p>
          </table:table-cell>
          <table:table-cell table:formula="of:=RANDBETWEEN(DATE(2015;1;1);DATE(2015;6;30))" office:value-type="date" office:date-value="2015-02-23">
            <text:p>23.02.2015</text:p>
          </table:table-cell>
          <table:table-cell table:formula="of:=RANDBETWEEN(DATE(2015;1;1);DATE(2015;6;30))" office:value-type="date" office:date-value="2015-02-18">
            <text:p>18.02.2015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formula="of:=RANDBETWEEN(1;50)" office:value-type="float" office:value="24">
            <text:p>24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8846">
            <text:p>8846.00</text:p>
          </table:table-cell>
          <table:table-cell table:formula="of:=RANDBETWEEN(DATE(2015;1;1);DATE(2015;6;30))" office:value-type="date" office:date-value="2015-02-26">
            <text:p>26.02.2015</text:p>
          </table:table-cell>
          <table:table-cell table:formula="of:=RANDBETWEEN(DATE(2015;1;1);DATE(2015;6;30))" office:value-type="date" office:date-value="2015-02-07">
            <text:p>07.02.2015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table:formula="of:=RANDBETWEEN(1;50)" office:value-type="float" office:value="17">
            <text:p>17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2681">
            <text:p>2681.00</text:p>
          </table:table-cell>
          <table:table-cell table:formula="of:=RANDBETWEEN(DATE(2015;1;1);DATE(2015;6;30))" office:value-type="date" office:date-value="2015-01-28">
            <text:p>28.01.2015</text:p>
          </table:table-cell>
          <table:table-cell table:formula="of:=RANDBETWEEN(DATE(2015;1;1);DATE(2015;6;30))" office:value-type="date" office:date-value="2015-05-14">
            <text:p>14.05.2015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formula="of:=RANDBETWEEN(1;50)" office:value-type="float" office:value="25">
            <text:p>25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8077">
            <text:p>8077.00</text:p>
          </table:table-cell>
          <table:table-cell table:formula="of:=RANDBETWEEN(DATE(2015;1;1);DATE(2015;6;30))" office:value-type="date" office:date-value="2015-04-04">
            <text:p>04.04.2015</text:p>
          </table:table-cell>
          <table:table-cell table:formula="of:=RANDBETWEEN(DATE(2015;1;1);DATE(2015;6;30))" office:value-type="date" office:date-value="2015-06-19">
            <text:p>19.06.2015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formula="of:=RANDBETWEEN(1;50)" office:value-type="float" office:value="27">
            <text:p>27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7140">
            <text:p>7140.00</text:p>
          </table:table-cell>
          <table:table-cell table:formula="of:=RANDBETWEEN(DATE(2015;1;1);DATE(2015;6;30))" office:value-type="date" office:date-value="2015-04-19">
            <text:p>19.04.2015</text:p>
          </table:table-cell>
          <table:table-cell table:formula="of:=RANDBETWEEN(DATE(2015;1;1);DATE(2015;6;30))" office:value-type="date" office:date-value="2015-02-07">
            <text:p>07.02.2015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formula="of:=RANDBETWEEN(1;50)" office:value-type="float" office:value="7">
            <text:p>7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2417">
            <text:p>2417.00</text:p>
          </table:table-cell>
          <table:table-cell table:formula="of:=RANDBETWEEN(DATE(2015;1;1);DATE(2015;6;30))" office:value-type="date" office:date-value="2015-03-08">
            <text:p>08.03.2015</text:p>
          </table:table-cell>
          <table:table-cell table:formula="of:=RANDBETWEEN(DATE(2015;1;1);DATE(2015;6;30))" office:value-type="date" office:date-value="2015-06-12">
            <text:p>12.06.2015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table:formula="of:=RANDBETWEEN(1;50)" office:value-type="float" office:value="49">
            <text:p>49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1650">
            <text:p>1650.00</text:p>
          </table:table-cell>
          <table:table-cell table:formula="of:=RANDBETWEEN(DATE(2015;1;1);DATE(2015;6;30))" office:value-type="date" office:date-value="2015-03-07">
            <text:p>07.03.2015</text:p>
          </table:table-cell>
          <table:table-cell table:formula="of:=RANDBETWEEN(DATE(2015;1;1);DATE(2015;6;30))" office:value-type="date" office:date-value="2015-04-21">
            <text:p>21.04.2015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table:formula="of:=RANDBETWEEN(1;50)" office:value-type="float" office:value="10">
            <text:p>10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8400">
            <text:p>8400.00</text:p>
          </table:table-cell>
          <table:table-cell table:formula="of:=RANDBETWEEN(DATE(2015;1;1);DATE(2015;6;30))" office:value-type="date" office:date-value="2015-06-25">
            <text:p>25.06.2015</text:p>
          </table:table-cell>
          <table:table-cell table:formula="of:=RANDBETWEEN(DATE(2015;1;1);DATE(2015;6;30))" office:value-type="date" office:date-value="2015-06-25">
            <text:p>25.06.2015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table:formula="of:=RANDBETWEEN(1;50)" office:value-type="float" office:value="7">
            <text:p>7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9575">
            <text:p>9575.00</text:p>
          </table:table-cell>
          <table:table-cell table:formula="of:=RANDBETWEEN(DATE(2015;1;1);DATE(2015;6;30))" office:value-type="date" office:date-value="2015-05-17">
            <text:p>17.05.2015</text:p>
          </table:table-cell>
          <table:table-cell table:formula="of:=RANDBETWEEN(DATE(2015;1;1);DATE(2015;6;30))" office:value-type="date" office:date-value="2015-05-12">
            <text:p>12.05.201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RANDBETWEEN(1;50)" office:value-type="float" office:value="31">
            <text:p>31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2924">
            <text:p>2924.00</text:p>
          </table:table-cell>
          <table:table-cell table:formula="of:=RANDBETWEEN(DATE(2015;1;1);DATE(2015;6;30))" office:value-type="date" office:date-value="2015-06-25">
            <text:p>25.06.2015</text:p>
          </table:table-cell>
          <table:table-cell table:formula="of:=RANDBETWEEN(DATE(2015;1;1);DATE(2015;6;30))" office:value-type="date" office:date-value="2015-04-23">
            <text:p>23.04.2015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formula="of:=RANDBETWEEN(1;50)" office:value-type="float" office:value="41">
            <text:p>41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2905">
            <text:p>2905.00</text:p>
          </table:table-cell>
          <table:table-cell table:formula="of:=RANDBETWEEN(DATE(2015;1;1);DATE(2015;6;30))" office:value-type="date" office:date-value="2015-04-30">
            <text:p>30.04.2015</text:p>
          </table:table-cell>
          <table:table-cell table:formula="of:=RANDBETWEEN(DATE(2015;1;1);DATE(2015;6;30))" office:value-type="date" office:date-value="2015-03-12">
            <text:p>12.03.2015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table:formula="of:=RANDBETWEEN(1;50)" office:value-type="float" office:value="31">
            <text:p>31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2865">
            <text:p>2865.00</text:p>
          </table:table-cell>
          <table:table-cell table:formula="of:=RANDBETWEEN(DATE(2015;1;1);DATE(2015;6;30))" office:value-type="date" office:date-value="2015-03-30">
            <text:p>30.03.2015</text:p>
          </table:table-cell>
          <table:table-cell table:formula="of:=RANDBETWEEN(DATE(2015;1;1);DATE(2015;6;30))" office:value-type="date" office:date-value="2015-01-25">
            <text:p>25.01.2015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table:formula="of:=RANDBETWEEN(1;50)" office:value-type="float" office:value="48">
            <text:p>48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4703">
            <text:p>4703.00</text:p>
          </table:table-cell>
          <table:table-cell table:formula="of:=RANDBETWEEN(DATE(2015;1;1);DATE(2015;6;30))" office:value-type="date" office:date-value="2015-03-20">
            <text:p>20.03.2015</text:p>
          </table:table-cell>
          <table:table-cell table:formula="of:=RANDBETWEEN(DATE(2015;1;1);DATE(2015;6;30))" office:value-type="date" office:date-value="2015-05-31">
            <text:p>31.05.2015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table:formula="of:=RANDBETWEEN(1;50)" office:value-type="float" office:value="43">
            <text:p>43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2494">
            <text:p>2494.00</text:p>
          </table:table-cell>
          <table:table-cell table:formula="of:=RANDBETWEEN(DATE(2015;1;1);DATE(2015;6;30))" office:value-type="date" office:date-value="2015-05-06">
            <text:p>06.05.2015</text:p>
          </table:table-cell>
          <table:table-cell table:formula="of:=RANDBETWEEN(DATE(2015;1;1);DATE(2015;6;30))" office:value-type="date" office:date-value="2015-04-23">
            <text:p>23.04.2015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table:formula="of:=RANDBETWEEN(1;50)" office:value-type="float" office:value="38">
            <text:p>38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1553">
            <text:p>1553.00</text:p>
          </table:table-cell>
          <table:table-cell table:formula="of:=RANDBETWEEN(DATE(2015;1;1);DATE(2015;6;30))" office:value-type="date" office:date-value="2015-01-11">
            <text:p>11.01.2015</text:p>
          </table:table-cell>
          <table:table-cell table:formula="of:=RANDBETWEEN(DATE(2015;1;1);DATE(2015;6;30))" office:value-type="date" office:date-value="2015-02-22">
            <text:p>22.02.2015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table:formula="of:=RANDBETWEEN(1;50)" office:value-type="float" office:value="34">
            <text:p>34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7742">
            <text:p>7742.00</text:p>
          </table:table-cell>
          <table:table-cell table:formula="of:=RANDBETWEEN(DATE(2015;1;1);DATE(2015;6;30))" office:value-type="date" office:date-value="2015-05-29">
            <text:p>29.05.2015</text:p>
          </table:table-cell>
          <table:table-cell table:formula="of:=RANDBETWEEN(DATE(2015;1;1);DATE(2015;6;30))" office:value-type="date" office:date-value="2015-06-21">
            <text:p>21.06.2015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table:formula="of:=RANDBETWEEN(1;50)" office:value-type="float" office:value="8">
            <text:p>8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7923">
            <text:p>7923.00</text:p>
          </table:table-cell>
          <table:table-cell table:formula="of:=RANDBETWEEN(DATE(2015;1;1);DATE(2015;6;30))" office:value-type="date" office:date-value="2015-06-15">
            <text:p>15.06.2015</text:p>
          </table:table-cell>
          <table:table-cell table:formula="of:=RANDBETWEEN(DATE(2015;1;1);DATE(2015;6;30))" office:value-type="date" office:date-value="2015-01-15">
            <text:p>15.01.2015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table:formula="of:=RANDBETWEEN(1;50)" office:value-type="float" office:value="27">
            <text:p>27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4771">
            <text:p>4771.00</text:p>
          </table:table-cell>
          <table:table-cell table:formula="of:=RANDBETWEEN(DATE(2015;1;1);DATE(2015;6;30))" office:value-type="date" office:date-value="2015-01-04">
            <text:p>04.01.2015</text:p>
          </table:table-cell>
          <table:table-cell table:formula="of:=RANDBETWEEN(DATE(2015;1;1);DATE(2015;6;30))" office:value-type="date" office:date-value="2015-01-15">
            <text:p>15.01.2015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table:formula="of:=RANDBETWEEN(1;50)" office:value-type="float" office:value="39">
            <text:p>39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3690">
            <text:p>3690.00</text:p>
          </table:table-cell>
          <table:table-cell table:formula="of:=RANDBETWEEN(DATE(2015;1;1);DATE(2015;6;30))" office:value-type="date" office:date-value="2015-04-22">
            <text:p>22.04.2015</text:p>
          </table:table-cell>
          <table:table-cell table:formula="of:=RANDBETWEEN(DATE(2015;1;1);DATE(2015;6;30))" office:value-type="date" office:date-value="2015-01-23">
            <text:p>23.01.2015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table:formula="of:=RANDBETWEEN(1;50)" office:value-type="float" office:value="36">
            <text:p>36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4192">
            <text:p>4192.00</text:p>
          </table:table-cell>
          <table:table-cell table:formula="of:=RANDBETWEEN(DATE(2015;1;1);DATE(2015;6;30))" office:value-type="date" office:date-value="2015-03-05">
            <text:p>05.03.2015</text:p>
          </table:table-cell>
          <table:table-cell table:formula="of:=RANDBETWEEN(DATE(2015;1;1);DATE(2015;6;30))" office:value-type="date" office:date-value="2015-01-16">
            <text:p>16.01.2015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table:formula="of:=RANDBETWEEN(1;50)" office:value-type="float" office:value="24">
            <text:p>24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8551">
            <text:p>8551.00</text:p>
          </table:table-cell>
          <table:table-cell table:formula="of:=RANDBETWEEN(DATE(2015;1;1);DATE(2015;6;30))" office:value-type="date" office:date-value="2015-03-04">
            <text:p>04.03.2015</text:p>
          </table:table-cell>
          <table:table-cell table:formula="of:=RANDBETWEEN(DATE(2015;1;1);DATE(2015;6;30))" office:value-type="date" office:date-value="2015-06-03">
            <text:p>03.06.2015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table:formula="of:=RANDBETWEEN(1;50)" office:value-type="float" office:value="26">
            <text:p>26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7792">
            <text:p>7792.00</text:p>
          </table:table-cell>
          <table:table-cell table:formula="of:=RANDBETWEEN(DATE(2015;1;1);DATE(2015;6;30))" office:value-type="date" office:date-value="2015-02-22">
            <text:p>22.02.2015</text:p>
          </table:table-cell>
          <table:table-cell table:formula="of:=RANDBETWEEN(DATE(2015;1;1);DATE(2015;6;30))" office:value-type="date" office:date-value="2015-03-24">
            <text:p>24.03.2015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table:formula="of:=RANDBETWEEN(1;50)" office:value-type="float" office:value="46">
            <text:p>46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1335">
            <text:p>1335.00</text:p>
          </table:table-cell>
          <table:table-cell table:formula="of:=RANDBETWEEN(DATE(2015;1;1);DATE(2015;6;30))" office:value-type="date" office:date-value="2015-06-17">
            <text:p>17.06.2015</text:p>
          </table:table-cell>
          <table:table-cell table:formula="of:=RANDBETWEEN(DATE(2015;1;1);DATE(2015;6;30))" office:value-type="date" office:date-value="2015-03-29">
            <text:p>29.03.2015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table:formula="of:=RANDBETWEEN(1;50)" office:value-type="float" office:value="33">
            <text:p>33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4761">
            <text:p>4761.00</text:p>
          </table:table-cell>
          <table:table-cell table:formula="of:=RANDBETWEEN(DATE(2015;1;1);DATE(2015;6;30))" office:value-type="date" office:date-value="2015-02-02">
            <text:p>02.02.2015</text:p>
          </table:table-cell>
          <table:table-cell table:formula="of:=RANDBETWEEN(DATE(2015;1;1);DATE(2015;6;30))" office:value-type="date" office:date-value="2015-02-16">
            <text:p>16.02.2015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table:formula="of:=RANDBETWEEN(1;50)" office:value-type="float" office:value="30">
            <text:p>30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5130">
            <text:p>5130.00</text:p>
          </table:table-cell>
          <table:table-cell table:formula="of:=RANDBETWEEN(DATE(2015;1;1);DATE(2015;6;30))" office:value-type="date" office:date-value="2015-04-11">
            <text:p>11.04.2015</text:p>
          </table:table-cell>
          <table:table-cell table:formula="of:=RANDBETWEEN(DATE(2015;1;1);DATE(2015;6;30))" office:value-type="date" office:date-value="2015-03-25">
            <text:p>25.03.2015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table:formula="of:=RANDBETWEEN(1;50)" office:value-type="float" office:value="36">
            <text:p>36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7897">
            <text:p>7897.00</text:p>
          </table:table-cell>
          <table:table-cell table:formula="of:=RANDBETWEEN(DATE(2015;1;1);DATE(2015;6;30))" office:value-type="date" office:date-value="2015-01-18">
            <text:p>18.01.2015</text:p>
          </table:table-cell>
          <table:table-cell table:formula="of:=RANDBETWEEN(DATE(2015;1;1);DATE(2015;6;30))" office:value-type="date" office:date-value="2015-01-02">
            <text:p>02.01.2015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table:formula="of:=RANDBETWEEN(1;50)" office:value-type="float" office:value="4">
            <text:p>4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8058">
            <text:p>8058.00</text:p>
          </table:table-cell>
          <table:table-cell table:formula="of:=RANDBETWEEN(DATE(2015;1;1);DATE(2015;6;30))" office:value-type="date" office:date-value="2015-05-07">
            <text:p>07.05.2015</text:p>
          </table:table-cell>
          <table:table-cell table:formula="of:=RANDBETWEEN(DATE(2015;1;1);DATE(2015;6;30))" office:value-type="date" office:date-value="2015-02-07">
            <text:p>07.02.2015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4292">
            <text:p>4292.00</text:p>
          </table:table-cell>
          <table:table-cell table:formula="of:=RANDBETWEEN(DATE(2015;1;1);DATE(2015;6;30))" office:value-type="date" office:date-value="2015-05-19">
            <text:p>19.05.2015</text:p>
          </table:table-cell>
          <table:table-cell table:formula="of:=RANDBETWEEN(DATE(2015;1;1);DATE(2015;6;30))" office:value-type="date" office:date-value="2015-03-08">
            <text:p>08.03.2015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f:=RANDBETWEEN(1;50)" office:value-type="float" office:value="15">
            <text:p>15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4686">
            <text:p>4686.00</text:p>
          </table:table-cell>
          <table:table-cell table:formula="of:=RANDBETWEEN(DATE(2015;1;1);DATE(2015;6;30))" office:value-type="date" office:date-value="2015-06-16">
            <text:p>16.06.2015</text:p>
          </table:table-cell>
          <table:table-cell table:formula="of:=RANDBETWEEN(DATE(2015;1;1);DATE(2015;6;30))" office:value-type="date" office:date-value="2015-02-28">
            <text:p>28.02.2015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formula="of:=RANDBETWEEN(1;50)" office:value-type="float" office:value="33">
            <text:p>33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3935">
            <text:p>3935.00</text:p>
          </table:table-cell>
          <table:table-cell table:formula="of:=RANDBETWEEN(DATE(2015;1;1);DATE(2015;6;30))" office:value-type="date" office:date-value="2015-05-15">
            <text:p>15.05.2015</text:p>
          </table:table-cell>
          <table:table-cell table:formula="of:=RANDBETWEEN(DATE(2015;1;1);DATE(2015;6;30))" office:value-type="date" office:date-value="2015-05-22">
            <text:p>22.05.2015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table:formula="of:=RANDBETWEEN(1;50)" office:value-type="float" office:value="23">
            <text:p>23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1499">
            <text:p>1499.00</text:p>
          </table:table-cell>
          <table:table-cell table:formula="of:=RANDBETWEEN(DATE(2015;1;1);DATE(2015;6;30))" office:value-type="date" office:date-value="2015-05-27">
            <text:p>27.05.2015</text:p>
          </table:table-cell>
          <table:table-cell table:formula="of:=RANDBETWEEN(DATE(2015;1;1);DATE(2015;6;30))" office:value-type="date" office:date-value="2015-01-22">
            <text:p>22.01.2015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table:formula="of:=RANDBETWEEN(1;50)" office:value-type="float" office:value="28">
            <text:p>28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7980">
            <text:p>7980.00</text:p>
          </table:table-cell>
          <table:table-cell table:formula="of:=RANDBETWEEN(DATE(2015;1;1);DATE(2015;6;30))" office:value-type="date" office:date-value="2015-05-30">
            <text:p>30.05.2015</text:p>
          </table:table-cell>
          <table:table-cell table:formula="of:=RANDBETWEEN(DATE(2015;1;1);DATE(2015;6;30))" office:value-type="date" office:date-value="2015-03-24">
            <text:p>24.03.2015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table:formula="of:=RANDBETWEEN(1;50)" office:value-type="float" office:value="20">
            <text:p>20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4265">
            <text:p>4265.00</text:p>
          </table:table-cell>
          <table:table-cell table:formula="of:=RANDBETWEEN(DATE(2015;1;1);DATE(2015;6;30))" office:value-type="date" office:date-value="2015-06-30">
            <text:p>30.06.2015</text:p>
          </table:table-cell>
          <table:table-cell table:formula="of:=RANDBETWEEN(DATE(2015;1;1);DATE(2015;6;30))" office:value-type="date" office:date-value="2015-01-14">
            <text:p>14.01.2015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table:formula="of:=RANDBETWEEN(1;50)" office:value-type="float" office:value="35">
            <text:p>35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4818">
            <text:p>4818.00</text:p>
          </table:table-cell>
          <table:table-cell table:formula="of:=RANDBETWEEN(DATE(2015;1;1);DATE(2015;6;30))" office:value-type="date" office:date-value="2015-02-22">
            <text:p>22.02.2015</text:p>
          </table:table-cell>
          <table:table-cell table:formula="of:=RANDBETWEEN(DATE(2015;1;1);DATE(2015;6;30))" office:value-type="date" office:date-value="2015-05-10">
            <text:p>10.05.2015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table:formula="of:=RANDBETWEEN(1;50)" office:value-type="float" office:value="1">
            <text:p>1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4975">
            <text:p>4975.00</text:p>
          </table:table-cell>
          <table:table-cell table:formula="of:=RANDBETWEEN(DATE(2015;1;1);DATE(2015;6;30))" office:value-type="date" office:date-value="2015-05-15">
            <text:p>15.05.2015</text:p>
          </table:table-cell>
          <table:table-cell table:formula="of:=RANDBETWEEN(DATE(2015;1;1);DATE(2015;6;30))" office:value-type="date" office:date-value="2015-02-06">
            <text:p>06.02.2015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table:formula="of:=RANDBETWEEN(1;50)" office:value-type="float" office:value="2">
            <text:p>2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5522">
            <text:p>5522.00</text:p>
          </table:table-cell>
          <table:table-cell table:formula="of:=RANDBETWEEN(DATE(2015;1;1);DATE(2015;6;30))" office:value-type="date" office:date-value="2015-02-09">
            <text:p>09.02.2015</text:p>
          </table:table-cell>
          <table:table-cell table:formula="of:=RANDBETWEEN(DATE(2015;1;1);DATE(2015;6;30))" office:value-type="date" office:date-value="2015-03-20">
            <text:p>20.03.2015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table:formula="of:=RANDBETWEEN(1;50)" office:value-type="float" office:value="32">
            <text:p>32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7454">
            <text:p>7454.00</text:p>
          </table:table-cell>
          <table:table-cell table:formula="of:=RANDBETWEEN(DATE(2015;1;1);DATE(2015;6;30))" office:value-type="date" office:date-value="2015-04-16">
            <text:p>16.04.2015</text:p>
          </table:table-cell>
          <table:table-cell table:formula="of:=RANDBETWEEN(DATE(2015;1;1);DATE(2015;6;30))" office:value-type="date" office:date-value="2015-05-12">
            <text:p>12.05.2015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table:formula="of:=RANDBETWEEN(1;50)" office:value-type="float" office:value="37">
            <text:p>37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1260">
            <text:p>1260.00</text:p>
          </table:table-cell>
          <table:table-cell table:formula="of:=RANDBETWEEN(DATE(2015;1;1);DATE(2015;6;30))" office:value-type="date" office:date-value="2015-06-10">
            <text:p>10.06.2015</text:p>
          </table:table-cell>
          <table:table-cell table:formula="of:=RANDBETWEEN(DATE(2015;1;1);DATE(2015;6;30))" office:value-type="date" office:date-value="2015-04-16">
            <text:p>16.04.2015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formula="of:=RANDBETWEEN(1;50)" office:value-type="float" office:value="29">
            <text:p>29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2004">
            <text:p>2004.00</text:p>
          </table:table-cell>
          <table:table-cell table:formula="of:=RANDBETWEEN(DATE(2015;1;1);DATE(2015;6;30))" office:value-type="date" office:date-value="2015-05-31">
            <text:p>31.05.2015</text:p>
          </table:table-cell>
          <table:table-cell table:formula="of:=RANDBETWEEN(DATE(2015;1;1);DATE(2015;6;30))" office:value-type="date" office:date-value="2015-06-13">
            <text:p>13.06.2015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7769">
            <text:p>7769.00</text:p>
          </table:table-cell>
          <table:table-cell table:formula="of:=RANDBETWEEN(DATE(2015;1;1);DATE(2015;6;30))" office:value-type="date" office:date-value="2015-01-12">
            <text:p>12.01.2015</text:p>
          </table:table-cell>
          <table:table-cell table:formula="of:=RANDBETWEEN(DATE(2015;1;1);DATE(2015;6;30))" office:value-type="date" office:date-value="2015-04-06">
            <text:p>06.04.2015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table:formula="of:=RANDBETWEEN(1;50)" office:value-type="float" office:value="19">
            <text:p>19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9586">
            <text:p>9586.00</text:p>
          </table:table-cell>
          <table:table-cell table:formula="of:=RANDBETWEEN(DATE(2015;1;1);DATE(2015;6;30))" office:value-type="date" office:date-value="2015-02-15">
            <text:p>15.02.2015</text:p>
          </table:table-cell>
          <table:table-cell table:formula="of:=RANDBETWEEN(DATE(2015;1;1);DATE(2015;6;30))" office:value-type="date" office:date-value="2015-04-01">
            <text:p>01.04.2015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7493">
            <text:p>7493.00</text:p>
          </table:table-cell>
          <table:table-cell table:formula="of:=RANDBETWEEN(DATE(2015;1;1);DATE(2015;6;30))" office:value-type="date" office:date-value="2015-05-02">
            <text:p>02.05.2015</text:p>
          </table:table-cell>
          <table:table-cell table:formula="of:=RANDBETWEEN(DATE(2015;1;1);DATE(2015;6;30))" office:value-type="date" office:date-value="2015-04-11">
            <text:p>11.04.2015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table:formula="of:=RANDBETWEEN(1;50)" office:value-type="float" office:value="15">
            <text:p>15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6477">
            <text:p>6477.00</text:p>
          </table:table-cell>
          <table:table-cell table:formula="of:=RANDBETWEEN(DATE(2015;1;1);DATE(2015;6;30))" office:value-type="date" office:date-value="2015-01-06">
            <text:p>06.01.2015</text:p>
          </table:table-cell>
          <table:table-cell table:formula="of:=RANDBETWEEN(DATE(2015;1;1);DATE(2015;6;30))" office:value-type="date" office:date-value="2015-02-08">
            <text:p>08.02.2015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3539">
            <text:p>3539.00</text:p>
          </table:table-cell>
          <table:table-cell table:formula="of:=RANDBETWEEN(DATE(2015;1;1);DATE(2015;6;30))" office:value-type="date" office:date-value="2015-03-11">
            <text:p>11.03.2015</text:p>
          </table:table-cell>
          <table:table-cell table:formula="of:=RANDBETWEEN(DATE(2015;1;1);DATE(2015;6;30))" office:value-type="date" office:date-value="2015-04-23">
            <text:p>23.04.2015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formula="of:=RANDBETWEEN(1;50)" office:value-type="float" office:value="3">
            <text:p>3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1382">
            <text:p>1382.00</text:p>
          </table:table-cell>
          <table:table-cell table:formula="of:=RANDBETWEEN(DATE(2015;1;1);DATE(2015;6;30))" office:value-type="date" office:date-value="2015-06-05">
            <text:p>05.06.2015</text:p>
          </table:table-cell>
          <table:table-cell table:formula="of:=RANDBETWEEN(DATE(2015;1;1);DATE(2015;6;30))" office:value-type="date" office:date-value="2015-06-04">
            <text:p>04.06.2015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formula="of:=RANDBETWEEN(1;50)" office:value-type="float" office:value="49">
            <text:p>49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1156">
            <text:p>1156.00</text:p>
          </table:table-cell>
          <table:table-cell table:formula="of:=RANDBETWEEN(DATE(2015;1;1);DATE(2015;6;30))" office:value-type="date" office:date-value="2015-01-23">
            <text:p>23.01.2015</text:p>
          </table:table-cell>
          <table:table-cell table:formula="of:=RANDBETWEEN(DATE(2015;1;1);DATE(2015;6;30))" office:value-type="date" office:date-value="2015-04-05">
            <text:p>05.04.2015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formula="of:=RANDBETWEEN(1;50)" office:value-type="float" office:value="11">
            <text:p>11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9559">
            <text:p>9559.00</text:p>
          </table:table-cell>
          <table:table-cell table:formula="of:=RANDBETWEEN(DATE(2015;1;1);DATE(2015;6;30))" office:value-type="date" office:date-value="2015-05-15">
            <text:p>15.05.2015</text:p>
          </table:table-cell>
          <table:table-cell table:formula="of:=RANDBETWEEN(DATE(2015;1;1);DATE(2015;6;30))" office:value-type="date" office:date-value="2015-03-03">
            <text:p>03.03.2015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table:formula="of:=RANDBETWEEN(1;50)" office:value-type="float" office:value="44">
            <text:p>44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8802">
            <text:p>8802.00</text:p>
          </table:table-cell>
          <table:table-cell table:formula="of:=RANDBETWEEN(DATE(2015;1;1);DATE(2015;6;30))" office:value-type="date" office:date-value="2015-02-07">
            <text:p>07.02.2015</text:p>
          </table:table-cell>
          <table:table-cell table:formula="of:=RANDBETWEEN(DATE(2015;1;1);DATE(2015;6;30))" office:value-type="date" office:date-value="2015-05-27">
            <text:p>27.05.2015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9419">
            <text:p>9419.00</text:p>
          </table:table-cell>
          <table:table-cell table:formula="of:=RANDBETWEEN(DATE(2015;1;1);DATE(2015;6;30))" office:value-type="date" office:date-value="2015-03-22">
            <text:p>22.03.2015</text:p>
          </table:table-cell>
          <table:table-cell table:formula="of:=RANDBETWEEN(DATE(2015;1;1);DATE(2015;6;30))" office:value-type="date" office:date-value="2015-05-28">
            <text:p>28.05.2015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formula="of:=RANDBETWEEN(1;50)" office:value-type="float" office:value="3">
            <text:p>3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1314">
            <text:p>1314.00</text:p>
          </table:table-cell>
          <table:table-cell table:formula="of:=RANDBETWEEN(DATE(2015;1;1);DATE(2015;6;30))" office:value-type="date" office:date-value="2015-02-25">
            <text:p>25.02.2015</text:p>
          </table:table-cell>
          <table:table-cell table:formula="of:=RANDBETWEEN(DATE(2015;1;1);DATE(2015;6;30))" office:value-type="date" office:date-value="2015-02-02">
            <text:p>02.02.2015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formula="of:=RANDBETWEEN(1;50)" office:value-type="float" office:value="15">
            <text:p>15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4851">
            <text:p>4851.00</text:p>
          </table:table-cell>
          <table:table-cell table:formula="of:=RANDBETWEEN(DATE(2015;1;1);DATE(2015;6;30))" office:value-type="date" office:date-value="2015-03-25">
            <text:p>25.03.2015</text:p>
          </table:table-cell>
          <table:table-cell table:formula="of:=RANDBETWEEN(DATE(2015;1;1);DATE(2015;6;30))" office:value-type="date" office:date-value="2015-02-01">
            <text:p>01.02.2015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table:formula="of:=RANDBETWEEN(1;50)" office:value-type="float" office:value="30">
            <text:p>30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5036">
            <text:p>5036.00</text:p>
          </table:table-cell>
          <table:table-cell table:formula="of:=RANDBETWEEN(DATE(2015;1;1);DATE(2015;6;30))" office:value-type="date" office:date-value="2015-06-17">
            <text:p>17.06.2015</text:p>
          </table:table-cell>
          <table:table-cell table:formula="of:=RANDBETWEEN(DATE(2015;1;1);DATE(2015;6;30))" office:value-type="date" office:date-value="2015-06-10">
            <text:p>10.06.2015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formula="of:=RANDBETWEEN(1;50)" office:value-type="float" office:value="36">
            <text:p>36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6525">
            <text:p>6525.00</text:p>
          </table:table-cell>
          <table:table-cell table:formula="of:=RANDBETWEEN(DATE(2015;1;1);DATE(2015;6;30))" office:value-type="date" office:date-value="2015-01-04">
            <text:p>04.01.2015</text:p>
          </table:table-cell>
          <table:table-cell table:formula="of:=RANDBETWEEN(DATE(2015;1;1);DATE(2015;6;30))" office:value-type="date" office:date-value="2015-03-09">
            <text:p>09.03.2015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table:formula="of:=RANDBETWEEN(1;50)" office:value-type="float" office:value="26">
            <text:p>26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7124">
            <text:p>7124.00</text:p>
          </table:table-cell>
          <table:table-cell table:formula="of:=RANDBETWEEN(DATE(2015;1;1);DATE(2015;6;30))" office:value-type="date" office:date-value="2015-04-26">
            <text:p>26.04.2015</text:p>
          </table:table-cell>
          <table:table-cell table:formula="of:=RANDBETWEEN(DATE(2015;1;1);DATE(2015;6;30))" office:value-type="date" office:date-value="2015-04-10">
            <text:p>10.04.2015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formula="of:=RANDBETWEEN(1;50)" office:value-type="float" office:value="30">
            <text:p>30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5381">
            <text:p>5381.00</text:p>
          </table:table-cell>
          <table:table-cell table:formula="of:=RANDBETWEEN(DATE(2015;1;1);DATE(2015;6;30))" office:value-type="date" office:date-value="2015-01-15">
            <text:p>15.01.2015</text:p>
          </table:table-cell>
          <table:table-cell table:formula="of:=RANDBETWEEN(DATE(2015;1;1);DATE(2015;6;30))" office:value-type="date" office:date-value="2015-06-30">
            <text:p>30.06.2015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formula="of:=RANDBETWEEN(1;50)" office:value-type="float" office:value="3">
            <text:p>3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9209">
            <text:p>9209.00</text:p>
          </table:table-cell>
          <table:table-cell table:formula="of:=RANDBETWEEN(DATE(2015;1;1);DATE(2015;6;30))" office:value-type="date" office:date-value="2015-04-13">
            <text:p>13.04.2015</text:p>
          </table:table-cell>
          <table:table-cell table:formula="of:=RANDBETWEEN(DATE(2015;1;1);DATE(2015;6;30))" office:value-type="date" office:date-value="2015-03-26">
            <text:p>26.03.2015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formula="of:=RANDBETWEEN(1;50)" office:value-type="float" office:value="34">
            <text:p>34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1108">
            <text:p>1108.00</text:p>
          </table:table-cell>
          <table:table-cell table:formula="of:=RANDBETWEEN(DATE(2015;1;1);DATE(2015;6;30))" office:value-type="date" office:date-value="2015-04-28">
            <text:p>28.04.2015</text:p>
          </table:table-cell>
          <table:table-cell table:formula="of:=RANDBETWEEN(DATE(2015;1;1);DATE(2015;6;30))" office:value-type="date" office:date-value="2015-04-26">
            <text:p>26.04.2015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formula="of:=RANDBETWEEN(1;50)" office:value-type="float" office:value="10">
            <text:p>10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7930">
            <text:p>7930.00</text:p>
          </table:table-cell>
          <table:table-cell table:formula="of:=RANDBETWEEN(DATE(2015;1;1);DATE(2015;6;30))" office:value-type="date" office:date-value="2015-05-14">
            <text:p>14.05.2015</text:p>
          </table:table-cell>
          <table:table-cell table:formula="of:=RANDBETWEEN(DATE(2015;1;1);DATE(2015;6;30))" office:value-type="date" office:date-value="2015-04-24">
            <text:p>24.04.2015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table:formula="of:=RANDBETWEEN(1;50)" office:value-type="float" office:value="7">
            <text:p>7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7609">
            <text:p>7609.00</text:p>
          </table:table-cell>
          <table:table-cell table:formula="of:=RANDBETWEEN(DATE(2015;1;1);DATE(2015;6;30))" office:value-type="date" office:date-value="2015-01-30">
            <text:p>30.01.2015</text:p>
          </table:table-cell>
          <table:table-cell table:formula="of:=RANDBETWEEN(DATE(2015;1;1);DATE(2015;6;30))" office:value-type="date" office:date-value="2015-06-26">
            <text:p>26.06.2015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RANDBETWEEN(1;50)" office:value-type="float" office:value="5">
            <text:p>5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5099">
            <text:p>5099.00</text:p>
          </table:table-cell>
          <table:table-cell table:formula="of:=RANDBETWEEN(DATE(2015;1;1);DATE(2015;6;30))" office:value-type="date" office:date-value="2015-02-23">
            <text:p>23.02.2015</text:p>
          </table:table-cell>
          <table:table-cell table:formula="of:=RANDBETWEEN(DATE(2015;1;1);DATE(2015;6;30))" office:value-type="date" office:date-value="2015-02-19">
            <text:p>19.02.2015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formula="of:=RANDBETWEEN(1;50)" office:value-type="float" office:value="45">
            <text:p>45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3048">
            <text:p>3048.00</text:p>
          </table:table-cell>
          <table:table-cell table:formula="of:=RANDBETWEEN(DATE(2015;1;1);DATE(2015;6;30))" office:value-type="date" office:date-value="2015-05-08">
            <text:p>08.05.2015</text:p>
          </table:table-cell>
          <table:table-cell table:formula="of:=RANDBETWEEN(DATE(2015;1;1);DATE(2015;6;30))" office:value-type="date" office:date-value="2015-04-16">
            <text:p>16.04.2015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table:formula="of:=RANDBETWEEN(1;50)" office:value-type="float" office:value="40">
            <text:p>40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2952">
            <text:p>2952.00</text:p>
          </table:table-cell>
          <table:table-cell table:formula="of:=RANDBETWEEN(DATE(2015;1;1);DATE(2015;6;30))" office:value-type="date" office:date-value="2015-03-28">
            <text:p>28.03.2015</text:p>
          </table:table-cell>
          <table:table-cell table:formula="of:=RANDBETWEEN(DATE(2015;1;1);DATE(2015;6;30))" office:value-type="date" office:date-value="2015-01-04">
            <text:p>04.01.2015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table:formula="of:=RANDBETWEEN(1;50)" office:value-type="float" office:value="38">
            <text:p>38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5222">
            <text:p>5222.00</text:p>
          </table:table-cell>
          <table:table-cell table:formula="of:=RANDBETWEEN(DATE(2015;1;1);DATE(2015;6;30))" office:value-type="date" office:date-value="2015-05-24">
            <text:p>24.05.2015</text:p>
          </table:table-cell>
          <table:table-cell table:formula="of:=RANDBETWEEN(DATE(2015;1;1);DATE(2015;6;30))" office:value-type="date" office:date-value="2015-03-08">
            <text:p>08.03.2015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table:formula="of:=RANDBETWEEN(1;50)" office:value-type="float" office:value="43">
            <text:p>43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9931">
            <text:p>9931.00</text:p>
          </table:table-cell>
          <table:table-cell table:formula="of:=RANDBETWEEN(DATE(2015;1;1);DATE(2015;6;30))" office:value-type="date" office:date-value="2015-04-27">
            <text:p>27.04.2015</text:p>
          </table:table-cell>
          <table:table-cell table:formula="of:=RANDBETWEEN(DATE(2015;1;1);DATE(2015;6;30))" office:value-type="date" office:date-value="2015-06-22">
            <text:p>22.06.2015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table:formula="of:=RANDBETWEEN(1;50)" office:value-type="float" office:value="9">
            <text:p>9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1146">
            <text:p>1146.00</text:p>
          </table:table-cell>
          <table:table-cell table:formula="of:=RANDBETWEEN(DATE(2015;1;1);DATE(2015;6;30))" office:value-type="date" office:date-value="2015-06-02">
            <text:p>02.06.2015</text:p>
          </table:table-cell>
          <table:table-cell table:formula="of:=RANDBETWEEN(DATE(2015;1;1);DATE(2015;6;30))" office:value-type="date" office:date-value="2015-03-12">
            <text:p>12.03.201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formula="of:=RANDBETWEEN(1;50)" office:value-type="float" office:value="35">
            <text:p>35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9191">
            <text:p>9191.00</text:p>
          </table:table-cell>
          <table:table-cell table:formula="of:=RANDBETWEEN(DATE(2015;1;1);DATE(2015;6;30))" office:value-type="date" office:date-value="2015-05-24">
            <text:p>24.05.2015</text:p>
          </table:table-cell>
          <table:table-cell table:formula="of:=RANDBETWEEN(DATE(2015;1;1);DATE(2015;6;30))" office:value-type="date" office:date-value="2015-03-20">
            <text:p>20.03.2015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table:formula="of:=RANDBETWEEN(1;50)" office:value-type="float" office:value="18">
            <text:p>18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8451">
            <text:p>8451.00</text:p>
          </table:table-cell>
          <table:table-cell table:formula="of:=RANDBETWEEN(DATE(2015;1;1);DATE(2015;6;30))" office:value-type="date" office:date-value="2015-01-21">
            <text:p>21.01.2015</text:p>
          </table:table-cell>
          <table:table-cell table:formula="of:=RANDBETWEEN(DATE(2015;1;1);DATE(2015;6;30))" office:value-type="date" office:date-value="2015-02-05">
            <text:p>05.02.2015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table:formula="of:=RANDBETWEEN(1;50)" office:value-type="float" office:value="45">
            <text:p>45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9175">
            <text:p>9175.00</text:p>
          </table:table-cell>
          <table:table-cell table:formula="of:=RANDBETWEEN(DATE(2015;1;1);DATE(2015;6;30))" office:value-type="date" office:date-value="2015-06-24">
            <text:p>24.06.2015</text:p>
          </table:table-cell>
          <table:table-cell table:formula="of:=RANDBETWEEN(DATE(2015;1;1);DATE(2015;6;30))" office:value-type="date" office:date-value="2015-05-22">
            <text:p>22.05.2015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table:formula="of:=RANDBETWEEN(1;50)" office:value-type="float" office:value="41">
            <text:p>41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3896">
            <text:p>3896.00</text:p>
          </table:table-cell>
          <table:table-cell table:formula="of:=RANDBETWEEN(DATE(2015;1;1);DATE(2015;6;30))" office:value-type="date" office:date-value="2015-06-24">
            <text:p>24.06.2015</text:p>
          </table:table-cell>
          <table:table-cell table:formula="of:=RANDBETWEEN(DATE(2015;1;1);DATE(2015;6;30))" office:value-type="date" office:date-value="2015-04-16">
            <text:p>16.04.2015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table:formula="of:=RANDBETWEEN(1;50)" office:value-type="float" office:value="9">
            <text:p>9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4334">
            <text:p>4334.00</text:p>
          </table:table-cell>
          <table:table-cell table:formula="of:=RANDBETWEEN(DATE(2015;1;1);DATE(2015;6;30))" office:value-type="date" office:date-value="2015-02-20">
            <text:p>20.02.2015</text:p>
          </table:table-cell>
          <table:table-cell table:formula="of:=RANDBETWEEN(DATE(2015;1;1);DATE(2015;6;30))" office:value-type="date" office:date-value="2015-04-21">
            <text:p>21.04.2015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table:formula="of:=RANDBETWEEN(1;50)" office:value-type="float" office:value="8">
            <text:p>8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8714">
            <text:p>8714.00</text:p>
          </table:table-cell>
          <table:table-cell table:formula="of:=RANDBETWEEN(DATE(2015;1;1);DATE(2015;6;30))" office:value-type="date" office:date-value="2015-05-06">
            <text:p>06.05.2015</text:p>
          </table:table-cell>
          <table:table-cell table:formula="of:=RANDBETWEEN(DATE(2015;1;1);DATE(2015;6;30))" office:value-type="date" office:date-value="2015-03-15">
            <text:p>15.03.2015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table:formula="of:=RANDBETWEEN(1;50)" office:value-type="float" office:value="9">
            <text:p>9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5013">
            <text:p>5013.00</text:p>
          </table:table-cell>
          <table:table-cell table:formula="of:=RANDBETWEEN(DATE(2015;1;1);DATE(2015;6;30))" office:value-type="date" office:date-value="2015-04-02">
            <text:p>02.04.2015</text:p>
          </table:table-cell>
          <table:table-cell table:formula="of:=RANDBETWEEN(DATE(2015;1;1);DATE(2015;6;30))" office:value-type="date" office:date-value="2015-04-02">
            <text:p>02.04.2015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table:formula="of:=RANDBETWEEN(1;50)" office:value-type="float" office:value="24">
            <text:p>24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6004">
            <text:p>6004.00</text:p>
          </table:table-cell>
          <table:table-cell table:formula="of:=RANDBETWEEN(DATE(2015;1;1);DATE(2015;6;30))" office:value-type="date" office:date-value="2015-02-15">
            <text:p>15.02.2015</text:p>
          </table:table-cell>
          <table:table-cell table:formula="of:=RANDBETWEEN(DATE(2015;1;1);DATE(2015;6;30))" office:value-type="date" office:date-value="2015-03-07">
            <text:p>07.03.2015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table:formula="of:=RANDBETWEEN(1;50)" office:value-type="float" office:value="41">
            <text:p>41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3938">
            <text:p>3938.00</text:p>
          </table:table-cell>
          <table:table-cell table:formula="of:=RANDBETWEEN(DATE(2015;1;1);DATE(2015;6;30))" office:value-type="date" office:date-value="2015-05-13">
            <text:p>13.05.2015</text:p>
          </table:table-cell>
          <table:table-cell table:formula="of:=RANDBETWEEN(DATE(2015;1;1);DATE(2015;6;30))" office:value-type="date" office:date-value="2015-01-15">
            <text:p>15.01.2015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table:formula="of:=RANDBETWEEN(1;50)" office:value-type="float" office:value="18">
            <text:p>18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4415">
            <text:p>4415.00</text:p>
          </table:table-cell>
          <table:table-cell table:formula="of:=RANDBETWEEN(DATE(2015;1;1);DATE(2015;6;30))" office:value-type="date" office:date-value="2015-02-07">
            <text:p>07.02.2015</text:p>
          </table:table-cell>
          <table:table-cell table:formula="of:=RANDBETWEEN(DATE(2015;1;1);DATE(2015;6;30))" office:value-type="date" office:date-value="2015-04-10">
            <text:p>10.04.2015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table:formula="of:=RANDBETWEEN(1;50)" office:value-type="float" office:value="48">
            <text:p>48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3088">
            <text:p>3088.00</text:p>
          </table:table-cell>
          <table:table-cell table:formula="of:=RANDBETWEEN(DATE(2015;1;1);DATE(2015;6;30))" office:value-type="date" office:date-value="2015-03-30">
            <text:p>30.03.2015</text:p>
          </table:table-cell>
          <table:table-cell table:formula="of:=RANDBETWEEN(DATE(2015;1;1);DATE(2015;6;30))" office:value-type="date" office:date-value="2015-04-25">
            <text:p>25.04.2015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table:formula="of:=RANDBETWEEN(1;50)" office:value-type="float" office:value="34">
            <text:p>34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5384">
            <text:p>5384.00</text:p>
          </table:table-cell>
          <table:table-cell table:formula="of:=RANDBETWEEN(DATE(2015;1;1);DATE(2015;6;30))" office:value-type="date" office:date-value="2015-05-25">
            <text:p>25.05.2015</text:p>
          </table:table-cell>
          <table:table-cell table:formula="of:=RANDBETWEEN(DATE(2015;1;1);DATE(2015;6;30))" office:value-type="date" office:date-value="2015-04-23">
            <text:p>23.04.2015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table:formula="of:=RANDBETWEEN(1;50)" office:value-type="float" office:value="21">
            <text:p>21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5175">
            <text:p>5175.00</text:p>
          </table:table-cell>
          <table:table-cell table:formula="of:=RANDBETWEEN(DATE(2015;1;1);DATE(2015;6;30))" office:value-type="date" office:date-value="2015-03-16">
            <text:p>16.03.2015</text:p>
          </table:table-cell>
          <table:table-cell table:formula="of:=RANDBETWEEN(DATE(2015;1;1);DATE(2015;6;30))" office:value-type="date" office:date-value="2015-04-01">
            <text:p>01.04.2015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table:formula="of:=RANDBETWEEN(1;50)" office:value-type="float" office:value="26">
            <text:p>26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9718">
            <text:p>9718.00</text:p>
          </table:table-cell>
          <table:table-cell table:formula="of:=RANDBETWEEN(DATE(2015;1;1);DATE(2015;6;30))" office:value-type="date" office:date-value="2015-03-12">
            <text:p>12.03.2015</text:p>
          </table:table-cell>
          <table:table-cell table:formula="of:=RANDBETWEEN(DATE(2015;1;1);DATE(2015;6;30))" office:value-type="date" office:date-value="2015-03-11">
            <text:p>11.03.2015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table:formula="of:=RANDBETWEEN(1;50)" office:value-type="float" office:value="38">
            <text:p>38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5277">
            <text:p>5277.00</text:p>
          </table:table-cell>
          <table:table-cell table:formula="of:=RANDBETWEEN(DATE(2015;1;1);DATE(2015;6;30))" office:value-type="date" office:date-value="2015-02-20">
            <text:p>20.02.2015</text:p>
          </table:table-cell>
          <table:table-cell table:formula="of:=RANDBETWEEN(DATE(2015;1;1);DATE(2015;6;30))" office:value-type="date" office:date-value="2015-04-15">
            <text:p>15.04.2015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table:formula="of:=RANDBETWEEN(1;50)" office:value-type="float" office:value="26">
            <text:p>26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9663">
            <text:p>9663.00</text:p>
          </table:table-cell>
          <table:table-cell table:formula="of:=RANDBETWEEN(DATE(2015;1;1);DATE(2015;6;30))" office:value-type="date" office:date-value="2015-01-09">
            <text:p>09.01.2015</text:p>
          </table:table-cell>
          <table:table-cell table:formula="of:=RANDBETWEEN(DATE(2015;1;1);DATE(2015;6;30))" office:value-type="date" office:date-value="2015-03-19">
            <text:p>19.03.2015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table:formula="of:=RANDBETWEEN(1;50)" office:value-type="float" office:value="10">
            <text:p>10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4995">
            <text:p>4995.00</text:p>
          </table:table-cell>
          <table:table-cell table:formula="of:=RANDBETWEEN(DATE(2015;1;1);DATE(2015;6;30))" office:value-type="date" office:date-value="2015-05-12">
            <text:p>12.05.2015</text:p>
          </table:table-cell>
          <table:table-cell table:formula="of:=RANDBETWEEN(DATE(2015;1;1);DATE(2015;6;30))" office:value-type="date" office:date-value="2015-05-31">
            <text:p>31.05.2015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table:formula="of:=RANDBETWEEN(1;50)" office:value-type="float" office:value="31">
            <text:p>31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8005">
            <text:p>8005.00</text:p>
          </table:table-cell>
          <table:table-cell table:formula="of:=RANDBETWEEN(DATE(2015;1;1);DATE(2015;6;30))" office:value-type="date" office:date-value="2015-04-05">
            <text:p>05.04.2015</text:p>
          </table:table-cell>
          <table:table-cell table:formula="of:=RANDBETWEEN(DATE(2015;1;1);DATE(2015;6;30))" office:value-type="date" office:date-value="2015-06-16">
            <text:p>16.06.2015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table:formula="of:=RANDBETWEEN(1;50)" office:value-type="float" office:value="18">
            <text:p>18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6592">
            <text:p>6592.00</text:p>
          </table:table-cell>
          <table:table-cell table:formula="of:=RANDBETWEEN(DATE(2015;1;1);DATE(2015;6;30))" office:value-type="date" office:date-value="2015-03-04">
            <text:p>04.03.2015</text:p>
          </table:table-cell>
          <table:table-cell table:formula="of:=RANDBETWEEN(DATE(2015;1;1);DATE(2015;6;30))" office:value-type="date" office:date-value="2015-04-18">
            <text:p>18.04.2015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table:formula="of:=RANDBETWEEN(1;50)" office:value-type="float" office:value="8">
            <text:p>8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6105">
            <text:p>6105.00</text:p>
          </table:table-cell>
          <table:table-cell table:formula="of:=RANDBETWEEN(DATE(2015;1;1);DATE(2015;6;30))" office:value-type="date" office:date-value="2015-04-27">
            <text:p>27.04.2015</text:p>
          </table:table-cell>
          <table:table-cell table:formula="of:=RANDBETWEEN(DATE(2015;1;1);DATE(2015;6;30))" office:value-type="date" office:date-value="2015-06-25">
            <text:p>25.06.2015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table:formula="of:=RANDBETWEEN(1;50)" office:value-type="float" office:value="44">
            <text:p>44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6250">
            <text:p>6250.00</text:p>
          </table:table-cell>
          <table:table-cell table:formula="of:=RANDBETWEEN(DATE(2015;1;1);DATE(2015;6;30))" office:value-type="date" office:date-value="2015-05-21">
            <text:p>21.05.2015</text:p>
          </table:table-cell>
          <table:table-cell table:formula="of:=RANDBETWEEN(DATE(2015;1;1);DATE(2015;6;30))" office:value-type="date" office:date-value="2015-03-08">
            <text:p>08.03.2015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table:formula="of:=RANDBETWEEN(1;50)" office:value-type="float" office:value="2">
            <text:p>2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1777">
            <text:p>1777.00</text:p>
          </table:table-cell>
          <table:table-cell table:formula="of:=RANDBETWEEN(DATE(2015;1;1);DATE(2015;6;30))" office:value-type="date" office:date-value="2015-02-25">
            <text:p>25.02.2015</text:p>
          </table:table-cell>
          <table:table-cell table:formula="of:=RANDBETWEEN(DATE(2015;1;1);DATE(2015;6;30))" office:value-type="date" office:date-value="2015-05-22">
            <text:p>22.05.2015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table:formula="of:=RANDBETWEEN(1;50)" office:value-type="float" office:value="13">
            <text:p>13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1789">
            <text:p>1789.00</text:p>
          </table:table-cell>
          <table:table-cell table:formula="of:=RANDBETWEEN(DATE(2015;1;1);DATE(2015;6;30))" office:value-type="date" office:date-value="2015-02-28">
            <text:p>28.02.2015</text:p>
          </table:table-cell>
          <table:table-cell table:formula="of:=RANDBETWEEN(DATE(2015;1;1);DATE(2015;6;30))" office:value-type="date" office:date-value="2015-03-14">
            <text:p>14.03.2015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table:formula="of:=RANDBETWEEN(1;50)" office:value-type="float" office:value="32">
            <text:p>32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9861">
            <text:p>9861.00</text:p>
          </table:table-cell>
          <table:table-cell table:formula="of:=RANDBETWEEN(DATE(2015;1;1);DATE(2015;6;30))" office:value-type="date" office:date-value="2015-04-01">
            <text:p>01.04.2015</text:p>
          </table:table-cell>
          <table:table-cell table:formula="of:=RANDBETWEEN(DATE(2015;1;1);DATE(2015;6;30))" office:value-type="date" office:date-value="2015-03-31">
            <text:p>31.03.2015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table:formula="of:=RANDBETWEEN(1;50)" office:value-type="float" office:value="37">
            <text:p>37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9773">
            <text:p>9773.00</text:p>
          </table:table-cell>
          <table:table-cell table:formula="of:=RANDBETWEEN(DATE(2015;1;1);DATE(2015;6;30))" office:value-type="date" office:date-value="2015-06-01">
            <text:p>01.06.2015</text:p>
          </table:table-cell>
          <table:table-cell table:formula="of:=RANDBETWEEN(DATE(2015;1;1);DATE(2015;6;30))" office:value-type="date" office:date-value="2015-03-18">
            <text:p>18.03.2015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table:formula="of:=RANDBETWEEN(1;50)" office:value-type="float" office:value="29">
            <text:p>29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9630">
            <text:p>9630.00</text:p>
          </table:table-cell>
          <table:table-cell table:formula="of:=RANDBETWEEN(DATE(2015;1;1);DATE(2015;6;30))" office:value-type="date" office:date-value="2015-03-13">
            <text:p>13.03.2015</text:p>
          </table:table-cell>
          <table:table-cell table:formula="of:=RANDBETWEEN(DATE(2015;1;1);DATE(2015;6;30))" office:value-type="date" office:date-value="2015-05-25">
            <text:p>25.05.2015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table:formula="of:=RANDBETWEEN(1;50)" office:value-type="float" office:value="44">
            <text:p>44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4415">
            <text:p>4415.00</text:p>
          </table:table-cell>
          <table:table-cell table:formula="of:=RANDBETWEEN(DATE(2015;1;1);DATE(2015;6;30))" office:value-type="date" office:date-value="2015-02-22">
            <text:p>22.02.2015</text:p>
          </table:table-cell>
          <table:table-cell table:formula="of:=RANDBETWEEN(DATE(2015;1;1);DATE(2015;6;30))" office:value-type="date" office:date-value="2015-02-27">
            <text:p>27.02.2015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table:formula="of:=RANDBETWEEN(1;50)" office:value-type="float" office:value="50">
            <text:p>50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7731">
            <text:p>7731.00</text:p>
          </table:table-cell>
          <table:table-cell table:formula="of:=RANDBETWEEN(DATE(2015;1;1);DATE(2015;6;30))" office:value-type="date" office:date-value="2015-01-11">
            <text:p>11.01.2015</text:p>
          </table:table-cell>
          <table:table-cell table:formula="of:=RANDBETWEEN(DATE(2015;1;1);DATE(2015;6;30))" office:value-type="date" office:date-value="2015-01-02">
            <text:p>02.01.2015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table:formula="of:=RANDBETWEEN(1;50)" office:value-type="float" office:value="8">
            <text:p>8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7647">
            <text:p>7647.00</text:p>
          </table:table-cell>
          <table:table-cell table:formula="of:=RANDBETWEEN(DATE(2015;1;1);DATE(2015;6;30))" office:value-type="date" office:date-value="2015-04-08">
            <text:p>08.04.2015</text:p>
          </table:table-cell>
          <table:table-cell table:formula="of:=RANDBETWEEN(DATE(2015;1;1);DATE(2015;6;30))" office:value-type="date" office:date-value="2015-01-15">
            <text:p>15.01.2015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table:formula="of:=RANDBETWEEN(1;50)" office:value-type="float" office:value="7">
            <text:p>7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3450">
            <text:p>3450.00</text:p>
          </table:table-cell>
          <table:table-cell table:formula="of:=RANDBETWEEN(DATE(2015;1;1);DATE(2015;6;30))" office:value-type="date" office:date-value="2015-01-24">
            <text:p>24.01.2015</text:p>
          </table:table-cell>
          <table:table-cell table:formula="of:=RANDBETWEEN(DATE(2015;1;1);DATE(2015;6;30))" office:value-type="date" office:date-value="2015-04-03">
            <text:p>03.04.2015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table:formula="of:=RANDBETWEEN(1;50)" office:value-type="float" office:value="41">
            <text:p>41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2183">
            <text:p>2183.00</text:p>
          </table:table-cell>
          <table:table-cell table:formula="of:=RANDBETWEEN(DATE(2015;1;1);DATE(2015;6;30))" office:value-type="date" office:date-value="2015-03-08">
            <text:p>08.03.2015</text:p>
          </table:table-cell>
          <table:table-cell table:formula="of:=RANDBETWEEN(DATE(2015;1;1);DATE(2015;6;30))" office:value-type="date" office:date-value="2015-02-19">
            <text:p>19.02.2015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table:formula="of:=RANDBETWEEN(1;50)" office:value-type="float" office:value="33">
            <text:p>33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8533">
            <text:p>8533.00</text:p>
          </table:table-cell>
          <table:table-cell table:formula="of:=RANDBETWEEN(DATE(2015;1;1);DATE(2015;6;30))" office:value-type="date" office:date-value="2015-01-31">
            <text:p>31.01.2015</text:p>
          </table:table-cell>
          <table:table-cell table:formula="of:=RANDBETWEEN(DATE(2015;1;1);DATE(2015;6;30))" office:value-type="date" office:date-value="2015-06-30">
            <text:p>30.06.2015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table:formula="of:=RANDBETWEEN(1;50)" office:value-type="float" office:value="26">
            <text:p>26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6556">
            <text:p>6556.00</text:p>
          </table:table-cell>
          <table:table-cell table:formula="of:=RANDBETWEEN(DATE(2015;1;1);DATE(2015;6;30))" office:value-type="date" office:date-value="2015-04-15">
            <text:p>15.04.2015</text:p>
          </table:table-cell>
          <table:table-cell table:formula="of:=RANDBETWEEN(DATE(2015;1;1);DATE(2015;6;30))" office:value-type="date" office:date-value="2015-04-30">
            <text:p>30.04.2015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table:formula="of:=RANDBETWEEN(1;50)" office:value-type="float" office:value="24">
            <text:p>24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4979">
            <text:p>4979.00</text:p>
          </table:table-cell>
          <table:table-cell table:formula="of:=RANDBETWEEN(DATE(2015;1;1);DATE(2015;6;30))" office:value-type="date" office:date-value="2015-04-06">
            <text:p>06.04.2015</text:p>
          </table:table-cell>
          <table:table-cell table:formula="of:=RANDBETWEEN(DATE(2015;1;1);DATE(2015;6;30))" office:value-type="date" office:date-value="2015-01-29">
            <text:p>29.01.2015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table:formula="of:=RANDBETWEEN(1;50)" office:value-type="float" office:value="37">
            <text:p>37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2294">
            <text:p>2294.00</text:p>
          </table:table-cell>
          <table:table-cell table:formula="of:=RANDBETWEEN(DATE(2015;1;1);DATE(2015;6;30))" office:value-type="date" office:date-value="2015-01-08">
            <text:p>08.01.2015</text:p>
          </table:table-cell>
          <table:table-cell table:formula="of:=RANDBETWEEN(DATE(2015;1;1);DATE(2015;6;30))" office:value-type="date" office:date-value="2015-05-09">
            <text:p>09.05.2015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table:formula="of:=RANDBETWEEN(1;50)" office:value-type="float" office:value="29">
            <text:p>29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5674">
            <text:p>5674.00</text:p>
          </table:table-cell>
          <table:table-cell table:formula="of:=RANDBETWEEN(DATE(2015;1;1);DATE(2015;6;30))" office:value-type="date" office:date-value="2015-02-02">
            <text:p>02.02.2015</text:p>
          </table:table-cell>
          <table:table-cell table:formula="of:=RANDBETWEEN(DATE(2015;1;1);DATE(2015;6;30))" office:value-type="date" office:date-value="2015-06-02">
            <text:p>02.06.2015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table:formula="of:=RANDBETWEEN(1;50)" office:value-type="float" office:value="25">
            <text:p>25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6168">
            <text:p>6168.00</text:p>
          </table:table-cell>
          <table:table-cell table:formula="of:=RANDBETWEEN(DATE(2015;1;1);DATE(2015;6;30))" office:value-type="date" office:date-value="2015-01-03">
            <text:p>03.01.2015</text:p>
          </table:table-cell>
          <table:table-cell table:formula="of:=RANDBETWEEN(DATE(2015;1;1);DATE(2015;6;30))" office:value-type="date" office:date-value="2015-06-07">
            <text:p>07.06.2015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table:formula="of:=RANDBETWEEN(1;50)" office:value-type="float" office:value="19">
            <text:p>19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9668">
            <text:p>9668.00</text:p>
          </table:table-cell>
          <table:table-cell table:formula="of:=RANDBETWEEN(DATE(2015;1;1);DATE(2015;6;30))" office:value-type="date" office:date-value="2015-05-03">
            <text:p>03.05.2015</text:p>
          </table:table-cell>
          <table:table-cell table:formula="of:=RANDBETWEEN(DATE(2015;1;1);DATE(2015;6;30))" office:value-type="date" office:date-value="2015-03-30">
            <text:p>30.03.2015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table:formula="of:=RANDBETWEEN(1;50)" office:value-type="float" office:value="20">
            <text:p>20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2915">
            <text:p>2915.00</text:p>
          </table:table-cell>
          <table:table-cell table:formula="of:=RANDBETWEEN(DATE(2015;1;1);DATE(2015;6;30))" office:value-type="date" office:date-value="2015-06-17">
            <text:p>17.06.2015</text:p>
          </table:table-cell>
          <table:table-cell table:formula="of:=RANDBETWEEN(DATE(2015;1;1);DATE(2015;6;30))" office:value-type="date" office:date-value="2015-05-07">
            <text:p>07.05.2015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table:formula="of:=RANDBETWEEN(1;50)" office:value-type="float" office:value="17">
            <text:p>17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9651">
            <text:p>9651.00</text:p>
          </table:table-cell>
          <table:table-cell table:formula="of:=RANDBETWEEN(DATE(2015;1;1);DATE(2015;6;30))" office:value-type="date" office:date-value="2015-03-04">
            <text:p>04.03.2015</text:p>
          </table:table-cell>
          <table:table-cell table:formula="of:=RANDBETWEEN(DATE(2015;1;1);DATE(2015;6;30))" office:value-type="date" office:date-value="2015-05-18">
            <text:p>18.05.2015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table:formula="of:=RANDBETWEEN(1;50)" office:value-type="float" office:value="34">
            <text:p>34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5491">
            <text:p>5491.00</text:p>
          </table:table-cell>
          <table:table-cell table:formula="of:=RANDBETWEEN(DATE(2015;1;1);DATE(2015;6;30))" office:value-type="date" office:date-value="2015-01-18">
            <text:p>18.01.2015</text:p>
          </table:table-cell>
          <table:table-cell table:formula="of:=RANDBETWEEN(DATE(2015;1;1);DATE(2015;6;30))" office:value-type="date" office:date-value="2015-05-01">
            <text:p>01.05.2015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table:formula="of:=RANDBETWEEN(1;50)" office:value-type="float" office:value="46">
            <text:p>46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2515">
            <text:p>2515.00</text:p>
          </table:table-cell>
          <table:table-cell table:formula="of:=RANDBETWEEN(DATE(2015;1;1);DATE(2015;6;30))" office:value-type="date" office:date-value="2015-03-03">
            <text:p>03.03.2015</text:p>
          </table:table-cell>
          <table:table-cell table:formula="of:=RANDBETWEEN(DATE(2015;1;1);DATE(2015;6;30))" office:value-type="date" office:date-value="2015-05-26">
            <text:p>26.05.2015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table:formula="of:=RANDBETWEEN(1;50)" office:value-type="float" office:value="24">
            <text:p>24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6244">
            <text:p>6244.00</text:p>
          </table:table-cell>
          <table:table-cell table:formula="of:=RANDBETWEEN(DATE(2015;1;1);DATE(2015;6;30))" office:value-type="date" office:date-value="2015-04-02">
            <text:p>02.04.2015</text:p>
          </table:table-cell>
          <table:table-cell table:formula="of:=RANDBETWEEN(DATE(2015;1;1);DATE(2015;6;30))" office:value-type="date" office:date-value="2015-04-18">
            <text:p>18.04.2015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table:formula="of:=RANDBETWEEN(1;50)" office:value-type="float" office:value="10">
            <text:p>10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5040">
            <text:p>5040.00</text:p>
          </table:table-cell>
          <table:table-cell table:formula="of:=RANDBETWEEN(DATE(2015;1;1);DATE(2015;6;30))" office:value-type="date" office:date-value="2015-04-07">
            <text:p>07.04.2015</text:p>
          </table:table-cell>
          <table:table-cell table:formula="of:=RANDBETWEEN(DATE(2015;1;1);DATE(2015;6;30))" office:value-type="date" office:date-value="2015-05-16">
            <text:p>16.05.2015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formula="of:=RANDBETWEEN(1;50)" office:value-type="float" office:value="43">
            <text:p>43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9113">
            <text:p>9113.00</text:p>
          </table:table-cell>
          <table:table-cell table:formula="of:=RANDBETWEEN(DATE(2015;1;1);DATE(2015;6;30))" office:value-type="date" office:date-value="2015-04-13">
            <text:p>13.04.2015</text:p>
          </table:table-cell>
          <table:table-cell table:formula="of:=RANDBETWEEN(DATE(2015;1;1);DATE(2015;6;30))" office:value-type="date" office:date-value="2015-05-23">
            <text:p>23.05.2015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table:formula="of:=RANDBETWEEN(1;50)" office:value-type="float" office:value="35">
            <text:p>35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1990">
            <text:p>1990.00</text:p>
          </table:table-cell>
          <table:table-cell table:formula="of:=RANDBETWEEN(DATE(2015;1;1);DATE(2015;6;30))" office:value-type="date" office:date-value="2015-01-08">
            <text:p>08.01.2015</text:p>
          </table:table-cell>
          <table:table-cell table:formula="of:=RANDBETWEEN(DATE(2015;1;1);DATE(2015;6;30))" office:value-type="date" office:date-value="2015-05-22">
            <text:p>22.05.2015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table:formula="of:=RANDBETWEEN(1;50)" office:value-type="float" office:value="37">
            <text:p>37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3246">
            <text:p>3246.00</text:p>
          </table:table-cell>
          <table:table-cell table:formula="of:=RANDBETWEEN(DATE(2015;1;1);DATE(2015;6;30))" office:value-type="date" office:date-value="2015-02-05">
            <text:p>05.02.2015</text:p>
          </table:table-cell>
          <table:table-cell table:formula="of:=RANDBETWEEN(DATE(2015;1;1);DATE(2015;6;30))" office:value-type="date" office:date-value="2015-06-07">
            <text:p>07.06.2015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table:formula="of:=RANDBETWEEN(1;50)" office:value-type="float" office:value="36">
            <text:p>36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6704">
            <text:p>6704.00</text:p>
          </table:table-cell>
          <table:table-cell table:formula="of:=RANDBETWEEN(DATE(2015;1;1);DATE(2015;6;30))" office:value-type="date" office:date-value="2015-03-05">
            <text:p>05.03.2015</text:p>
          </table:table-cell>
          <table:table-cell table:formula="of:=RANDBETWEEN(DATE(2015;1;1);DATE(2015;6;30))" office:value-type="date" office:date-value="2015-02-11">
            <text:p>11.02.2015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table:formula="of:=RANDBETWEEN(1;50)" office:value-type="float" office:value="28">
            <text:p>28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1682">
            <text:p>1682.00</text:p>
          </table:table-cell>
          <table:table-cell table:formula="of:=RANDBETWEEN(DATE(2015;1;1);DATE(2015;6;30))" office:value-type="date" office:date-value="2015-06-21">
            <text:p>21.06.2015</text:p>
          </table:table-cell>
          <table:table-cell table:formula="of:=RANDBETWEEN(DATE(2015;1;1);DATE(2015;6;30))" office:value-type="date" office:date-value="2015-04-20">
            <text:p>20.04.2015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table:formula="of:=RANDBETWEEN(1;50)" office:value-type="float" office:value="5">
            <text:p>5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7561">
            <text:p>7561.00</text:p>
          </table:table-cell>
          <table:table-cell table:formula="of:=RANDBETWEEN(DATE(2015;1;1);DATE(2015;6;30))" office:value-type="date" office:date-value="2015-04-01">
            <text:p>01.04.2015</text:p>
          </table:table-cell>
          <table:table-cell table:formula="of:=RANDBETWEEN(DATE(2015;1;1);DATE(2015;6;30))" office:value-type="date" office:date-value="2015-06-09">
            <text:p>09.06.2015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table:formula="of:=RANDBETWEEN(1;50)" office:value-type="float" office:value="36">
            <text:p>36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1560">
            <text:p>1560.00</text:p>
          </table:table-cell>
          <table:table-cell table:formula="of:=RANDBETWEEN(DATE(2015;1;1);DATE(2015;6;30))" office:value-type="date" office:date-value="2015-01-30">
            <text:p>30.01.2015</text:p>
          </table:table-cell>
          <table:table-cell table:formula="of:=RANDBETWEEN(DATE(2015;1;1);DATE(2015;6;30))" office:value-type="date" office:date-value="2015-02-23">
            <text:p>23.02.2015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table:formula="of:=RANDBETWEEN(1;50)" office:value-type="float" office:value="42">
            <text:p>42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1078">
            <text:p>1078.00</text:p>
          </table:table-cell>
          <table:table-cell table:formula="of:=RANDBETWEEN(DATE(2015;1;1);DATE(2015;6;30))" office:value-type="date" office:date-value="2015-03-03">
            <text:p>03.03.2015</text:p>
          </table:table-cell>
          <table:table-cell table:formula="of:=RANDBETWEEN(DATE(2015;1;1);DATE(2015;6;30))" office:value-type="date" office:date-value="2015-01-25">
            <text:p>25.01.2015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table:formula="of:=RANDBETWEEN(1;50)" office:value-type="float" office:value="27">
            <text:p>27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9405">
            <text:p>9405.00</text:p>
          </table:table-cell>
          <table:table-cell table:formula="of:=RANDBETWEEN(DATE(2015;1;1);DATE(2015;6;30))" office:value-type="date" office:date-value="2015-03-24">
            <text:p>24.03.2015</text:p>
          </table:table-cell>
          <table:table-cell table:formula="of:=RANDBETWEEN(DATE(2015;1;1);DATE(2015;6;30))" office:value-type="date" office:date-value="2015-01-30">
            <text:p>30.01.2015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table:formula="of:=RANDBETWEEN(1;50)" office:value-type="float" office:value="1">
            <text:p>1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5856">
            <text:p>5856.00</text:p>
          </table:table-cell>
          <table:table-cell table:formula="of:=RANDBETWEEN(DATE(2015;1;1);DATE(2015;6;30))" office:value-type="date" office:date-value="2015-01-31">
            <text:p>31.01.2015</text:p>
          </table:table-cell>
          <table:table-cell table:formula="of:=RANDBETWEEN(DATE(2015;1;1);DATE(2015;6;30))" office:value-type="date" office:date-value="2015-05-20">
            <text:p>20.05.2015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table:formula="of:=RANDBETWEEN(1;50)" office:value-type="float" office:value="38">
            <text:p>38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4494">
            <text:p>4494.00</text:p>
          </table:table-cell>
          <table:table-cell table:formula="of:=RANDBETWEEN(DATE(2015;1;1);DATE(2015;6;30))" office:value-type="date" office:date-value="2015-06-23">
            <text:p>23.06.2015</text:p>
          </table:table-cell>
          <table:table-cell table:formula="of:=RANDBETWEEN(DATE(2015;1;1);DATE(2015;6;30))" office:value-type="date" office:date-value="2015-05-16">
            <text:p>16.05.2015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table:formula="of:=RANDBETWEEN(1;50)" office:value-type="float" office:value="33">
            <text:p>33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6213">
            <text:p>6213.00</text:p>
          </table:table-cell>
          <table:table-cell table:formula="of:=RANDBETWEEN(DATE(2015;1;1);DATE(2015;6;30))" office:value-type="date" office:date-value="2015-03-06">
            <text:p>06.03.2015</text:p>
          </table:table-cell>
          <table:table-cell table:formula="of:=RANDBETWEEN(DATE(2015;1;1);DATE(2015;6;30))" office:value-type="date" office:date-value="2015-05-09">
            <text:p>09.05.2015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table:formula="of:=RANDBETWEEN(1;50)" office:value-type="float" office:value="24">
            <text:p>24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2221">
            <text:p>2221.00</text:p>
          </table:table-cell>
          <table:table-cell table:formula="of:=RANDBETWEEN(DATE(2015;1;1);DATE(2015;6;30))" office:value-type="date" office:date-value="2015-05-03">
            <text:p>03.05.2015</text:p>
          </table:table-cell>
          <table:table-cell table:formula="of:=RANDBETWEEN(DATE(2015;1;1);DATE(2015;6;30))" office:value-type="date" office:date-value="2015-01-21">
            <text:p>21.01.2015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table:formula="of:=RANDBETWEEN(1;50)" office:value-type="float" office:value="8">
            <text:p>8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1764">
            <text:p>1764.00</text:p>
          </table:table-cell>
          <table:table-cell table:formula="of:=RANDBETWEEN(DATE(2015;1;1);DATE(2015;6;30))" office:value-type="date" office:date-value="2015-04-17">
            <text:p>17.04.2015</text:p>
          </table:table-cell>
          <table:table-cell table:formula="of:=RANDBETWEEN(DATE(2015;1;1);DATE(2015;6;30))" office:value-type="date" office:date-value="2015-06-27">
            <text:p>27.06.2015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table:formula="of:=RANDBETWEEN(1;50)" office:value-type="float" office:value="8">
            <text:p>8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8419">
            <text:p>8419.00</text:p>
          </table:table-cell>
          <table:table-cell table:formula="of:=RANDBETWEEN(DATE(2015;1;1);DATE(2015;6;30))" office:value-type="date" office:date-value="2015-06-16">
            <text:p>16.06.2015</text:p>
          </table:table-cell>
          <table:table-cell table:formula="of:=RANDBETWEEN(DATE(2015;1;1);DATE(2015;6;30))" office:value-type="date" office:date-value="2015-04-29">
            <text:p>29.04.2015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table:formula="of:=RANDBETWEEN(1;50)" office:value-type="float" office:value="29">
            <text:p>29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5481">
            <text:p>5481.00</text:p>
          </table:table-cell>
          <table:table-cell table:formula="of:=RANDBETWEEN(DATE(2015;1;1);DATE(2015;6;30))" office:value-type="date" office:date-value="2015-02-07">
            <text:p>07.02.2015</text:p>
          </table:table-cell>
          <table:table-cell table:formula="of:=RANDBETWEEN(DATE(2015;1;1);DATE(2015;6;30))" office:value-type="date" office:date-value="2015-01-10">
            <text:p>10.01.2015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table:formula="of:=RANDBETWEEN(1;50)" office:value-type="float" office:value="12">
            <text:p>12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4619">
            <text:p>4619.00</text:p>
          </table:table-cell>
          <table:table-cell table:formula="of:=RANDBETWEEN(DATE(2015;1;1);DATE(2015;6;30))" office:value-type="date" office:date-value="2015-05-25">
            <text:p>25.05.2015</text:p>
          </table:table-cell>
          <table:table-cell table:formula="of:=RANDBETWEEN(DATE(2015;1;1);DATE(2015;6;30))" office:value-type="date" office:date-value="2015-04-09">
            <text:p>09.04.2015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table:formula="of:=RANDBETWEEN(1;50)" office:value-type="float" office:value="19">
            <text:p>19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5056">
            <text:p>5056.00</text:p>
          </table:table-cell>
          <table:table-cell table:formula="of:=RANDBETWEEN(DATE(2015;1;1);DATE(2015;6;30))" office:value-type="date" office:date-value="2015-06-19">
            <text:p>19.06.2015</text:p>
          </table:table-cell>
          <table:table-cell table:formula="of:=RANDBETWEEN(DATE(2015;1;1);DATE(2015;6;30))" office:value-type="date" office:date-value="2015-05-14">
            <text:p>14.05.2015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table:formula="of:=RANDBETWEEN(1;50)" office:value-type="float" office:value="17">
            <text:p>17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8654">
            <text:p>8654.00</text:p>
          </table:table-cell>
          <table:table-cell table:formula="of:=RANDBETWEEN(DATE(2015;1;1);DATE(2015;6;30))" office:value-type="date" office:date-value="2015-04-22">
            <text:p>22.04.2015</text:p>
          </table:table-cell>
          <table:table-cell table:formula="of:=RANDBETWEEN(DATE(2015;1;1);DATE(2015;6;30))" office:value-type="date" office:date-value="2015-03-01">
            <text:p>01.03.2015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table:formula="of:=RANDBETWEEN(1;50)" office:value-type="float" office:value="18">
            <text:p>18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4848">
            <text:p>4848.00</text:p>
          </table:table-cell>
          <table:table-cell table:formula="of:=RANDBETWEEN(DATE(2015;1;1);DATE(2015;6;30))" office:value-type="date" office:date-value="2015-04-02">
            <text:p>02.04.2015</text:p>
          </table:table-cell>
          <table:table-cell table:formula="of:=RANDBETWEEN(DATE(2015;1;1);DATE(2015;6;30))" office:value-type="date" office:date-value="2015-04-29">
            <text:p>29.04.2015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table:formula="of:=RANDBETWEEN(1;50)" office:value-type="float" office:value="10">
            <text:p>10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5747">
            <text:p>5747.00</text:p>
          </table:table-cell>
          <table:table-cell table:formula="of:=RANDBETWEEN(DATE(2015;1;1);DATE(2015;6;30))" office:value-type="date" office:date-value="2015-02-23">
            <text:p>23.02.2015</text:p>
          </table:table-cell>
          <table:table-cell table:formula="of:=RANDBETWEEN(DATE(2015;1;1);DATE(2015;6;30))" office:value-type="date" office:date-value="2015-04-06">
            <text:p>06.04.2015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table:formula="of:=RANDBETWEEN(1;50)" office:value-type="float" office:value="6">
            <text:p>6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5506">
            <text:p>5506.00</text:p>
          </table:table-cell>
          <table:table-cell table:formula="of:=RANDBETWEEN(DATE(2015;1;1);DATE(2015;6;30))" office:value-type="date" office:date-value="2015-03-04">
            <text:p>04.03.2015</text:p>
          </table:table-cell>
          <table:table-cell table:formula="of:=RANDBETWEEN(DATE(2015;1;1);DATE(2015;6;30))" office:value-type="date" office:date-value="2015-02-21">
            <text:p>21.02.2015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table:formula="of:=RANDBETWEEN(1;50)" office:value-type="float" office:value="21">
            <text:p>21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5639">
            <text:p>5639.00</text:p>
          </table:table-cell>
          <table:table-cell table:formula="of:=RANDBETWEEN(DATE(2015;1;1);DATE(2015;6;30))" office:value-type="date" office:date-value="2015-04-11">
            <text:p>11.04.2015</text:p>
          </table:table-cell>
          <table:table-cell table:formula="of:=RANDBETWEEN(DATE(2015;1;1);DATE(2015;6;30))" office:value-type="date" office:date-value="2015-05-14">
            <text:p>14.05.2015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table:formula="of:=RANDBETWEEN(1;50)" office:value-type="float" office:value="32">
            <text:p>32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6949">
            <text:p>6949.00</text:p>
          </table:table-cell>
          <table:table-cell table:formula="of:=RANDBETWEEN(DATE(2015;1;1);DATE(2015;6;30))" office:value-type="date" office:date-value="2015-02-03">
            <text:p>03.02.2015</text:p>
          </table:table-cell>
          <table:table-cell table:formula="of:=RANDBETWEEN(DATE(2015;1;1);DATE(2015;6;30))" office:value-type="date" office:date-value="2015-04-17">
            <text:p>17.04.2015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table:formula="of:=RANDBETWEEN(1;50)" office:value-type="float" office:value="14">
            <text:p>14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3418">
            <text:p>3418.00</text:p>
          </table:table-cell>
          <table:table-cell table:formula="of:=RANDBETWEEN(DATE(2015;1;1);DATE(2015;6;30))" office:value-type="date" office:date-value="2015-01-28">
            <text:p>28.01.2015</text:p>
          </table:table-cell>
          <table:table-cell table:formula="of:=RANDBETWEEN(DATE(2015;1;1);DATE(2015;6;30))" office:value-type="date" office:date-value="2015-05-13">
            <text:p>13.05.2015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table:formula="of:=RANDBETWEEN(1;50)" office:value-type="float" office:value="48">
            <text:p>48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2899">
            <text:p>2899.00</text:p>
          </table:table-cell>
          <table:table-cell table:formula="of:=RANDBETWEEN(DATE(2015;1;1);DATE(2015;6;30))" office:value-type="date" office:date-value="2015-02-09">
            <text:p>09.02.2015</text:p>
          </table:table-cell>
          <table:table-cell table:formula="of:=RANDBETWEEN(DATE(2015;1;1);DATE(2015;6;30))" office:value-type="date" office:date-value="2015-02-05">
            <text:p>05.02.2015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table:formula="of:=RANDBETWEEN(1;50)" office:value-type="float" office:value="17">
            <text:p>17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3218">
            <text:p>3218.00</text:p>
          </table:table-cell>
          <table:table-cell table:formula="of:=RANDBETWEEN(DATE(2015;1;1);DATE(2015;6;30))" office:value-type="date" office:date-value="2015-05-26">
            <text:p>26.05.2015</text:p>
          </table:table-cell>
          <table:table-cell table:formula="of:=RANDBETWEEN(DATE(2015;1;1);DATE(2015;6;30))" office:value-type="date" office:date-value="2015-01-31">
            <text:p>31.01.2015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table:formula="of:=RANDBETWEEN(1;50)" office:value-type="float" office:value="49">
            <text:p>49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8756">
            <text:p>8756.00</text:p>
          </table:table-cell>
          <table:table-cell table:formula="of:=RANDBETWEEN(DATE(2015;1;1);DATE(2015;6;30))" office:value-type="date" office:date-value="2015-03-20">
            <text:p>20.03.2015</text:p>
          </table:table-cell>
          <table:table-cell table:formula="of:=RANDBETWEEN(DATE(2015;1;1);DATE(2015;6;30))" office:value-type="date" office:date-value="2015-06-15">
            <text:p>15.06.2015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table:formula="of:=RANDBETWEEN(1;50)" office:value-type="float" office:value="6">
            <text:p>6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5502">
            <text:p>5502.00</text:p>
          </table:table-cell>
          <table:table-cell table:formula="of:=RANDBETWEEN(DATE(2015;1;1);DATE(2015;6;30))" office:value-type="date" office:date-value="2015-05-04">
            <text:p>04.05.2015</text:p>
          </table:table-cell>
          <table:table-cell table:formula="of:=RANDBETWEEN(DATE(2015;1;1);DATE(2015;6;30))" office:value-type="date" office:date-value="2015-03-11">
            <text:p>11.03.2015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table:formula="of:=RANDBETWEEN(1;50)" office:value-type="float" office:value="14">
            <text:p>14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1669">
            <text:p>1669.00</text:p>
          </table:table-cell>
          <table:table-cell table:formula="of:=RANDBETWEEN(DATE(2015;1;1);DATE(2015;6;30))" office:value-type="date" office:date-value="2015-06-06">
            <text:p>06.06.2015</text:p>
          </table:table-cell>
          <table:table-cell table:formula="of:=RANDBETWEEN(DATE(2015;1;1);DATE(2015;6;30))" office:value-type="date" office:date-value="2015-02-19">
            <text:p>19.02.2015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table:formula="of:=RANDBETWEEN(1;50)" office:value-type="float" office:value="34">
            <text:p>34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8025">
            <text:p>8025.00</text:p>
          </table:table-cell>
          <table:table-cell table:formula="of:=RANDBETWEEN(DATE(2015;1;1);DATE(2015;6;30))" office:value-type="date" office:date-value="2015-05-20">
            <text:p>20.05.2015</text:p>
          </table:table-cell>
          <table:table-cell table:formula="of:=RANDBETWEEN(DATE(2015;1;1);DATE(2015;6;30))" office:value-type="date" office:date-value="2015-02-18">
            <text:p>18.02.2015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table:formula="of:=RANDBETWEEN(1;50)" office:value-type="float" office:value="32">
            <text:p>32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4387">
            <text:p>4387.00</text:p>
          </table:table-cell>
          <table:table-cell table:formula="of:=RANDBETWEEN(DATE(2015;1;1);DATE(2015;6;30))" office:value-type="date" office:date-value="2015-05-22">
            <text:p>22.05.2015</text:p>
          </table:table-cell>
          <table:table-cell table:formula="of:=RANDBETWEEN(DATE(2015;1;1);DATE(2015;6;30))" office:value-type="date" office:date-value="2015-05-23">
            <text:p>23.05.2015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table:formula="of:=RANDBETWEEN(1;50)" office:value-type="float" office:value="46">
            <text:p>46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3447">
            <text:p>3447.00</text:p>
          </table:table-cell>
          <table:table-cell table:formula="of:=RANDBETWEEN(DATE(2015;1;1);DATE(2015;6;30))" office:value-type="date" office:date-value="2015-02-03">
            <text:p>03.02.2015</text:p>
          </table:table-cell>
          <table:table-cell table:formula="of:=RANDBETWEEN(DATE(2015;1;1);DATE(2015;6;30))" office:value-type="date" office:date-value="2015-06-09">
            <text:p>09.06.2015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table:formula="of:=RANDBETWEEN(1;50)" office:value-type="float" office:value="23">
            <text:p>23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3378">
            <text:p>3378.00</text:p>
          </table:table-cell>
          <table:table-cell table:formula="of:=RANDBETWEEN(DATE(2015;1;1);DATE(2015;6;30))" office:value-type="date" office:date-value="2015-01-30">
            <text:p>30.01.2015</text:p>
          </table:table-cell>
          <table:table-cell table:formula="of:=RANDBETWEEN(DATE(2015;1;1);DATE(2015;6;30))" office:value-type="date" office:date-value="2015-03-27">
            <text:p>27.03.2015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table:formula="of:=RANDBETWEEN(1;50)" office:value-type="float" office:value="45">
            <text:p>45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9485">
            <text:p>9485.00</text:p>
          </table:table-cell>
          <table:table-cell table:formula="of:=RANDBETWEEN(DATE(2015;1;1);DATE(2015;6;30))" office:value-type="date" office:date-value="2015-02-07">
            <text:p>07.02.2015</text:p>
          </table:table-cell>
          <table:table-cell table:formula="of:=RANDBETWEEN(DATE(2015;1;1);DATE(2015;6;30))" office:value-type="date" office:date-value="2015-05-24">
            <text:p>24.05.2015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table:formula="of:=RANDBETWEEN(1;50)" office:value-type="float" office:value="35">
            <text:p>35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3008">
            <text:p>3008.00</text:p>
          </table:table-cell>
          <table:table-cell table:formula="of:=RANDBETWEEN(DATE(2015;1;1);DATE(2015;6;30))" office:value-type="date" office:date-value="2015-01-27">
            <text:p>27.01.2015</text:p>
          </table:table-cell>
          <table:table-cell table:formula="of:=RANDBETWEEN(DATE(2015;1;1);DATE(2015;6;30))" office:value-type="date" office:date-value="2015-04-22">
            <text:p>22.04.2015</text:p>
          </table:table-cell>
        </table:table-row>
        <table:table-row table:style-name="ro2">
          <table:table-cell office:value-type="float" office:value="336">
            <text:p>336</text:p>
          </table:table-cell>
          <table:table-cell table:formula="of:=RANDBETWEEN(1;50)" office:value-type="float" office:value="29">
            <text:p>29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6416">
            <text:p>6416.00</text:p>
          </table:table-cell>
          <table:table-cell table:formula="of:=RANDBETWEEN(DATE(2015;1;1);DATE(2015;6;30))" office:value-type="date" office:date-value="2015-01-26">
            <text:p>26.01.2015</text:p>
          </table:table-cell>
          <table:table-cell table:formula="of:=RANDBETWEEN(DATE(2015;1;1);DATE(2015;6;30))" office:value-type="date" office:date-value="2015-06-22">
            <text:p>22.06.2015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table:formula="of:=RANDBETWEEN(1;50)" office:value-type="float" office:value="36">
            <text:p>36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6365">
            <text:p>6365.00</text:p>
          </table:table-cell>
          <table:table-cell table:formula="of:=RANDBETWEEN(DATE(2015;1;1);DATE(2015;6;30))" office:value-type="date" office:date-value="2015-02-22">
            <text:p>22.02.2015</text:p>
          </table:table-cell>
          <table:table-cell table:formula="of:=RANDBETWEEN(DATE(2015;1;1);DATE(2015;6;30))" office:value-type="date" office:date-value="2015-01-08">
            <text:p>08.01.2015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table:formula="of:=RANDBETWEEN(1;50)" office:value-type="float" office:value="45">
            <text:p>45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6652">
            <text:p>6652.00</text:p>
          </table:table-cell>
          <table:table-cell table:formula="of:=RANDBETWEEN(DATE(2015;1;1);DATE(2015;6;30))" office:value-type="date" office:date-value="2015-06-26">
            <text:p>26.06.2015</text:p>
          </table:table-cell>
          <table:table-cell table:formula="of:=RANDBETWEEN(DATE(2015;1;1);DATE(2015;6;30))" office:value-type="date" office:date-value="2015-06-15">
            <text:p>15.06.2015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table:formula="of:=RANDBETWEEN(1;50)" office:value-type="float" office:value="26">
            <text:p>26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1577">
            <text:p>1577.00</text:p>
          </table:table-cell>
          <table:table-cell table:formula="of:=RANDBETWEEN(DATE(2015;1;1);DATE(2015;6;30))" office:value-type="date" office:date-value="2015-03-18">
            <text:p>18.03.2015</text:p>
          </table:table-cell>
          <table:table-cell table:formula="of:=RANDBETWEEN(DATE(2015;1;1);DATE(2015;6;30))" office:value-type="date" office:date-value="2015-06-10">
            <text:p>10.06.2015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table:formula="of:=RANDBETWEEN(1;50)" office:value-type="float" office:value="20">
            <text:p>20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7451">
            <text:p>7451.00</text:p>
          </table:table-cell>
          <table:table-cell table:formula="of:=RANDBETWEEN(DATE(2015;1;1);DATE(2015;6;30))" office:value-type="date" office:date-value="2015-05-06">
            <text:p>06.05.2015</text:p>
          </table:table-cell>
          <table:table-cell table:formula="of:=RANDBETWEEN(DATE(2015;1;1);DATE(2015;6;30))" office:value-type="date" office:date-value="2015-03-08">
            <text:p>08.03.2015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table:formula="of:=RANDBETWEEN(1;50)" office:value-type="float" office:value="8">
            <text:p>8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8544">
            <text:p>8544.00</text:p>
          </table:table-cell>
          <table:table-cell table:formula="of:=RANDBETWEEN(DATE(2015;1;1);DATE(2015;6;30))" office:value-type="date" office:date-value="2015-05-06">
            <text:p>06.05.2015</text:p>
          </table:table-cell>
          <table:table-cell table:formula="of:=RANDBETWEEN(DATE(2015;1;1);DATE(2015;6;30))" office:value-type="date" office:date-value="2015-06-01">
            <text:p>01.06.2015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table:formula="of:=RANDBETWEEN(1;50)" office:value-type="float" office:value="8">
            <text:p>8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5452">
            <text:p>5452.00</text:p>
          </table:table-cell>
          <table:table-cell table:formula="of:=RANDBETWEEN(DATE(2015;1;1);DATE(2015;6;30))" office:value-type="date" office:date-value="2015-02-05">
            <text:p>05.02.2015</text:p>
          </table:table-cell>
          <table:table-cell table:formula="of:=RANDBETWEEN(DATE(2015;1;1);DATE(2015;6;30))" office:value-type="date" office:date-value="2015-03-26">
            <text:p>26.03.2015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table:formula="of:=RANDBETWEEN(1;50)" office:value-type="float" office:value="50">
            <text:p>50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9705">
            <text:p>9705.00</text:p>
          </table:table-cell>
          <table:table-cell table:formula="of:=RANDBETWEEN(DATE(2015;1;1);DATE(2015;6;30))" office:value-type="date" office:date-value="2015-04-01">
            <text:p>01.04.2015</text:p>
          </table:table-cell>
          <table:table-cell table:formula="of:=RANDBETWEEN(DATE(2015;1;1);DATE(2015;6;30))" office:value-type="date" office:date-value="2015-04-11">
            <text:p>11.04.2015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table:formula="of:=RANDBETWEEN(1;50)" office:value-type="float" office:value="41">
            <text:p>41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1414">
            <text:p>1414.00</text:p>
          </table:table-cell>
          <table:table-cell table:formula="of:=RANDBETWEEN(DATE(2015;1;1);DATE(2015;6;30))" office:value-type="date" office:date-value="2015-03-15">
            <text:p>15.03.2015</text:p>
          </table:table-cell>
          <table:table-cell table:formula="of:=RANDBETWEEN(DATE(2015;1;1);DATE(2015;6;30))" office:value-type="date" office:date-value="2015-05-10">
            <text:p>10.05.2015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table:formula="of:=RANDBETWEEN(1;50)" office:value-type="float" office:value="47">
            <text:p>47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7124">
            <text:p>7124.00</text:p>
          </table:table-cell>
          <table:table-cell table:formula="of:=RANDBETWEEN(DATE(2015;1;1);DATE(2015;6;30))" office:value-type="date" office:date-value="2015-03-14">
            <text:p>14.03.2015</text:p>
          </table:table-cell>
          <table:table-cell table:formula="of:=RANDBETWEEN(DATE(2015;1;1);DATE(2015;6;30))" office:value-type="date" office:date-value="2015-05-08">
            <text:p>08.05.2015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table:formula="of:=RANDBETWEEN(1;50)" office:value-type="float" office:value="39">
            <text:p>39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6405">
            <text:p>6405.00</text:p>
          </table:table-cell>
          <table:table-cell table:formula="of:=RANDBETWEEN(DATE(2015;1;1);DATE(2015;6;30))" office:value-type="date" office:date-value="2015-06-06">
            <text:p>06.06.2015</text:p>
          </table:table-cell>
          <table:table-cell table:formula="of:=RANDBETWEEN(DATE(2015;1;1);DATE(2015;6;30))" office:value-type="date" office:date-value="2015-03-25">
            <text:p>25.03.2015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table:formula="of:=RANDBETWEEN(1;50)" office:value-type="float" office:value="47">
            <text:p>47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6862">
            <text:p>6862.00</text:p>
          </table:table-cell>
          <table:table-cell table:formula="of:=RANDBETWEEN(DATE(2015;1;1);DATE(2015;6;30))" office:value-type="date" office:date-value="2015-06-17">
            <text:p>17.06.2015</text:p>
          </table:table-cell>
          <table:table-cell table:formula="of:=RANDBETWEEN(DATE(2015;1;1);DATE(2015;6;30))" office:value-type="date" office:date-value="2015-03-13">
            <text:p>13.03.2015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table:formula="of:=RANDBETWEEN(1;50)" office:value-type="float" office:value="47">
            <text:p>47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5672">
            <text:p>5672.00</text:p>
          </table:table-cell>
          <table:table-cell table:formula="of:=RANDBETWEEN(DATE(2015;1;1);DATE(2015;6;30))" office:value-type="date" office:date-value="2015-05-29">
            <text:p>29.05.2015</text:p>
          </table:table-cell>
          <table:table-cell table:formula="of:=RANDBETWEEN(DATE(2015;1;1);DATE(2015;6;30))" office:value-type="date" office:date-value="2015-02-11">
            <text:p>11.02.2015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table:formula="of:=RANDBETWEEN(1;50)" office:value-type="float" office:value="11">
            <text:p>11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7713">
            <text:p>7713.00</text:p>
          </table:table-cell>
          <table:table-cell table:formula="of:=RANDBETWEEN(DATE(2015;1;1);DATE(2015;6;30))" office:value-type="date" office:date-value="2015-03-14">
            <text:p>14.03.2015</text:p>
          </table:table-cell>
          <table:table-cell table:formula="of:=RANDBETWEEN(DATE(2015;1;1);DATE(2015;6;30))" office:value-type="date" office:date-value="2015-02-17">
            <text:p>17.02.2015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table:formula="of:=RANDBETWEEN(1;50)" office:value-type="float" office:value="15">
            <text:p>15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9081">
            <text:p>9081.00</text:p>
          </table:table-cell>
          <table:table-cell table:formula="of:=RANDBETWEEN(DATE(2015;1;1);DATE(2015;6;30))" office:value-type="date" office:date-value="2015-04-09">
            <text:p>09.04.2015</text:p>
          </table:table-cell>
          <table:table-cell table:formula="of:=RANDBETWEEN(DATE(2015;1;1);DATE(2015;6;30))" office:value-type="date" office:date-value="2015-04-13">
            <text:p>13.04.2015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table:formula="of:=RANDBETWEEN(1;50)" office:value-type="float" office:value="17">
            <text:p>17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2551">
            <text:p>2551.00</text:p>
          </table:table-cell>
          <table:table-cell table:formula="of:=RANDBETWEEN(DATE(2015;1;1);DATE(2015;6;30))" office:value-type="date" office:date-value="2015-03-27">
            <text:p>27.03.2015</text:p>
          </table:table-cell>
          <table:table-cell table:formula="of:=RANDBETWEEN(DATE(2015;1;1);DATE(2015;6;30))" office:value-type="date" office:date-value="2015-04-29">
            <text:p>29.04.2015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table:formula="of:=RANDBETWEEN(1;50)" office:value-type="float" office:value="44">
            <text:p>44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4984">
            <text:p>4984.00</text:p>
          </table:table-cell>
          <table:table-cell table:formula="of:=RANDBETWEEN(DATE(2015;1;1);DATE(2015;6;30))" office:value-type="date" office:date-value="2015-05-25">
            <text:p>25.05.2015</text:p>
          </table:table-cell>
          <table:table-cell table:formula="of:=RANDBETWEEN(DATE(2015;1;1);DATE(2015;6;30))" office:value-type="date" office:date-value="2015-02-22">
            <text:p>22.02.2015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table:formula="of:=RANDBETWEEN(1;50)" office:value-type="float" office:value="19">
            <text:p>19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1675">
            <text:p>1675.00</text:p>
          </table:table-cell>
          <table:table-cell table:formula="of:=RANDBETWEEN(DATE(2015;1;1);DATE(2015;6;30))" office:value-type="date" office:date-value="2015-02-14">
            <text:p>14.02.2015</text:p>
          </table:table-cell>
          <table:table-cell table:formula="of:=RANDBETWEEN(DATE(2015;1;1);DATE(2015;6;30))" office:value-type="date" office:date-value="2015-03-16">
            <text:p>16.03.2015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table:formula="of:=RANDBETWEEN(1;50)" office:value-type="float" office:value="50">
            <text:p>50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1975">
            <text:p>1975.00</text:p>
          </table:table-cell>
          <table:table-cell table:formula="of:=RANDBETWEEN(DATE(2015;1;1);DATE(2015;6;30))" office:value-type="date" office:date-value="2015-05-03">
            <text:p>03.05.2015</text:p>
          </table:table-cell>
          <table:table-cell table:formula="of:=RANDBETWEEN(DATE(2015;1;1);DATE(2015;6;30))" office:value-type="date" office:date-value="2015-01-29">
            <text:p>29.01.2015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table:formula="of:=RANDBETWEEN(1;50)" office:value-type="float" office:value="12">
            <text:p>12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4470">
            <text:p>4470.00</text:p>
          </table:table-cell>
          <table:table-cell table:formula="of:=RANDBETWEEN(DATE(2015;1;1);DATE(2015;6;30))" office:value-type="date" office:date-value="2015-01-16">
            <text:p>16.01.2015</text:p>
          </table:table-cell>
          <table:table-cell table:formula="of:=RANDBETWEEN(DATE(2015;1;1);DATE(2015;6;30))" office:value-type="date" office:date-value="2015-06-26">
            <text:p>26.06.2015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table:formula="of:=RANDBETWEEN(1;50)" office:value-type="float" office:value="8">
            <text:p>8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4788">
            <text:p>4788.00</text:p>
          </table:table-cell>
          <table:table-cell table:formula="of:=RANDBETWEEN(DATE(2015;1;1);DATE(2015;6;30))" office:value-type="date" office:date-value="2015-01-22">
            <text:p>22.01.2015</text:p>
          </table:table-cell>
          <table:table-cell table:formula="of:=RANDBETWEEN(DATE(2015;1;1);DATE(2015;6;30))" office:value-type="date" office:date-value="2015-01-16">
            <text:p>16.01.2015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table:formula="of:=RANDBETWEEN(1;50)" office:value-type="float" office:value="46">
            <text:p>46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8170">
            <text:p>8170.00</text:p>
          </table:table-cell>
          <table:table-cell table:formula="of:=RANDBETWEEN(DATE(2015;1;1);DATE(2015;6;30))" office:value-type="date" office:date-value="2015-02-02">
            <text:p>02.02.2015</text:p>
          </table:table-cell>
          <table:table-cell table:formula="of:=RANDBETWEEN(DATE(2015;1;1);DATE(2015;6;30))" office:value-type="date" office:date-value="2015-04-28">
            <text:p>28.04.2015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7833">
            <text:p>7833.00</text:p>
          </table:table-cell>
          <table:table-cell table:formula="of:=RANDBETWEEN(DATE(2015;1;1);DATE(2015;6;30))" office:value-type="date" office:date-value="2015-05-03">
            <text:p>03.05.2015</text:p>
          </table:table-cell>
          <table:table-cell table:formula="of:=RANDBETWEEN(DATE(2015;1;1);DATE(2015;6;30))" office:value-type="date" office:date-value="2015-01-28">
            <text:p>28.01.2015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table:formula="of:=RANDBETWEEN(1;50)" office:value-type="float" office:value="37">
            <text:p>37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3721">
            <text:p>3721.00</text:p>
          </table:table-cell>
          <table:table-cell table:formula="of:=RANDBETWEEN(DATE(2015;1;1);DATE(2015;6;30))" office:value-type="date" office:date-value="2015-06-14">
            <text:p>14.06.2015</text:p>
          </table:table-cell>
          <table:table-cell table:formula="of:=RANDBETWEEN(DATE(2015;1;1);DATE(2015;6;30))" office:value-type="date" office:date-value="2015-05-08">
            <text:p>08.05.2015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1128">
            <text:p>1128.00</text:p>
          </table:table-cell>
          <table:table-cell table:formula="of:=RANDBETWEEN(DATE(2015;1;1);DATE(2015;6;30))" office:value-type="date" office:date-value="2015-04-05">
            <text:p>05.04.2015</text:p>
          </table:table-cell>
          <table:table-cell table:formula="of:=RANDBETWEEN(DATE(2015;1;1);DATE(2015;6;30))" office:value-type="date" office:date-value="2015-06-23">
            <text:p>23.06.2015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table:formula="of:=RANDBETWEEN(1;50)" office:value-type="float" office:value="49">
            <text:p>49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9049">
            <text:p>9049.00</text:p>
          </table:table-cell>
          <table:table-cell table:formula="of:=RANDBETWEEN(DATE(2015;1;1);DATE(2015;6;30))" office:value-type="date" office:date-value="2015-03-23">
            <text:p>23.03.2015</text:p>
          </table:table-cell>
          <table:table-cell table:formula="of:=RANDBETWEEN(DATE(2015;1;1);DATE(2015;6;30))" office:value-type="date" office:date-value="2015-06-23">
            <text:p>23.06.2015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table:formula="of:=RANDBETWEEN(1;50)" office:value-type="float" office:value="24">
            <text:p>24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8094">
            <text:p>8094.00</text:p>
          </table:table-cell>
          <table:table-cell table:formula="of:=RANDBETWEEN(DATE(2015;1;1);DATE(2015;6;30))" office:value-type="date" office:date-value="2015-06-14">
            <text:p>14.06.2015</text:p>
          </table:table-cell>
          <table:table-cell table:formula="of:=RANDBETWEEN(DATE(2015;1;1);DATE(2015;6;30))" office:value-type="date" office:date-value="2015-01-04">
            <text:p>04.01.2015</text:p>
          </table:table-cell>
        </table:table-row>
        <table:table-row table:style-name="ro2">
          <table:table-cell office:value-type="float" office:value="363">
            <text:p>363</text:p>
          </table:table-cell>
          <table:table-cell table:formula="of:=RANDBETWEEN(1;50)" office:value-type="float" office:value="17">
            <text:p>17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3687">
            <text:p>3687.00</text:p>
          </table:table-cell>
          <table:table-cell table:formula="of:=RANDBETWEEN(DATE(2015;1;1);DATE(2015;6;30))" office:value-type="date" office:date-value="2015-02-14">
            <text:p>14.02.2015</text:p>
          </table:table-cell>
          <table:table-cell table:formula="of:=RANDBETWEEN(DATE(2015;1;1);DATE(2015;6;30))" office:value-type="date" office:date-value="2015-02-12">
            <text:p>12.02.2015</text:p>
          </table:table-cell>
        </table:table-row>
        <table:table-row table:style-name="ro2">
          <table:table-cell office:value-type="float" office:value="364">
            <text:p>364</text:p>
          </table:table-cell>
          <table:table-cell table:formula="of:=RANDBETWEEN(1;50)" office:value-type="float" office:value="15">
            <text:p>15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1518">
            <text:p>1518.00</text:p>
          </table:table-cell>
          <table:table-cell table:formula="of:=RANDBETWEEN(DATE(2015;1;1);DATE(2015;6;30))" office:value-type="date" office:date-value="2015-05-22">
            <text:p>22.05.2015</text:p>
          </table:table-cell>
          <table:table-cell table:formula="of:=RANDBETWEEN(DATE(2015;1;1);DATE(2015;6;30))" office:value-type="date" office:date-value="2015-04-24">
            <text:p>24.04.2015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table:formula="of:=RANDBETWEEN(1;50)" office:value-type="float" office:value="45">
            <text:p>45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4768">
            <text:p>4768.00</text:p>
          </table:table-cell>
          <table:table-cell table:formula="of:=RANDBETWEEN(DATE(2015;1;1);DATE(2015;6;30))" office:value-type="date" office:date-value="2015-06-08">
            <text:p>08.06.2015</text:p>
          </table:table-cell>
          <table:table-cell table:formula="of:=RANDBETWEEN(DATE(2015;1;1);DATE(2015;6;30))" office:value-type="date" office:date-value="2015-03-27">
            <text:p>27.03.2015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table:formula="of:=RANDBETWEEN(1;50)" office:value-type="float" office:value="26">
            <text:p>26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2304">
            <text:p>2304.00</text:p>
          </table:table-cell>
          <table:table-cell table:formula="of:=RANDBETWEEN(DATE(2015;1;1);DATE(2015;6;30))" office:value-type="date" office:date-value="2015-04-01">
            <text:p>01.04.2015</text:p>
          </table:table-cell>
          <table:table-cell table:formula="of:=RANDBETWEEN(DATE(2015;1;1);DATE(2015;6;30))" office:value-type="date" office:date-value="2015-06-11">
            <text:p>11.06.2015</text:p>
          </table:table-cell>
        </table:table-row>
        <table:table-row table:style-name="ro2">
          <table:table-cell office:value-type="float" office:value="367">
            <text:p>367</text:p>
          </table:table-cell>
          <table:table-cell table:formula="of:=RANDBETWEEN(1;50)" office:value-type="float" office:value="33">
            <text:p>33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1897">
            <text:p>1897.00</text:p>
          </table:table-cell>
          <table:table-cell table:formula="of:=RANDBETWEEN(DATE(2015;1;1);DATE(2015;6;30))" office:value-type="date" office:date-value="2015-05-30">
            <text:p>30.05.2015</text:p>
          </table:table-cell>
          <table:table-cell table:formula="of:=RANDBETWEEN(DATE(2015;1;1);DATE(2015;6;30))" office:value-type="date" office:date-value="2015-05-09">
            <text:p>09.05.2015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table:formula="of:=RANDBETWEEN(1;50)" office:value-type="float" office:value="17">
            <text:p>17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6591">
            <text:p>6591.00</text:p>
          </table:table-cell>
          <table:table-cell table:formula="of:=RANDBETWEEN(DATE(2015;1;1);DATE(2015;6;30))" office:value-type="date" office:date-value="2015-01-08">
            <text:p>08.01.2015</text:p>
          </table:table-cell>
          <table:table-cell table:formula="of:=RANDBETWEEN(DATE(2015;1;1);DATE(2015;6;30))" office:value-type="date" office:date-value="2015-06-27">
            <text:p>27.06.2015</text:p>
          </table:table-cell>
        </table:table-row>
        <table:table-row table:style-name="ro2">
          <table:table-cell office:value-type="float" office:value="369">
            <text:p>369</text:p>
          </table:table-cell>
          <table:table-cell table:formula="of:=RANDBETWEEN(1;50)" office:value-type="float" office:value="49">
            <text:p>49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6511">
            <text:p>6511.00</text:p>
          </table:table-cell>
          <table:table-cell table:formula="of:=RANDBETWEEN(DATE(2015;1;1);DATE(2015;6;30))" office:value-type="date" office:date-value="2015-03-22">
            <text:p>22.03.2015</text:p>
          </table:table-cell>
          <table:table-cell table:formula="of:=RANDBETWEEN(DATE(2015;1;1);DATE(2015;6;30))" office:value-type="date" office:date-value="2015-02-27">
            <text:p>27.02.2015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table:formula="of:=RANDBETWEEN(1;50)" office:value-type="float" office:value="7">
            <text:p>7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7010">
            <text:p>7010.00</text:p>
          </table:table-cell>
          <table:table-cell table:formula="of:=RANDBETWEEN(DATE(2015;1;1);DATE(2015;6;30))" office:value-type="date" office:date-value="2015-04-19">
            <text:p>19.04.2015</text:p>
          </table:table-cell>
          <table:table-cell table:formula="of:=RANDBETWEEN(DATE(2015;1;1);DATE(2015;6;30))" office:value-type="date" office:date-value="2015-02-24">
            <text:p>24.02.2015</text:p>
          </table:table-cell>
        </table:table-row>
        <table:table-row table:style-name="ro2">
          <table:table-cell office:value-type="float" office:value="371">
            <text:p>371</text:p>
          </table:table-cell>
          <table:table-cell table:formula="of:=RANDBETWEEN(1;50)" office:value-type="float" office:value="8">
            <text:p>8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5000">
            <text:p>5000.00</text:p>
          </table:table-cell>
          <table:table-cell table:formula="of:=RANDBETWEEN(DATE(2015;1;1);DATE(2015;6;30))" office:value-type="date" office:date-value="2015-05-20">
            <text:p>20.05.2015</text:p>
          </table:table-cell>
          <table:table-cell table:formula="of:=RANDBETWEEN(DATE(2015;1;1);DATE(2015;6;30))" office:value-type="date" office:date-value="2015-04-23">
            <text:p>23.04.2015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table:formula="of:=RANDBETWEEN(1;50)" office:value-type="float" office:value="36">
            <text:p>36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8379">
            <text:p>8379.00</text:p>
          </table:table-cell>
          <table:table-cell table:formula="of:=RANDBETWEEN(DATE(2015;1;1);DATE(2015;6;30))" office:value-type="date" office:date-value="2015-01-21">
            <text:p>21.01.2015</text:p>
          </table:table-cell>
          <table:table-cell table:formula="of:=RANDBETWEEN(DATE(2015;1;1);DATE(2015;6;30))" office:value-type="date" office:date-value="2015-03-26">
            <text:p>26.03.2015</text:p>
          </table:table-cell>
        </table:table-row>
        <table:table-row table:style-name="ro2">
          <table:table-cell office:value-type="float" office:value="373">
            <text:p>373</text:p>
          </table:table-cell>
          <table:table-cell table:formula="of:=RANDBETWEEN(1;50)" office:value-type="float" office:value="23">
            <text:p>23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3741">
            <text:p>3741.00</text:p>
          </table:table-cell>
          <table:table-cell table:formula="of:=RANDBETWEEN(DATE(2015;1;1);DATE(2015;6;30))" office:value-type="date" office:date-value="2015-03-31">
            <text:p>31.03.2015</text:p>
          </table:table-cell>
          <table:table-cell table:formula="of:=RANDBETWEEN(DATE(2015;1;1);DATE(2015;6;30))" office:value-type="date" office:date-value="2015-04-11">
            <text:p>11.04.2015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table:formula="of:=RANDBETWEEN(1;50)" office:value-type="float" office:value="34">
            <text:p>34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5978">
            <text:p>5978.00</text:p>
          </table:table-cell>
          <table:table-cell table:formula="of:=RANDBETWEEN(DATE(2015;1;1);DATE(2015;6;30))" office:value-type="date" office:date-value="2015-06-29">
            <text:p>29.06.2015</text:p>
          </table:table-cell>
          <table:table-cell table:formula="of:=RANDBETWEEN(DATE(2015;1;1);DATE(2015;6;30))" office:value-type="date" office:date-value="2015-04-21">
            <text:p>21.04.2015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table:formula="of:=RANDBETWEEN(1;50)" office:value-type="float" office:value="17">
            <text:p>17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8313">
            <text:p>8313.00</text:p>
          </table:table-cell>
          <table:table-cell table:formula="of:=RANDBETWEEN(DATE(2015;1;1);DATE(2015;6;30))" office:value-type="date" office:date-value="2015-05-09">
            <text:p>09.05.2015</text:p>
          </table:table-cell>
          <table:table-cell table:formula="of:=RANDBETWEEN(DATE(2015;1;1);DATE(2015;6;30))" office:value-type="date" office:date-value="2015-01-30">
            <text:p>30.01.2015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table:formula="of:=RANDBETWEEN(1;50)" office:value-type="float" office:value="3">
            <text:p>3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5657">
            <text:p>5657.00</text:p>
          </table:table-cell>
          <table:table-cell table:formula="of:=RANDBETWEEN(DATE(2015;1;1);DATE(2015;6;30))" office:value-type="date" office:date-value="2015-02-28">
            <text:p>28.02.2015</text:p>
          </table:table-cell>
          <table:table-cell table:formula="of:=RANDBETWEEN(DATE(2015;1;1);DATE(2015;6;30))" office:value-type="date" office:date-value="2015-06-08">
            <text:p>08.06.2015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table:formula="of:=RANDBETWEEN(1;50)" office:value-type="float" office:value="25">
            <text:p>25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2630">
            <text:p>2630.00</text:p>
          </table:table-cell>
          <table:table-cell table:formula="of:=RANDBETWEEN(DATE(2015;1;1);DATE(2015;6;30))" office:value-type="date" office:date-value="2015-02-26">
            <text:p>26.02.2015</text:p>
          </table:table-cell>
          <table:table-cell table:formula="of:=RANDBETWEEN(DATE(2015;1;1);DATE(2015;6;30))" office:value-type="date" office:date-value="2015-03-15">
            <text:p>15.03.2015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table:formula="of:=RANDBETWEEN(1;50)" office:value-type="float" office:value="15">
            <text:p>15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3199">
            <text:p>3199.00</text:p>
          </table:table-cell>
          <table:table-cell table:formula="of:=RANDBETWEEN(DATE(2015;1;1);DATE(2015;6;30))" office:value-type="date" office:date-value="2015-06-11">
            <text:p>11.06.2015</text:p>
          </table:table-cell>
          <table:table-cell table:formula="of:=RANDBETWEEN(DATE(2015;1;1);DATE(2015;6;30))" office:value-type="date" office:date-value="2015-02-28">
            <text:p>28.02.2015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table:formula="of:=RANDBETWEEN(1;50)" office:value-type="float" office:value="2">
            <text:p>2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5486">
            <text:p>5486.00</text:p>
          </table:table-cell>
          <table:table-cell table:formula="of:=RANDBETWEEN(DATE(2015;1;1);DATE(2015;6;30))" office:value-type="date" office:date-value="2015-05-31">
            <text:p>31.05.2015</text:p>
          </table:table-cell>
          <table:table-cell table:formula="of:=RANDBETWEEN(DATE(2015;1;1);DATE(2015;6;30))" office:value-type="date" office:date-value="2015-04-23">
            <text:p>23.04.2015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table:formula="of:=RANDBETWEEN(1;50)" office:value-type="float" office:value="7">
            <text:p>7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9756">
            <text:p>9756.00</text:p>
          </table:table-cell>
          <table:table-cell table:formula="of:=RANDBETWEEN(DATE(2015;1;1);DATE(2015;6;30))" office:value-type="date" office:date-value="2015-02-24">
            <text:p>24.02.2015</text:p>
          </table:table-cell>
          <table:table-cell table:formula="of:=RANDBETWEEN(DATE(2015;1;1);DATE(2015;6;30))" office:value-type="date" office:date-value="2015-03-27">
            <text:p>27.03.2015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table:formula="of:=RANDBETWEEN(1;50)" office:value-type="float" office:value="44">
            <text:p>44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8083">
            <text:p>8083.00</text:p>
          </table:table-cell>
          <table:table-cell table:formula="of:=RANDBETWEEN(DATE(2015;1;1);DATE(2015;6;30))" office:value-type="date" office:date-value="2015-06-22">
            <text:p>22.06.2015</text:p>
          </table:table-cell>
          <table:table-cell table:formula="of:=RANDBETWEEN(DATE(2015;1;1);DATE(2015;6;30))" office:value-type="date" office:date-value="2015-05-25">
            <text:p>25.05.2015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table:formula="of:=RANDBETWEEN(1;50)" office:value-type="float" office:value="33">
            <text:p>33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4558">
            <text:p>4558.00</text:p>
          </table:table-cell>
          <table:table-cell table:formula="of:=RANDBETWEEN(DATE(2015;1;1);DATE(2015;6;30))" office:value-type="date" office:date-value="2015-02-16">
            <text:p>16.02.2015</text:p>
          </table:table-cell>
          <table:table-cell table:formula="of:=RANDBETWEEN(DATE(2015;1;1);DATE(2015;6;30))" office:value-type="date" office:date-value="2015-03-07">
            <text:p>07.03.2015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table:formula="of:=RANDBETWEEN(1;50)" office:value-type="float" office:value="38">
            <text:p>38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1309">
            <text:p>1309.00</text:p>
          </table:table-cell>
          <table:table-cell table:formula="of:=RANDBETWEEN(DATE(2015;1;1);DATE(2015;6;30))" office:value-type="date" office:date-value="2015-04-15">
            <text:p>15.04.2015</text:p>
          </table:table-cell>
          <table:table-cell table:formula="of:=RANDBETWEEN(DATE(2015;1;1);DATE(2015;6;30))" office:value-type="date" office:date-value="2015-03-22">
            <text:p>22.03.2015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table:formula="of:=RANDBETWEEN(1;50)" office:value-type="float" office:value="40">
            <text:p>40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2589">
            <text:p>2589.00</text:p>
          </table:table-cell>
          <table:table-cell table:formula="of:=RANDBETWEEN(DATE(2015;1;1);DATE(2015;6;30))" office:value-type="date" office:date-value="2015-03-13">
            <text:p>13.03.2015</text:p>
          </table:table-cell>
          <table:table-cell table:formula="of:=RANDBETWEEN(DATE(2015;1;1);DATE(2015;6;30))" office:value-type="date" office:date-value="2015-02-06">
            <text:p>06.02.2015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table:formula="of:=RANDBETWEEN(1;50)" office:value-type="float" office:value="49">
            <text:p>49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4114">
            <text:p>4114.00</text:p>
          </table:table-cell>
          <table:table-cell table:formula="of:=RANDBETWEEN(DATE(2015;1;1);DATE(2015;6;30))" office:value-type="date" office:date-value="2015-02-10">
            <text:p>10.02.2015</text:p>
          </table:table-cell>
          <table:table-cell table:formula="of:=RANDBETWEEN(DATE(2015;1;1);DATE(2015;6;30))" office:value-type="date" office:date-value="2015-05-21">
            <text:p>21.05.2015</text:p>
          </table:table-cell>
        </table:table-row>
        <table:table-row table:style-name="ro2">
          <table:table-cell office:value-type="float" office:value="386">
            <text:p>386</text:p>
          </table:table-cell>
          <table:table-cell table:formula="of:=RANDBETWEEN(1;50)" office:value-type="float" office:value="15">
            <text:p>15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7820">
            <text:p>7820.00</text:p>
          </table:table-cell>
          <table:table-cell table:formula="of:=RANDBETWEEN(DATE(2015;1;1);DATE(2015;6;30))" office:value-type="date" office:date-value="2015-06-08">
            <text:p>08.06.2015</text:p>
          </table:table-cell>
          <table:table-cell table:formula="of:=RANDBETWEEN(DATE(2015;1;1);DATE(2015;6;30))" office:value-type="date" office:date-value="2015-03-06">
            <text:p>06.03.2015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table:formula="of:=RANDBETWEEN(1;50)" office:value-type="float" office:value="12">
            <text:p>12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7530">
            <text:p>7530.00</text:p>
          </table:table-cell>
          <table:table-cell table:formula="of:=RANDBETWEEN(DATE(2015;1;1);DATE(2015;6;30))" office:value-type="date" office:date-value="2015-03-26">
            <text:p>26.03.2015</text:p>
          </table:table-cell>
          <table:table-cell table:formula="of:=RANDBETWEEN(DATE(2015;1;1);DATE(2015;6;30))" office:value-type="date" office:date-value="2015-06-10">
            <text:p>10.06.2015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table:formula="of:=RANDBETWEEN(1;50)" office:value-type="float" office:value="11">
            <text:p>11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6925">
            <text:p>6925.00</text:p>
          </table:table-cell>
          <table:table-cell table:formula="of:=RANDBETWEEN(DATE(2015;1;1);DATE(2015;6;30))" office:value-type="date" office:date-value="2015-04-20">
            <text:p>20.04.2015</text:p>
          </table:table-cell>
          <table:table-cell table:formula="of:=RANDBETWEEN(DATE(2015;1;1);DATE(2015;6;30))" office:value-type="date" office:date-value="2015-03-22">
            <text:p>22.03.2015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table:formula="of:=RANDBETWEEN(1;50)" office:value-type="float" office:value="9">
            <text:p>9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9022">
            <text:p>9022.00</text:p>
          </table:table-cell>
          <table:table-cell table:formula="of:=RANDBETWEEN(DATE(2015;1;1);DATE(2015;6;30))" office:value-type="date" office:date-value="2015-01-26">
            <text:p>26.01.2015</text:p>
          </table:table-cell>
          <table:table-cell table:formula="of:=RANDBETWEEN(DATE(2015;1;1);DATE(2015;6;30))" office:value-type="date" office:date-value="2015-05-08">
            <text:p>08.05.2015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table:formula="of:=RANDBETWEEN(1;50)" office:value-type="float" office:value="1">
            <text:p>1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7296">
            <text:p>7296.00</text:p>
          </table:table-cell>
          <table:table-cell table:formula="of:=RANDBETWEEN(DATE(2015;1;1);DATE(2015;6;30))" office:value-type="date" office:date-value="2015-05-24">
            <text:p>24.05.2015</text:p>
          </table:table-cell>
          <table:table-cell table:formula="of:=RANDBETWEEN(DATE(2015;1;1);DATE(2015;6;30))" office:value-type="date" office:date-value="2015-05-10">
            <text:p>10.05.2015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table:formula="of:=RANDBETWEEN(1;50)" office:value-type="float" office:value="47">
            <text:p>47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8537">
            <text:p>8537.00</text:p>
          </table:table-cell>
          <table:table-cell table:formula="of:=RANDBETWEEN(DATE(2015;1;1);DATE(2015;6;30))" office:value-type="date" office:date-value="2015-05-05">
            <text:p>05.05.2015</text:p>
          </table:table-cell>
          <table:table-cell table:formula="of:=RANDBETWEEN(DATE(2015;1;1);DATE(2015;6;30))" office:value-type="date" office:date-value="2015-03-01">
            <text:p>01.03.2015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table:formula="of:=RANDBETWEEN(1;50)" office:value-type="float" office:value="37">
            <text:p>37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4225">
            <text:p>4225.00</text:p>
          </table:table-cell>
          <table:table-cell table:formula="of:=RANDBETWEEN(DATE(2015;1;1);DATE(2015;6;30))" office:value-type="date" office:date-value="2015-06-29">
            <text:p>29.06.2015</text:p>
          </table:table-cell>
          <table:table-cell table:formula="of:=RANDBETWEEN(DATE(2015;1;1);DATE(2015;6;30))" office:value-type="date" office:date-value="2015-05-19">
            <text:p>19.05.2015</text:p>
          </table:table-cell>
        </table:table-row>
        <table:table-row table:style-name="ro2">
          <table:table-cell office:value-type="float" office:value="393">
            <text:p>393</text:p>
          </table:table-cell>
          <table:table-cell table:formula="of:=RANDBETWEEN(1;50)" office:value-type="float" office:value="30">
            <text:p>30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4354">
            <text:p>4354.00</text:p>
          </table:table-cell>
          <table:table-cell table:formula="of:=RANDBETWEEN(DATE(2015;1;1);DATE(2015;6;30))" office:value-type="date" office:date-value="2015-01-02">
            <text:p>02.01.2015</text:p>
          </table:table-cell>
          <table:table-cell table:formula="of:=RANDBETWEEN(DATE(2015;1;1);DATE(2015;6;30))" office:value-type="date" office:date-value="2015-01-08">
            <text:p>08.01.2015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table:formula="of:=RANDBETWEEN(1;50)" office:value-type="float" office:value="44">
            <text:p>44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4996">
            <text:p>4996.00</text:p>
          </table:table-cell>
          <table:table-cell table:formula="of:=RANDBETWEEN(DATE(2015;1;1);DATE(2015;6;30))" office:value-type="date" office:date-value="2015-04-15">
            <text:p>15.04.2015</text:p>
          </table:table-cell>
          <table:table-cell table:formula="of:=RANDBETWEEN(DATE(2015;1;1);DATE(2015;6;30))" office:value-type="date" office:date-value="2015-03-28">
            <text:p>28.03.2015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table:formula="of:=RANDBETWEEN(1;50)" office:value-type="float" office:value="24">
            <text:p>24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3155">
            <text:p>3155.00</text:p>
          </table:table-cell>
          <table:table-cell table:formula="of:=RANDBETWEEN(DATE(2015;1;1);DATE(2015;6;30))" office:value-type="date" office:date-value="2015-04-24">
            <text:p>24.04.2015</text:p>
          </table:table-cell>
          <table:table-cell table:formula="of:=RANDBETWEEN(DATE(2015;1;1);DATE(2015;6;30))" office:value-type="date" office:date-value="2015-03-13">
            <text:p>13.03.2015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table:formula="of:=RANDBETWEEN(1;50)" office:value-type="float" office:value="3">
            <text:p>3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4018">
            <text:p>4018.00</text:p>
          </table:table-cell>
          <table:table-cell table:formula="of:=RANDBETWEEN(DATE(2015;1;1);DATE(2015;6;30))" office:value-type="date" office:date-value="2015-03-01">
            <text:p>01.03.2015</text:p>
          </table:table-cell>
          <table:table-cell table:formula="of:=RANDBETWEEN(DATE(2015;1;1);DATE(2015;6;30))" office:value-type="date" office:date-value="2015-03-21">
            <text:p>21.03.2015</text:p>
          </table:table-cell>
        </table:table-row>
        <table:table-row table:style-name="ro2">
          <table:table-cell office:value-type="float" office:value="397">
            <text:p>397</text:p>
          </table:table-cell>
          <table:table-cell table:formula="of:=RANDBETWEEN(1;50)" office:value-type="float" office:value="29">
            <text:p>29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4143">
            <text:p>4143.00</text:p>
          </table:table-cell>
          <table:table-cell table:formula="of:=RANDBETWEEN(DATE(2015;1;1);DATE(2015;6;30))" office:value-type="date" office:date-value="2015-05-21">
            <text:p>21.05.2015</text:p>
          </table:table-cell>
          <table:table-cell table:formula="of:=RANDBETWEEN(DATE(2015;1;1);DATE(2015;6;30))" office:value-type="date" office:date-value="2015-05-05">
            <text:p>05.05.2015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table:formula="of:=RANDBETWEEN(1;50)" office:value-type="float" office:value="1">
            <text:p>1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2864">
            <text:p>2864.00</text:p>
          </table:table-cell>
          <table:table-cell table:formula="of:=RANDBETWEEN(DATE(2015;1;1);DATE(2015;6;30))" office:value-type="date" office:date-value="2015-01-10">
            <text:p>10.01.2015</text:p>
          </table:table-cell>
          <table:table-cell table:formula="of:=RANDBETWEEN(DATE(2015;1;1);DATE(2015;6;30))" office:value-type="date" office:date-value="2015-06-19">
            <text:p>19.06.2015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table:formula="of:=RANDBETWEEN(1;50)" office:value-type="float" office:value="1">
            <text:p>1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6883">
            <text:p>6883.00</text:p>
          </table:table-cell>
          <table:table-cell table:formula="of:=RANDBETWEEN(DATE(2015;1;1);DATE(2015;6;30))" office:value-type="date" office:date-value="2015-01-27">
            <text:p>27.01.2015</text:p>
          </table:table-cell>
          <table:table-cell table:formula="of:=RANDBETWEEN(DATE(2015;1;1);DATE(2015;6;30))" office:value-type="date" office:date-value="2015-04-09">
            <text:p>09.04.2015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formula="of:=RANDBETWEEN(1;50)" office:value-type="float" office:value="49">
            <text:p>49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9041">
            <text:p>9041.00</text:p>
          </table:table-cell>
          <table:table-cell table:formula="of:=RANDBETWEEN(DATE(2015;1;1);DATE(2015;6;30))" office:value-type="date" office:date-value="2015-02-11">
            <text:p>11.02.2015</text:p>
          </table:table-cell>
          <table:table-cell table:formula="of:=RANDBETWEEN(DATE(2015;1;1);DATE(2015;6;30))" office:value-type="date" office:date-value="2015-04-21">
            <text:p>21.04.2015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table:formula="of:=RANDBETWEEN(1;50)" office:value-type="float" office:value="23">
            <text:p>23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4609">
            <text:p>4609.00</text:p>
          </table:table-cell>
          <table:table-cell table:formula="of:=RANDBETWEEN(DATE(2015;1;1);DATE(2015;6;30))" office:value-type="date" office:date-value="2015-06-28">
            <text:p>28.06.2015</text:p>
          </table:table-cell>
          <table:table-cell table:formula="of:=RANDBETWEEN(DATE(2015;1;1);DATE(2015;6;30))" office:value-type="date" office:date-value="2015-03-16">
            <text:p>16.03.2015</text:p>
          </table:table-cell>
        </table:table-row>
        <table:table-row table:style-name="ro2">
          <table:table-cell office:value-type="float" office:value="402">
            <text:p>402</text:p>
          </table:table-cell>
          <table:table-cell table:formula="of:=RANDBETWEEN(1;50)" office:value-type="float" office:value="42">
            <text:p>42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8930">
            <text:p>8930.00</text:p>
          </table:table-cell>
          <table:table-cell table:formula="of:=RANDBETWEEN(DATE(2015;1;1);DATE(2015;6;30))" office:value-type="date" office:date-value="2015-03-30">
            <text:p>30.03.2015</text:p>
          </table:table-cell>
          <table:table-cell table:formula="of:=RANDBETWEEN(DATE(2015;1;1);DATE(2015;6;30))" office:value-type="date" office:date-value="2015-05-03">
            <text:p>03.05.2015</text:p>
          </table:table-cell>
        </table:table-row>
        <table:table-row table:style-name="ro2">
          <table:table-cell office:value-type="float" office:value="403">
            <text:p>403</text:p>
          </table:table-cell>
          <table:table-cell table:formula="of:=RANDBETWEEN(1;50)" office:value-type="float" office:value="37">
            <text:p>37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6423">
            <text:p>6423.00</text:p>
          </table:table-cell>
          <table:table-cell table:formula="of:=RANDBETWEEN(DATE(2015;1;1);DATE(2015;6;30))" office:value-type="date" office:date-value="2015-02-06">
            <text:p>06.02.2015</text:p>
          </table:table-cell>
          <table:table-cell table:formula="of:=RANDBETWEEN(DATE(2015;1;1);DATE(2015;6;30))" office:value-type="date" office:date-value="2015-06-21">
            <text:p>21.06.2015</text:p>
          </table:table-cell>
        </table:table-row>
        <table:table-row table:style-name="ro2">
          <table:table-cell office:value-type="float" office:value="404">
            <text:p>404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3708">
            <text:p>3708.00</text:p>
          </table:table-cell>
          <table:table-cell table:formula="of:=RANDBETWEEN(DATE(2015;1;1);DATE(2015;6;30))" office:value-type="date" office:date-value="2015-01-12">
            <text:p>12.01.2015</text:p>
          </table:table-cell>
          <table:table-cell table:formula="of:=RANDBETWEEN(DATE(2015;1;1);DATE(2015;6;30))" office:value-type="date" office:date-value="2015-03-26">
            <text:p>26.03.2015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table:formula="of:=RANDBETWEEN(1;50)" office:value-type="float" office:value="40">
            <text:p>40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5909">
            <text:p>5909.00</text:p>
          </table:table-cell>
          <table:table-cell table:formula="of:=RANDBETWEEN(DATE(2015;1;1);DATE(2015;6;30))" office:value-type="date" office:date-value="2015-05-21">
            <text:p>21.05.2015</text:p>
          </table:table-cell>
          <table:table-cell table:formula="of:=RANDBETWEEN(DATE(2015;1;1);DATE(2015;6;30))" office:value-type="date" office:date-value="2015-01-21">
            <text:p>21.01.2015</text:p>
          </table:table-cell>
        </table:table-row>
        <table:table-row table:style-name="ro2">
          <table:table-cell office:value-type="float" office:value="406">
            <text:p>406</text:p>
          </table:table-cell>
          <table:table-cell table:formula="of:=RANDBETWEEN(1;50)" office:value-type="float" office:value="40">
            <text:p>40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2131">
            <text:p>2131.00</text:p>
          </table:table-cell>
          <table:table-cell table:formula="of:=RANDBETWEEN(DATE(2015;1;1);DATE(2015;6;30))" office:value-type="date" office:date-value="2015-02-28">
            <text:p>28.02.2015</text:p>
          </table:table-cell>
          <table:table-cell table:formula="of:=RANDBETWEEN(DATE(2015;1;1);DATE(2015;6;30))" office:value-type="date" office:date-value="2015-01-28">
            <text:p>28.01.2015</text:p>
          </table:table-cell>
        </table:table-row>
        <table:table-row table:style-name="ro2">
          <table:table-cell office:value-type="float" office:value="407">
            <text:p>407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9025">
            <text:p>9025.00</text:p>
          </table:table-cell>
          <table:table-cell table:formula="of:=RANDBETWEEN(DATE(2015;1;1);DATE(2015;6;30))" office:value-type="date" office:date-value="2015-03-28">
            <text:p>28.03.2015</text:p>
          </table:table-cell>
          <table:table-cell table:formula="of:=RANDBETWEEN(DATE(2015;1;1);DATE(2015;6;30))" office:value-type="date" office:date-value="2015-03-02">
            <text:p>02.03.2015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table:formula="of:=RANDBETWEEN(1;50)" office:value-type="float" office:value="4">
            <text:p>4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2249">
            <text:p>2249.00</text:p>
          </table:table-cell>
          <table:table-cell table:formula="of:=RANDBETWEEN(DATE(2015;1;1);DATE(2015;6;30))" office:value-type="date" office:date-value="2015-06-27">
            <text:p>27.06.2015</text:p>
          </table:table-cell>
          <table:table-cell table:formula="of:=RANDBETWEEN(DATE(2015;1;1);DATE(2015;6;30))" office:value-type="date" office:date-value="2015-04-21">
            <text:p>21.04.2015</text:p>
          </table:table-cell>
        </table:table-row>
        <table:table-row table:style-name="ro2">
          <table:table-cell office:value-type="float" office:value="409">
            <text:p>409</text:p>
          </table:table-cell>
          <table:table-cell table:formula="of:=RANDBETWEEN(1;50)" office:value-type="float" office:value="29">
            <text:p>29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1774">
            <text:p>1774.00</text:p>
          </table:table-cell>
          <table:table-cell table:formula="of:=RANDBETWEEN(DATE(2015;1;1);DATE(2015;6;30))" office:value-type="date" office:date-value="2015-05-13">
            <text:p>13.05.2015</text:p>
          </table:table-cell>
          <table:table-cell table:formula="of:=RANDBETWEEN(DATE(2015;1;1);DATE(2015;6;30))" office:value-type="date" office:date-value="2015-06-20">
            <text:p>20.06.2015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table:formula="of:=RANDBETWEEN(1;50)" office:value-type="float" office:value="16">
            <text:p>16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4246">
            <text:p>4246.00</text:p>
          </table:table-cell>
          <table:table-cell table:formula="of:=RANDBETWEEN(DATE(2015;1;1);DATE(2015;6;30))" office:value-type="date" office:date-value="2015-06-11">
            <text:p>11.06.2015</text:p>
          </table:table-cell>
          <table:table-cell table:formula="of:=RANDBETWEEN(DATE(2015;1;1);DATE(2015;6;30))" office:value-type="date" office:date-value="2015-04-01">
            <text:p>01.04.2015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table:formula="of:=RANDBETWEEN(1;50)" office:value-type="float" office:value="41">
            <text:p>41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5426">
            <text:p>5426.00</text:p>
          </table:table-cell>
          <table:table-cell table:formula="of:=RANDBETWEEN(DATE(2015;1;1);DATE(2015;6;30))" office:value-type="date" office:date-value="2015-01-14">
            <text:p>14.01.2015</text:p>
          </table:table-cell>
          <table:table-cell table:formula="of:=RANDBETWEEN(DATE(2015;1;1);DATE(2015;6;30))" office:value-type="date" office:date-value="2015-01-06">
            <text:p>06.01.2015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table:formula="of:=RANDBETWEEN(1;50)" office:value-type="float" office:value="1">
            <text:p>1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5478">
            <text:p>5478.00</text:p>
          </table:table-cell>
          <table:table-cell table:formula="of:=RANDBETWEEN(DATE(2015;1;1);DATE(2015;6;30))" office:value-type="date" office:date-value="2015-04-26">
            <text:p>26.04.2015</text:p>
          </table:table-cell>
          <table:table-cell table:formula="of:=RANDBETWEEN(DATE(2015;1;1);DATE(2015;6;30))" office:value-type="date" office:date-value="2015-06-13">
            <text:p>13.06.2015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table:formula="of:=RANDBETWEEN(1;50)" office:value-type="float" office:value="25">
            <text:p>25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1363">
            <text:p>1363.00</text:p>
          </table:table-cell>
          <table:table-cell table:formula="of:=RANDBETWEEN(DATE(2015;1;1);DATE(2015;6;30))" office:value-type="date" office:date-value="2015-05-01">
            <text:p>01.05.2015</text:p>
          </table:table-cell>
          <table:table-cell table:formula="of:=RANDBETWEEN(DATE(2015;1;1);DATE(2015;6;30))" office:value-type="date" office:date-value="2015-03-21">
            <text:p>21.03.2015</text:p>
          </table:table-cell>
        </table:table-row>
        <table:table-row table:style-name="ro2">
          <table:table-cell office:value-type="float" office:value="414">
            <text:p>414</text:p>
          </table:table-cell>
          <table:table-cell table:formula="of:=RANDBETWEEN(1;50)" office:value-type="float" office:value="28">
            <text:p>28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3181">
            <text:p>3181.00</text:p>
          </table:table-cell>
          <table:table-cell table:formula="of:=RANDBETWEEN(DATE(2015;1;1);DATE(2015;6;30))" office:value-type="date" office:date-value="2015-01-10">
            <text:p>10.01.2015</text:p>
          </table:table-cell>
          <table:table-cell table:formula="of:=RANDBETWEEN(DATE(2015;1;1);DATE(2015;6;30))" office:value-type="date" office:date-value="2015-04-17">
            <text:p>17.04.2015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table:formula="of:=RANDBETWEEN(1;50)" office:value-type="float" office:value="49">
            <text:p>49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2236">
            <text:p>2236.00</text:p>
          </table:table-cell>
          <table:table-cell table:formula="of:=RANDBETWEEN(DATE(2015;1;1);DATE(2015;6;30))" office:value-type="date" office:date-value="2015-05-18">
            <text:p>18.05.2015</text:p>
          </table:table-cell>
          <table:table-cell table:formula="of:=RANDBETWEEN(DATE(2015;1;1);DATE(2015;6;30))" office:value-type="date" office:date-value="2015-03-06">
            <text:p>06.03.2015</text:p>
          </table:table-cell>
        </table:table-row>
        <table:table-row table:style-name="ro2">
          <table:table-cell office:value-type="float" office:value="416">
            <text:p>416</text:p>
          </table:table-cell>
          <table:table-cell table:formula="of:=RANDBETWEEN(1;50)" office:value-type="float" office:value="45">
            <text:p>45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5748">
            <text:p>5748.00</text:p>
          </table:table-cell>
          <table:table-cell table:formula="of:=RANDBETWEEN(DATE(2015;1;1);DATE(2015;6;30))" office:value-type="date" office:date-value="2015-01-16">
            <text:p>16.01.2015</text:p>
          </table:table-cell>
          <table:table-cell table:formula="of:=RANDBETWEEN(DATE(2015;1;1);DATE(2015;6;30))" office:value-type="date" office:date-value="2015-02-05">
            <text:p>05.02.2015</text:p>
          </table:table-cell>
        </table:table-row>
        <table:table-row table:style-name="ro2">
          <table:table-cell office:value-type="float" office:value="417">
            <text:p>417</text:p>
          </table:table-cell>
          <table:table-cell table:formula="of:=RANDBETWEEN(1;50)" office:value-type="float" office:value="36">
            <text:p>36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8932">
            <text:p>8932.00</text:p>
          </table:table-cell>
          <table:table-cell table:formula="of:=RANDBETWEEN(DATE(2015;1;1);DATE(2015;6;30))" office:value-type="date" office:date-value="2015-05-08">
            <text:p>08.05.2015</text:p>
          </table:table-cell>
          <table:table-cell table:formula="of:=RANDBETWEEN(DATE(2015;1;1);DATE(2015;6;30))" office:value-type="date" office:date-value="2015-02-07">
            <text:p>07.02.2015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table:formula="of:=RANDBETWEEN(1;50)" office:value-type="float" office:value="8">
            <text:p>8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8331">
            <text:p>8331.00</text:p>
          </table:table-cell>
          <table:table-cell table:formula="of:=RANDBETWEEN(DATE(2015;1;1);DATE(2015;6;30))" office:value-type="date" office:date-value="2015-02-17">
            <text:p>17.02.2015</text:p>
          </table:table-cell>
          <table:table-cell table:formula="of:=RANDBETWEEN(DATE(2015;1;1);DATE(2015;6;30))" office:value-type="date" office:date-value="2015-03-12">
            <text:p>12.03.2015</text:p>
          </table:table-cell>
        </table:table-row>
        <table:table-row table:style-name="ro2">
          <table:table-cell office:value-type="float" office:value="419">
            <text:p>419</text:p>
          </table:table-cell>
          <table:table-cell table:formula="of:=RANDBETWEEN(1;50)" office:value-type="float" office:value="47">
            <text:p>47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3897">
            <text:p>3897.00</text:p>
          </table:table-cell>
          <table:table-cell table:formula="of:=RANDBETWEEN(DATE(2015;1;1);DATE(2015;6;30))" office:value-type="date" office:date-value="2015-01-24">
            <text:p>24.01.2015</text:p>
          </table:table-cell>
          <table:table-cell table:formula="of:=RANDBETWEEN(DATE(2015;1;1);DATE(2015;6;30))" office:value-type="date" office:date-value="2015-05-12">
            <text:p>12.05.2015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table:formula="of:=RANDBETWEEN(1;50)" office:value-type="float" office:value="39">
            <text:p>39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3355">
            <text:p>3355.00</text:p>
          </table:table-cell>
          <table:table-cell table:formula="of:=RANDBETWEEN(DATE(2015;1;1);DATE(2015;6;30))" office:value-type="date" office:date-value="2015-03-31">
            <text:p>31.03.2015</text:p>
          </table:table-cell>
          <table:table-cell table:formula="of:=RANDBETWEEN(DATE(2015;1;1);DATE(2015;6;30))" office:value-type="date" office:date-value="2015-05-18">
            <text:p>18.05.2015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table:formula="of:=RANDBETWEEN(1;50)" office:value-type="float" office:value="31">
            <text:p>31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1137">
            <text:p>1137.00</text:p>
          </table:table-cell>
          <table:table-cell table:formula="of:=RANDBETWEEN(DATE(2015;1;1);DATE(2015;6;30))" office:value-type="date" office:date-value="2015-01-23">
            <text:p>23.01.2015</text:p>
          </table:table-cell>
          <table:table-cell table:formula="of:=RANDBETWEEN(DATE(2015;1;1);DATE(2015;6;30))" office:value-type="date" office:date-value="2015-05-05">
            <text:p>05.05.2015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table:formula="of:=RANDBETWEEN(1;50)" office:value-type="float" office:value="32">
            <text:p>32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4658">
            <text:p>4658.00</text:p>
          </table:table-cell>
          <table:table-cell table:formula="of:=RANDBETWEEN(DATE(2015;1;1);DATE(2015;6;30))" office:value-type="date" office:date-value="2015-02-05">
            <text:p>05.02.2015</text:p>
          </table:table-cell>
          <table:table-cell table:formula="of:=RANDBETWEEN(DATE(2015;1;1);DATE(2015;6;30))" office:value-type="date" office:date-value="2015-01-29">
            <text:p>29.01.2015</text:p>
          </table:table-cell>
        </table:table-row>
        <table:table-row table:style-name="ro2">
          <table:table-cell office:value-type="float" office:value="423">
            <text:p>423</text:p>
          </table:table-cell>
          <table:table-cell table:formula="of:=RANDBETWEEN(1;50)" office:value-type="float" office:value="18">
            <text:p>18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2354">
            <text:p>2354.00</text:p>
          </table:table-cell>
          <table:table-cell table:formula="of:=RANDBETWEEN(DATE(2015;1;1);DATE(2015;6;30))" office:value-type="date" office:date-value="2015-04-10">
            <text:p>10.04.2015</text:p>
          </table:table-cell>
          <table:table-cell table:formula="of:=RANDBETWEEN(DATE(2015;1;1);DATE(2015;6;30))" office:value-type="date" office:date-value="2015-04-05">
            <text:p>05.04.2015</text:p>
          </table:table-cell>
        </table:table-row>
        <table:table-row table:style-name="ro2">
          <table:table-cell office:value-type="float" office:value="424">
            <text:p>424</text:p>
          </table:table-cell>
          <table:table-cell table:formula="of:=RANDBETWEEN(1;50)" office:value-type="float" office:value="39">
            <text:p>39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7796">
            <text:p>7796.00</text:p>
          </table:table-cell>
          <table:table-cell table:formula="of:=RANDBETWEEN(DATE(2015;1;1);DATE(2015;6;30))" office:value-type="date" office:date-value="2015-05-18">
            <text:p>18.05.2015</text:p>
          </table:table-cell>
          <table:table-cell table:formula="of:=RANDBETWEEN(DATE(2015;1;1);DATE(2015;6;30))" office:value-type="date" office:date-value="2015-03-09">
            <text:p>09.03.2015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table:formula="of:=RANDBETWEEN(1;50)" office:value-type="float" office:value="33">
            <text:p>33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6517">
            <text:p>6517.00</text:p>
          </table:table-cell>
          <table:table-cell table:formula="of:=RANDBETWEEN(DATE(2015;1;1);DATE(2015;6;30))" office:value-type="date" office:date-value="2015-02-02">
            <text:p>02.02.2015</text:p>
          </table:table-cell>
          <table:table-cell table:formula="of:=RANDBETWEEN(DATE(2015;1;1);DATE(2015;6;30))" office:value-type="date" office:date-value="2015-06-30">
            <text:p>30.06.2015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table:formula="of:=RANDBETWEEN(1;50)" office:value-type="float" office:value="25">
            <text:p>25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3224">
            <text:p>3224.00</text:p>
          </table:table-cell>
          <table:table-cell table:formula="of:=RANDBETWEEN(DATE(2015;1;1);DATE(2015;6;30))" office:value-type="date" office:date-value="2015-04-18">
            <text:p>18.04.2015</text:p>
          </table:table-cell>
          <table:table-cell table:formula="of:=RANDBETWEEN(DATE(2015;1;1);DATE(2015;6;30))" office:value-type="date" office:date-value="2015-06-12">
            <text:p>12.06.2015</text:p>
          </table:table-cell>
        </table:table-row>
        <table:table-row table:style-name="ro2">
          <table:table-cell office:value-type="float" office:value="427">
            <text:p>427</text:p>
          </table:table-cell>
          <table:table-cell table:formula="of:=RANDBETWEEN(1;50)" office:value-type="float" office:value="42">
            <text:p>42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3641">
            <text:p>3641.00</text:p>
          </table:table-cell>
          <table:table-cell table:formula="of:=RANDBETWEEN(DATE(2015;1;1);DATE(2015;6;30))" office:value-type="date" office:date-value="2015-03-19">
            <text:p>19.03.2015</text:p>
          </table:table-cell>
          <table:table-cell table:formula="of:=RANDBETWEEN(DATE(2015;1;1);DATE(2015;6;30))" office:value-type="date" office:date-value="2015-04-16">
            <text:p>16.04.2015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table:formula="of:=RANDBETWEEN(1;50)" office:value-type="float" office:value="13">
            <text:p>13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2088">
            <text:p>2088.00</text:p>
          </table:table-cell>
          <table:table-cell table:formula="of:=RANDBETWEEN(DATE(2015;1;1);DATE(2015;6;30))" office:value-type="date" office:date-value="2015-06-24">
            <text:p>24.06.2015</text:p>
          </table:table-cell>
          <table:table-cell table:formula="of:=RANDBETWEEN(DATE(2015;1;1);DATE(2015;6;30))" office:value-type="date" office:date-value="2015-06-02">
            <text:p>02.06.2015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table:formula="of:=RANDBETWEEN(1;50)" office:value-type="float" office:value="12">
            <text:p>12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1272">
            <text:p>1272.00</text:p>
          </table:table-cell>
          <table:table-cell table:formula="of:=RANDBETWEEN(DATE(2015;1;1);DATE(2015;6;30))" office:value-type="date" office:date-value="2015-02-21">
            <text:p>21.02.2015</text:p>
          </table:table-cell>
          <table:table-cell table:formula="of:=RANDBETWEEN(DATE(2015;1;1);DATE(2015;6;30))" office:value-type="date" office:date-value="2015-06-15">
            <text:p>15.06.2015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table:formula="of:=RANDBETWEEN(1;50)" office:value-type="float" office:value="9">
            <text:p>9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3693">
            <text:p>3693.00</text:p>
          </table:table-cell>
          <table:table-cell table:formula="of:=RANDBETWEEN(DATE(2015;1;1);DATE(2015;6;30))" office:value-type="date" office:date-value="2015-05-24">
            <text:p>24.05.2015</text:p>
          </table:table-cell>
          <table:table-cell table:formula="of:=RANDBETWEEN(DATE(2015;1;1);DATE(2015;6;30))" office:value-type="date" office:date-value="2015-05-06">
            <text:p>06.05.2015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table:formula="of:=RANDBETWEEN(1;50)" office:value-type="float" office:value="20">
            <text:p>20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9967">
            <text:p>9967.00</text:p>
          </table:table-cell>
          <table:table-cell table:formula="of:=RANDBETWEEN(DATE(2015;1;1);DATE(2015;6;30))" office:value-type="date" office:date-value="2015-02-04">
            <text:p>04.02.2015</text:p>
          </table:table-cell>
          <table:table-cell table:formula="of:=RANDBETWEEN(DATE(2015;1;1);DATE(2015;6;30))" office:value-type="date" office:date-value="2015-02-28">
            <text:p>28.02.2015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table:formula="of:=RANDBETWEEN(1;50)" office:value-type="float" office:value="4">
            <text:p>4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9955">
            <text:p>9955.00</text:p>
          </table:table-cell>
          <table:table-cell table:formula="of:=RANDBETWEEN(DATE(2015;1;1);DATE(2015;6;30))" office:value-type="date" office:date-value="2015-01-21">
            <text:p>21.01.2015</text:p>
          </table:table-cell>
          <table:table-cell table:formula="of:=RANDBETWEEN(DATE(2015;1;1);DATE(2015;6;30))" office:value-type="date" office:date-value="2015-01-17">
            <text:p>17.01.2015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table:formula="of:=RANDBETWEEN(1;50)" office:value-type="float" office:value="36">
            <text:p>36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3244">
            <text:p>3244.00</text:p>
          </table:table-cell>
          <table:table-cell table:formula="of:=RANDBETWEEN(DATE(2015;1;1);DATE(2015;6;30))" office:value-type="date" office:date-value="2015-03-22">
            <text:p>22.03.2015</text:p>
          </table:table-cell>
          <table:table-cell table:formula="of:=RANDBETWEEN(DATE(2015;1;1);DATE(2015;6;30))" office:value-type="date" office:date-value="2015-02-02">
            <text:p>02.02.2015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table:formula="of:=RANDBETWEEN(1;50)" office:value-type="float" office:value="13">
            <text:p>13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4568">
            <text:p>4568.00</text:p>
          </table:table-cell>
          <table:table-cell table:formula="of:=RANDBETWEEN(DATE(2015;1;1);DATE(2015;6;30))" office:value-type="date" office:date-value="2015-04-04">
            <text:p>04.04.2015</text:p>
          </table:table-cell>
          <table:table-cell table:formula="of:=RANDBETWEEN(DATE(2015;1;1);DATE(2015;6;30))" office:value-type="date" office:date-value="2015-01-03">
            <text:p>03.01.2015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table:formula="of:=RANDBETWEEN(1;50)" office:value-type="float" office:value="16">
            <text:p>16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6027">
            <text:p>6027.00</text:p>
          </table:table-cell>
          <table:table-cell table:formula="of:=RANDBETWEEN(DATE(2015;1;1);DATE(2015;6;30))" office:value-type="date" office:date-value="2015-01-29">
            <text:p>29.01.2015</text:p>
          </table:table-cell>
          <table:table-cell table:formula="of:=RANDBETWEEN(DATE(2015;1;1);DATE(2015;6;30))" office:value-type="date" office:date-value="2015-02-08">
            <text:p>08.02.2015</text:p>
          </table:table-cell>
        </table:table-row>
        <table:table-row table:style-name="ro2">
          <table:table-cell office:value-type="float" office:value="436">
            <text:p>436</text:p>
          </table:table-cell>
          <table:table-cell table:formula="of:=RANDBETWEEN(1;50)" office:value-type="float" office:value="10">
            <text:p>10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5199">
            <text:p>5199.00</text:p>
          </table:table-cell>
          <table:table-cell table:formula="of:=RANDBETWEEN(DATE(2015;1;1);DATE(2015;6;30))" office:value-type="date" office:date-value="2015-03-27">
            <text:p>27.03.2015</text:p>
          </table:table-cell>
          <table:table-cell table:formula="of:=RANDBETWEEN(DATE(2015;1;1);DATE(2015;6;30))" office:value-type="date" office:date-value="2015-01-11">
            <text:p>11.01.2015</text:p>
          </table:table-cell>
        </table:table-row>
        <table:table-row table:style-name="ro2">
          <table:table-cell office:value-type="float" office:value="437">
            <text:p>437</text:p>
          </table:table-cell>
          <table:table-cell table:formula="of:=RANDBETWEEN(1;50)" office:value-type="float" office:value="27">
            <text:p>27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7309">
            <text:p>7309.00</text:p>
          </table:table-cell>
          <table:table-cell table:formula="of:=RANDBETWEEN(DATE(2015;1;1);DATE(2015;6;30))" office:value-type="date" office:date-value="2015-06-16">
            <text:p>16.06.2015</text:p>
          </table:table-cell>
          <table:table-cell table:formula="of:=RANDBETWEEN(DATE(2015;1;1);DATE(2015;6;30))" office:value-type="date" office:date-value="2015-02-24">
            <text:p>24.02.2015</text:p>
          </table:table-cell>
        </table:table-row>
        <table:table-row table:style-name="ro2">
          <table:table-cell office:value-type="float" office:value="438">
            <text:p>438</text:p>
          </table:table-cell>
          <table:table-cell table:formula="of:=RANDBETWEEN(1;50)" office:value-type="float" office:value="9">
            <text:p>9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2263">
            <text:p>2263.00</text:p>
          </table:table-cell>
          <table:table-cell table:formula="of:=RANDBETWEEN(DATE(2015;1;1);DATE(2015;6;30))" office:value-type="date" office:date-value="2015-05-28">
            <text:p>28.05.2015</text:p>
          </table:table-cell>
          <table:table-cell table:formula="of:=RANDBETWEEN(DATE(2015;1;1);DATE(2015;6;30))" office:value-type="date" office:date-value="2015-01-06">
            <text:p>06.01.2015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table:formula="of:=RANDBETWEEN(1;50)" office:value-type="float" office:value="12">
            <text:p>12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6516">
            <text:p>6516.00</text:p>
          </table:table-cell>
          <table:table-cell table:formula="of:=RANDBETWEEN(DATE(2015;1;1);DATE(2015;6;30))" office:value-type="date" office:date-value="2015-06-09">
            <text:p>09.06.2015</text:p>
          </table:table-cell>
          <table:table-cell table:formula="of:=RANDBETWEEN(DATE(2015;1;1);DATE(2015;6;30))" office:value-type="date" office:date-value="2015-03-20">
            <text:p>20.03.2015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table:formula="of:=RANDBETWEEN(1;50)" office:value-type="float" office:value="4">
            <text:p>4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8196">
            <text:p>8196.00</text:p>
          </table:table-cell>
          <table:table-cell table:formula="of:=RANDBETWEEN(DATE(2015;1;1);DATE(2015;6;30))" office:value-type="date" office:date-value="2015-03-25">
            <text:p>25.03.2015</text:p>
          </table:table-cell>
          <table:table-cell table:formula="of:=RANDBETWEEN(DATE(2015;1;1);DATE(2015;6;30))" office:value-type="date" office:date-value="2015-03-16">
            <text:p>16.03.2015</text:p>
          </table:table-cell>
        </table:table-row>
        <table:table-row table:style-name="ro2">
          <table:table-cell office:value-type="float" office:value="441">
            <text:p>441</text:p>
          </table:table-cell>
          <table:table-cell table:formula="of:=RANDBETWEEN(1;50)" office:value-type="float" office:value="17">
            <text:p>17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4363">
            <text:p>4363.00</text:p>
          </table:table-cell>
          <table:table-cell table:formula="of:=RANDBETWEEN(DATE(2015;1;1);DATE(2015;6;30))" office:value-type="date" office:date-value="2015-06-11">
            <text:p>11.06.2015</text:p>
          </table:table-cell>
          <table:table-cell table:formula="of:=RANDBETWEEN(DATE(2015;1;1);DATE(2015;6;30))" office:value-type="date" office:date-value="2015-03-15">
            <text:p>15.03.2015</text:p>
          </table:table-cell>
        </table:table-row>
        <table:table-row table:style-name="ro2">
          <table:table-cell office:value-type="float" office:value="442">
            <text:p>442</text:p>
          </table:table-cell>
          <table:table-cell table:formula="of:=RANDBETWEEN(1;50)" office:value-type="float" office:value="31">
            <text:p>31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9445">
            <text:p>9445.00</text:p>
          </table:table-cell>
          <table:table-cell table:formula="of:=RANDBETWEEN(DATE(2015;1;1);DATE(2015;6;30))" office:value-type="date" office:date-value="2015-05-24">
            <text:p>24.05.2015</text:p>
          </table:table-cell>
          <table:table-cell table:formula="of:=RANDBETWEEN(DATE(2015;1;1);DATE(2015;6;30))" office:value-type="date" office:date-value="2015-04-11">
            <text:p>11.04.2015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table:formula="of:=RANDBETWEEN(1;50)" office:value-type="float" office:value="2">
            <text:p>2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8535">
            <text:p>8535.00</text:p>
          </table:table-cell>
          <table:table-cell table:formula="of:=RANDBETWEEN(DATE(2015;1;1);DATE(2015;6;30))" office:value-type="date" office:date-value="2015-02-19">
            <text:p>19.02.2015</text:p>
          </table:table-cell>
          <table:table-cell table:formula="of:=RANDBETWEEN(DATE(2015;1;1);DATE(2015;6;30))" office:value-type="date" office:date-value="2015-04-14">
            <text:p>14.04.2015</text:p>
          </table:table-cell>
        </table:table-row>
        <table:table-row table:style-name="ro2">
          <table:table-cell office:value-type="float" office:value="444">
            <text:p>444</text:p>
          </table:table-cell>
          <table:table-cell table:formula="of:=RANDBETWEEN(1;50)" office:value-type="float" office:value="4">
            <text:p>4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5887">
            <text:p>5887.00</text:p>
          </table:table-cell>
          <table:table-cell table:formula="of:=RANDBETWEEN(DATE(2015;1;1);DATE(2015;6;30))" office:value-type="date" office:date-value="2015-01-06">
            <text:p>06.01.2015</text:p>
          </table:table-cell>
          <table:table-cell table:formula="of:=RANDBETWEEN(DATE(2015;1;1);DATE(2015;6;30))" office:value-type="date" office:date-value="2015-06-27">
            <text:p>27.06.2015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8465">
            <text:p>8465.00</text:p>
          </table:table-cell>
          <table:table-cell table:formula="of:=RANDBETWEEN(DATE(2015;1;1);DATE(2015;6;30))" office:value-type="date" office:date-value="2015-02-09">
            <text:p>09.02.2015</text:p>
          </table:table-cell>
          <table:table-cell table:formula="of:=RANDBETWEEN(DATE(2015;1;1);DATE(2015;6;30))" office:value-type="date" office:date-value="2015-04-13">
            <text:p>13.04.2015</text:p>
          </table:table-cell>
        </table:table-row>
        <table:table-row table:style-name="ro2">
          <table:table-cell office:value-type="float" office:value="446">
            <text:p>446</text:p>
          </table:table-cell>
          <table:table-cell table:formula="of:=RANDBETWEEN(1;50)" office:value-type="float" office:value="45">
            <text:p>45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7376">
            <text:p>7376.00</text:p>
          </table:table-cell>
          <table:table-cell table:formula="of:=RANDBETWEEN(DATE(2015;1;1);DATE(2015;6;30))" office:value-type="date" office:date-value="2015-04-07">
            <text:p>07.04.2015</text:p>
          </table:table-cell>
          <table:table-cell table:formula="of:=RANDBETWEEN(DATE(2015;1;1);DATE(2015;6;30))" office:value-type="date" office:date-value="2015-04-11">
            <text:p>11.04.2015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table:formula="of:=RANDBETWEEN(1;50)" office:value-type="float" office:value="35">
            <text:p>35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2736">
            <text:p>2736.00</text:p>
          </table:table-cell>
          <table:table-cell table:formula="of:=RANDBETWEEN(DATE(2015;1;1);DATE(2015;6;30))" office:value-type="date" office:date-value="2015-06-03">
            <text:p>03.06.2015</text:p>
          </table:table-cell>
          <table:table-cell table:formula="of:=RANDBETWEEN(DATE(2015;1;1);DATE(2015;6;30))" office:value-type="date" office:date-value="2015-06-18">
            <text:p>18.06.2015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table:formula="of:=RANDBETWEEN(1;50)" office:value-type="float" office:value="50">
            <text:p>50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8196">
            <text:p>8196.00</text:p>
          </table:table-cell>
          <table:table-cell table:formula="of:=RANDBETWEEN(DATE(2015;1;1);DATE(2015;6;30))" office:value-type="date" office:date-value="2015-01-21">
            <text:p>21.01.2015</text:p>
          </table:table-cell>
          <table:table-cell table:formula="of:=RANDBETWEEN(DATE(2015;1;1);DATE(2015;6;30))" office:value-type="date" office:date-value="2015-03-26">
            <text:p>26.03.2015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table:formula="of:=RANDBETWEEN(1;50)" office:value-type="float" office:value="9">
            <text:p>9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2254">
            <text:p>2254.00</text:p>
          </table:table-cell>
          <table:table-cell table:formula="of:=RANDBETWEEN(DATE(2015;1;1);DATE(2015;6;30))" office:value-type="date" office:date-value="2015-05-19">
            <text:p>19.05.2015</text:p>
          </table:table-cell>
          <table:table-cell table:formula="of:=RANDBETWEEN(DATE(2015;1;1);DATE(2015;6;30))" office:value-type="date" office:date-value="2015-03-20">
            <text:p>20.03.2015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table:formula="of:=RANDBETWEEN(1;50)" office:value-type="float" office:value="3">
            <text:p>3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2971">
            <text:p>2971.00</text:p>
          </table:table-cell>
          <table:table-cell table:formula="of:=RANDBETWEEN(DATE(2015;1;1);DATE(2015;6;30))" office:value-type="date" office:date-value="2015-05-31">
            <text:p>31.05.2015</text:p>
          </table:table-cell>
          <table:table-cell table:formula="of:=RANDBETWEEN(DATE(2015;1;1);DATE(2015;6;30))" office:value-type="date" office:date-value="2015-04-09">
            <text:p>09.04.2015</text:p>
          </table:table-cell>
        </table:table-row>
        <table:table-row table:style-name="ro2">
          <table:table-cell office:value-type="float" office:value="451">
            <text:p>451</text:p>
          </table:table-cell>
          <table:table-cell table:formula="of:=RANDBETWEEN(1;50)" office:value-type="float" office:value="8">
            <text:p>8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3954">
            <text:p>3954.00</text:p>
          </table:table-cell>
          <table:table-cell table:formula="of:=RANDBETWEEN(DATE(2015;1;1);DATE(2015;6;30))" office:value-type="date" office:date-value="2015-03-26">
            <text:p>26.03.2015</text:p>
          </table:table-cell>
          <table:table-cell table:formula="of:=RANDBETWEEN(DATE(2015;1;1);DATE(2015;6;30))" office:value-type="date" office:date-value="2015-05-09">
            <text:p>09.05.2015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table:formula="of:=RANDBETWEEN(1;50)" office:value-type="float" office:value="7">
            <text:p>7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5284">
            <text:p>5284.00</text:p>
          </table:table-cell>
          <table:table-cell table:formula="of:=RANDBETWEEN(DATE(2015;1;1);DATE(2015;6;30))" office:value-type="date" office:date-value="2015-02-27">
            <text:p>27.02.2015</text:p>
          </table:table-cell>
          <table:table-cell table:formula="of:=RANDBETWEEN(DATE(2015;1;1);DATE(2015;6;30))" office:value-type="date" office:date-value="2015-01-13">
            <text:p>13.01.2015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table:formula="of:=RANDBETWEEN(1;50)" office:value-type="float" office:value="28">
            <text:p>28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8050">
            <text:p>8050.00</text:p>
          </table:table-cell>
          <table:table-cell table:formula="of:=RANDBETWEEN(DATE(2015;1;1);DATE(2015;6;30))" office:value-type="date" office:date-value="2015-04-18">
            <text:p>18.04.2015</text:p>
          </table:table-cell>
          <table:table-cell table:formula="of:=RANDBETWEEN(DATE(2015;1;1);DATE(2015;6;30))" office:value-type="date" office:date-value="2015-05-26">
            <text:p>26.05.2015</text:p>
          </table:table-cell>
        </table:table-row>
        <table:table-row table:style-name="ro2">
          <table:table-cell office:value-type="float" office:value="454">
            <text:p>454</text:p>
          </table:table-cell>
          <table:table-cell table:formula="of:=RANDBETWEEN(1;50)" office:value-type="float" office:value="5">
            <text:p>5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7842">
            <text:p>7842.00</text:p>
          </table:table-cell>
          <table:table-cell table:formula="of:=RANDBETWEEN(DATE(2015;1;1);DATE(2015;6;30))" office:value-type="date" office:date-value="2015-06-08">
            <text:p>08.06.2015</text:p>
          </table:table-cell>
          <table:table-cell table:formula="of:=RANDBETWEEN(DATE(2015;1;1);DATE(2015;6;30))" office:value-type="date" office:date-value="2015-06-28">
            <text:p>28.06.2015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table:formula="of:=RANDBETWEEN(1;50)" office:value-type="float" office:value="35">
            <text:p>35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8523">
            <text:p>8523.00</text:p>
          </table:table-cell>
          <table:table-cell table:formula="of:=RANDBETWEEN(DATE(2015;1;1);DATE(2015;6;30))" office:value-type="date" office:date-value="2015-03-01">
            <text:p>01.03.2015</text:p>
          </table:table-cell>
          <table:table-cell table:formula="of:=RANDBETWEEN(DATE(2015;1;1);DATE(2015;6;30))" office:value-type="date" office:date-value="2015-05-01">
            <text:p>01.05.2015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table:formula="of:=RANDBETWEEN(1;50)" office:value-type="float" office:value="38">
            <text:p>38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7340">
            <text:p>7340.00</text:p>
          </table:table-cell>
          <table:table-cell table:formula="of:=RANDBETWEEN(DATE(2015;1;1);DATE(2015;6;30))" office:value-type="date" office:date-value="2015-05-24">
            <text:p>24.05.2015</text:p>
          </table:table-cell>
          <table:table-cell table:formula="of:=RANDBETWEEN(DATE(2015;1;1);DATE(2015;6;30))" office:value-type="date" office:date-value="2015-03-06">
            <text:p>06.03.2015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table:formula="of:=RANDBETWEEN(1;50)" office:value-type="float" office:value="10">
            <text:p>10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9056">
            <text:p>9056.00</text:p>
          </table:table-cell>
          <table:table-cell table:formula="of:=RANDBETWEEN(DATE(2015;1;1);DATE(2015;6;30))" office:value-type="date" office:date-value="2015-06-05">
            <text:p>05.06.2015</text:p>
          </table:table-cell>
          <table:table-cell table:formula="of:=RANDBETWEEN(DATE(2015;1;1);DATE(2015;6;30))" office:value-type="date" office:date-value="2015-01-27">
            <text:p>27.01.2015</text:p>
          </table:table-cell>
        </table:table-row>
        <table:table-row table:style-name="ro2">
          <table:table-cell office:value-type="float" office:value="458">
            <text:p>458</text:p>
          </table:table-cell>
          <table:table-cell table:formula="of:=RANDBETWEEN(1;50)" office:value-type="float" office:value="5">
            <text:p>5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5471">
            <text:p>5471.00</text:p>
          </table:table-cell>
          <table:table-cell table:formula="of:=RANDBETWEEN(DATE(2015;1;1);DATE(2015;6;30))" office:value-type="date" office:date-value="2015-05-14">
            <text:p>14.05.2015</text:p>
          </table:table-cell>
          <table:table-cell table:formula="of:=RANDBETWEEN(DATE(2015;1;1);DATE(2015;6;30))" office:value-type="date" office:date-value="2015-03-03">
            <text:p>03.03.2015</text:p>
          </table:table-cell>
        </table:table-row>
        <table:table-row table:style-name="ro2">
          <table:table-cell office:value-type="float" office:value="459">
            <text:p>459</text:p>
          </table:table-cell>
          <table:table-cell table:formula="of:=RANDBETWEEN(1;50)" office:value-type="float" office:value="48">
            <text:p>48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4447">
            <text:p>4447.00</text:p>
          </table:table-cell>
          <table:table-cell table:formula="of:=RANDBETWEEN(DATE(2015;1;1);DATE(2015;6;30))" office:value-type="date" office:date-value="2015-04-21">
            <text:p>21.04.2015</text:p>
          </table:table-cell>
          <table:table-cell table:formula="of:=RANDBETWEEN(DATE(2015;1;1);DATE(2015;6;30))" office:value-type="date" office:date-value="2015-06-01">
            <text:p>01.06.2015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table:formula="of:=RANDBETWEEN(1;50)" office:value-type="float" office:value="48">
            <text:p>48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7387">
            <text:p>7387.00</text:p>
          </table:table-cell>
          <table:table-cell table:formula="of:=RANDBETWEEN(DATE(2015;1;1);DATE(2015;6;30))" office:value-type="date" office:date-value="2015-04-23">
            <text:p>23.04.2015</text:p>
          </table:table-cell>
          <table:table-cell table:formula="of:=RANDBETWEEN(DATE(2015;1;1);DATE(2015;6;30))" office:value-type="date" office:date-value="2015-03-16">
            <text:p>16.03.2015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table:formula="of:=RANDBETWEEN(1;50)" office:value-type="float" office:value="28">
            <text:p>28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3912">
            <text:p>3912.00</text:p>
          </table:table-cell>
          <table:table-cell table:formula="of:=RANDBETWEEN(DATE(2015;1;1);DATE(2015;6;30))" office:value-type="date" office:date-value="2015-03-30">
            <text:p>30.03.2015</text:p>
          </table:table-cell>
          <table:table-cell table:formula="of:=RANDBETWEEN(DATE(2015;1;1);DATE(2015;6;30))" office:value-type="date" office:date-value="2015-03-14">
            <text:p>14.03.2015</text:p>
          </table:table-cell>
        </table:table-row>
        <table:table-row table:style-name="ro2">
          <table:table-cell office:value-type="float" office:value="462">
            <text:p>462</text:p>
          </table:table-cell>
          <table:table-cell table:formula="of:=RANDBETWEEN(1;50)" office:value-type="float" office:value="27">
            <text:p>27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2905">
            <text:p>2905.00</text:p>
          </table:table-cell>
          <table:table-cell table:formula="of:=RANDBETWEEN(DATE(2015;1;1);DATE(2015;6;30))" office:value-type="date" office:date-value="2015-02-05">
            <text:p>05.02.2015</text:p>
          </table:table-cell>
          <table:table-cell table:formula="of:=RANDBETWEEN(DATE(2015;1;1);DATE(2015;6;30))" office:value-type="date" office:date-value="2015-03-04">
            <text:p>04.03.2015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table:formula="of:=RANDBETWEEN(1;50)" office:value-type="float" office:value="11">
            <text:p>11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9232">
            <text:p>9232.00</text:p>
          </table:table-cell>
          <table:table-cell table:formula="of:=RANDBETWEEN(DATE(2015;1;1);DATE(2015;6;30))" office:value-type="date" office:date-value="2015-03-21">
            <text:p>21.03.2015</text:p>
          </table:table-cell>
          <table:table-cell table:formula="of:=RANDBETWEEN(DATE(2015;1;1);DATE(2015;6;30))" office:value-type="date" office:date-value="2015-02-12">
            <text:p>12.02.2015</text:p>
          </table:table-cell>
        </table:table-row>
        <table:table-row table:style-name="ro2">
          <table:table-cell office:value-type="float" office:value="464">
            <text:p>464</text:p>
          </table:table-cell>
          <table:table-cell table:formula="of:=RANDBETWEEN(1;50)" office:value-type="float" office:value="30">
            <text:p>30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4411">
            <text:p>4411.00</text:p>
          </table:table-cell>
          <table:table-cell table:formula="of:=RANDBETWEEN(DATE(2015;1;1);DATE(2015;6;30))" office:value-type="date" office:date-value="2015-06-23">
            <text:p>23.06.2015</text:p>
          </table:table-cell>
          <table:table-cell table:formula="of:=RANDBETWEEN(DATE(2015;1;1);DATE(2015;6;30))" office:value-type="date" office:date-value="2015-06-27">
            <text:p>27.06.2015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table:formula="of:=RANDBETWEEN(1;50)" office:value-type="float" office:value="10">
            <text:p>10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5298">
            <text:p>5298.00</text:p>
          </table:table-cell>
          <table:table-cell table:formula="of:=RANDBETWEEN(DATE(2015;1;1);DATE(2015;6;30))" office:value-type="date" office:date-value="2015-02-20">
            <text:p>20.02.2015</text:p>
          </table:table-cell>
          <table:table-cell table:formula="of:=RANDBETWEEN(DATE(2015;1;1);DATE(2015;6;30))" office:value-type="date" office:date-value="2015-03-13">
            <text:p>13.03.2015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table:formula="of:=RANDBETWEEN(1;50)" office:value-type="float" office:value="42">
            <text:p>42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4177">
            <text:p>4177.00</text:p>
          </table:table-cell>
          <table:table-cell table:formula="of:=RANDBETWEEN(DATE(2015;1;1);DATE(2015;6;30))" office:value-type="date" office:date-value="2015-05-14">
            <text:p>14.05.2015</text:p>
          </table:table-cell>
          <table:table-cell table:formula="of:=RANDBETWEEN(DATE(2015;1;1);DATE(2015;6;30))" office:value-type="date" office:date-value="2015-05-02">
            <text:p>02.05.2015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table:formula="of:=RANDBETWEEN(1;50)" office:value-type="float" office:value="33">
            <text:p>33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7891">
            <text:p>7891.00</text:p>
          </table:table-cell>
          <table:table-cell table:formula="of:=RANDBETWEEN(DATE(2015;1;1);DATE(2015;6;30))" office:value-type="date" office:date-value="2015-06-07">
            <text:p>07.06.2015</text:p>
          </table:table-cell>
          <table:table-cell table:formula="of:=RANDBETWEEN(DATE(2015;1;1);DATE(2015;6;30))" office:value-type="date" office:date-value="2015-02-28">
            <text:p>28.02.2015</text:p>
          </table:table-cell>
        </table:table-row>
        <table:table-row table:style-name="ro2">
          <table:table-cell office:value-type="float" office:value="468">
            <text:p>468</text:p>
          </table:table-cell>
          <table:table-cell table:formula="of:=RANDBETWEEN(1;50)" office:value-type="float" office:value="28">
            <text:p>28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7369">
            <text:p>7369.00</text:p>
          </table:table-cell>
          <table:table-cell table:formula="of:=RANDBETWEEN(DATE(2015;1;1);DATE(2015;6;30))" office:value-type="date" office:date-value="2015-01-20">
            <text:p>20.01.2015</text:p>
          </table:table-cell>
          <table:table-cell table:formula="of:=RANDBETWEEN(DATE(2015;1;1);DATE(2015;6;30))" office:value-type="date" office:date-value="2015-06-25">
            <text:p>25.06.2015</text:p>
          </table:table-cell>
        </table:table-row>
        <table:table-row table:style-name="ro2">
          <table:table-cell office:value-type="float" office:value="469">
            <text:p>469</text:p>
          </table:table-cell>
          <table:table-cell table:formula="of:=RANDBETWEEN(1;50)" office:value-type="float" office:value="7">
            <text:p>7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4950">
            <text:p>4950.00</text:p>
          </table:table-cell>
          <table:table-cell table:formula="of:=RANDBETWEEN(DATE(2015;1;1);DATE(2015;6;30))" office:value-type="date" office:date-value="2015-05-22">
            <text:p>22.05.2015</text:p>
          </table:table-cell>
          <table:table-cell table:formula="of:=RANDBETWEEN(DATE(2015;1;1);DATE(2015;6;30))" office:value-type="date" office:date-value="2015-02-07">
            <text:p>07.02.2015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table:formula="of:=RANDBETWEEN(1;50)" office:value-type="float" office:value="23">
            <text:p>23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3830">
            <text:p>3830.00</text:p>
          </table:table-cell>
          <table:table-cell table:formula="of:=RANDBETWEEN(DATE(2015;1;1);DATE(2015;6;30))" office:value-type="date" office:date-value="2015-03-12">
            <text:p>12.03.2015</text:p>
          </table:table-cell>
          <table:table-cell table:formula="of:=RANDBETWEEN(DATE(2015;1;1);DATE(2015;6;30))" office:value-type="date" office:date-value="2015-06-03">
            <text:p>03.06.2015</text:p>
          </table:table-cell>
        </table:table-row>
        <table:table-row table:style-name="ro2">
          <table:table-cell office:value-type="float" office:value="471">
            <text:p>471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7008">
            <text:p>7008.00</text:p>
          </table:table-cell>
          <table:table-cell table:formula="of:=RANDBETWEEN(DATE(2015;1;1);DATE(2015;6;30))" office:value-type="date" office:date-value="2015-03-01">
            <text:p>01.03.2015</text:p>
          </table:table-cell>
          <table:table-cell table:formula="of:=RANDBETWEEN(DATE(2015;1;1);DATE(2015;6;30))" office:value-type="date" office:date-value="2015-03-09">
            <text:p>09.03.2015</text:p>
          </table:table-cell>
        </table:table-row>
        <table:table-row table:style-name="ro2">
          <table:table-cell office:value-type="float" office:value="472">
            <text:p>472</text:p>
          </table:table-cell>
          <table:table-cell table:formula="of:=RANDBETWEEN(1;50)" office:value-type="float" office:value="31">
            <text:p>31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2749">
            <text:p>2749.00</text:p>
          </table:table-cell>
          <table:table-cell table:formula="of:=RANDBETWEEN(DATE(2015;1;1);DATE(2015;6;30))" office:value-type="date" office:date-value="2015-06-06">
            <text:p>06.06.2015</text:p>
          </table:table-cell>
          <table:table-cell table:formula="of:=RANDBETWEEN(DATE(2015;1;1);DATE(2015;6;30))" office:value-type="date" office:date-value="2015-02-12">
            <text:p>12.02.2015</text:p>
          </table:table-cell>
        </table:table-row>
        <table:table-row table:style-name="ro2">
          <table:table-cell office:value-type="float" office:value="473">
            <text:p>473</text:p>
          </table:table-cell>
          <table:table-cell table:formula="of:=RANDBETWEEN(1;50)" office:value-type="float" office:value="40">
            <text:p>40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2842">
            <text:p>2842.00</text:p>
          </table:table-cell>
          <table:table-cell table:formula="of:=RANDBETWEEN(DATE(2015;1;1);DATE(2015;6;30))" office:value-type="date" office:date-value="2015-05-04">
            <text:p>04.05.2015</text:p>
          </table:table-cell>
          <table:table-cell table:formula="of:=RANDBETWEEN(DATE(2015;1;1);DATE(2015;6;30))" office:value-type="date" office:date-value="2015-01-18">
            <text:p>18.01.2015</text:p>
          </table:table-cell>
        </table:table-row>
        <table:table-row table:style-name="ro2">
          <table:table-cell office:value-type="float" office:value="474">
            <text:p>474</text:p>
          </table:table-cell>
          <table:table-cell table:formula="of:=RANDBETWEEN(1;50)" office:value-type="float" office:value="45">
            <text:p>45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1372">
            <text:p>1372.00</text:p>
          </table:table-cell>
          <table:table-cell table:formula="of:=RANDBETWEEN(DATE(2015;1;1);DATE(2015;6;30))" office:value-type="date" office:date-value="2015-03-25">
            <text:p>25.03.2015</text:p>
          </table:table-cell>
          <table:table-cell table:formula="of:=RANDBETWEEN(DATE(2015;1;1);DATE(2015;6;30))" office:value-type="date" office:date-value="2015-02-10">
            <text:p>10.02.2015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table:formula="of:=RANDBETWEEN(1;50)" office:value-type="float" office:value="23">
            <text:p>23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2623">
            <text:p>2623.00</text:p>
          </table:table-cell>
          <table:table-cell table:formula="of:=RANDBETWEEN(DATE(2015;1;1);DATE(2015;6;30))" office:value-type="date" office:date-value="2015-05-02">
            <text:p>02.05.2015</text:p>
          </table:table-cell>
          <table:table-cell table:formula="of:=RANDBETWEEN(DATE(2015;1;1);DATE(2015;6;30))" office:value-type="date" office:date-value="2015-06-17">
            <text:p>17.06.2015</text:p>
          </table:table-cell>
        </table:table-row>
        <table:table-row table:style-name="ro2">
          <table:table-cell office:value-type="float" office:value="476">
            <text:p>476</text:p>
          </table:table-cell>
          <table:table-cell table:formula="of:=RANDBETWEEN(1;50)" office:value-type="float" office:value="45">
            <text:p>45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2381">
            <text:p>2381.00</text:p>
          </table:table-cell>
          <table:table-cell table:formula="of:=RANDBETWEEN(DATE(2015;1;1);DATE(2015;6;30))" office:value-type="date" office:date-value="2015-04-05">
            <text:p>05.04.2015</text:p>
          </table:table-cell>
          <table:table-cell table:formula="of:=RANDBETWEEN(DATE(2015;1;1);DATE(2015;6;30))" office:value-type="date" office:date-value="2015-01-02">
            <text:p>02.01.2015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table:formula="of:=RANDBETWEEN(1;50)" office:value-type="float" office:value="17">
            <text:p>17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5537">
            <text:p>5537.00</text:p>
          </table:table-cell>
          <table:table-cell table:formula="of:=RANDBETWEEN(DATE(2015;1;1);DATE(2015;6;30))" office:value-type="date" office:date-value="2015-05-18">
            <text:p>18.05.2015</text:p>
          </table:table-cell>
          <table:table-cell table:formula="of:=RANDBETWEEN(DATE(2015;1;1);DATE(2015;6;30))" office:value-type="date" office:date-value="2015-04-10">
            <text:p>10.04.2015</text:p>
          </table:table-cell>
        </table:table-row>
        <table:table-row table:style-name="ro2">
          <table:table-cell office:value-type="float" office:value="478">
            <text:p>478</text:p>
          </table:table-cell>
          <table:table-cell table:formula="of:=RANDBETWEEN(1;50)" office:value-type="float" office:value="24">
            <text:p>24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9591">
            <text:p>9591.00</text:p>
          </table:table-cell>
          <table:table-cell table:formula="of:=RANDBETWEEN(DATE(2015;1;1);DATE(2015;6;30))" office:value-type="date" office:date-value="2015-01-20">
            <text:p>20.01.2015</text:p>
          </table:table-cell>
          <table:table-cell table:formula="of:=RANDBETWEEN(DATE(2015;1;1);DATE(2015;6;30))" office:value-type="date" office:date-value="2015-01-18">
            <text:p>18.01.2015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table:formula="of:=RANDBETWEEN(1;50)" office:value-type="float" office:value="12">
            <text:p>12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7554">
            <text:p>7554.00</text:p>
          </table:table-cell>
          <table:table-cell table:formula="of:=RANDBETWEEN(DATE(2015;1;1);DATE(2015;6;30))" office:value-type="date" office:date-value="2015-01-07">
            <text:p>07.01.2015</text:p>
          </table:table-cell>
          <table:table-cell table:formula="of:=RANDBETWEEN(DATE(2015;1;1);DATE(2015;6;30))" office:value-type="date" office:date-value="2015-04-29">
            <text:p>29.04.2015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table:formula="of:=RANDBETWEEN(1;50)" office:value-type="float" office:value="12">
            <text:p>12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1895">
            <text:p>1895.00</text:p>
          </table:table-cell>
          <table:table-cell table:formula="of:=RANDBETWEEN(DATE(2015;1;1);DATE(2015;6;30))" office:value-type="date" office:date-value="2015-04-13">
            <text:p>13.04.2015</text:p>
          </table:table-cell>
          <table:table-cell table:formula="of:=RANDBETWEEN(DATE(2015;1;1);DATE(2015;6;30))" office:value-type="date" office:date-value="2015-02-20">
            <text:p>20.02.2015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table:formula="of:=RANDBETWEEN(1;50)" office:value-type="float" office:value="20">
            <text:p>20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7927">
            <text:p>7927.00</text:p>
          </table:table-cell>
          <table:table-cell table:formula="of:=RANDBETWEEN(DATE(2015;1;1);DATE(2015;6;30))" office:value-type="date" office:date-value="2015-03-31">
            <text:p>31.03.2015</text:p>
          </table:table-cell>
          <table:table-cell table:formula="of:=RANDBETWEEN(DATE(2015;1;1);DATE(2015;6;30))" office:value-type="date" office:date-value="2015-04-19">
            <text:p>19.04.2015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table:formula="of:=RANDBETWEEN(1;50)" office:value-type="float" office:value="12">
            <text:p>12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7615">
            <text:p>7615.00</text:p>
          </table:table-cell>
          <table:table-cell table:formula="of:=RANDBETWEEN(DATE(2015;1;1);DATE(2015;6;30))" office:value-type="date" office:date-value="2015-01-30">
            <text:p>30.01.2015</text:p>
          </table:table-cell>
          <table:table-cell table:formula="of:=RANDBETWEEN(DATE(2015;1;1);DATE(2015;6;30))" office:value-type="date" office:date-value="2015-01-17">
            <text:p>17.01.2015</text:p>
          </table:table-cell>
        </table:table-row>
        <table:table-row table:style-name="ro2">
          <table:table-cell office:value-type="float" office:value="483">
            <text:p>483</text:p>
          </table:table-cell>
          <table:table-cell table:formula="of:=RANDBETWEEN(1;50)" office:value-type="float" office:value="17">
            <text:p>17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9678">
            <text:p>9678.00</text:p>
          </table:table-cell>
          <table:table-cell table:formula="of:=RANDBETWEEN(DATE(2015;1;1);DATE(2015;6;30))" office:value-type="date" office:date-value="2015-04-12">
            <text:p>12.04.2015</text:p>
          </table:table-cell>
          <table:table-cell table:formula="of:=RANDBETWEEN(DATE(2015;1;1);DATE(2015;6;30))" office:value-type="date" office:date-value="2015-06-18">
            <text:p>18.06.2015</text:p>
          </table:table-cell>
        </table:table-row>
        <table:table-row table:style-name="ro2">
          <table:table-cell office:value-type="float" office:value="484">
            <text:p>484</text:p>
          </table:table-cell>
          <table:table-cell table:formula="of:=RANDBETWEEN(1;50)" office:value-type="float" office:value="46">
            <text:p>46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7703">
            <text:p>7703.00</text:p>
          </table:table-cell>
          <table:table-cell table:formula="of:=RANDBETWEEN(DATE(2015;1;1);DATE(2015;6;30))" office:value-type="date" office:date-value="2015-01-08">
            <text:p>08.01.2015</text:p>
          </table:table-cell>
          <table:table-cell table:formula="of:=RANDBETWEEN(DATE(2015;1;1);DATE(2015;6;30))" office:value-type="date" office:date-value="2015-03-04">
            <text:p>04.03.2015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table:formula="of:=RANDBETWEEN(1;50)" office:value-type="float" office:value="8">
            <text:p>8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5929">
            <text:p>5929.00</text:p>
          </table:table-cell>
          <table:table-cell table:formula="of:=RANDBETWEEN(DATE(2015;1;1);DATE(2015;6;30))" office:value-type="date" office:date-value="2015-06-15">
            <text:p>15.06.2015</text:p>
          </table:table-cell>
          <table:table-cell table:formula="of:=RANDBETWEEN(DATE(2015;1;1);DATE(2015;6;30))" office:value-type="date" office:date-value="2015-03-09">
            <text:p>09.03.2015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table:formula="of:=RANDBETWEEN(1;50)" office:value-type="float" office:value="26">
            <text:p>26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5923">
            <text:p>5923.00</text:p>
          </table:table-cell>
          <table:table-cell table:formula="of:=RANDBETWEEN(DATE(2015;1;1);DATE(2015;6;30))" office:value-type="date" office:date-value="2015-05-23">
            <text:p>23.05.2015</text:p>
          </table:table-cell>
          <table:table-cell table:formula="of:=RANDBETWEEN(DATE(2015;1;1);DATE(2015;6;30))" office:value-type="date" office:date-value="2015-02-10">
            <text:p>10.02.2015</text:p>
          </table:table-cell>
        </table:table-row>
        <table:table-row table:style-name="ro2">
          <table:table-cell office:value-type="float" office:value="487">
            <text:p>487</text:p>
          </table:table-cell>
          <table:table-cell table:formula="of:=RANDBETWEEN(1;50)" office:value-type="float" office:value="40">
            <text:p>40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9021">
            <text:p>9021.00</text:p>
          </table:table-cell>
          <table:table-cell table:formula="of:=RANDBETWEEN(DATE(2015;1;1);DATE(2015;6;30))" office:value-type="date" office:date-value="2015-05-18">
            <text:p>18.05.2015</text:p>
          </table:table-cell>
          <table:table-cell table:formula="of:=RANDBETWEEN(DATE(2015;1;1);DATE(2015;6;30))" office:value-type="date" office:date-value="2015-05-22">
            <text:p>22.05.2015</text:p>
          </table:table-cell>
        </table:table-row>
        <table:table-row table:style-name="ro2">
          <table:table-cell office:value-type="float" office:value="488">
            <text:p>488</text:p>
          </table:table-cell>
          <table:table-cell table:formula="of:=RANDBETWEEN(1;50)" office:value-type="float" office:value="24">
            <text:p>24</text:p>
          </table:table-cell>
          <table:table-cell table:formula="of:=RANDBETWEEN(1;7)" office:value-type="float" office:value="7">
            <text:p>7</text:p>
          </table:table-cell>
          <table:table-cell table:formula="of:=RANDBETWEEN(1000; 10000)" office:value-type="float" office:value="1531">
            <text:p>1531.00</text:p>
          </table:table-cell>
          <table:table-cell table:formula="of:=RANDBETWEEN(DATE(2015;1;1);DATE(2015;6;30))" office:value-type="date" office:date-value="2015-05-09">
            <text:p>09.05.2015</text:p>
          </table:table-cell>
          <table:table-cell table:formula="of:=RANDBETWEEN(DATE(2015;1;1);DATE(2015;6;30))" office:value-type="date" office:date-value="2015-05-26">
            <text:p>26.05.2015</text:p>
          </table:table-cell>
        </table:table-row>
        <table:table-row table:style-name="ro2">
          <table:table-cell office:value-type="float" office:value="489">
            <text:p>489</text:p>
          </table:table-cell>
          <table:table-cell table:formula="of:=RANDBETWEEN(1;50)" office:value-type="float" office:value="20">
            <text:p>20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1704">
            <text:p>1704.00</text:p>
          </table:table-cell>
          <table:table-cell table:formula="of:=RANDBETWEEN(DATE(2015;1;1);DATE(2015;6;30))" office:value-type="date" office:date-value="2015-05-28">
            <text:p>28.05.2015</text:p>
          </table:table-cell>
          <table:table-cell table:formula="of:=RANDBETWEEN(DATE(2015;1;1);DATE(2015;6;30))" office:value-type="date" office:date-value="2015-04-24">
            <text:p>24.04.2015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table:formula="of:=RANDBETWEEN(1;50)" office:value-type="float" office:value="22">
            <text:p>22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9520">
            <text:p>9520.00</text:p>
          </table:table-cell>
          <table:table-cell table:formula="of:=RANDBETWEEN(DATE(2015;1;1);DATE(2015;6;30))" office:value-type="date" office:date-value="2015-04-28">
            <text:p>28.04.2015</text:p>
          </table:table-cell>
          <table:table-cell table:formula="of:=RANDBETWEEN(DATE(2015;1;1);DATE(2015;6;30))" office:value-type="date" office:date-value="2015-06-19">
            <text:p>19.06.2015</text:p>
          </table:table-cell>
        </table:table-row>
        <table:table-row table:style-name="ro2">
          <table:table-cell office:value-type="float" office:value="491">
            <text:p>491</text:p>
          </table:table-cell>
          <table:table-cell table:formula="of:=RANDBETWEEN(1;50)" office:value-type="float" office:value="4">
            <text:p>4</text:p>
          </table:table-cell>
          <table:table-cell table:formula="of:=RANDBETWEEN(1;7)" office:value-type="float" office:value="1">
            <text:p>1</text:p>
          </table:table-cell>
          <table:table-cell table:formula="of:=RANDBETWEEN(1000; 10000)" office:value-type="float" office:value="9952">
            <text:p>9952.00</text:p>
          </table:table-cell>
          <table:table-cell table:formula="of:=RANDBETWEEN(DATE(2015;1;1);DATE(2015;6;30))" office:value-type="date" office:date-value="2015-01-11">
            <text:p>11.01.2015</text:p>
          </table:table-cell>
          <table:table-cell table:formula="of:=RANDBETWEEN(DATE(2015;1;1);DATE(2015;6;30))" office:value-type="date" office:date-value="2015-02-16">
            <text:p>16.02.2015</text:p>
          </table:table-cell>
        </table:table-row>
        <table:table-row table:style-name="ro2">
          <table:table-cell office:value-type="float" office:value="492">
            <text:p>492</text:p>
          </table:table-cell>
          <table:table-cell table:formula="of:=RANDBETWEEN(1;50)" office:value-type="float" office:value="24">
            <text:p>24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3271">
            <text:p>3271.00</text:p>
          </table:table-cell>
          <table:table-cell table:formula="of:=RANDBETWEEN(DATE(2015;1;1);DATE(2015;6;30))" office:value-type="date" office:date-value="2015-05-18">
            <text:p>18.05.2015</text:p>
          </table:table-cell>
          <table:table-cell table:formula="of:=RANDBETWEEN(DATE(2015;1;1);DATE(2015;6;30))" office:value-type="date" office:date-value="2015-05-09">
            <text:p>09.05.2015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table:formula="of:=RANDBETWEEN(1;50)" office:value-type="float" office:value="30">
            <text:p>30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5683">
            <text:p>5683.00</text:p>
          </table:table-cell>
          <table:table-cell table:formula="of:=RANDBETWEEN(DATE(2015;1;1);DATE(2015;6;30))" office:value-type="date" office:date-value="2015-03-04">
            <text:p>04.03.2015</text:p>
          </table:table-cell>
          <table:table-cell table:formula="of:=RANDBETWEEN(DATE(2015;1;1);DATE(2015;6;30))" office:value-type="date" office:date-value="2015-01-02">
            <text:p>02.01.2015</text:p>
          </table:table-cell>
        </table:table-row>
        <table:table-row table:style-name="ro2">
          <table:table-cell office:value-type="float" office:value="494">
            <text:p>494</text:p>
          </table:table-cell>
          <table:table-cell table:formula="of:=RANDBETWEEN(1;50)" office:value-type="float" office:value="13">
            <text:p>13</text:p>
          </table:table-cell>
          <table:table-cell table:formula="of:=RANDBETWEEN(1;7)" office:value-type="float" office:value="2">
            <text:p>2</text:p>
          </table:table-cell>
          <table:table-cell table:formula="of:=RANDBETWEEN(1000; 10000)" office:value-type="float" office:value="1138">
            <text:p>1138.00</text:p>
          </table:table-cell>
          <table:table-cell table:formula="of:=RANDBETWEEN(DATE(2015;1;1);DATE(2015;6;30))" office:value-type="date" office:date-value="2015-02-27">
            <text:p>27.02.2015</text:p>
          </table:table-cell>
          <table:table-cell table:formula="of:=RANDBETWEEN(DATE(2015;1;1);DATE(2015;6;30))" office:value-type="date" office:date-value="2015-02-18">
            <text:p>18.02.2015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table:formula="of:=RANDBETWEEN(1;50)" office:value-type="float" office:value="28">
            <text:p>28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7509">
            <text:p>7509.00</text:p>
          </table:table-cell>
          <table:table-cell table:formula="of:=RANDBETWEEN(DATE(2015;1;1);DATE(2015;6;30))" office:value-type="date" office:date-value="2015-03-15">
            <text:p>15.03.2015</text:p>
          </table:table-cell>
          <table:table-cell table:formula="of:=RANDBETWEEN(DATE(2015;1;1);DATE(2015;6;30))" office:value-type="date" office:date-value="2015-02-10">
            <text:p>10.02.2015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table:formula="of:=RANDBETWEEN(1;50)" office:value-type="float" office:value="4">
            <text:p>4</text:p>
          </table:table-cell>
          <table:table-cell table:formula="of:=RANDBETWEEN(1;7)" office:value-type="float" office:value="4">
            <text:p>4</text:p>
          </table:table-cell>
          <table:table-cell table:formula="of:=RANDBETWEEN(1000; 10000)" office:value-type="float" office:value="2782">
            <text:p>2782.00</text:p>
          </table:table-cell>
          <table:table-cell table:formula="of:=RANDBETWEEN(DATE(2015;1;1);DATE(2015;6;30))" office:value-type="date" office:date-value="2015-02-19">
            <text:p>19.02.2015</text:p>
          </table:table-cell>
          <table:table-cell table:formula="of:=RANDBETWEEN(DATE(2015;1;1);DATE(2015;6;30))" office:value-type="date" office:date-value="2015-04-16">
            <text:p>16.04.2015</text:p>
          </table:table-cell>
        </table:table-row>
        <table:table-row table:style-name="ro2">
          <table:table-cell office:value-type="float" office:value="497">
            <text:p>497</text:p>
          </table:table-cell>
          <table:table-cell table:formula="of:=RANDBETWEEN(1;50)" office:value-type="float" office:value="11">
            <text:p>11</text:p>
          </table:table-cell>
          <table:table-cell table:formula="of:=RANDBETWEEN(1;7)" office:value-type="float" office:value="3">
            <text:p>3</text:p>
          </table:table-cell>
          <table:table-cell table:formula="of:=RANDBETWEEN(1000; 10000)" office:value-type="float" office:value="1683">
            <text:p>1683.00</text:p>
          </table:table-cell>
          <table:table-cell table:formula="of:=RANDBETWEEN(DATE(2015;1;1);DATE(2015;6;30))" office:value-type="date" office:date-value="2015-01-14">
            <text:p>14.01.2015</text:p>
          </table:table-cell>
          <table:table-cell table:formula="of:=RANDBETWEEN(DATE(2015;1;1);DATE(2015;6;30))" office:value-type="date" office:date-value="2015-02-07">
            <text:p>07.02.2015</text:p>
          </table:table-cell>
        </table:table-row>
        <table:table-row table:style-name="ro2">
          <table:table-cell office:value-type="float" office:value="498">
            <text:p>498</text:p>
          </table:table-cell>
          <table:table-cell table:formula="of:=RANDBETWEEN(1;50)" office:value-type="float" office:value="37">
            <text:p>37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5675">
            <text:p>5675.00</text:p>
          </table:table-cell>
          <table:table-cell table:formula="of:=RANDBETWEEN(DATE(2015;1;1);DATE(2015;6;30))" office:value-type="date" office:date-value="2015-06-28">
            <text:p>28.06.2015</text:p>
          </table:table-cell>
          <table:table-cell table:formula="of:=RANDBETWEEN(DATE(2015;1;1);DATE(2015;6;30))" office:value-type="date" office:date-value="2015-04-10">
            <text:p>10.04.2015</text:p>
          </table:table-cell>
        </table:table-row>
        <table:table-row table:style-name="ro2">
          <table:table-cell office:value-type="float" office:value="499">
            <text:p>499</text:p>
          </table:table-cell>
          <table:table-cell table:formula="of:=RANDBETWEEN(1;50)" office:value-type="float" office:value="36">
            <text:p>36</text:p>
          </table:table-cell>
          <table:table-cell table:formula="of:=RANDBETWEEN(1;7)" office:value-type="float" office:value="5">
            <text:p>5</text:p>
          </table:table-cell>
          <table:table-cell table:formula="of:=RANDBETWEEN(1000; 10000)" office:value-type="float" office:value="3567">
            <text:p>3567.00</text:p>
          </table:table-cell>
          <table:table-cell table:formula="of:=RANDBETWEEN(DATE(2015;1;1);DATE(2015;6;30))" office:value-type="date" office:date-value="2015-05-06">
            <text:p>06.05.2015</text:p>
          </table:table-cell>
          <table:table-cell table:formula="of:=RANDBETWEEN(DATE(2015;1;1);DATE(2015;6;30))" office:value-type="date" office:date-value="2015-01-11">
            <text:p>11.01.2015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formula="of:=RANDBETWEEN(1;50)" office:value-type="float" office:value="42">
            <text:p>42</text:p>
          </table:table-cell>
          <table:table-cell table:formula="of:=RANDBETWEEN(1;7)" office:value-type="float" office:value="6">
            <text:p>6</text:p>
          </table:table-cell>
          <table:table-cell table:formula="of:=RANDBETWEEN(1000; 10000)" office:value-type="float" office:value="9554">
            <text:p>9554.00</text:p>
          </table:table-cell>
          <table:table-cell table:formula="of:=RANDBETWEEN(DATE(2015;1;1);DATE(2015;6;30))" office:value-type="date" office:date-value="2015-03-22">
            <text:p>22.03.2015</text:p>
          </table:table-cell>
          <table:table-cell table:formula="of:=RANDBETWEEN(DATE(2015;1;1);DATE(2015;6;30))" office:value-type="date" office:date-value="2015-06-24">
            <text:p>24.06.2015</text:p>
          </table:table-cell>
        </table:table-row>
        <table:table-row table:style-name="ro2" table:number-rows-repeated="49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7" table:target-range-address="sale_has_good.A1:sale_has_good.B1048576">
          <table:sort>
            <table:sort-by table:field-number="1" table:data-type="automatic"/>
          </table:sort>
        </table:database-range>
        <table:database-range table:name="__Anonymous_Sheet_DB__8" table:target-range-address="category_has_good.A1:category_has_good.B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5P0"/>
    </number:currency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0000-00-00T01:14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Myasnov</meta:initial-creator>
    <meta:creation-date>2016-03-25T16:56:15.576828615</meta:creation-date>
    <dc:date>2016-06-24T02:14:21</dc:date>
    <dc:creator>Alexander Myasnov</dc:creator>
    <meta:editing-duration>PT10H18M55S</meta:editing-duration>
    <meta:editing-cycles>46</meta:editing-cycles>
    <meta:generator>LibreOffice/4.0.4.2$MacOSX_x86 LibreOffice_project/9e9821abd0ffdbc09cd8c52eaa574fa09eb08f2</meta:generator>
    <meta:document-statistic meta:table-count="10" meta:cell-count="3927" meta:object-count="0"/>
    <meta:user-defined meta:name=""/>
  </office:meta>
</office:document-meta>
</file>